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7.94pt"/>
    </style:style>
    <style:style style:name="co3" style:family="table-column">
      <style:table-column-properties fo:break-before="auto" style:column-width="40.51pt"/>
    </style:style>
    <style:style style:name="co4" style:family="table-column">
      <style:table-column-properties fo:break-before="auto" style:column-width="47.76pt"/>
    </style:style>
    <style:style style:name="co5" style:family="table-column">
      <style:table-column-properties fo:break-before="auto" style:column-width="29.11pt"/>
    </style:style>
    <style:style style:name="co6" style:family="table-column">
      <style:table-column-properties fo:break-before="auto" style:column-width="32.71pt"/>
    </style:style>
    <style:style style:name="co7" style:family="table-column">
      <style:table-column-properties fo:break-before="auto" style:column-width="20.04pt"/>
    </style:style>
    <style:style style:name="co8" style:family="table-column">
      <style:table-column-properties fo:break-before="auto" style:column-width="33.9pt"/>
    </style:style>
    <style:style style:name="co9" style:family="table-column">
      <style:table-column-properties fo:break-before="auto" style:column-width="32.09pt"/>
    </style:style>
    <style:style style:name="co10" style:family="table-column">
      <style:table-column-properties fo:break-before="auto" style:column-width="28.49pt"/>
    </style:style>
    <style:style style:name="co11" style:family="table-column">
      <style:table-column-properties fo:break-before="auto" style:column-width="49.29pt"/>
    </style:style>
    <style:style style:name="co12" style:family="table-column">
      <style:table-column-properties fo:break-before="auto" style:column-width="83.59pt"/>
    </style:style>
    <style:style style:name="co13" style:family="table-column">
      <style:table-column-properties fo:break-before="auto" style:column-width="52.89pt"/>
    </style:style>
    <style:style style:name="co14" style:family="table-column">
      <style:table-column-properties fo:break-before="auto" style:column-width="53.55pt"/>
    </style:style>
    <style:style style:name="co15" style:family="table-column">
      <style:table-column-properties fo:break-before="auto" style:column-width="67.95pt"/>
    </style:style>
    <style:style style:name="co16" style:family="table-column">
      <style:table-column-properties fo:break-before="auto" style:column-width="96.86pt"/>
    </style:style>
    <style:style style:name="co17" style:family="table-column">
      <style:table-column-properties fo:break-before="auto" style:column-width="92.24pt"/>
    </style:style>
    <style:style style:name="co18" style:family="table-column">
      <style:table-column-properties fo:break-before="auto" style:column-width="101.06pt"/>
    </style:style>
    <style:style style:name="co19" style:family="table-column">
      <style:table-column-properties fo:break-before="auto" style:column-width="78.8pt"/>
    </style:style>
    <style:style style:name="co20" style:family="table-column">
      <style:table-column-properties fo:break-before="auto" style:column-width="98.05pt"/>
    </style:style>
    <style:style style:name="co21" style:family="table-column">
      <style:table-column-properties fo:break-before="auto" style:column-width="95.64pt"/>
    </style:style>
    <style:style style:name="co22" style:family="table-column">
      <style:table-column-properties fo:break-before="auto" style:column-width="209.96pt"/>
    </style:style>
    <style:style style:name="co23" style:family="table-column">
      <style:table-column-properties fo:break-before="auto" style:column-width="82.4pt"/>
    </style:style>
    <style:style style:name="co24" style:family="table-column">
      <style:table-column-properties fo:break-before="auto" style:column-width="115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color="#eeeee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Dungeon Flat Flags" table:style-name="ta1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extureArchive</text:p>
          </table:table-cell>
          <table:table-cell office:value-type="string" calcext:value-type="string">
            <text:p>TextureRecord</text:p>
          </table:table-cell>
          <table:table-cell office:value-type="string" calcext:value-type="string">
            <text:p>Flags</text:p>
          </table:table-cell>
        </table:table-row>
        <table:table-row table:style-name="ro1">
          <table:table-cell office:value-type="string" calcext:value-type="string">
            <text:p>B0000000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0000001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0000002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0000003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0000004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0000005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0000006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0000007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0000008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0000009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0000010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0000011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0000012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0000013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0000014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0000000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0000001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0000002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0000003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0000004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0000005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0000006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0000007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0000008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00</text:p>
          </table:table-cell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01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02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03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04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05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06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07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08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09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10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11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12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13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14</text:p>
          </table:table-cell>
          <table:table-cell office:value-type="float" office:value="213" calcext:value-type="float">
            <text:p>2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15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16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17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18</text:p>
          </table:table-cell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19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20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21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22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23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24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25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26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27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28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29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30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31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32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33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34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35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36</text:p>
          </table:table-cell>
          <table:table-cell office:value-type="float" office:value="210" calcext:value-type="float">
            <text:p>2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37</text:p>
          </table:table-cell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0000039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40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41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42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43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44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45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46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47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48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49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50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51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52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53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54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55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56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57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58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59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60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61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62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0000064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00000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00000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0000068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69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70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71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72</text:p>
          </table:table-cell>
          <table:table-cell office:value-type="float" office:value="210" calcext:value-type="float">
            <text:p>2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73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74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75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76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77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78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79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80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81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82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83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84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85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86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87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88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89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90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91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92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00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01</text:p>
          </table:table-cell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02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03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04</text:p>
          </table:table-cell>
          <table:table-cell office:value-type="float" office:value="210" calcext:value-type="float">
            <text:p>2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05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06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07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08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09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10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11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12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13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14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15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16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0000018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19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20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21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22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23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24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25</text:p>
          </table:table-cell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26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27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28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29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000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001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002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003</text:p>
          </table:table-cell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004</text:p>
          </table:table-cell>
          <table:table-cell office:value-type="float" office:value="175" calcext:value-type="float">
            <text:p>17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005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006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020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021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022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040</text:p>
          </table:table-cell>
          <table:table-cell office:value-type="float" office:value="184" calcext:value-type="float">
            <text:p>18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041</text:p>
          </table:table-cell>
          <table:table-cell office:value-type="float" office:value="184" calcext:value-type="float">
            <text:p>18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042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0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000060</text:p>
          </table:table-cell>
          <table:table-cell office:value-type="float" office:value="210" calcext:value-type="float">
            <text:p>2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0000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000069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070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071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080</text:p>
          </table:table-cell>
          <table:table-cell office:value-type="float" office:value="346" calcext:value-type="float">
            <text:p>34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081</text:p>
          </table:table-cell>
          <table:table-cell office:value-type="float" office:value="346" calcext:value-type="float">
            <text:p>346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082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100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000120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121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140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141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160</text:p>
          </table:table-cell>
          <table:table-cell office:value-type="float" office:value="334" calcext:value-type="float">
            <text:p>33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161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180</text:p>
          </table:table-cell>
          <table:table-cell office:value-type="float" office:value="183" calcext:value-type="float">
            <text:p>183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181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200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2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000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000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000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000205</text:p>
          </table:table-cell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999</text:p>
          </table:table-cell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ungeon Marker Counts" table:style-name="ta1">
        <table:table-column table:style-name="co1" table:default-cell-style-name="Default"/>
        <table:table-column table:style-name="co2" table:visibility="collapse" table:number-columns-repeated="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Unknown 1</text:p>
          </table:table-cell>
          <table:table-cell table:style-name="ce1" office:value-type="string" calcext:value-type="string">
            <text:p>Unknown 2</text:p>
          </table:table-cell>
          <table:table-cell table:style-name="ce1" office:value-type="string" calcext:value-type="string">
            <text:p>Daedra</text:p>
          </table:table-cell>
          <table:table-cell table:style-name="ce1" office:value-type="string" calcext:value-type="string">
            <text:p>Summon</text:p>
          </table:table-cell>
          <table:table-cell table:style-name="ce1" office:value-type="string" calcext:value-type="string">
            <text:p>Rest</text:p>
          </table:table-cell>
          <table:table-cell table:style-name="ce1" office:value-type="string" calcext:value-type="string">
            <text:p>Court</text:p>
          </table:table-cell>
          <table:table-cell table:style-name="ce1" office:value-type="string" calcext:value-type="string">
            <text:p>Pi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Enter</text:p>
          </table:table-cell>
          <table:table-cell table:style-name="ce1" office:value-type="string" calcext:value-type="string">
            <text:p>Path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Quest marker</text:p>
          </table:table-cell>
          <table:table-cell table:style-name="ce1" office:value-type="string" calcext:value-type="string">
            <text:p>Create</text:p>
          </table:table-cell>
          <table:table-cell table:style-name="ce1" office:value-type="string" calcext:value-type="string">
            <text:p>Prison</text:p>
          </table:table-cell>
          <table:table-cell table:style-name="ce1" office:value-type="string" calcext:value-type="string">
            <text:p>Prison exit</text:p>
          </table:table-cell>
          <table:table-cell table:style-name="ce1" office:value-type="string" calcext:value-type="string">
            <text:p>Random monster</text:p>
          </table:table-cell>
          <table:table-cell table:style-name="ce1" office:value-type="string" calcext:value-type="string">
            <text:p>Monster</text:p>
          </table:table-cell>
          <table:table-cell table:style-name="ce1" office:value-type="string" calcext:value-type="string">
            <text:p>Teleport</text:p>
          </table:table-cell>
          <table:table-cell table:style-name="ce1" office:value-type="string" calcext:value-type="string">
            <text:p>Quest item marker</text:p>
          </table:table-cell>
          <table:table-cell table:style-name="ce1" office:value-type="string" calcext:value-type="string">
            <text:p>Random treasure</text:p>
          </table:table-cell>
          <table:table-cell table:style-name="ce1" office:value-type="string" calcext:value-type="string">
            <text:p>Random flat</text:p>
          </table:table-cell>
          <table:table-cell table:style-name="ce1" office:value-type="string" calcext:value-type="string">
            <text:p>Ladder bottom</text:p>
          </table:table-cell>
          <table:table-cell table:style-name="ce1" office:value-type="string" calcext:value-type="string">
            <text:p>Laddertop</text:p>
          </table:table-cell>
        </table:table-row>
        <table:table-row table:style-name="ro1">
          <table:table-cell office:value-type="string" calcext:value-type="string">
            <text:p>B000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0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0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0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0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0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0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0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0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1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1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1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1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1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000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00000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00000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000000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000000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00000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00000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00000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000000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0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0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0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0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0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0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0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0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0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1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1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1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1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1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1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1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1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1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1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2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2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2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2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2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2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2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2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2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2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3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3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3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3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3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3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3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3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3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3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4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4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4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4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4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4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4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4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4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4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5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5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5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5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5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5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5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5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5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5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6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6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6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6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6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6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6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6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6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7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7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7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7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7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7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7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7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7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7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8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8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8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8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8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8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8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8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8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8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9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9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9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0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0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0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0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0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0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0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0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0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1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1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1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1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1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1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1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1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1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1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2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2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2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2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2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2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2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2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2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0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0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0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0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2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2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2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4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4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4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4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6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6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7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7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8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8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8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1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10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12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12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14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14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1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16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18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18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2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20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20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20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20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20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9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Dungeon Static Monste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onster Type</text:p>
          </table:table-cell>
        </table:table-row>
        <table:table-row table:style-name="ro1">
          <table:table-cell office:value-type="string" calcext:value-type="string">
            <text:p>B0000000</text:p>
          </table:table-cell>
          <table:table-cell/>
        </table:table-row>
        <table:table-row table:style-name="ro1">
          <table:table-cell office:value-type="string" calcext:value-type="string">
            <text:p>B0000001</text:p>
          </table:table-cell>
          <table:table-cell/>
        </table:table-row>
        <table:table-row table:style-name="ro1">
          <table:table-cell office:value-type="string" calcext:value-type="string">
            <text:p>B0000002</text:p>
          </table:table-cell>
          <table:table-cell/>
        </table:table-row>
        <table:table-row table:style-name="ro1">
          <table:table-cell office:value-type="string" calcext:value-type="string">
            <text:p>B0000003</text:p>
          </table:table-cell>
          <table:table-cell/>
        </table:table-row>
        <table:table-row table:style-name="ro1">
          <table:table-cell office:value-type="string" calcext:value-type="string">
            <text:p>B0000004</text:p>
          </table:table-cell>
          <table:table-cell/>
        </table:table-row>
        <table:table-row table:style-name="ro1">
          <table:table-cell office:value-type="string" calcext:value-type="string">
            <text:p>B0000005</text:p>
          </table:table-cell>
          <table:table-cell/>
        </table:table-row>
        <table:table-row table:style-name="ro1">
          <table:table-cell office:value-type="string" calcext:value-type="string">
            <text:p>B0000006</text:p>
          </table:table-cell>
          <table:table-cell/>
        </table:table-row>
        <table:table-row table:style-name="ro1">
          <table:table-cell office:value-type="string" calcext:value-type="string">
            <text:p>B0000007</text:p>
          </table:table-cell>
          <table:table-cell/>
        </table:table-row>
        <table:table-row table:style-name="ro1">
          <table:table-cell office:value-type="string" calcext:value-type="string">
            <text:p>B0000008</text:p>
          </table:table-cell>
          <table:table-cell/>
        </table:table-row>
        <table:table-row table:style-name="ro1">
          <table:table-cell office:value-type="string" calcext:value-type="string">
            <text:p>B0000009</text:p>
          </table:table-cell>
          <table:table-cell/>
        </table:table-row>
        <table:table-row table:style-name="ro1">
          <table:table-cell office:value-type="string" calcext:value-type="string">
            <text:p>B0000010</text:p>
          </table:table-cell>
          <table:table-cell/>
        </table:table-row>
        <table:table-row table:style-name="ro1">
          <table:table-cell office:value-type="string" calcext:value-type="string">
            <text:p>B0000011</text:p>
          </table:table-cell>
          <table:table-cell/>
        </table:table-row>
        <table:table-row table:style-name="ro1">
          <table:table-cell office:value-type="string" calcext:value-type="string">
            <text:p>B0000012</text:p>
          </table:table-cell>
          <table:table-cell/>
        </table:table-row>
        <table:table-row table:style-name="ro1">
          <table:table-cell office:value-type="string" calcext:value-type="string">
            <text:p>B0000013</text:p>
          </table:table-cell>
          <table:table-cell/>
        </table:table-row>
        <table:table-row table:style-name="ro1">
          <table:table-cell office:value-type="string" calcext:value-type="string">
            <text:p>B0000014</text:p>
          </table:table-cell>
          <table:table-cell/>
        </table:table-row>
        <table:table-row table:style-name="ro1">
          <table:table-cell office:value-type="string" calcext:value-type="string">
            <text:p>M0000000</text:p>
          </table:table-cell>
          <table:table-cell/>
        </table:table-row>
        <table:table-row table:style-name="ro1">
          <table:table-cell office:value-type="string" calcext:value-type="string">
            <text:p>M0000001</text:p>
          </table:table-cell>
          <table:table-cell/>
        </table:table-row>
        <table:table-row table:style-name="ro1">
          <table:table-cell office:value-type="string" calcext:value-type="string">
            <text:p>M0000002</text:p>
          </table:table-cell>
          <table:table-cell/>
        </table:table-row>
        <table:table-row table:style-name="ro1">
          <table:table-cell office:value-type="string" calcext:value-type="string">
            <text:p>M0000003</text:p>
          </table:table-cell>
          <table:table-cell/>
        </table:table-row>
        <table:table-row table:style-name="ro1">
          <table:table-cell office:value-type="string" calcext:value-type="string">
            <text:p>M0000004</text:p>
          </table:table-cell>
          <table:table-cell/>
        </table:table-row>
        <table:table-row table:style-name="ro1">
          <table:table-cell office:value-type="string" calcext:value-type="string">
            <text:p>M0000005</text:p>
          </table:table-cell>
          <table:table-cell/>
        </table:table-row>
        <table:table-row table:style-name="ro1">
          <table:table-cell office:value-type="string" calcext:value-type="string">
            <text:p>M0000006</text:p>
          </table:table-cell>
          <table:table-cell/>
        </table:table-row>
        <table:table-row table:style-name="ro1">
          <table:table-cell office:value-type="string" calcext:value-type="string">
            <text:p>M0000007</text:p>
          </table:table-cell>
          <table:table-cell/>
        </table:table-row>
        <table:table-row table:style-name="ro1">
          <table:table-cell office:value-type="string" calcext:value-type="string">
            <text:p>M0000008</text:p>
          </table:table-cell>
          <table:table-cell/>
        </table:table-row>
        <table:table-row table:style-name="ro1">
          <table:table-cell office:value-type="string" calcext:value-type="string">
            <text:p>N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0000001</text:p>
          </table:table-cell>
          <table:table-cell/>
        </table:table-row>
        <table:table-row table:style-name="ro1">
          <table:table-cell office:value-type="string" calcext:value-type="string">
            <text:p>N00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03</text:p>
          </table:table-cell>
          <table:table-cell/>
        </table:table-row>
        <table:table-row table:style-name="ro1">
          <table:table-cell office:value-type="string" calcext:value-type="string">
            <text:p>N0000004</text:p>
          </table:table-cell>
          <table:table-cell/>
        </table:table-row>
        <table:table-row table:style-name="ro1">
          <table:table-cell office:value-type="string" calcext:value-type="string">
            <text:p>N0000005</text:p>
          </table:table-cell>
          <table:table-cell/>
        </table:table-row>
        <table:table-row table:style-name="ro1">
          <table:table-cell office:value-type="string" calcext:value-type="string">
            <text:p>N0000006</text:p>
          </table:table-cell>
          <table:table-cell/>
        </table:table-row>
        <table:table-row table:style-name="ro1">
          <table:table-cell office:value-type="string" calcext:value-type="string">
            <text:p>N0000007</text:p>
          </table:table-cell>
          <table:table-cell/>
        </table:table-row>
        <table:table-row table:style-name="ro1">
          <table:table-cell office:value-type="string" calcext:value-type="string">
            <text:p>N0000008</text:p>
          </table:table-cell>
          <table:table-cell/>
        </table:table-row>
        <table:table-row table:style-name="ro1">
          <table:table-cell office:value-type="string" calcext:value-type="string">
            <text:p>N0000009</text:p>
          </table:table-cell>
          <table:table-cell/>
        </table:table-row>
        <table:table-row table:style-name="ro1">
          <table:table-cell office:value-type="string" calcext:value-type="string">
            <text:p>N0000010</text:p>
          </table:table-cell>
          <table:table-cell/>
        </table:table-row>
        <table:table-row table:style-name="ro1">
          <table:table-cell office:value-type="string" calcext:value-type="string">
            <text:p>N0000011</text:p>
          </table:table-cell>
          <table:table-cell/>
        </table:table-row>
        <table:table-row table:style-name="ro1">
          <table:table-cell office:value-type="string" calcext:value-type="string">
            <text:p>N0000012</text:p>
          </table:table-cell>
          <table:table-cell/>
        </table:table-row>
        <table:table-row table:style-name="ro1">
          <table:table-cell office:value-type="string" calcext:value-type="string">
            <text:p>N0000013</text:p>
          </table:table-cell>
          <table:table-cell/>
        </table:table-row>
        <table:table-row table:style-name="ro1">
          <table:table-cell office:value-type="string" calcext:value-type="string">
            <text:p>N0000014</text:p>
          </table:table-cell>
          <table:table-cell/>
        </table:table-row>
        <table:table-row table:style-name="ro1">
          <table:table-cell office:value-type="string" calcext:value-type="string">
            <text:p>N0000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0000016</text:p>
          </table:table-cell>
          <table:table-cell/>
        </table:table-row>
        <table:table-row table:style-name="ro1">
          <table:table-cell office:value-type="string" calcext:value-type="string">
            <text:p>N0000017</text:p>
          </table:table-cell>
          <table:table-cell/>
        </table:table-row>
        <table:table-row table:style-name="ro1">
          <table:table-cell office:value-type="string" calcext:value-type="string">
            <text:p>N0000018</text:p>
          </table:table-cell>
          <table:table-cell/>
        </table:table-row>
        <table:table-row table:style-name="ro1">
          <table:table-cell office:value-type="string" calcext:value-type="string">
            <text:p>N0000019</text:p>
          </table:table-cell>
          <table:table-cell/>
        </table:table-row>
        <table:table-row table:style-name="ro1">
          <table:table-cell office:value-type="string" calcext:value-type="string">
            <text:p>N0000020</text:p>
          </table:table-cell>
          <table:table-cell/>
        </table:table-row>
        <table:table-row table:style-name="ro1">
          <table:table-cell office:value-type="string" calcext:value-type="string">
            <text:p>N000002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N0000022</text:p>
          </table:table-cell>
          <table:table-cell/>
        </table:table-row>
        <table:table-row table:style-name="ro1">
          <table:table-cell office:value-type="string" calcext:value-type="string">
            <text:p>N0000023</text:p>
          </table:table-cell>
          <table:table-cell/>
        </table:table-row>
        <table:table-row table:style-name="ro1">
          <table:table-cell office:value-type="string" calcext:value-type="string">
            <text:p>N0000024</text:p>
          </table:table-cell>
          <table:table-cell/>
        </table:table-row>
        <table:table-row table:style-name="ro1">
          <table:table-cell office:value-type="string" calcext:value-type="string">
            <text:p>N0000025</text:p>
          </table:table-cell>
          <table:table-cell/>
        </table:table-row>
        <table:table-row table:style-name="ro1">
          <table:table-cell office:value-type="string" calcext:value-type="string">
            <text:p>N0000026</text:p>
          </table:table-cell>
          <table:table-cell/>
        </table:table-row>
        <table:table-row table:style-name="ro1">
          <table:table-cell office:value-type="string" calcext:value-type="string">
            <text:p>N0000027</text:p>
          </table:table-cell>
          <table:table-cell/>
        </table:table-row>
        <table:table-row table:style-name="ro1">
          <table:table-cell office:value-type="string" calcext:value-type="string">
            <text:p>N0000028</text:p>
          </table:table-cell>
          <table:table-cell/>
        </table:table-row>
        <table:table-row table:style-name="ro1">
          <table:table-cell office:value-type="string" calcext:value-type="string">
            <text:p>N0000029</text:p>
          </table:table-cell>
          <table:table-cell/>
        </table:table-row>
        <table:table-row table:style-name="ro1">
          <table:table-cell office:value-type="string" calcext:value-type="string">
            <text:p>N0000030</text:p>
          </table:table-cell>
          <table:table-cell/>
        </table:table-row>
        <table:table-row table:style-name="ro1">
          <table:table-cell office:value-type="string" calcext:value-type="string">
            <text:p>N0000031</text:p>
          </table:table-cell>
          <table:table-cell/>
        </table:table-row>
        <table:table-row table:style-name="ro1">
          <table:table-cell office:value-type="string" calcext:value-type="string">
            <text:p>N0000032</text:p>
          </table:table-cell>
          <table:table-cell/>
        </table:table-row>
        <table:table-row table:style-name="ro1">
          <table:table-cell office:value-type="string" calcext:value-type="string">
            <text:p>N0000033</text:p>
          </table:table-cell>
          <table:table-cell/>
        </table:table-row>
        <table:table-row table:style-name="ro1">
          <table:table-cell office:value-type="string" calcext:value-type="string">
            <text:p>N0000034</text:p>
          </table:table-cell>
          <table:table-cell/>
        </table:table-row>
        <table:table-row table:style-name="ro1">
          <table:table-cell office:value-type="string" calcext:value-type="string">
            <text:p>N0000035</text:p>
          </table:table-cell>
          <table:table-cell/>
        </table:table-row>
        <table:table-row table:style-name="ro1">
          <table:table-cell office:value-type="string" calcext:value-type="string">
            <text:p>N0000036</text:p>
          </table:table-cell>
          <table:table-cell/>
        </table:table-row>
        <table:table-row table:style-name="ro1">
          <table:table-cell office:value-type="string" calcext:value-type="string">
            <text:p>N000003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0000038</text:p>
          </table:table-cell>
          <table:table-cell/>
        </table:table-row>
        <table:table-row table:style-name="ro1">
          <table:table-cell office:value-type="string" calcext:value-type="string">
            <text:p>N0000039</text:p>
          </table:table-cell>
          <table:table-cell/>
        </table:table-row>
        <table:table-row table:style-name="ro1">
          <table:table-cell office:value-type="string" calcext:value-type="string">
            <text:p>N0000040</text:p>
          </table:table-cell>
          <table:table-cell/>
        </table:table-row>
        <table:table-row table:style-name="ro1">
          <table:table-cell office:value-type="string" calcext:value-type="string">
            <text:p>N0000041</text:p>
          </table:table-cell>
          <table:table-cell/>
        </table:table-row>
        <table:table-row table:style-name="ro1">
          <table:table-cell office:value-type="string" calcext:value-type="string">
            <text:p>N0000042</text:p>
          </table:table-cell>
          <table:table-cell/>
        </table:table-row>
        <table:table-row table:style-name="ro1">
          <table:table-cell office:value-type="string" calcext:value-type="string">
            <text:p>N0000043</text:p>
          </table:table-cell>
          <table:table-cell/>
        </table:table-row>
        <table:table-row table:style-name="ro1">
          <table:table-cell office:value-type="string" calcext:value-type="string">
            <text:p>N0000044</text:p>
          </table:table-cell>
          <table:table-cell/>
        </table:table-row>
        <table:table-row table:style-name="ro1">
          <table:table-cell office:value-type="string" calcext:value-type="string">
            <text:p>N0000045</text:p>
          </table:table-cell>
          <table:table-cell/>
        </table:table-row>
        <table:table-row table:style-name="ro1">
          <table:table-cell office:value-type="string" calcext:value-type="string">
            <text:p>N0000046</text:p>
          </table:table-cell>
          <table:table-cell/>
        </table:table-row>
        <table:table-row table:style-name="ro1">
          <table:table-cell office:value-type="string" calcext:value-type="string">
            <text:p>N0000047</text:p>
          </table:table-cell>
          <table:table-cell/>
        </table:table-row>
        <table:table-row table:style-name="ro1">
          <table:table-cell office:value-type="string" calcext:value-type="string">
            <text:p>N0000048</text:p>
          </table:table-cell>
          <table:table-cell/>
        </table:table-row>
        <table:table-row table:style-name="ro1">
          <table:table-cell office:value-type="string" calcext:value-type="string">
            <text:p>N0000049</text:p>
          </table:table-cell>
          <table:table-cell/>
        </table:table-row>
        <table:table-row table:style-name="ro1">
          <table:table-cell office:value-type="string" calcext:value-type="string">
            <text:p>N0000050</text:p>
          </table:table-cell>
          <table:table-cell/>
        </table:table-row>
        <table:table-row table:style-name="ro1">
          <table:table-cell office:value-type="string" calcext:value-type="string">
            <text:p>N0000051</text:p>
          </table:table-cell>
          <table:table-cell/>
        </table:table-row>
        <table:table-row table:style-name="ro1">
          <table:table-cell office:value-type="string" calcext:value-type="string">
            <text:p>N0000052</text:p>
          </table:table-cell>
          <table:table-cell/>
        </table:table-row>
        <table:table-row table:style-name="ro1">
          <table:table-cell office:value-type="string" calcext:value-type="string">
            <text:p>N0000053</text:p>
          </table:table-cell>
          <table:table-cell/>
        </table:table-row>
        <table:table-row table:style-name="ro1">
          <table:table-cell office:value-type="string" calcext:value-type="string">
            <text:p>N0000054</text:p>
          </table:table-cell>
          <table:table-cell/>
        </table:table-row>
        <table:table-row table:style-name="ro1">
          <table:table-cell office:value-type="string" calcext:value-type="string">
            <text:p>N0000055</text:p>
          </table:table-cell>
          <table:table-cell/>
        </table:table-row>
        <table:table-row table:style-name="ro1">
          <table:table-cell office:value-type="string" calcext:value-type="string">
            <text:p>N0000056</text:p>
          </table:table-cell>
          <table:table-cell/>
        </table:table-row>
        <table:table-row table:style-name="ro1">
          <table:table-cell office:value-type="string" calcext:value-type="string">
            <text:p>N0000057</text:p>
          </table:table-cell>
          <table:table-cell/>
        </table:table-row>
        <table:table-row table:style-name="ro1">
          <table:table-cell office:value-type="string" calcext:value-type="string">
            <text:p>N0000058</text:p>
          </table:table-cell>
          <table:table-cell/>
        </table:table-row>
        <table:table-row table:style-name="ro1">
          <table:table-cell office:value-type="string" calcext:value-type="string">
            <text:p>N0000059</text:p>
          </table:table-cell>
          <table:table-cell/>
        </table:table-row>
        <table:table-row table:style-name="ro1">
          <table:table-cell office:value-type="string" calcext:value-type="string">
            <text:p>N0000060</text:p>
          </table:table-cell>
          <table:table-cell/>
        </table:table-row>
        <table:table-row table:style-name="ro1">
          <table:table-cell office:value-type="string" calcext:value-type="string">
            <text:p>N0000061</text:p>
          </table:table-cell>
          <table:table-cell/>
        </table:table-row>
        <table:table-row table:style-name="ro1">
          <table:table-cell office:value-type="string" calcext:value-type="string">
            <text:p>N0000062</text:p>
          </table:table-cell>
          <table:table-cell/>
        </table:table-row>
        <table:table-row table:style-name="ro1">
          <table:table-cell office:value-type="string" calcext:value-type="string">
            <text:p>N0000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6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0000065</text:p>
          </table:table-cell>
          <table:table-cell/>
        </table:table-row>
        <table:table-row table:style-name="ro1">
          <table:table-cell office:value-type="string" calcext:value-type="string">
            <text:p>N0000066</text:p>
          </table:table-cell>
          <table:table-cell/>
        </table:table-row>
        <table:table-row table:style-name="ro1">
          <table:table-cell office:value-type="string" calcext:value-type="string">
            <text:p>N0000067</text:p>
          </table:table-cell>
          <table:table-cell/>
        </table:table-row>
        <table:table-row table:style-name="ro1">
          <table:table-cell office:value-type="string" calcext:value-type="string">
            <text:p>N0000068</text:p>
          </table:table-cell>
          <table:table-cell/>
        </table:table-row>
        <table:table-row table:style-name="ro1">
          <table:table-cell office:value-type="string" calcext:value-type="string">
            <text:p>N00000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0000070</text:p>
          </table:table-cell>
          <table:table-cell/>
        </table:table-row>
        <table:table-row table:style-name="ro1">
          <table:table-cell office:value-type="string" calcext:value-type="string">
            <text:p>N0000071</text:p>
          </table:table-cell>
          <table:table-cell/>
        </table:table-row>
        <table:table-row table:style-name="ro1">
          <table:table-cell office:value-type="string" calcext:value-type="string">
            <text:p>N0000072</text:p>
          </table:table-cell>
          <table:table-cell/>
        </table:table-row>
        <table:table-row table:style-name="ro1">
          <table:table-cell office:value-type="string" calcext:value-type="string">
            <text:p>N00000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0000074</text:p>
          </table:table-cell>
          <table:table-cell/>
        </table:table-row>
        <table:table-row table:style-name="ro1">
          <table:table-cell office:value-type="string" calcext:value-type="string">
            <text:p>N0000075</text:p>
          </table:table-cell>
          <table:table-cell/>
        </table:table-row>
        <table:table-row table:style-name="ro1">
          <table:table-cell office:value-type="string" calcext:value-type="string">
            <text:p>N0000076</text:p>
          </table:table-cell>
          <table:table-cell/>
        </table:table-row>
        <table:table-row table:style-name="ro1">
          <table:table-cell office:value-type="string" calcext:value-type="string">
            <text:p>N0000077</text:p>
          </table:table-cell>
          <table:table-cell/>
        </table:table-row>
        <table:table-row table:style-name="ro1">
          <table:table-cell office:value-type="string" calcext:value-type="string">
            <text:p>N0000078</text:p>
          </table:table-cell>
          <table:table-cell/>
        </table:table-row>
        <table:table-row table:style-name="ro1">
          <table:table-cell office:value-type="string" calcext:value-type="string">
            <text:p>N0000079</text:p>
          </table:table-cell>
          <table:table-cell/>
        </table:table-row>
        <table:table-row table:style-name="ro1">
          <table:table-cell office:value-type="string" calcext:value-type="string">
            <text:p>N0000080</text:p>
          </table:table-cell>
          <table:table-cell/>
        </table:table-row>
        <table:table-row table:style-name="ro1">
          <table:table-cell office:value-type="string" calcext:value-type="string">
            <text:p>N0000081</text:p>
          </table:table-cell>
          <table:table-cell/>
        </table:table-row>
        <table:table-row table:style-name="ro1">
          <table:table-cell office:value-type="string" calcext:value-type="string">
            <text:p>N0000082</text:p>
          </table:table-cell>
          <table:table-cell/>
        </table:table-row>
        <table:table-row table:style-name="ro1">
          <table:table-cell office:value-type="string" calcext:value-type="string">
            <text:p>N0000083</text:p>
          </table:table-cell>
          <table:table-cell/>
        </table:table-row>
        <table:table-row table:style-name="ro1">
          <table:table-cell office:value-type="string" calcext:value-type="string">
            <text:p>N0000084</text:p>
          </table:table-cell>
          <table:table-cell/>
        </table:table-row>
        <table:table-row table:style-name="ro1">
          <table:table-cell office:value-type="string" calcext:value-type="string">
            <text:p>N0000085</text:p>
          </table:table-cell>
          <table:table-cell/>
        </table:table-row>
        <table:table-row table:style-name="ro1">
          <table:table-cell office:value-type="string" calcext:value-type="string">
            <text:p>N0000086</text:p>
          </table:table-cell>
          <table:table-cell/>
        </table:table-row>
        <table:table-row table:style-name="ro1">
          <table:table-cell office:value-type="string" calcext:value-type="string">
            <text:p>N0000087</text:p>
          </table:table-cell>
          <table:table-cell/>
        </table:table-row>
        <table:table-row table:style-name="ro1">
          <table:table-cell office:value-type="string" calcext:value-type="string">
            <text:p>N0000088</text:p>
          </table:table-cell>
          <table:table-cell/>
        </table:table-row>
        <table:table-row table:style-name="ro1">
          <table:table-cell office:value-type="string" calcext:value-type="string">
            <text:p>N0000089</text:p>
          </table:table-cell>
          <table:table-cell/>
        </table:table-row>
        <table:table-row table:style-name="ro1">
          <table:table-cell office:value-type="string" calcext:value-type="string">
            <text:p>N0000090</text:p>
          </table:table-cell>
          <table:table-cell/>
        </table:table-row>
        <table:table-row table:style-name="ro1">
          <table:table-cell office:value-type="string" calcext:value-type="string">
            <text:p>N0000091</text:p>
          </table:table-cell>
          <table:table-cell/>
        </table:table-row>
        <table:table-row table:style-name="ro1">
          <table:table-cell office:value-type="string" calcext:value-type="string">
            <text:p>N0000092</text:p>
          </table:table-cell>
          <table:table-cell/>
        </table:table-row>
        <table:table-row table:style-name="ro1">
          <table:table-cell office:value-type="string" calcext:value-type="string">
            <text:p>W0000000</text:p>
          </table:table-cell>
          <table:table-cell/>
        </table:table-row>
        <table:table-row table:style-name="ro1">
          <table:table-cell office:value-type="string" calcext:value-type="string">
            <text:p>W0000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000002</text:p>
          </table:table-cell>
          <table:table-cell/>
        </table:table-row>
        <table:table-row table:style-name="ro1">
          <table:table-cell office:value-type="string" calcext:value-type="string">
            <text:p>W0000003</text:p>
          </table:table-cell>
          <table:table-cell/>
        </table:table-row>
        <table:table-row table:style-name="ro1">
          <table:table-cell office:value-type="string" calcext:value-type="string">
            <text:p>W0000004</text:p>
          </table:table-cell>
          <table:table-cell/>
        </table:table-row>
        <table:table-row table:style-name="ro1">
          <table:table-cell office:value-type="string" calcext:value-type="string">
            <text:p>W0000005</text:p>
          </table:table-cell>
          <table:table-cell/>
        </table:table-row>
        <table:table-row table:style-name="ro1">
          <table:table-cell office:value-type="string" calcext:value-type="string">
            <text:p>W00000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00000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W0000008</text:p>
          </table:table-cell>
          <table:table-cell/>
        </table:table-row>
        <table:table-row table:style-name="ro1">
          <table:table-cell office:value-type="string" calcext:value-type="string">
            <text:p>W0000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0000010</text:p>
          </table:table-cell>
          <table:table-cell/>
        </table:table-row>
        <table:table-row table:style-name="ro1">
          <table:table-cell office:value-type="string" calcext:value-type="string">
            <text:p>W0000011</text:p>
          </table:table-cell>
          <table:table-cell/>
        </table:table-row>
        <table:table-row table:style-name="ro1">
          <table:table-cell office:value-type="string" calcext:value-type="string">
            <text:p>W0000012</text:p>
          </table:table-cell>
          <table:table-cell/>
        </table:table-row>
        <table:table-row table:style-name="ro1">
          <table:table-cell office:value-type="string" calcext:value-type="string">
            <text:p>W0000013</text:p>
          </table:table-cell>
          <table:table-cell/>
        </table:table-row>
        <table:table-row table:style-name="ro1">
          <table:table-cell office:value-type="string" calcext:value-type="string">
            <text:p>W0000014</text:p>
          </table:table-cell>
          <table:table-cell/>
        </table:table-row>
        <table:table-row table:style-name="ro1">
          <table:table-cell office:value-type="string" calcext:value-type="string">
            <text:p>W0000015</text:p>
          </table:table-cell>
          <table:table-cell/>
        </table:table-row>
        <table:table-row table:style-name="ro1">
          <table:table-cell office:value-type="string" calcext:value-type="string">
            <text:p>W0000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00000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00000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0000020</text:p>
          </table:table-cell>
          <table:table-cell/>
        </table:table-row>
        <table:table-row table:style-name="ro1">
          <table:table-cell office:value-type="string" calcext:value-type="string">
            <text:p>W0000021</text:p>
          </table:table-cell>
          <table:table-cell/>
        </table:table-row>
        <table:table-row table:style-name="ro1">
          <table:table-cell office:value-type="string" calcext:value-type="string">
            <text:p>W0000022</text:p>
          </table:table-cell>
          <table:table-cell/>
        </table:table-row>
        <table:table-row table:style-name="ro1">
          <table:table-cell office:value-type="string" calcext:value-type="string">
            <text:p>W0000023</text:p>
          </table:table-cell>
          <table:table-cell/>
        </table:table-row>
        <table:table-row table:style-name="ro1">
          <table:table-cell office:value-type="string" calcext:value-type="string">
            <text:p>W0000024</text:p>
          </table:table-cell>
          <table:table-cell/>
        </table:table-row>
        <table:table-row table:style-name="ro1">
          <table:table-cell office:value-type="string" calcext:value-type="string">
            <text:p>W0000025</text:p>
          </table:table-cell>
          <table:table-cell/>
        </table:table-row>
        <table:table-row table:style-name="ro1">
          <table:table-cell office:value-type="string" calcext:value-type="string">
            <text:p>W0000026</text:p>
          </table:table-cell>
          <table:table-cell/>
        </table:table-row>
        <table:table-row table:style-name="ro1">
          <table:table-cell office:value-type="string" calcext:value-type="string">
            <text:p>W0000027</text:p>
          </table:table-cell>
          <table:table-cell/>
        </table:table-row>
        <table:table-row table:style-name="ro1">
          <table:table-cell office:value-type="string" calcext:value-type="string">
            <text:p>W0000028</text:p>
          </table:table-cell>
          <table:table-cell/>
        </table:table-row>
        <table:table-row table:style-name="ro1">
          <table:table-cell office:value-type="string" calcext:value-type="string">
            <text:p>W0000029</text:p>
          </table:table-cell>
          <table:table-cell/>
        </table:table-row>
        <table:table-row table:style-name="ro1">
          <table:table-cell office:value-type="string" calcext:value-type="string">
            <text:p>S00000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000000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000000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00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000000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0000005</text:p>
          </table:table-cell>
          <table:table-cell/>
        </table:table-row>
        <table:table-row table:style-name="ro1">
          <table:table-cell office:value-type="string" calcext:value-type="string">
            <text:p>S000000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00000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00000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00000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000004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S000004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S0000042</text:p>
          </table:table-cell>
          <table:table-cell/>
        </table:table-row>
        <table:table-row table:style-name="ro1">
          <table:table-cell office:value-type="string" calcext:value-type="string">
            <text:p>S00000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60</text:p>
          </table:table-cell>
          <table:table-cell/>
        </table:table-row>
        <table:table-row table:style-name="ro1">
          <table:table-cell office:value-type="string" calcext:value-type="string">
            <text:p>S0000061</text:p>
          </table:table-cell>
          <table:table-cell/>
        </table:table-row>
        <table:table-row table:style-name="ro1">
          <table:table-cell office:value-type="string" calcext:value-type="string">
            <text:p>S0000062</text:p>
          </table:table-cell>
          <table:table-cell/>
        </table:table-row>
        <table:table-row table:style-name="ro1">
          <table:table-cell office:value-type="string" calcext:value-type="string">
            <text:p>S0000069</text:p>
          </table:table-cell>
          <table:table-cell/>
        </table:table-row>
        <table:table-row table:style-name="ro1">
          <table:table-cell office:value-type="string" calcext:value-type="string">
            <text:p>S0000070</text:p>
          </table:table-cell>
          <table:table-cell/>
        </table:table-row>
        <table:table-row table:style-name="ro1">
          <table:table-cell office:value-type="string" calcext:value-type="string">
            <text:p>S0000071</text:p>
          </table:table-cell>
          <table:table-cell/>
        </table:table-row>
        <table:table-row table:style-name="ro1">
          <table:table-cell office:value-type="string" calcext:value-type="string">
            <text:p>S000008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S000008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S000008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S000010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000010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000012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00001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0000140</text:p>
          </table:table-cell>
          <table:table-cell/>
        </table:table-row>
        <table:table-row table:style-name="ro1">
          <table:table-cell office:value-type="string" calcext:value-type="string">
            <text:p>S0000141</text:p>
          </table:table-cell>
          <table:table-cell/>
        </table:table-row>
        <table:table-row table:style-name="ro1">
          <table:table-cell office:value-type="string" calcext:value-type="string">
            <text:p>S000016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S000016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000018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000018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00002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00002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00002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00002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S000020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00002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00009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</table:table>
      <table:table table:name="Dungeon Model Descriptions" table:style-name="ta1">
        <office:forms form:automatic-focus="false" form:apply-design-mode="false"/>
        <table:table-column table:style-name="co20" table:default-cell-style-name="Default"/>
        <table:table-column table:style-name="co21" table:default-cell-style-name="ce3"/>
        <table:table-column table:style-name="co2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row table:style-name="ro1">
          <table:table-cell table:style-name="ce4" office:value-type="string" calcext:value-type="string">
            <text:p>ModelID</text:p>
          </table:table-cell>
          <table:table-cell table:style-name="ce4" office:value-type="string" calcext:value-type="string">
            <text:p>Description</text:p>
          </table:table-cell>
          <table:table-cell office:value-type="string" calcext:value-type="string">
            <text:p>Description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LastTwoDigits</text:p>
          </table:table-cell>
          <table:table-cell office:value-type="string" calcext:value-type="string">
            <text:p>DungeonType</text:p>
          </table:table-cell>
        </table:table-row>
        <table:table-row table:style-name="ro1" table:visibility="filter">
          <table:table-cell office:value-type="float" office:value="9000" calcext:value-type="float">
            <text:p>9000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DOOR</text:p>
          </table:table-cell>
          <table:table-cell table:formula="of:=LEFT(INDIRECT(&quot;A&quot;&amp;ROW());2)" office:value-type="string" office:string-value="90" calcext:value-type="string">
            <text:p>90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/>
        </table:table-row>
        <table:table-row table:style-name="ro1" table:visibility="filter">
          <table:table-cell office:value-type="float" office:value="9001" calcext:value-type="float">
            <text:p>9001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DOOR</text:p>
          </table:table-cell>
          <table:table-cell table:formula="of:=LEFT(INDIRECT(&quot;A&quot;&amp;ROW());2)" office:value-type="string" office:string-value="90" calcext:value-type="string">
            <text:p>90</text:p>
          </table:table-cell>
          <table:table-cell table:formula="of:=RIGHT(INDIRECT(&quot;A&quot; &amp; ROW());2)" office:value-type="string" office:string-value="01" calcext:value-type="string">
            <text:p>01</text:p>
          </table:table-cell>
          <table:table-cell/>
        </table:table-row>
        <table:table-row table:style-name="ro1" table:visibility="filter">
          <table:table-cell office:value-type="float" office:value="9002" calcext:value-type="float">
            <text:p>9002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DOOR</text:p>
          </table:table-cell>
          <table:table-cell table:formula="of:=LEFT(INDIRECT(&quot;A&quot;&amp;ROW());2)" office:value-type="string" office:string-value="90" calcext:value-type="string">
            <text:p>90</text:p>
          </table:table-cell>
          <table:table-cell table:formula="of:=RIGHT(INDIRECT(&quot;A&quot; &amp; ROW());2)" office:value-type="string" office:string-value="02" calcext:value-type="string">
            <text:p>02</text:p>
          </table:table-cell>
          <table:table-cell/>
        </table:table-row>
        <table:table-row table:style-name="ro1" table:visibility="filter">
          <table:table-cell office:value-type="float" office:value="9003" calcext:value-type="float">
            <text:p>9003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DOOR</text:p>
          </table:table-cell>
          <table:table-cell table:formula="of:=LEFT(INDIRECT(&quot;A&quot;&amp;ROW());2)" office:value-type="string" office:string-value="90" calcext:value-type="string">
            <text:p>90</text:p>
          </table:table-cell>
          <table:table-cell table:formula="of:=RIGHT(INDIRECT(&quot;A&quot; &amp; ROW());2)" office:value-type="string" office:string-value="03" calcext:value-type="string">
            <text:p>03</text:p>
          </table:table-cell>
          <table:table-cell/>
        </table:table-row>
        <table:table-row table:style-name="ro1" table:visibility="filter">
          <table:table-cell office:value-type="float" office:value="9004" calcext:value-type="float">
            <text:p>9004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DOOR</text:p>
          </table:table-cell>
          <table:table-cell table:formula="of:=LEFT(INDIRECT(&quot;A&quot;&amp;ROW());2)" office:value-type="string" office:string-value="90" calcext:value-type="string">
            <text:p>90</text:p>
          </table:table-cell>
          <table:table-cell table:formula="of:=RIGHT(INDIRECT(&quot;A&quot; &amp; ROW());2)" office:value-type="string" office:string-value="04" calcext:value-type="string">
            <text:p>04</text:p>
          </table:table-cell>
          <table:table-cell/>
        </table:table-row>
        <table:table-row table:style-name="ro1" table:visibility="filter">
          <table:table-cell office:value-type="float" office:value="9005" calcext:value-type="float">
            <text:p>9005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DOOR</text:p>
          </table:table-cell>
          <table:table-cell table:formula="of:=LEFT(INDIRECT(&quot;A&quot;&amp;ROW());2)" office:value-type="string" office:string-value="90" calcext:value-type="string">
            <text:p>90</text:p>
          </table:table-cell>
          <table:table-cell table:formula="of:=RIGHT(INDIRECT(&quot;A&quot; &amp; ROW());2)" office:value-type="string" office:string-value="05" calcext:value-type="string">
            <text:p>05</text:p>
          </table:table-cell>
          <table:table-cell/>
        </table:table-row>
        <table:table-row table:style-name="ro1" table:visibility="filter">
          <table:table-cell office:value-type="float" office:value="41000" calcext:value-type="float">
            <text:p>4100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0" calcext:value-type="string">
            <text:p>410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/>
        </table:table-row>
        <table:table-row table:style-name="ro1" table:visibility="filter">
          <table:table-cell office:value-type="float" office:value="41001" calcext:value-type="float">
            <text:p>4100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0" calcext:value-type="string">
            <text:p>410</text:p>
          </table:table-cell>
          <table:table-cell table:formula="of:=RIGHT(INDIRECT(&quot;A&quot; &amp; ROW());2)" office:value-type="string" office:string-value="01" calcext:value-type="string">
            <text:p>01</text:p>
          </table:table-cell>
          <table:table-cell/>
        </table:table-row>
        <table:table-row table:style-name="ro1" table:visibility="filter">
          <table:table-cell office:value-type="float" office:value="41002" calcext:value-type="float">
            <text:p>41002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0" calcext:value-type="string">
            <text:p>410</text:p>
          </table:table-cell>
          <table:table-cell table:formula="of:=RIGHT(INDIRECT(&quot;A&quot; &amp; ROW());2)" office:value-type="string" office:string-value="02" calcext:value-type="string">
            <text:p>02</text:p>
          </table:table-cell>
          <table:table-cell/>
        </table:table-row>
        <table:table-row table:style-name="ro1" table:visibility="filter">
          <table:table-cell office:value-type="float" office:value="41003" calcext:value-type="float">
            <text:p>41003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Wardrob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0" calcext:value-type="string">
            <text:p>410</text:p>
          </table:table-cell>
          <table:table-cell table:formula="of:=RIGHT(INDIRECT(&quot;A&quot; &amp; ROW());2)" office:value-type="string" office:string-value="03" calcext:value-type="string">
            <text:p>03</text:p>
          </table:table-cell>
          <table:table-cell/>
        </table:table-row>
        <table:table-row table:style-name="ro1" table:visibility="filter">
          <table:table-cell office:value-type="float" office:value="41004" calcext:value-type="float">
            <text:p>41004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Wardrobe doubl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0" calcext:value-type="string">
            <text:p>410</text:p>
          </table:table-cell>
          <table:table-cell table:formula="of:=RIGHT(INDIRECT(&quot;A&quot; &amp; ROW());2)" office:value-type="string" office:string-value="04" calcext:value-type="string">
            <text:p>04</text:p>
          </table:table-cell>
          <table:table-cell/>
        </table:table-row>
        <table:table-row table:style-name="ro1" table:visibility="filter">
          <table:table-cell office:value-type="float" office:value="41005" calcext:value-type="float">
            <text:p>41005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0" calcext:value-type="string">
            <text:p>410</text:p>
          </table:table-cell>
          <table:table-cell table:formula="of:=RIGHT(INDIRECT(&quot;A&quot; &amp; ROW());2)" office:value-type="string" office:string-value="05" calcext:value-type="string">
            <text:p>05</text:p>
          </table:table-cell>
          <table:table-cell/>
        </table:table-row>
        <table:table-row table:style-name="ro1" table:visibility="filter">
          <table:table-cell office:value-type="float" office:value="41006" calcext:value-type="float">
            <text:p>41006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abinet doubl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0" calcext:value-type="string">
            <text:p>410</text:p>
          </table:table-cell>
          <table:table-cell table:formula="of:=RIGHT(INDIRECT(&quot;A&quot; &amp; ROW());2)" office:value-type="string" office:string-value="06" calcext:value-type="string">
            <text:p>06</text:p>
          </table:table-cell>
          <table:table-cell/>
        </table:table-row>
        <table:table-row table:style-name="ro1" table:visibility="filter">
          <table:table-cell office:value-type="float" office:value="41009" calcext:value-type="float">
            <text:p>41009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Spinning wheel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0" calcext:value-type="string">
            <text:p>410</text:p>
          </table:table-cell>
          <table:table-cell table:formula="of:=RIGHT(INDIRECT(&quot;A&quot; &amp; ROW());2)" office:value-type="string" office:string-value="09" calcext:value-type="string">
            <text:p>09</text:p>
          </table:table-cell>
          <table:table-cell/>
        </table:table-row>
        <table:table-row table:style-name="ro1" table:visibility="filter">
          <table:table-cell office:value-type="float" office:value="41010" calcext:value-type="float">
            <text:p>4101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0" calcext:value-type="string">
            <text:p>410</text:p>
          </table:table-cell>
          <table:table-cell table:formula="of:=RIGHT(INDIRECT(&quot;A&quot; &amp; ROW());2)" office:value-type="string" office:string-value="10" calcext:value-type="string">
            <text:p>10</text:p>
          </table:table-cell>
          <table:table-cell/>
        </table:table-row>
        <table:table-row table:style-name="ro1" table:visibility="filter">
          <table:table-cell office:value-type="float" office:value="41011" calcext:value-type="float">
            <text:p>4101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abinet doubl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0" calcext:value-type="string">
            <text:p>410</text:p>
          </table:table-cell>
          <table:table-cell table:formula="of:=RIGHT(INDIRECT(&quot;A&quot; &amp; ROW());2)" office:value-type="string" office:string-value="11" calcext:value-type="string">
            <text:p>11</text:p>
          </table:table-cell>
          <table:table-cell/>
        </table:table-row>
        <table:table-row table:style-name="ro1" table:visibility="filter">
          <table:table-cell office:value-type="float" office:value="41012" calcext:value-type="float">
            <text:p>41012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0" calcext:value-type="string">
            <text:p>410</text:p>
          </table:table-cell>
          <table:table-cell table:formula="of:=RIGHT(INDIRECT(&quot;A&quot; &amp; ROW());2)" office:value-type="string" office:string-value="12" calcext:value-type="string">
            <text:p>12</text:p>
          </table:table-cell>
          <table:table-cell/>
        </table:table-row>
        <table:table-row table:style-name="ro1" table:visibility="filter">
          <table:table-cell office:value-type="float" office:value="41013" calcext:value-type="float">
            <text:p>41013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abinet doubl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0" calcext:value-type="string">
            <text:p>410</text:p>
          </table:table-cell>
          <table:table-cell table:formula="of:=RIGHT(INDIRECT(&quot;A&quot; &amp; ROW());2)" office:value-type="string" office:string-value="13" calcext:value-type="string">
            <text:p>13</text:p>
          </table:table-cell>
          <table:table-cell/>
        </table:table-row>
        <table:table-row table:style-name="ro1" table:visibility="filter">
          <table:table-cell office:value-type="float" office:value="41014" calcext:value-type="float">
            <text:p>41014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0" calcext:value-type="string">
            <text:p>410</text:p>
          </table:table-cell>
          <table:table-cell table:formula="of:=RIGHT(INDIRECT(&quot;A&quot; &amp; ROW());2)" office:value-type="string" office:string-value="14" calcext:value-type="string">
            <text:p>14</text:p>
          </table:table-cell>
          <table:table-cell/>
        </table:table-row>
        <table:table-row table:style-name="ro1" table:visibility="filter">
          <table:table-cell office:value-type="float" office:value="41015" calcext:value-type="float">
            <text:p>41015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abinet doubl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0" calcext:value-type="string">
            <text:p>410</text:p>
          </table:table-cell>
          <table:table-cell table:formula="of:=RIGHT(INDIRECT(&quot;A&quot; &amp; ROW());2)" office:value-type="string" office:string-value="15" calcext:value-type="string">
            <text:p>15</text:p>
          </table:table-cell>
          <table:table-cell/>
        </table:table-row>
        <table:table-row table:style-name="ro1" table:visibility="filter">
          <table:table-cell office:value-type="float" office:value="41016" calcext:value-type="float">
            <text:p>41016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0" calcext:value-type="string">
            <text:p>410</text:p>
          </table:table-cell>
          <table:table-cell table:formula="of:=RIGHT(INDIRECT(&quot;A&quot; &amp; ROW());2)" office:value-type="string" office:string-value="16" calcext:value-type="string">
            <text:p>16</text:p>
          </table:table-cell>
          <table:table-cell/>
        </table:table-row>
        <table:table-row table:style-name="ro1" table:visibility="filter">
          <table:table-cell office:value-type="float" office:value="41017" calcext:value-type="float">
            <text:p>41017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abinet doubl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0" calcext:value-type="string">
            <text:p>410</text:p>
          </table:table-cell>
          <table:table-cell table:formula="of:=RIGHT(INDIRECT(&quot;A&quot; &amp; ROW());2)" office:value-type="string" office:string-value="17" calcext:value-type="string">
            <text:p>17</text:p>
          </table:table-cell>
          <table:table-cell/>
        </table:table-row>
        <table:table-row table:style-name="ro1" table:visibility="filter">
          <table:table-cell office:value-type="float" office:value="41018" calcext:value-type="float">
            <text:p>41018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0" calcext:value-type="string">
            <text:p>410</text:p>
          </table:table-cell>
          <table:table-cell table:formula="of:=RIGHT(INDIRECT(&quot;A&quot; &amp; ROW());2)" office:value-type="string" office:string-value="18" calcext:value-type="string">
            <text:p>18</text:p>
          </table:table-cell>
          <table:table-cell/>
        </table:table-row>
        <table:table-row table:style-name="ro1" table:visibility="filter">
          <table:table-cell office:value-type="float" office:value="41019" calcext:value-type="float">
            <text:p>41019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abinet doubl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0" calcext:value-type="string">
            <text:p>410</text:p>
          </table:table-cell>
          <table:table-cell table:formula="of:=RIGHT(INDIRECT(&quot;A&quot; &amp; ROW());2)" office:value-type="string" office:string-value="19" calcext:value-type="string">
            <text:p>19</text:p>
          </table:table-cell>
          <table:table-cell/>
        </table:table-row>
        <table:table-row table:style-name="ro1" table:visibility="filter">
          <table:table-cell office:value-type="float" office:value="41020" calcext:value-type="float">
            <text:p>4102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Lectern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0" calcext:value-type="string">
            <text:p>410</text:p>
          </table:table-cell>
          <table:table-cell table:formula="of:=RIGHT(INDIRECT(&quot;A&quot; &amp; ROW());2)" office:value-type="string" office:string-value="20" calcext:value-type="string">
            <text:p>20</text:p>
          </table:table-cell>
          <table:table-cell/>
        </table:table-row>
        <table:table-row table:style-name="ro1" table:visibility="filter">
          <table:table-cell office:value-type="float" office:value="41021" calcext:value-type="float">
            <text:p>4102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Lectern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0" calcext:value-type="string">
            <text:p>410</text:p>
          </table:table-cell>
          <table:table-cell table:formula="of:=RIGHT(INDIRECT(&quot;A&quot; &amp; ROW());2)" office:value-type="string" office:string-value="21" calcext:value-type="string">
            <text:p>21</text:p>
          </table:table-cell>
          <table:table-cell/>
        </table:table-row>
        <table:table-row table:style-name="ro1" table:visibility="filter">
          <table:table-cell office:value-type="float" office:value="41022" calcext:value-type="float">
            <text:p>41022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Lectern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0" calcext:value-type="string">
            <text:p>410</text:p>
          </table:table-cell>
          <table:table-cell table:formula="of:=RIGHT(INDIRECT(&quot;A&quot; &amp; ROW());2)" office:value-type="string" office:string-value="22" calcext:value-type="string">
            <text:p>22</text:p>
          </table:table-cell>
          <table:table-cell/>
        </table:table-row>
        <table:table-row table:style-name="ro1" table:visibility="filter">
          <table:table-cell office:value-type="float" office:value="41023" calcext:value-type="float">
            <text:p>41023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Lectern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0" calcext:value-type="string">
            <text:p>410</text:p>
          </table:table-cell>
          <table:table-cell table:formula="of:=RIGHT(INDIRECT(&quot;A&quot; &amp; ROW());2)" office:value-type="string" office:string-value="23" calcext:value-type="string">
            <text:p>23</text:p>
          </table:table-cell>
          <table:table-cell/>
        </table:table-row>
        <table:table-row table:style-name="ro1" table:visibility="filter">
          <table:table-cell office:value-type="float" office:value="41024" calcext:value-type="float">
            <text:p>41024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Lectern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0" calcext:value-type="string">
            <text:p>410</text:p>
          </table:table-cell>
          <table:table-cell table:formula="of:=RIGHT(INDIRECT(&quot;A&quot; &amp; ROW());2)" office:value-type="string" office:string-value="24" calcext:value-type="string">
            <text:p>24</text:p>
          </table:table-cell>
          <table:table-cell/>
        </table:table-row>
        <table:table-row table:style-name="ro1" table:visibility="filter">
          <table:table-cell office:value-type="float" office:value="41025" calcext:value-type="float">
            <text:p>41025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0" calcext:value-type="string">
            <text:p>410</text:p>
          </table:table-cell>
          <table:table-cell table:formula="of:=RIGHT(INDIRECT(&quot;A&quot; &amp; ROW());2)" office:value-type="string" office:string-value="25" calcext:value-type="string">
            <text:p>25</text:p>
          </table:table-cell>
          <table:table-cell/>
        </table:table-row>
        <table:table-row table:style-name="ro1" table:visibility="filter">
          <table:table-cell office:value-type="float" office:value="41026" calcext:value-type="float">
            <text:p>41026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abinet doubl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0" calcext:value-type="string">
            <text:p>410</text:p>
          </table:table-cell>
          <table:table-cell table:formula="of:=RIGHT(INDIRECT(&quot;A&quot; &amp; ROW());2)" office:value-type="string" office:string-value="26" calcext:value-type="string">
            <text:p>26</text:p>
          </table:table-cell>
          <table:table-cell/>
        </table:table-row>
        <table:table-row table:style-name="ro1" table:visibility="filter">
          <table:table-cell office:value-type="float" office:value="41027" calcext:value-type="float">
            <text:p>41027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0" calcext:value-type="string">
            <text:p>410</text:p>
          </table:table-cell>
          <table:table-cell table:formula="of:=RIGHT(INDIRECT(&quot;A&quot; &amp; ROW());2)" office:value-type="string" office:string-value="27" calcext:value-type="string">
            <text:p>27</text:p>
          </table:table-cell>
          <table:table-cell/>
        </table:table-row>
        <table:table-row table:style-name="ro1" table:visibility="filter">
          <table:table-cell office:value-type="float" office:value="41028" calcext:value-type="float">
            <text:p>41028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Weapon rack doubl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0" calcext:value-type="string">
            <text:p>410</text:p>
          </table:table-cell>
          <table:table-cell table:formula="of:=RIGHT(INDIRECT(&quot;A&quot; &amp; ROW());2)" office:value-type="string" office:string-value="28" calcext:value-type="string">
            <text:p>28</text:p>
          </table:table-cell>
          <table:table-cell/>
        </table:table-row>
        <table:table-row table:style-name="ro1" table:visibility="filter">
          <table:table-cell office:value-type="float" office:value="41029" calcext:value-type="float">
            <text:p>41029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abinet doubl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0" calcext:value-type="string">
            <text:p>410</text:p>
          </table:table-cell>
          <table:table-cell table:formula="of:=RIGHT(INDIRECT(&quot;A&quot; &amp; ROW());2)" office:value-type="string" office:string-value="29" calcext:value-type="string">
            <text:p>29</text:p>
          </table:table-cell>
          <table:table-cell/>
        </table:table-row>
        <table:table-row table:style-name="ro1" table:visibility="filter">
          <table:table-cell office:value-type="float" office:value="41030" calcext:value-type="float">
            <text:p>4103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Empty shelves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0" calcext:value-type="string">
            <text:p>410</text:p>
          </table:table-cell>
          <table:table-cell table:formula="of:=RIGHT(INDIRECT(&quot;A&quot; &amp; ROW());2)" office:value-type="string" office:string-value="30" calcext:value-type="string">
            <text:p>30</text:p>
          </table:table-cell>
          <table:table-cell/>
        </table:table-row>
        <table:table-row table:style-name="ro1" table:visibility="filter">
          <table:table-cell office:value-type="float" office:value="41031" calcext:value-type="float">
            <text:p>4103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Weapon rack doubl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0" calcext:value-type="string">
            <text:p>410</text:p>
          </table:table-cell>
          <table:table-cell table:formula="of:=RIGHT(INDIRECT(&quot;A&quot; &amp; ROW());2)" office:value-type="string" office:string-value="31" calcext:value-type="string">
            <text:p>31</text:p>
          </table:table-cell>
          <table:table-cell/>
        </table:table-row>
        <table:table-row table:style-name="ro1" table:visibility="filter">
          <table:table-cell office:value-type="float" office:value="41032" calcext:value-type="float">
            <text:p>41032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upboard + drawers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0" calcext:value-type="string">
            <text:p>410</text:p>
          </table:table-cell>
          <table:table-cell table:formula="of:=RIGHT(INDIRECT(&quot;A&quot; &amp; ROW());2)" office:value-type="string" office:string-value="32" calcext:value-type="string">
            <text:p>32</text:p>
          </table:table-cell>
          <table:table-cell/>
        </table:table-row>
        <table:table-row table:style-name="ro1" table:visibility="filter">
          <table:table-cell office:value-type="float" office:value="41033" calcext:value-type="float">
            <text:p>41033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upboard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0" calcext:value-type="string">
            <text:p>410</text:p>
          </table:table-cell>
          <table:table-cell table:formula="of:=RIGHT(INDIRECT(&quot;A&quot; &amp; ROW());2)" office:value-type="string" office:string-value="33" calcext:value-type="string">
            <text:p>33</text:p>
          </table:table-cell>
          <table:table-cell/>
        </table:table-row>
        <table:table-row table:style-name="ro1" table:visibility="filter">
          <table:table-cell office:value-type="float" office:value="41034" calcext:value-type="float">
            <text:p>41034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Drawers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0" calcext:value-type="string">
            <text:p>410</text:p>
          </table:table-cell>
          <table:table-cell table:formula="of:=RIGHT(INDIRECT(&quot;A&quot; &amp; ROW());2)" office:value-type="string" office:string-value="34" calcext:value-type="string">
            <text:p>34</text:p>
          </table:table-cell>
          <table:table-cell/>
        </table:table-row>
        <table:table-row table:style-name="ro1" table:visibility="filter">
          <table:table-cell office:value-type="float" office:value="41035" calcext:value-type="float">
            <text:p>41035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Shelves + drawers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0" calcext:value-type="string">
            <text:p>410</text:p>
          </table:table-cell>
          <table:table-cell table:formula="of:=RIGHT(INDIRECT(&quot;A&quot; &amp; ROW());2)" office:value-type="string" office:string-value="35" calcext:value-type="string">
            <text:p>35</text:p>
          </table:table-cell>
          <table:table-cell/>
        </table:table-row>
        <table:table-row table:style-name="ro1" table:visibility="filter">
          <table:table-cell office:value-type="float" office:value="41036" calcext:value-type="float">
            <text:p>41036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Shelves + drawers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0" calcext:value-type="string">
            <text:p>410</text:p>
          </table:table-cell>
          <table:table-cell table:formula="of:=RIGHT(INDIRECT(&quot;A&quot; &amp; ROW());2)" office:value-type="string" office:string-value="36" calcext:value-type="string">
            <text:p>36</text:p>
          </table:table-cell>
          <table:table-cell/>
        </table:table-row>
        <table:table-row table:style-name="ro1" table:visibility="filter">
          <table:table-cell office:value-type="float" office:value="41037" calcext:value-type="float">
            <text:p>41037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Shelves + drawers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0" calcext:value-type="string">
            <text:p>410</text:p>
          </table:table-cell>
          <table:table-cell table:formula="of:=RIGHT(INDIRECT(&quot;A&quot; &amp; ROW());2)" office:value-type="string" office:string-value="37" calcext:value-type="string">
            <text:p>37</text:p>
          </table:table-cell>
          <table:table-cell/>
        </table:table-row>
        <table:table-row table:style-name="ro1" table:visibility="filter">
          <table:table-cell office:value-type="float" office:value="41040" calcext:value-type="float">
            <text:p>4104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abinet doubl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0" calcext:value-type="string">
            <text:p>410</text:p>
          </table:table-cell>
          <table:table-cell table:formula="of:=RIGHT(INDIRECT(&quot;A&quot; &amp; ROW());2)" office:value-type="string" office:string-value="40" calcext:value-type="string">
            <text:p>40</text:p>
          </table:table-cell>
          <table:table-cell/>
        </table:table-row>
        <table:table-row table:style-name="ro1" table:visibility="filter">
          <table:table-cell office:value-type="float" office:value="41041" calcext:value-type="float">
            <text:p>4104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abinet fancy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0" calcext:value-type="string">
            <text:p>410</text:p>
          </table:table-cell>
          <table:table-cell table:formula="of:=RIGHT(INDIRECT(&quot;A&quot; &amp; ROW());2)" office:value-type="string" office:string-value="41" calcext:value-type="string">
            <text:p>41</text:p>
          </table:table-cell>
          <table:table-cell/>
        </table:table-row>
        <table:table-row table:style-name="ro1" table:visibility="filter">
          <table:table-cell office:value-type="float" office:value="41042" calcext:value-type="float">
            <text:p>41042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abinet fancy doubl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0" calcext:value-type="string">
            <text:p>410</text:p>
          </table:table-cell>
          <table:table-cell table:formula="of:=RIGHT(INDIRECT(&quot;A&quot; &amp; ROW());2)" office:value-type="string" office:string-value="42" calcext:value-type="string">
            <text:p>42</text:p>
          </table:table-cell>
          <table:table-cell/>
        </table:table-row>
        <table:table-row table:style-name="ro1" table:visibility="filter">
          <table:table-cell office:value-type="float" office:value="41043" calcext:value-type="float">
            <text:p>41043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abinet fancy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0" calcext:value-type="string">
            <text:p>410</text:p>
          </table:table-cell>
          <table:table-cell table:formula="of:=RIGHT(INDIRECT(&quot;A&quot; &amp; ROW());2)" office:value-type="string" office:string-value="43" calcext:value-type="string">
            <text:p>43</text:p>
          </table:table-cell>
          <table:table-cell/>
        </table:table-row>
        <table:table-row table:style-name="ro1" table:visibility="filter">
          <table:table-cell office:value-type="float" office:value="41044" calcext:value-type="float">
            <text:p>41044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abinet fancy doubl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0" calcext:value-type="string">
            <text:p>410</text:p>
          </table:table-cell>
          <table:table-cell table:formula="of:=RIGHT(INDIRECT(&quot;A&quot; &amp; ROW());2)" office:value-type="string" office:string-value="44" calcext:value-type="string">
            <text:p>44</text:p>
          </table:table-cell>
          <table:table-cell/>
        </table:table-row>
        <table:table-row table:style-name="ro1" table:visibility="filter">
          <table:table-cell office:value-type="float" office:value="41045" calcext:value-type="float">
            <text:p>41045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0" calcext:value-type="string">
            <text:p>410</text:p>
          </table:table-cell>
          <table:table-cell table:formula="of:=RIGHT(INDIRECT(&quot;A&quot; &amp; ROW());2)" office:value-type="string" office:string-value="45" calcext:value-type="string">
            <text:p>45</text:p>
          </table:table-cell>
          <table:table-cell/>
        </table:table-row>
        <table:table-row table:style-name="ro1" table:visibility="filter">
          <table:table-cell office:value-type="float" office:value="41046" calcext:value-type="float">
            <text:p>41046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abinet doubl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0" calcext:value-type="string">
            <text:p>410</text:p>
          </table:table-cell>
          <table:table-cell table:formula="of:=RIGHT(INDIRECT(&quot;A&quot; &amp; ROW());2)" office:value-type="string" office:string-value="46" calcext:value-type="string">
            <text:p>46</text:p>
          </table:table-cell>
          <table:table-cell/>
        </table:table-row>
        <table:table-row table:style-name="ro1" table:visibility="filter">
          <table:table-cell office:value-type="float" office:value="41047" calcext:value-type="float">
            <text:p>41047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0" calcext:value-type="string">
            <text:p>410</text:p>
          </table:table-cell>
          <table:table-cell table:formula="of:=RIGHT(INDIRECT(&quot;A&quot; &amp; ROW());2)" office:value-type="string" office:string-value="47" calcext:value-type="string">
            <text:p>47</text:p>
          </table:table-cell>
          <table:table-cell/>
        </table:table-row>
        <table:table-row table:style-name="ro1" table:visibility="filter">
          <table:table-cell office:value-type="float" office:value="41048" calcext:value-type="float">
            <text:p>41048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Weapon rack doubl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0" calcext:value-type="string">
            <text:p>410</text:p>
          </table:table-cell>
          <table:table-cell table:formula="of:=RIGHT(INDIRECT(&quot;A&quot; &amp; ROW());2)" office:value-type="string" office:string-value="48" calcext:value-type="string">
            <text:p>48</text:p>
          </table:table-cell>
          <table:table-cell/>
        </table:table-row>
        <table:table-row table:style-name="ro1" table:visibility="filter">
          <table:table-cell office:value-type="float" office:value="41049" calcext:value-type="float">
            <text:p>41049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Weapon rack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0" calcext:value-type="string">
            <text:p>410</text:p>
          </table:table-cell>
          <table:table-cell table:formula="of:=RIGHT(INDIRECT(&quot;A&quot; &amp; ROW());2)" office:value-type="string" office:string-value="49" calcext:value-type="string">
            <text:p>49</text:p>
          </table:table-cell>
          <table:table-cell/>
        </table:table-row>
        <table:table-row table:style-name="ro1" table:visibility="filter">
          <table:table-cell office:value-type="float" office:value="41050" calcext:value-type="float">
            <text:p>4105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Drawers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0" calcext:value-type="string">
            <text:p>410</text:p>
          </table:table-cell>
          <table:table-cell table:formula="of:=RIGHT(INDIRECT(&quot;A&quot; &amp; ROW());2)" office:value-type="string" office:string-value="50" calcext:value-type="string">
            <text:p>50</text:p>
          </table:table-cell>
          <table:table-cell/>
        </table:table-row>
        <table:table-row table:style-name="ro1" table:visibility="filter">
          <table:table-cell office:value-type="float" office:value="41051" calcext:value-type="float">
            <text:p>4105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abinet + cupboard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0" calcext:value-type="string">
            <text:p>410</text:p>
          </table:table-cell>
          <table:table-cell table:formula="of:=RIGHT(INDIRECT(&quot;A&quot; &amp; ROW());2)" office:value-type="string" office:string-value="51" calcext:value-type="string">
            <text:p>51</text:p>
          </table:table-cell>
          <table:table-cell/>
        </table:table-row>
        <table:table-row table:style-name="ro1" table:visibility="filter">
          <table:table-cell office:value-type="float" office:value="41100" calcext:value-type="float">
            <text:p>4110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1" calcext:value-type="string">
            <text:p>411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/>
        </table:table-row>
        <table:table-row table:style-name="ro1" table:visibility="filter">
          <table:table-cell office:value-type="float" office:value="41101" calcext:value-type="float">
            <text:p>4110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1" calcext:value-type="string">
            <text:p>411</text:p>
          </table:table-cell>
          <table:table-cell table:formula="of:=RIGHT(INDIRECT(&quot;A&quot; &amp; ROW());2)" office:value-type="string" office:string-value="01" calcext:value-type="string">
            <text:p>01</text:p>
          </table:table-cell>
          <table:table-cell/>
        </table:table-row>
        <table:table-row table:style-name="ro1" table:visibility="filter">
          <table:table-cell office:value-type="float" office:value="41102" calcext:value-type="float">
            <text:p>41102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1" calcext:value-type="string">
            <text:p>411</text:p>
          </table:table-cell>
          <table:table-cell table:formula="of:=RIGHT(INDIRECT(&quot;A&quot; &amp; ROW());2)" office:value-type="string" office:string-value="02" calcext:value-type="string">
            <text:p>02</text:p>
          </table:table-cell>
          <table:table-cell/>
        </table:table-row>
        <table:table-row table:style-name="ro1" table:visibility="filter">
          <table:table-cell office:value-type="float" office:value="41103" calcext:value-type="float">
            <text:p>41103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1" calcext:value-type="string">
            <text:p>411</text:p>
          </table:table-cell>
          <table:table-cell table:formula="of:=RIGHT(INDIRECT(&quot;A&quot; &amp; ROW());2)" office:value-type="string" office:string-value="03" calcext:value-type="string">
            <text:p>03</text:p>
          </table:table-cell>
          <table:table-cell/>
        </table:table-row>
        <table:table-row table:style-name="ro1" table:visibility="filter">
          <table:table-cell office:value-type="float" office:value="41104" calcext:value-type="float">
            <text:p>41104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1" calcext:value-type="string">
            <text:p>411</text:p>
          </table:table-cell>
          <table:table-cell table:formula="of:=RIGHT(INDIRECT(&quot;A&quot; &amp; ROW());2)" office:value-type="string" office:string-value="04" calcext:value-type="string">
            <text:p>04</text:p>
          </table:table-cell>
          <table:table-cell/>
        </table:table-row>
        <table:table-row table:style-name="ro1" table:visibility="filter">
          <table:table-cell office:value-type="float" office:value="41105" calcext:value-type="float">
            <text:p>41105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1" calcext:value-type="string">
            <text:p>411</text:p>
          </table:table-cell>
          <table:table-cell table:formula="of:=RIGHT(INDIRECT(&quot;A&quot; &amp; ROW());2)" office:value-type="string" office:string-value="05" calcext:value-type="string">
            <text:p>05</text:p>
          </table:table-cell>
          <table:table-cell/>
        </table:table-row>
        <table:table-row table:style-name="ro1" table:visibility="filter">
          <table:table-cell office:value-type="float" office:value="41106" calcext:value-type="float">
            <text:p>41106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1" calcext:value-type="string">
            <text:p>411</text:p>
          </table:table-cell>
          <table:table-cell table:formula="of:=RIGHT(INDIRECT(&quot;A&quot; &amp; ROW());2)" office:value-type="string" office:string-value="06" calcext:value-type="string">
            <text:p>06</text:p>
          </table:table-cell>
          <table:table-cell/>
        </table:table-row>
        <table:table-row table:style-name="ro1" table:visibility="filter">
          <table:table-cell office:value-type="float" office:value="41107" calcext:value-type="float">
            <text:p>41107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1" calcext:value-type="string">
            <text:p>411</text:p>
          </table:table-cell>
          <table:table-cell table:formula="of:=RIGHT(INDIRECT(&quot;A&quot; &amp; ROW());2)" office:value-type="string" office:string-value="07" calcext:value-type="string">
            <text:p>07</text:p>
          </table:table-cell>
          <table:table-cell/>
        </table:table-row>
        <table:table-row table:style-name="ro1" table:visibility="filter">
          <table:table-cell office:value-type="float" office:value="41108" calcext:value-type="float">
            <text:p>41108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1" calcext:value-type="string">
            <text:p>411</text:p>
          </table:table-cell>
          <table:table-cell table:formula="of:=RIGHT(INDIRECT(&quot;A&quot; &amp; ROW());2)" office:value-type="string" office:string-value="08" calcext:value-type="string">
            <text:p>08</text:p>
          </table:table-cell>
          <table:table-cell/>
        </table:table-row>
        <table:table-row table:style-name="ro1" table:visibility="filter">
          <table:table-cell office:value-type="float" office:value="41109" calcext:value-type="float">
            <text:p>41109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1" calcext:value-type="string">
            <text:p>411</text:p>
          </table:table-cell>
          <table:table-cell table:formula="of:=RIGHT(INDIRECT(&quot;A&quot; &amp; ROW());2)" office:value-type="string" office:string-value="09" calcext:value-type="string">
            <text:p>09</text:p>
          </table:table-cell>
          <table:table-cell/>
        </table:table-row>
        <table:table-row table:style-name="ro1" table:visibility="filter">
          <table:table-cell office:value-type="float" office:value="41110" calcext:value-type="float">
            <text:p>4111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1" calcext:value-type="string">
            <text:p>411</text:p>
          </table:table-cell>
          <table:table-cell table:formula="of:=RIGHT(INDIRECT(&quot;A&quot; &amp; ROW());2)" office:value-type="string" office:string-value="10" calcext:value-type="string">
            <text:p>10</text:p>
          </table:table-cell>
          <table:table-cell/>
        </table:table-row>
        <table:table-row table:style-name="ro1" table:visibility="filter">
          <table:table-cell office:value-type="float" office:value="41111" calcext:value-type="float">
            <text:p>4111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1" calcext:value-type="string">
            <text:p>411</text:p>
          </table:table-cell>
          <table:table-cell table:formula="of:=RIGHT(INDIRECT(&quot;A&quot; &amp; ROW());2)" office:value-type="string" office:string-value="11" calcext:value-type="string">
            <text:p>11</text:p>
          </table:table-cell>
          <table:table-cell/>
        </table:table-row>
        <table:table-row table:style-name="ro1" table:visibility="filter">
          <table:table-cell office:value-type="float" office:value="41112" calcext:value-type="float">
            <text:p>41112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1" calcext:value-type="string">
            <text:p>411</text:p>
          </table:table-cell>
          <table:table-cell table:formula="of:=RIGHT(INDIRECT(&quot;A&quot; &amp; ROW());2)" office:value-type="string" office:string-value="12" calcext:value-type="string">
            <text:p>12</text:p>
          </table:table-cell>
          <table:table-cell/>
        </table:table-row>
        <table:table-row table:style-name="ro1" table:visibility="filter">
          <table:table-cell office:value-type="float" office:value="41113" calcext:value-type="float">
            <text:p>41113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1" calcext:value-type="string">
            <text:p>411</text:p>
          </table:table-cell>
          <table:table-cell table:formula="of:=RIGHT(INDIRECT(&quot;A&quot; &amp; ROW());2)" office:value-type="string" office:string-value="13" calcext:value-type="string">
            <text:p>13</text:p>
          </table:table-cell>
          <table:table-cell/>
        </table:table-row>
        <table:table-row table:style-name="ro1" table:visibility="filter">
          <table:table-cell office:value-type="float" office:value="41114" calcext:value-type="float">
            <text:p>41114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1" calcext:value-type="string">
            <text:p>411</text:p>
          </table:table-cell>
          <table:table-cell table:formula="of:=RIGHT(INDIRECT(&quot;A&quot; &amp; ROW());2)" office:value-type="string" office:string-value="14" calcext:value-type="string">
            <text:p>14</text:p>
          </table:table-cell>
          <table:table-cell/>
        </table:table-row>
        <table:table-row table:style-name="ro1" table:visibility="filter">
          <table:table-cell office:value-type="float" office:value="41115" calcext:value-type="float">
            <text:p>41115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Wedge legs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1" calcext:value-type="string">
            <text:p>411</text:p>
          </table:table-cell>
          <table:table-cell table:formula="of:=RIGHT(INDIRECT(&quot;A&quot; &amp; ROW());2)" office:value-type="string" office:string-value="15" calcext:value-type="string">
            <text:p>15</text:p>
          </table:table-cell>
          <table:table-cell/>
        </table:table-row>
        <table:table-row table:style-name="ro1" table:visibility="filter">
          <table:table-cell office:value-type="float" office:value="41116" calcext:value-type="float">
            <text:p>41116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Fireplac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1" calcext:value-type="string">
            <text:p>411</text:p>
          </table:table-cell>
          <table:table-cell table:formula="of:=RIGHT(INDIRECT(&quot;A&quot; &amp; ROW());2)" office:value-type="string" office:string-value="16" calcext:value-type="string">
            <text:p>16</text:p>
          </table:table-cell>
          <table:table-cell/>
        </table:table-row>
        <table:table-row table:style-name="ro1" table:visibility="filter">
          <table:table-cell office:value-type="float" office:value="41117" calcext:value-type="float">
            <text:p>41117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Fireplac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1" calcext:value-type="string">
            <text:p>411</text:p>
          </table:table-cell>
          <table:table-cell table:formula="of:=RIGHT(INDIRECT(&quot;A&quot; &amp; ROW());2)" office:value-type="string" office:string-value="17" calcext:value-type="string">
            <text:p>17</text:p>
          </table:table-cell>
          <table:table-cell/>
        </table:table-row>
        <table:table-row table:style-name="ro1" table:visibility="filter">
          <table:table-cell office:value-type="float" office:value="41118" calcext:value-type="float">
            <text:p>41118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nvil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1" calcext:value-type="string">
            <text:p>411</text:p>
          </table:table-cell>
          <table:table-cell table:formula="of:=RIGHT(INDIRECT(&quot;A&quot; &amp; ROW());2)" office:value-type="string" office:string-value="18" calcext:value-type="string">
            <text:p>18</text:p>
          </table:table-cell>
          <table:table-cell/>
        </table:table-row>
        <table:table-row table:style-name="ro1" table:visibility="filter">
          <table:table-cell office:value-type="float" office:value="41119" calcext:value-type="float">
            <text:p>41119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1" calcext:value-type="string">
            <text:p>411</text:p>
          </table:table-cell>
          <table:table-cell table:formula="of:=RIGHT(INDIRECT(&quot;A&quot; &amp; ROW());2)" office:value-type="string" office:string-value="19" calcext:value-type="string">
            <text:p>19</text:p>
          </table:table-cell>
          <table:table-cell/>
        </table:table-row>
        <table:table-row table:style-name="ro1" table:visibility="filter">
          <table:table-cell office:value-type="float" office:value="41120" calcext:value-type="float">
            <text:p>4112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Pipe organ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1" calcext:value-type="string">
            <text:p>411</text:p>
          </table:table-cell>
          <table:table-cell table:formula="of:=RIGHT(INDIRECT(&quot;A&quot; &amp; ROW());2)" office:value-type="string" office:string-value="20" calcext:value-type="string">
            <text:p>20</text:p>
          </table:table-cell>
          <table:table-cell/>
        </table:table-row>
        <table:table-row table:style-name="ro1" table:visibility="filter">
          <table:table-cell office:value-type="float" office:value="41121" calcext:value-type="float">
            <text:p>4112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1" calcext:value-type="string">
            <text:p>411</text:p>
          </table:table-cell>
          <table:table-cell table:formula="of:=RIGHT(INDIRECT(&quot;A&quot; &amp; ROW());2)" office:value-type="string" office:string-value="21" calcext:value-type="string">
            <text:p>21</text:p>
          </table:table-cell>
          <table:table-cell/>
        </table:table-row>
        <table:table-row table:style-name="ro1" table:visibility="filter">
          <table:table-cell office:value-type="float" office:value="41122" calcext:value-type="float">
            <text:p>41122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Thron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1" calcext:value-type="string">
            <text:p>411</text:p>
          </table:table-cell>
          <table:table-cell table:formula="of:=RIGHT(INDIRECT(&quot;A&quot; &amp; ROW());2)" office:value-type="string" office:string-value="22" calcext:value-type="string">
            <text:p>22</text:p>
          </table:table-cell>
          <table:table-cell/>
        </table:table-row>
        <table:table-row table:style-name="ro1" table:visibility="filter">
          <table:table-cell office:value-type="float" office:value="41123" calcext:value-type="float">
            <text:p>41123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Thron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1" calcext:value-type="string">
            <text:p>411</text:p>
          </table:table-cell>
          <table:table-cell table:formula="of:=RIGHT(INDIRECT(&quot;A&quot; &amp; ROW());2)" office:value-type="string" office:string-value="23" calcext:value-type="string">
            <text:p>23</text:p>
          </table:table-cell>
          <table:table-cell/>
        </table:table-row>
        <table:table-row table:style-name="ro1" table:visibility="filter">
          <table:table-cell office:value-type="float" office:value="41124" calcext:value-type="float">
            <text:p>41124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Low cabinet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1" calcext:value-type="string">
            <text:p>411</text:p>
          </table:table-cell>
          <table:table-cell table:formula="of:=RIGHT(INDIRECT(&quot;A&quot; &amp; ROW());2)" office:value-type="string" office:string-value="24" calcext:value-type="string">
            <text:p>24</text:p>
          </table:table-cell>
          <table:table-cell/>
        </table:table-row>
        <table:table-row table:style-name="ro1" table:visibility="filter">
          <table:table-cell office:value-type="float" office:value="41125" calcext:value-type="float">
            <text:p>41125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Work bench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1" calcext:value-type="string">
            <text:p>411</text:p>
          </table:table-cell>
          <table:table-cell table:formula="of:=RIGHT(INDIRECT(&quot;A&quot; &amp; ROW());2)" office:value-type="string" office:string-value="25" calcext:value-type="string">
            <text:p>25</text:p>
          </table:table-cell>
          <table:table-cell/>
        </table:table-row>
        <table:table-row table:style-name="ro1" table:visibility="filter">
          <table:table-cell office:value-type="float" office:value="41126" calcext:value-type="float">
            <text:p>41126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1" calcext:value-type="string">
            <text:p>411</text:p>
          </table:table-cell>
          <table:table-cell table:formula="of:=RIGHT(INDIRECT(&quot;A&quot; &amp; ROW());2)" office:value-type="string" office:string-value="26" calcext:value-type="string">
            <text:p>26</text:p>
          </table:table-cell>
          <table:table-cell/>
        </table:table-row>
        <table:table-row table:style-name="ro1" table:visibility="filter">
          <table:table-cell office:value-type="float" office:value="41127" calcext:value-type="float">
            <text:p>41127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Plank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1" calcext:value-type="string">
            <text:p>411</text:p>
          </table:table-cell>
          <table:table-cell table:formula="of:=RIGHT(INDIRECT(&quot;A&quot; &amp; ROW());2)" office:value-type="string" office:string-value="27" calcext:value-type="string">
            <text:p>27</text:p>
          </table:table-cell>
          <table:table-cell/>
        </table:table-row>
        <table:table-row table:style-name="ro1" table:visibility="filter">
          <table:table-cell office:value-type="float" office:value="41128" calcext:value-type="float">
            <text:p>41128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Plank 90 degrees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1" calcext:value-type="string">
            <text:p>411</text:p>
          </table:table-cell>
          <table:table-cell table:formula="of:=RIGHT(INDIRECT(&quot;A&quot; &amp; ROW());2)" office:value-type="string" office:string-value="28" calcext:value-type="string">
            <text:p>28</text:p>
          </table:table-cell>
          <table:table-cell/>
        </table:table-row>
        <table:table-row table:style-name="ro1" table:visibility="filter">
          <table:table-cell office:value-type="float" office:value="41129" calcext:value-type="float">
            <text:p>41129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1" calcext:value-type="string">
            <text:p>411</text:p>
          </table:table-cell>
          <table:table-cell table:formula="of:=RIGHT(INDIRECT(&quot;A&quot; &amp; ROW());2)" office:value-type="string" office:string-value="29" calcext:value-type="string">
            <text:p>29</text:p>
          </table:table-cell>
          <table:table-cell/>
        </table:table-row>
        <table:table-row table:style-name="ro1" table:visibility="filter">
          <table:table-cell office:value-type="float" office:value="41130" calcext:value-type="float">
            <text:p>4113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1" calcext:value-type="string">
            <text:p>411</text:p>
          </table:table-cell>
          <table:table-cell table:formula="of:=RIGHT(INDIRECT(&quot;A&quot; &amp; ROW());2)" office:value-type="string" office:string-value="30" calcext:value-type="string">
            <text:p>30</text:p>
          </table:table-cell>
          <table:table-cell/>
        </table:table-row>
        <table:table-row table:style-name="ro1" table:visibility="filter">
          <table:table-cell office:value-type="float" office:value="41206" calcext:value-type="float">
            <text:p>41206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Fence end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2" calcext:value-type="string">
            <text:p>412</text:p>
          </table:table-cell>
          <table:table-cell table:formula="of:=RIGHT(INDIRECT(&quot;A&quot; &amp; ROW());2)" office:value-type="string" office:string-value="06" calcext:value-type="string">
            <text:p>06</text:p>
          </table:table-cell>
          <table:table-cell/>
        </table:table-row>
        <table:table-row table:style-name="ro1" table:visibility="filter">
          <table:table-cell office:value-type="float" office:value="41207" calcext:value-type="float">
            <text:p>41207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Fence end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2" calcext:value-type="string">
            <text:p>412</text:p>
          </table:table-cell>
          <table:table-cell table:formula="of:=RIGHT(INDIRECT(&quot;A&quot; &amp; ROW());2)" office:value-type="string" office:string-value="07" calcext:value-type="string">
            <text:p>07</text:p>
          </table:table-cell>
          <table:table-cell/>
        </table:table-row>
        <table:table-row table:style-name="ro1" table:visibility="filter">
          <table:table-cell office:value-type="float" office:value="41208" calcext:value-type="float">
            <text:p>41208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Fence end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2" calcext:value-type="string">
            <text:p>412</text:p>
          </table:table-cell>
          <table:table-cell table:formula="of:=RIGHT(INDIRECT(&quot;A&quot; &amp; ROW());2)" office:value-type="string" office:string-value="08" calcext:value-type="string">
            <text:p>08</text:p>
          </table:table-cell>
          <table:table-cell/>
        </table:table-row>
        <table:table-row table:style-name="ro1" table:visibility="filter">
          <table:table-cell office:value-type="float" office:value="41209" calcext:value-type="float">
            <text:p>41209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Water trough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2" calcext:value-type="string">
            <text:p>412</text:p>
          </table:table-cell>
          <table:table-cell table:formula="of:=RIGHT(INDIRECT(&quot;A&quot; &amp; ROW());2)" office:value-type="string" office:string-value="09" calcext:value-type="string">
            <text:p>09</text:p>
          </table:table-cell>
          <table:table-cell/>
        </table:table-row>
        <table:table-row table:style-name="ro1" table:visibility="filter">
          <table:table-cell office:value-type="float" office:value="41210" calcext:value-type="float">
            <text:p>4121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Trough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2" calcext:value-type="string">
            <text:p>412</text:p>
          </table:table-cell>
          <table:table-cell table:formula="of:=RIGHT(INDIRECT(&quot;A&quot; &amp; ROW());2)" office:value-type="string" office:string-value="10" calcext:value-type="string">
            <text:p>10</text:p>
          </table:table-cell>
          <table:table-cell/>
        </table:table-row>
        <table:table-row table:style-name="ro1" table:visibility="filter">
          <table:table-cell office:value-type="float" office:value="41220" calcext:value-type="float">
            <text:p>4122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Fountain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2" calcext:value-type="string">
            <text:p>412</text:p>
          </table:table-cell>
          <table:table-cell table:formula="of:=RIGHT(INDIRECT(&quot;A&quot; &amp; ROW());2)" office:value-type="string" office:string-value="20" calcext:value-type="string">
            <text:p>20</text:p>
          </table:table-cell>
          <table:table-cell/>
        </table:table-row>
        <table:table-row table:style-name="ro1" table:visibility="filter">
          <table:table-cell office:value-type="float" office:value="41221" calcext:value-type="float">
            <text:p>4122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Fountain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2" calcext:value-type="string">
            <text:p>412</text:p>
          </table:table-cell>
          <table:table-cell table:formula="of:=RIGHT(INDIRECT(&quot;A&quot; &amp; ROW());2)" office:value-type="string" office:string-value="21" calcext:value-type="string">
            <text:p>21</text:p>
          </table:table-cell>
          <table:table-cell/>
        </table:table-row>
        <table:table-row table:style-name="ro1" table:visibility="filter">
          <table:table-cell office:value-type="float" office:value="41222" calcext:value-type="float">
            <text:p>41222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Fountain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2" calcext:value-type="string">
            <text:p>412</text:p>
          </table:table-cell>
          <table:table-cell table:formula="of:=RIGHT(INDIRECT(&quot;A&quot; &amp; ROW());2)" office:value-type="string" office:string-value="22" calcext:value-type="string">
            <text:p>22</text:p>
          </table:table-cell>
          <table:table-cell/>
        </table:table-row>
        <table:table-row table:style-name="ro1" table:visibility="filter">
          <table:table-cell office:value-type="float" office:value="41230" calcext:value-type="float">
            <text:p>4123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Tower cylinder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2" calcext:value-type="string">
            <text:p>412</text:p>
          </table:table-cell>
          <table:table-cell table:formula="of:=RIGHT(INDIRECT(&quot;A&quot; &amp; ROW());2)" office:value-type="string" office:string-value="30" calcext:value-type="string">
            <text:p>30</text:p>
          </table:table-cell>
          <table:table-cell/>
        </table:table-row>
        <table:table-row table:style-name="ro1" table:visibility="filter">
          <table:table-cell office:value-type="float" office:value="41236" calcext:value-type="float">
            <text:p>41236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2" calcext:value-type="string">
            <text:p>412</text:p>
          </table:table-cell>
          <table:table-cell table:formula="of:=RIGHT(INDIRECT(&quot;A&quot; &amp; ROW());2)" office:value-type="string" office:string-value="36" calcext:value-type="string">
            <text:p>36</text:p>
          </table:table-cell>
          <table:table-cell/>
        </table:table-row>
        <table:table-row table:style-name="ro1" table:visibility="filter">
          <table:table-cell office:value-type="float" office:value="41239" calcext:value-type="float">
            <text:p>41239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Wagon hay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2" calcext:value-type="string">
            <text:p>412</text:p>
          </table:table-cell>
          <table:table-cell table:formula="of:=RIGHT(INDIRECT(&quot;A&quot; &amp; ROW());2)" office:value-type="string" office:string-value="39" calcext:value-type="string">
            <text:p>39</text:p>
          </table:table-cell>
          <table:table-cell/>
        </table:table-row>
        <table:table-row table:style-name="ro1" table:visibility="filter">
          <table:table-cell office:value-type="float" office:value="41240" calcext:value-type="float">
            <text:p>4124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Fence / board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2" calcext:value-type="string">
            <text:p>412</text:p>
          </table:table-cell>
          <table:table-cell table:formula="of:=RIGHT(INDIRECT(&quot;A&quot; &amp; ROW());2)" office:value-type="string" office:string-value="40" calcext:value-type="string">
            <text:p>40</text:p>
          </table:table-cell>
          <table:table-cell/>
        </table:table-row>
        <table:table-row table:style-name="ro1" table:visibility="filter">
          <table:table-cell office:value-type="float" office:value="41241" calcext:value-type="float">
            <text:p>4124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Wagon hay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2" calcext:value-type="string">
            <text:p>412</text:p>
          </table:table-cell>
          <table:table-cell table:formula="of:=RIGHT(INDIRECT(&quot;A&quot; &amp; ROW());2)" office:value-type="string" office:string-value="41" calcext:value-type="string">
            <text:p>41</text:p>
          </table:table-cell>
          <table:table-cell/>
        </table:table-row>
        <table:table-row table:style-name="ro1" table:visibility="filter">
          <table:table-cell office:value-type="float" office:value="41242" calcext:value-type="float">
            <text:p>41242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Plank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2" calcext:value-type="string">
            <text:p>412</text:p>
          </table:table-cell>
          <table:table-cell table:formula="of:=RIGHT(INDIRECT(&quot;A&quot; &amp; ROW());2)" office:value-type="string" office:string-value="42" calcext:value-type="string">
            <text:p>42</text:p>
          </table:table-cell>
          <table:table-cell/>
        </table:table-row>
        <table:table-row table:style-name="ro1" table:visibility="filter">
          <table:table-cell office:value-type="float" office:value="41300" calcext:value-type="float">
            <text:p>4130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Torture devic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3" calcext:value-type="string">
            <text:p>413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/>
        </table:table-row>
        <table:table-row table:style-name="ro1" table:visibility="filter">
          <table:table-cell office:value-type="float" office:value="41301" calcext:value-type="float">
            <text:p>4130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Torture devic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3" calcext:value-type="string">
            <text:p>413</text:p>
          </table:table-cell>
          <table:table-cell table:formula="of:=RIGHT(INDIRECT(&quot;A&quot; &amp; ROW());2)" office:value-type="string" office:string-value="01" calcext:value-type="string">
            <text:p>01</text:p>
          </table:table-cell>
          <table:table-cell/>
        </table:table-row>
        <table:table-row table:style-name="ro1" table:visibility="filter">
          <table:table-cell office:value-type="float" office:value="41302" calcext:value-type="float">
            <text:p>41302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Torture devic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3" calcext:value-type="string">
            <text:p>413</text:p>
          </table:table-cell>
          <table:table-cell table:formula="of:=RIGHT(INDIRECT(&quot;A&quot; &amp; ROW());2)" office:value-type="string" office:string-value="02" calcext:value-type="string">
            <text:p>02</text:p>
          </table:table-cell>
          <table:table-cell/>
        </table:table-row>
        <table:table-row table:style-name="ro1" table:visibility="filter">
          <table:table-cell office:value-type="float" office:value="41303" calcext:value-type="float">
            <text:p>41303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Torture devic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3" calcext:value-type="string">
            <text:p>413</text:p>
          </table:table-cell>
          <table:table-cell table:formula="of:=RIGHT(INDIRECT(&quot;A&quot; &amp; ROW());2)" office:value-type="string" office:string-value="03" calcext:value-type="string">
            <text:p>03</text:p>
          </table:table-cell>
          <table:table-cell/>
        </table:table-row>
        <table:table-row table:style-name="ro1" table:visibility="filter">
          <table:table-cell office:value-type="float" office:value="41304" calcext:value-type="float">
            <text:p>41304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3" calcext:value-type="string">
            <text:p>413</text:p>
          </table:table-cell>
          <table:table-cell table:formula="of:=RIGHT(INDIRECT(&quot;A&quot; &amp; ROW());2)" office:value-type="string" office:string-value="04" calcext:value-type="string">
            <text:p>04</text:p>
          </table:table-cell>
          <table:table-cell/>
        </table:table-row>
        <table:table-row table:style-name="ro1" table:visibility="filter">
          <table:table-cell office:value-type="float" office:value="41305" calcext:value-type="float">
            <text:p>41305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3" calcext:value-type="string">
            <text:p>413</text:p>
          </table:table-cell>
          <table:table-cell table:formula="of:=RIGHT(INDIRECT(&quot;A&quot; &amp; ROW());2)" office:value-type="string" office:string-value="05" calcext:value-type="string">
            <text:p>05</text:p>
          </table:table-cell>
          <table:table-cell/>
        </table:table-row>
        <table:table-row table:style-name="ro1" table:visibility="filter">
          <table:table-cell office:value-type="float" office:value="41306" calcext:value-type="float">
            <text:p>41306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3" calcext:value-type="string">
            <text:p>413</text:p>
          </table:table-cell>
          <table:table-cell table:formula="of:=RIGHT(INDIRECT(&quot;A&quot; &amp; ROW());2)" office:value-type="string" office:string-value="06" calcext:value-type="string">
            <text:p>06</text:p>
          </table:table-cell>
          <table:table-cell/>
        </table:table-row>
        <table:table-row table:style-name="ro1" table:visibility="filter">
          <table:table-cell office:value-type="float" office:value="41307" calcext:value-type="float">
            <text:p>41307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3" calcext:value-type="string">
            <text:p>413</text:p>
          </table:table-cell>
          <table:table-cell table:formula="of:=RIGHT(INDIRECT(&quot;A&quot; &amp; ROW());2)" office:value-type="string" office:string-value="07" calcext:value-type="string">
            <text:p>07</text:p>
          </table:table-cell>
          <table:table-cell/>
        </table:table-row>
        <table:table-row table:style-name="ro1" table:visibility="filter">
          <table:table-cell office:value-type="float" office:value="41308" calcext:value-type="float">
            <text:p>41308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3" calcext:value-type="string">
            <text:p>413</text:p>
          </table:table-cell>
          <table:table-cell table:formula="of:=RIGHT(INDIRECT(&quot;A&quot; &amp; ROW());2)" office:value-type="string" office:string-value="08" calcext:value-type="string">
            <text:p>08</text:p>
          </table:table-cell>
          <table:table-cell/>
        </table:table-row>
        <table:table-row table:style-name="ro1" table:visibility="filter">
          <table:table-cell office:value-type="float" office:value="41309" calcext:value-type="float">
            <text:p>41309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3" calcext:value-type="string">
            <text:p>413</text:p>
          </table:table-cell>
          <table:table-cell table:formula="of:=RIGHT(INDIRECT(&quot;A&quot; &amp; ROW());2)" office:value-type="string" office:string-value="09" calcext:value-type="string">
            <text:p>09</text:p>
          </table:table-cell>
          <table:table-cell/>
        </table:table-row>
        <table:table-row table:style-name="ro1" table:visibility="filter">
          <table:table-cell office:value-type="float" office:value="41310" calcext:value-type="float">
            <text:p>4131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3" calcext:value-type="string">
            <text:p>413</text:p>
          </table:table-cell>
          <table:table-cell table:formula="of:=RIGHT(INDIRECT(&quot;A&quot; &amp; ROW());2)" office:value-type="string" office:string-value="10" calcext:value-type="string">
            <text:p>10</text:p>
          </table:table-cell>
          <table:table-cell/>
        </table:table-row>
        <table:table-row table:style-name="ro1" table:visibility="filter">
          <table:table-cell office:value-type="float" office:value="41311" calcext:value-type="float">
            <text:p>4131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3" calcext:value-type="string">
            <text:p>413</text:p>
          </table:table-cell>
          <table:table-cell table:formula="of:=RIGHT(INDIRECT(&quot;A&quot; &amp; ROW());2)" office:value-type="string" office:string-value="11" calcext:value-type="string">
            <text:p>11</text:p>
          </table:table-cell>
          <table:table-cell/>
        </table:table-row>
        <table:table-row table:style-name="ro1" table:visibility="filter">
          <table:table-cell office:value-type="float" office:value="41312" calcext:value-type="float">
            <text:p>41312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ag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3" calcext:value-type="string">
            <text:p>413</text:p>
          </table:table-cell>
          <table:table-cell table:formula="of:=RIGHT(INDIRECT(&quot;A&quot; &amp; ROW());2)" office:value-type="string" office:string-value="12" calcext:value-type="string">
            <text:p>12</text:p>
          </table:table-cell>
          <table:table-cell/>
        </table:table-row>
        <table:table-row table:style-name="ro1" table:visibility="filter">
          <table:table-cell office:value-type="float" office:value="41313" calcext:value-type="float">
            <text:p>41313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ag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3" calcext:value-type="string">
            <text:p>413</text:p>
          </table:table-cell>
          <table:table-cell table:formula="of:=RIGHT(INDIRECT(&quot;A&quot; &amp; ROW());2)" office:value-type="string" office:string-value="13" calcext:value-type="string">
            <text:p>13</text:p>
          </table:table-cell>
          <table:table-cell/>
        </table:table-row>
        <table:table-row table:style-name="ro1" table:visibility="filter">
          <table:table-cell office:value-type="float" office:value="41314" calcext:value-type="float">
            <text:p>41314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ag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3" calcext:value-type="string">
            <text:p>413</text:p>
          </table:table-cell>
          <table:table-cell table:formula="of:=RIGHT(INDIRECT(&quot;A&quot; &amp; ROW());2)" office:value-type="string" office:string-value="14" calcext:value-type="string">
            <text:p>14</text:p>
          </table:table-cell>
          <table:table-cell/>
        </table:table-row>
        <table:table-row table:style-name="ro1" table:visibility="filter">
          <table:table-cell office:value-type="float" office:value="41315" calcext:value-type="float">
            <text:p>41315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offin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3" calcext:value-type="string">
            <text:p>413</text:p>
          </table:table-cell>
          <table:table-cell table:formula="of:=RIGHT(INDIRECT(&quot;A&quot; &amp; ROW());2)" office:value-type="string" office:string-value="15" calcext:value-type="string">
            <text:p>15</text:p>
          </table:table-cell>
          <table:table-cell/>
        </table:table-row>
        <table:table-row table:style-name="ro1" table:visibility="filter">
          <table:table-cell office:value-type="float" office:value="41316" calcext:value-type="float">
            <text:p>41316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offin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3" calcext:value-type="string">
            <text:p>413</text:p>
          </table:table-cell>
          <table:table-cell table:formula="of:=RIGHT(INDIRECT(&quot;A&quot; &amp; ROW());2)" office:value-type="string" office:string-value="16" calcext:value-type="string">
            <text:p>16</text:p>
          </table:table-cell>
          <table:table-cell/>
        </table:table-row>
        <table:table-row table:style-name="ro1" table:visibility="filter">
          <table:table-cell office:value-type="float" office:value="41317" calcext:value-type="float">
            <text:p>41317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offin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3" calcext:value-type="string">
            <text:p>413</text:p>
          </table:table-cell>
          <table:table-cell table:formula="of:=RIGHT(INDIRECT(&quot;A&quot; &amp; ROW());2)" office:value-type="string" office:string-value="17" calcext:value-type="string">
            <text:p>17</text:p>
          </table:table-cell>
          <table:table-cell/>
        </table:table-row>
        <table:table-row table:style-name="ro1" table:visibility="filter">
          <table:table-cell office:value-type="float" office:value="41318" calcext:value-type="float">
            <text:p>41318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offin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3" calcext:value-type="string">
            <text:p>413</text:p>
          </table:table-cell>
          <table:table-cell table:formula="of:=RIGHT(INDIRECT(&quot;A&quot; &amp; ROW());2)" office:value-type="string" office:string-value="18" calcext:value-type="string">
            <text:p>18</text:p>
          </table:table-cell>
          <table:table-cell/>
        </table:table-row>
        <table:table-row table:style-name="ro1" table:visibility="filter">
          <table:table-cell office:value-type="float" office:value="41319" calcext:value-type="float">
            <text:p>41319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Stone coffin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3" calcext:value-type="string">
            <text:p>413</text:p>
          </table:table-cell>
          <table:table-cell table:formula="of:=RIGHT(INDIRECT(&quot;A&quot; &amp; ROW());2)" office:value-type="string" office:string-value="19" calcext:value-type="string">
            <text:p>19</text:p>
          </table:table-cell>
          <table:table-cell/>
        </table:table-row>
        <table:table-row table:style-name="ro1" table:visibility="filter">
          <table:table-cell office:value-type="float" office:value="41320" calcext:value-type="float">
            <text:p>4132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Stone coffin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3" calcext:value-type="string">
            <text:p>413</text:p>
          </table:table-cell>
          <table:table-cell table:formula="of:=RIGHT(INDIRECT(&quot;A&quot; &amp; ROW());2)" office:value-type="string" office:string-value="20" calcext:value-type="string">
            <text:p>20</text:p>
          </table:table-cell>
          <table:table-cell/>
        </table:table-row>
        <table:table-row table:style-name="ro1" table:visibility="filter">
          <table:table-cell office:value-type="float" office:value="41321" calcext:value-type="float">
            <text:p>4132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Stone coffin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3" calcext:value-type="string">
            <text:p>413</text:p>
          </table:table-cell>
          <table:table-cell table:formula="of:=RIGHT(INDIRECT(&quot;A&quot; &amp; ROW());2)" office:value-type="string" office:string-value="21" calcext:value-type="string">
            <text:p>21</text:p>
          </table:table-cell>
          <table:table-cell/>
        </table:table-row>
        <table:table-row table:style-name="ro1" table:visibility="filter">
          <table:table-cell office:value-type="float" office:value="41322" calcext:value-type="float">
            <text:p>41322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offin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3" calcext:value-type="string">
            <text:p>413</text:p>
          </table:table-cell>
          <table:table-cell table:formula="of:=RIGHT(INDIRECT(&quot;A&quot; &amp; ROW());2)" office:value-type="string" office:string-value="22" calcext:value-type="string">
            <text:p>22</text:p>
          </table:table-cell>
          <table:table-cell/>
        </table:table-row>
        <table:table-row table:style-name="ro1" table:visibility="filter">
          <table:table-cell office:value-type="float" office:value="41323" calcext:value-type="float">
            <text:p>41323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offin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3" calcext:value-type="string">
            <text:p>413</text:p>
          </table:table-cell>
          <table:table-cell table:formula="of:=RIGHT(INDIRECT(&quot;A&quot; &amp; ROW());2)" office:value-type="string" office:string-value="23" calcext:value-type="string">
            <text:p>23</text:p>
          </table:table-cell>
          <table:table-cell/>
        </table:table-row>
        <table:table-row table:style-name="ro1" table:visibility="filter">
          <table:table-cell office:value-type="float" office:value="41324" calcext:value-type="float">
            <text:p>41324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Stone coffin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3" calcext:value-type="string">
            <text:p>413</text:p>
          </table:table-cell>
          <table:table-cell table:formula="of:=RIGHT(INDIRECT(&quot;A&quot; &amp; ROW());2)" office:value-type="string" office:string-value="24" calcext:value-type="string">
            <text:p>24</text:p>
          </table:table-cell>
          <table:table-cell/>
        </table:table-row>
        <table:table-row table:style-name="ro1" table:visibility="filter">
          <table:table-cell office:value-type="float" office:value="41325" calcext:value-type="float">
            <text:p>41325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offin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3" calcext:value-type="string">
            <text:p>413</text:p>
          </table:table-cell>
          <table:table-cell table:formula="of:=RIGHT(INDIRECT(&quot;A&quot; &amp; ROW());2)" office:value-type="string" office:string-value="25" calcext:value-type="string">
            <text:p>25</text:p>
          </table:table-cell>
          <table:table-cell/>
        </table:table-row>
        <table:table-row table:style-name="ro1" table:visibility="filter">
          <table:table-cell office:value-type="float" office:value="41326" calcext:value-type="float">
            <text:p>41326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offin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3" calcext:value-type="string">
            <text:p>413</text:p>
          </table:table-cell>
          <table:table-cell table:formula="of:=RIGHT(INDIRECT(&quot;A&quot; &amp; ROW());2)" office:value-type="string" office:string-value="26" calcext:value-type="string">
            <text:p>26</text:p>
          </table:table-cell>
          <table:table-cell/>
        </table:table-row>
        <table:table-row table:style-name="ro1" table:visibility="filter">
          <table:table-cell office:value-type="float" office:value="41327" calcext:value-type="float">
            <text:p>41327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Stone coffin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3" calcext:value-type="string">
            <text:p>413</text:p>
          </table:table-cell>
          <table:table-cell table:formula="of:=RIGHT(INDIRECT(&quot;A&quot; &amp; ROW());2)" office:value-type="string" office:string-value="27" calcext:value-type="string">
            <text:p>27</text:p>
          </table:table-cell>
          <table:table-cell/>
        </table:table-row>
        <table:table-row table:style-name="ro1" table:visibility="filter">
          <table:table-cell office:value-type="float" office:value="41400" calcext:value-type="float">
            <text:p>4140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Wood pillar point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4" calcext:value-type="string">
            <text:p>414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/>
        </table:table-row>
        <table:table-row table:style-name="ro1" table:visibility="filter">
          <table:table-cell office:value-type="float" office:value="41402" calcext:value-type="float">
            <text:p>41402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Siege shield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4" calcext:value-type="string">
            <text:p>414</text:p>
          </table:table-cell>
          <table:table-cell table:formula="of:=RIGHT(INDIRECT(&quot;A&quot; &amp; ROW());2)" office:value-type="string" office:string-value="02" calcext:value-type="string">
            <text:p>02</text:p>
          </table:table-cell>
          <table:table-cell/>
        </table:table-row>
        <table:table-row table:style-name="ro1" table:visibility="filter">
          <table:table-cell office:value-type="float" office:value="41405" calcext:value-type="float">
            <text:p>41405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Siege shield tall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4" calcext:value-type="string">
            <text:p>414</text:p>
          </table:table-cell>
          <table:table-cell table:formula="of:=RIGHT(INDIRECT(&quot;A&quot; &amp; ROW());2)" office:value-type="string" office:string-value="05" calcext:value-type="string">
            <text:p>05</text:p>
          </table:table-cell>
          <table:table-cell/>
        </table:table-row>
        <table:table-row table:style-name="ro1" table:visibility="filter">
          <table:table-cell office:value-type="float" office:value="41407" calcext:value-type="float">
            <text:p>41407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Ballista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4" calcext:value-type="string">
            <text:p>414</text:p>
          </table:table-cell>
          <table:table-cell table:formula="of:=RIGHT(INDIRECT(&quot;A&quot; &amp; ROW());2)" office:value-type="string" office:string-value="07" calcext:value-type="string">
            <text:p>07</text:p>
          </table:table-cell>
          <table:table-cell/>
        </table:table-row>
        <table:table-row table:style-name="ro1" table:visibility="filter">
          <table:table-cell office:value-type="float" office:value="41500" calcext:value-type="float">
            <text:p>4150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Upside down boat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5" calcext:value-type="string">
            <text:p>415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/>
        </table:table-row>
        <table:table-row table:style-name="ro1" table:visibility="filter">
          <table:table-cell office:value-type="float" office:value="41700" calcext:value-type="float">
            <text:p>4170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Scaffold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7" calcext:value-type="string">
            <text:p>417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/>
        </table:table-row>
        <table:table-row table:style-name="ro1" table:visibility="filter">
          <table:table-cell office:value-type="float" office:value="41701" calcext:value-type="float">
            <text:p>4170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Scaffold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7" calcext:value-type="string">
            <text:p>417</text:p>
          </table:table-cell>
          <table:table-cell table:formula="of:=RIGHT(INDIRECT(&quot;A&quot; &amp; ROW());2)" office:value-type="string" office:string-value="01" calcext:value-type="string">
            <text:p>01</text:p>
          </table:table-cell>
          <table:table-cell/>
        </table:table-row>
        <table:table-row table:style-name="ro1" table:visibility="filter">
          <table:table-cell office:value-type="float" office:value="41703" calcext:value-type="float">
            <text:p>41703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Gallows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7" calcext:value-type="string">
            <text:p>417</text:p>
          </table:table-cell>
          <table:table-cell table:formula="of:=RIGHT(INDIRECT(&quot;A&quot; &amp; ROW());2)" office:value-type="string" office:string-value="03" calcext:value-type="string">
            <text:p>03</text:p>
          </table:table-cell>
          <table:table-cell/>
        </table:table-row>
        <table:table-row table:style-name="ro1" table:visibility="filter">
          <table:table-cell office:value-type="float" office:value="41704" calcext:value-type="float">
            <text:p>41704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7" calcext:value-type="string">
            <text:p>417</text:p>
          </table:table-cell>
          <table:table-cell table:formula="of:=RIGHT(INDIRECT(&quot;A&quot; &amp; ROW());2)" office:value-type="string" office:string-value="04" calcext:value-type="string">
            <text:p>04</text:p>
          </table:table-cell>
          <table:table-cell/>
        </table:table-row>
        <table:table-row table:style-name="ro1" table:visibility="filter">
          <table:table-cell office:value-type="float" office:value="41705" calcext:value-type="float">
            <text:p>41705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7" calcext:value-type="string">
            <text:p>417</text:p>
          </table:table-cell>
          <table:table-cell table:formula="of:=RIGHT(INDIRECT(&quot;A&quot; &amp; ROW());2)" office:value-type="string" office:string-value="05" calcext:value-type="string">
            <text:p>05</text:p>
          </table:table-cell>
          <table:table-cell/>
        </table:table-row>
        <table:table-row table:style-name="ro1" table:visibility="filter">
          <table:table-cell office:value-type="float" office:value="41706" calcext:value-type="float">
            <text:p>41706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7" calcext:value-type="string">
            <text:p>417</text:p>
          </table:table-cell>
          <table:table-cell table:formula="of:=RIGHT(INDIRECT(&quot;A&quot; &amp; ROW());2)" office:value-type="string" office:string-value="06" calcext:value-type="string">
            <text:p>06</text:p>
          </table:table-cell>
          <table:table-cell/>
        </table:table-row>
        <table:table-row table:style-name="ro1" table:visibility="filter">
          <table:table-cell office:value-type="float" office:value="41707" calcext:value-type="float">
            <text:p>41707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7" calcext:value-type="string">
            <text:p>417</text:p>
          </table:table-cell>
          <table:table-cell table:formula="of:=RIGHT(INDIRECT(&quot;A&quot; &amp; ROW());2)" office:value-type="string" office:string-value="07" calcext:value-type="string">
            <text:p>07</text:p>
          </table:table-cell>
          <table:table-cell/>
        </table:table-row>
        <table:table-row table:style-name="ro1" table:visibility="filter">
          <table:table-cell office:value-type="float" office:value="41710" calcext:value-type="float">
            <text:p>4171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7" calcext:value-type="string">
            <text:p>417</text:p>
          </table:table-cell>
          <table:table-cell table:formula="of:=RIGHT(INDIRECT(&quot;A&quot; &amp; ROW());2)" office:value-type="string" office:string-value="10" calcext:value-type="string">
            <text:p>10</text:p>
          </table:table-cell>
          <table:table-cell/>
        </table:table-row>
        <table:table-row table:style-name="ro1" table:visibility="filter">
          <table:table-cell office:value-type="float" office:value="41711" calcext:value-type="float">
            <text:p>4171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7" calcext:value-type="string">
            <text:p>417</text:p>
          </table:table-cell>
          <table:table-cell table:formula="of:=RIGHT(INDIRECT(&quot;A&quot; &amp; ROW());2)" office:value-type="string" office:string-value="11" calcext:value-type="string">
            <text:p>11</text:p>
          </table:table-cell>
          <table:table-cell/>
        </table:table-row>
        <table:table-row table:style-name="ro1" table:visibility="filter">
          <table:table-cell office:value-type="float" office:value="41712" calcext:value-type="float">
            <text:p>41712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7" calcext:value-type="string">
            <text:p>417</text:p>
          </table:table-cell>
          <table:table-cell table:formula="of:=RIGHT(INDIRECT(&quot;A&quot; &amp; ROW());2)" office:value-type="string" office:string-value="12" calcext:value-type="string">
            <text:p>12</text:p>
          </table:table-cell>
          <table:table-cell/>
        </table:table-row>
        <table:table-row table:style-name="ro1" table:visibility="filter">
          <table:table-cell office:value-type="float" office:value="41713" calcext:value-type="float">
            <text:p>41713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7" calcext:value-type="string">
            <text:p>417</text:p>
          </table:table-cell>
          <table:table-cell table:formula="of:=RIGHT(INDIRECT(&quot;A&quot; &amp; ROW());2)" office:value-type="string" office:string-value="13" calcext:value-type="string">
            <text:p>13</text:p>
          </table:table-cell>
          <table:table-cell/>
        </table:table-row>
        <table:table-row table:style-name="ro1" table:visibility="filter">
          <table:table-cell office:value-type="float" office:value="41723" calcext:value-type="float">
            <text:p>41723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Pillar ruin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7" calcext:value-type="string">
            <text:p>417</text:p>
          </table:table-cell>
          <table:table-cell table:formula="of:=RIGHT(INDIRECT(&quot;A&quot; &amp; ROW());2)" office:value-type="string" office:string-value="23" calcext:value-type="string">
            <text:p>23</text:p>
          </table:table-cell>
          <table:table-cell/>
        </table:table-row>
        <table:table-row table:style-name="ro1" table:visibility="filter">
          <table:table-cell office:value-type="float" office:value="41731" calcext:value-type="float">
            <text:p>4173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Pillar ruin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7" calcext:value-type="string">
            <text:p>417</text:p>
          </table:table-cell>
          <table:table-cell table:formula="of:=RIGHT(INDIRECT(&quot;A&quot; &amp; ROW());2)" office:value-type="string" office:string-value="31" calcext:value-type="string">
            <text:p>31</text:p>
          </table:table-cell>
          <table:table-cell/>
        </table:table-row>
        <table:table-row table:style-name="ro1" table:visibility="filter">
          <table:table-cell office:value-type="float" office:value="41732" calcext:value-type="float">
            <text:p>41732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Pillar ruin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7" calcext:value-type="string">
            <text:p>417</text:p>
          </table:table-cell>
          <table:table-cell table:formula="of:=RIGHT(INDIRECT(&quot;A&quot; &amp; ROW());2)" office:value-type="string" office:string-value="32" calcext:value-type="string">
            <text:p>32</text:p>
          </table:table-cell>
          <table:table-cell/>
        </table:table-row>
        <table:table-row table:style-name="ro1" table:visibility="filter">
          <table:table-cell office:value-type="float" office:value="41733" calcext:value-type="float">
            <text:p>41733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Pillar ruin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7" calcext:value-type="string">
            <text:p>417</text:p>
          </table:table-cell>
          <table:table-cell table:formula="of:=RIGHT(INDIRECT(&quot;A&quot; &amp; ROW());2)" office:value-type="string" office:string-value="33" calcext:value-type="string">
            <text:p>33</text:p>
          </table:table-cell>
          <table:table-cell/>
        </table:table-row>
        <table:table-row table:style-name="ro1" table:visibility="filter">
          <table:table-cell office:value-type="float" office:value="41734" calcext:value-type="float">
            <text:p>41734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Fallen tre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7" calcext:value-type="string">
            <text:p>417</text:p>
          </table:table-cell>
          <table:table-cell table:formula="of:=RIGHT(INDIRECT(&quot;A&quot; &amp; ROW());2)" office:value-type="string" office:string-value="34" calcext:value-type="string">
            <text:p>34</text:p>
          </table:table-cell>
          <table:table-cell/>
        </table:table-row>
        <table:table-row table:style-name="ro1" table:visibility="filter">
          <table:table-cell office:value-type="float" office:value="41735" calcext:value-type="float">
            <text:p>41735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Fallen tre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7" calcext:value-type="string">
            <text:p>417</text:p>
          </table:table-cell>
          <table:table-cell table:formula="of:=RIGHT(INDIRECT(&quot;A&quot; &amp; ROW());2)" office:value-type="string" office:string-value="35" calcext:value-type="string">
            <text:p>35</text:p>
          </table:table-cell>
          <table:table-cell/>
        </table:table-row>
        <table:table-row table:style-name="ro1" table:visibility="filter">
          <table:table-cell office:value-type="float" office:value="41736" calcext:value-type="float">
            <text:p>41736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Fallen tre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7" calcext:value-type="string">
            <text:p>417</text:p>
          </table:table-cell>
          <table:table-cell table:formula="of:=RIGHT(INDIRECT(&quot;A&quot; &amp; ROW());2)" office:value-type="string" office:string-value="36" calcext:value-type="string">
            <text:p>36</text:p>
          </table:table-cell>
          <table:table-cell/>
        </table:table-row>
        <table:table-row table:style-name="ro1" table:visibility="filter">
          <table:table-cell office:value-type="float" office:value="41737" calcext:value-type="float">
            <text:p>41737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Fallen tre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7" calcext:value-type="string">
            <text:p>417</text:p>
          </table:table-cell>
          <table:table-cell table:formula="of:=RIGHT(INDIRECT(&quot;A&quot; &amp; ROW());2)" office:value-type="string" office:string-value="37" calcext:value-type="string">
            <text:p>37</text:p>
          </table:table-cell>
          <table:table-cell/>
        </table:table-row>
        <table:table-row table:style-name="ro1" table:visibility="filter">
          <table:table-cell office:value-type="float" office:value="41800" calcext:value-type="float">
            <text:p>4180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Wardrob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8" calcext:value-type="string">
            <text:p>418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/>
        </table:table-row>
        <table:table-row table:style-name="ro1" table:visibility="filter">
          <table:table-cell office:value-type="float" office:value="41801" calcext:value-type="float">
            <text:p>4180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Wardrobe doubl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8" calcext:value-type="string">
            <text:p>418</text:p>
          </table:table-cell>
          <table:table-cell table:formula="of:=RIGHT(INDIRECT(&quot;A&quot; &amp; ROW());2)" office:value-type="string" office:string-value="01" calcext:value-type="string">
            <text:p>01</text:p>
          </table:table-cell>
          <table:table-cell/>
        </table:table-row>
        <table:table-row table:style-name="ro1" table:visibility="filter">
          <table:table-cell office:value-type="float" office:value="41802" calcext:value-type="float">
            <text:p>41802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abinet doubl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8" calcext:value-type="string">
            <text:p>418</text:p>
          </table:table-cell>
          <table:table-cell table:formula="of:=RIGHT(INDIRECT(&quot;A&quot; &amp; ROW());2)" office:value-type="string" office:string-value="02" calcext:value-type="string">
            <text:p>02</text:p>
          </table:table-cell>
          <table:table-cell/>
        </table:table-row>
        <table:table-row table:style-name="ro1" table:visibility="filter">
          <table:table-cell office:value-type="float" office:value="41803" calcext:value-type="float">
            <text:p>41803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Drawers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8" calcext:value-type="string">
            <text:p>418</text:p>
          </table:table-cell>
          <table:table-cell table:formula="of:=RIGHT(INDIRECT(&quot;A&quot; &amp; ROW());2)" office:value-type="string" office:string-value="03" calcext:value-type="string">
            <text:p>03</text:p>
          </table:table-cell>
          <table:table-cell/>
        </table:table-row>
        <table:table-row table:style-name="ro1" table:visibility="filter">
          <table:table-cell office:value-type="float" office:value="41804" calcext:value-type="float">
            <text:p>41804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upboard + drawers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8" calcext:value-type="string">
            <text:p>418</text:p>
          </table:table-cell>
          <table:table-cell table:formula="of:=RIGHT(INDIRECT(&quot;A&quot; &amp; ROW());2)" office:value-type="string" office:string-value="04" calcext:value-type="string">
            <text:p>04</text:p>
          </table:table-cell>
          <table:table-cell/>
        </table:table-row>
        <table:table-row table:style-name="ro1" table:visibility="filter">
          <table:table-cell office:value-type="float" office:value="41805" calcext:value-type="float">
            <text:p>41805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upboard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8" calcext:value-type="string">
            <text:p>418</text:p>
          </table:table-cell>
          <table:table-cell table:formula="of:=RIGHT(INDIRECT(&quot;A&quot; &amp; ROW());2)" office:value-type="string" office:string-value="05" calcext:value-type="string">
            <text:p>05</text:p>
          </table:table-cell>
          <table:table-cell/>
        </table:table-row>
        <table:table-row table:style-name="ro1" table:visibility="filter">
          <table:table-cell office:value-type="float" office:value="41807" calcext:value-type="float">
            <text:p>41807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abinet + drawers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8" calcext:value-type="string">
            <text:p>418</text:p>
          </table:table-cell>
          <table:table-cell table:formula="of:=RIGHT(INDIRECT(&quot;A&quot; &amp; ROW());2)" office:value-type="string" office:string-value="07" calcext:value-type="string">
            <text:p>07</text:p>
          </table:table-cell>
          <table:table-cell/>
        </table:table-row>
        <table:table-row table:style-name="ro1" table:visibility="filter">
          <table:table-cell office:value-type="float" office:value="41808" calcext:value-type="float">
            <text:p>41808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abinet + drawers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8" calcext:value-type="string">
            <text:p>418</text:p>
          </table:table-cell>
          <table:table-cell table:formula="of:=RIGHT(INDIRECT(&quot;A&quot; &amp; ROW());2)" office:value-type="string" office:string-value="08" calcext:value-type="string">
            <text:p>08</text:p>
          </table:table-cell>
          <table:table-cell/>
        </table:table-row>
        <table:table-row table:style-name="ro1" table:visibility="filter">
          <table:table-cell office:value-type="float" office:value="41809" calcext:value-type="float">
            <text:p>41809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abinet + drawers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8" calcext:value-type="string">
            <text:p>418</text:p>
          </table:table-cell>
          <table:table-cell table:formula="of:=RIGHT(INDIRECT(&quot;A&quot; &amp; ROW());2)" office:value-type="string" office:string-value="09" calcext:value-type="string">
            <text:p>09</text:p>
          </table:table-cell>
          <table:table-cell/>
        </table:table-row>
        <table:table-row table:style-name="ro1" table:visibility="filter">
          <table:table-cell office:value-type="float" office:value="41810" calcext:value-type="float">
            <text:p>4181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upboard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8" calcext:value-type="string">
            <text:p>418</text:p>
          </table:table-cell>
          <table:table-cell table:formula="of:=RIGHT(INDIRECT(&quot;A&quot; &amp; ROW());2)" office:value-type="string" office:string-value="10" calcext:value-type="string">
            <text:p>10</text:p>
          </table:table-cell>
          <table:table-cell/>
        </table:table-row>
        <table:table-row table:style-name="ro1" table:visibility="filter">
          <table:table-cell office:value-type="float" office:value="41811" calcext:value-type="float">
            <text:p>4181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8" calcext:value-type="string">
            <text:p>418</text:p>
          </table:table-cell>
          <table:table-cell table:formula="of:=RIGHT(INDIRECT(&quot;A&quot; &amp; ROW());2)" office:value-type="string" office:string-value="11" calcext:value-type="string">
            <text:p>11</text:p>
          </table:table-cell>
          <table:table-cell/>
        </table:table-row>
        <table:table-row table:style-name="ro1" table:visibility="filter">
          <table:table-cell office:value-type="float" office:value="41812" calcext:value-type="float">
            <text:p>41812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8" calcext:value-type="string">
            <text:p>418</text:p>
          </table:table-cell>
          <table:table-cell table:formula="of:=RIGHT(INDIRECT(&quot;A&quot; &amp; ROW());2)" office:value-type="string" office:string-value="12" calcext:value-type="string">
            <text:p>12</text:p>
          </table:table-cell>
          <table:table-cell/>
        </table:table-row>
        <table:table-row table:style-name="ro1" table:visibility="filter">
          <table:table-cell office:value-type="float" office:value="41814" calcext:value-type="float">
            <text:p>41814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upboard + cupboard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8" calcext:value-type="string">
            <text:p>418</text:p>
          </table:table-cell>
          <table:table-cell table:formula="of:=RIGHT(INDIRECT(&quot;A&quot; &amp; ROW());2)" office:value-type="string" office:string-value="14" calcext:value-type="string">
            <text:p>14</text:p>
          </table:table-cell>
          <table:table-cell/>
        </table:table-row>
        <table:table-row table:style-name="ro1" table:visibility="filter">
          <table:table-cell office:value-type="float" office:value="41815" calcext:value-type="float">
            <text:p>41815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8" calcext:value-type="string">
            <text:p>418</text:p>
          </table:table-cell>
          <table:table-cell table:formula="of:=RIGHT(INDIRECT(&quot;A&quot; &amp; ROW());2)" office:value-type="string" office:string-value="15" calcext:value-type="string">
            <text:p>15</text:p>
          </table:table-cell>
          <table:table-cell/>
        </table:table-row>
        <table:table-row table:style-name="ro1" table:visibility="filter">
          <table:table-cell office:value-type="float" office:value="41816" calcext:value-type="float">
            <text:p>41816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8" calcext:value-type="string">
            <text:p>418</text:p>
          </table:table-cell>
          <table:table-cell table:formula="of:=RIGHT(INDIRECT(&quot;A&quot; &amp; ROW());2)" office:value-type="string" office:string-value="16" calcext:value-type="string">
            <text:p>16</text:p>
          </table:table-cell>
          <table:table-cell/>
        </table:table-row>
        <table:table-row table:style-name="ro1" table:visibility="filter">
          <table:table-cell office:value-type="float" office:value="41817" calcext:value-type="float">
            <text:p>41817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8" calcext:value-type="string">
            <text:p>418</text:p>
          </table:table-cell>
          <table:table-cell table:formula="of:=RIGHT(INDIRECT(&quot;A&quot; &amp; ROW());2)" office:value-type="string" office:string-value="17" calcext:value-type="string">
            <text:p>17</text:p>
          </table:table-cell>
          <table:table-cell/>
        </table:table-row>
        <table:table-row table:style-name="ro1" table:visibility="filter">
          <table:table-cell office:value-type="float" office:value="41818" calcext:value-type="float">
            <text:p>41818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8" calcext:value-type="string">
            <text:p>418</text:p>
          </table:table-cell>
          <table:table-cell table:formula="of:=RIGHT(INDIRECT(&quot;A&quot; &amp; ROW());2)" office:value-type="string" office:string-value="18" calcext:value-type="string">
            <text:p>18</text:p>
          </table:table-cell>
          <table:table-cell/>
        </table:table-row>
        <table:table-row table:style-name="ro1" table:visibility="filter">
          <table:table-cell office:value-type="float" office:value="41819" calcext:value-type="float">
            <text:p>41819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8" calcext:value-type="string">
            <text:p>418</text:p>
          </table:table-cell>
          <table:table-cell table:formula="of:=RIGHT(INDIRECT(&quot;A&quot; &amp; ROW());2)" office:value-type="string" office:string-value="19" calcext:value-type="string">
            <text:p>19</text:p>
          </table:table-cell>
          <table:table-cell/>
        </table:table-row>
        <table:table-row table:style-name="ro1" table:visibility="filter">
          <table:table-cell office:value-type="float" office:value="41820" calcext:value-type="float">
            <text:p>4182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8" calcext:value-type="string">
            <text:p>418</text:p>
          </table:table-cell>
          <table:table-cell table:formula="of:=RIGHT(INDIRECT(&quot;A&quot; &amp; ROW());2)" office:value-type="string" office:string-value="20" calcext:value-type="string">
            <text:p>20</text:p>
          </table:table-cell>
          <table:table-cell/>
        </table:table-row>
        <table:table-row table:style-name="ro1" table:visibility="filter">
          <table:table-cell office:value-type="float" office:value="41821" calcext:value-type="float">
            <text:p>4182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8" calcext:value-type="string">
            <text:p>418</text:p>
          </table:table-cell>
          <table:table-cell table:formula="of:=RIGHT(INDIRECT(&quot;A&quot; &amp; ROW());2)" office:value-type="string" office:string-value="21" calcext:value-type="string">
            <text:p>21</text:p>
          </table:table-cell>
          <table:table-cell/>
        </table:table-row>
        <table:table-row table:style-name="ro1" table:visibility="filter">
          <table:table-cell office:value-type="float" office:value="41822" calcext:value-type="float">
            <text:p>41822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8" calcext:value-type="string">
            <text:p>418</text:p>
          </table:table-cell>
          <table:table-cell table:formula="of:=RIGHT(INDIRECT(&quot;A&quot; &amp; ROW());2)" office:value-type="string" office:string-value="22" calcext:value-type="string">
            <text:p>22</text:p>
          </table:table-cell>
          <table:table-cell/>
        </table:table-row>
        <table:table-row table:style-name="ro1" table:visibility="filter">
          <table:table-cell office:value-type="float" office:value="41823" calcext:value-type="float">
            <text:p>41823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8" calcext:value-type="string">
            <text:p>418</text:p>
          </table:table-cell>
          <table:table-cell table:formula="of:=RIGHT(INDIRECT(&quot;A&quot; &amp; ROW());2)" office:value-type="string" office:string-value="23" calcext:value-type="string">
            <text:p>23</text:p>
          </table:table-cell>
          <table:table-cell/>
        </table:table-row>
        <table:table-row table:style-name="ro1" table:visibility="filter">
          <table:table-cell office:value-type="float" office:value="41824" calcext:value-type="float">
            <text:p>41824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8" calcext:value-type="string">
            <text:p>418</text:p>
          </table:table-cell>
          <table:table-cell table:formula="of:=RIGHT(INDIRECT(&quot;A&quot; &amp; ROW());2)" office:value-type="string" office:string-value="24" calcext:value-type="string">
            <text:p>24</text:p>
          </table:table-cell>
          <table:table-cell/>
        </table:table-row>
        <table:table-row table:style-name="ro1" table:visibility="filter">
          <table:table-cell office:value-type="float" office:value="41825" calcext:value-type="float">
            <text:p>41825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8" calcext:value-type="string">
            <text:p>418</text:p>
          </table:table-cell>
          <table:table-cell table:formula="of:=RIGHT(INDIRECT(&quot;A&quot; &amp; ROW());2)" office:value-type="string" office:string-value="25" calcext:value-type="string">
            <text:p>25</text:p>
          </table:table-cell>
          <table:table-cell/>
        </table:table-row>
        <table:table-row table:style-name="ro1" table:visibility="filter">
          <table:table-cell office:value-type="float" office:value="41826" calcext:value-type="float">
            <text:p>41826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8" calcext:value-type="string">
            <text:p>418</text:p>
          </table:table-cell>
          <table:table-cell table:formula="of:=RIGHT(INDIRECT(&quot;A&quot; &amp; ROW());2)" office:value-type="string" office:string-value="26" calcext:value-type="string">
            <text:p>26</text:p>
          </table:table-cell>
          <table:table-cell/>
        </table:table-row>
        <table:table-row table:style-name="ro1" table:visibility="filter">
          <table:table-cell office:value-type="float" office:value="41827" calcext:value-type="float">
            <text:p>41827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8" calcext:value-type="string">
            <text:p>418</text:p>
          </table:table-cell>
          <table:table-cell table:formula="of:=RIGHT(INDIRECT(&quot;A&quot; &amp; ROW());2)" office:value-type="string" office:string-value="27" calcext:value-type="string">
            <text:p>27</text:p>
          </table:table-cell>
          <table:table-cell/>
        </table:table-row>
        <table:table-row table:style-name="ro1" table:visibility="filter">
          <table:table-cell office:value-type="float" office:value="41828" calcext:value-type="float">
            <text:p>41828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8" calcext:value-type="string">
            <text:p>418</text:p>
          </table:table-cell>
          <table:table-cell table:formula="of:=RIGHT(INDIRECT(&quot;A&quot; &amp; ROW());2)" office:value-type="string" office:string-value="28" calcext:value-type="string">
            <text:p>28</text:p>
          </table:table-cell>
          <table:table-cell/>
        </table:table-row>
        <table:table-row table:style-name="ro1" table:visibility="filter">
          <table:table-cell office:value-type="float" office:value="41829" calcext:value-type="float">
            <text:p>41829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8" calcext:value-type="string">
            <text:p>418</text:p>
          </table:table-cell>
          <table:table-cell table:formula="of:=RIGHT(INDIRECT(&quot;A&quot; &amp; ROW());2)" office:value-type="string" office:string-value="29" calcext:value-type="string">
            <text:p>29</text:p>
          </table:table-cell>
          <table:table-cell/>
        </table:table-row>
        <table:table-row table:style-name="ro1" table:visibility="filter">
          <table:table-cell office:value-type="float" office:value="41830" calcext:value-type="float">
            <text:p>4183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8" calcext:value-type="string">
            <text:p>418</text:p>
          </table:table-cell>
          <table:table-cell table:formula="of:=RIGHT(INDIRECT(&quot;A&quot; &amp; ROW());2)" office:value-type="string" office:string-value="30" calcext:value-type="string">
            <text:p>30</text:p>
          </table:table-cell>
          <table:table-cell/>
        </table:table-row>
        <table:table-row table:style-name="ro1" table:visibility="filter">
          <table:table-cell office:value-type="float" office:value="41831" calcext:value-type="float">
            <text:p>4183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8" calcext:value-type="string">
            <text:p>418</text:p>
          </table:table-cell>
          <table:table-cell table:formula="of:=RIGHT(INDIRECT(&quot;A&quot; &amp; ROW());2)" office:value-type="string" office:string-value="31" calcext:value-type="string">
            <text:p>31</text:p>
          </table:table-cell>
          <table:table-cell/>
        </table:table-row>
        <table:table-row table:style-name="ro1" table:visibility="filter">
          <table:table-cell office:value-type="float" office:value="41832" calcext:value-type="float">
            <text:p>41832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8" calcext:value-type="string">
            <text:p>418</text:p>
          </table:table-cell>
          <table:table-cell table:formula="of:=RIGHT(INDIRECT(&quot;A&quot; &amp; ROW());2)" office:value-type="string" office:string-value="32" calcext:value-type="string">
            <text:p>32</text:p>
          </table:table-cell>
          <table:table-cell/>
        </table:table-row>
        <table:table-row table:style-name="ro1" table:visibility="filter">
          <table:table-cell office:value-type="float" office:value="41833" calcext:value-type="float">
            <text:p>41833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8" calcext:value-type="string">
            <text:p>418</text:p>
          </table:table-cell>
          <table:table-cell table:formula="of:=RIGHT(INDIRECT(&quot;A&quot; &amp; ROW());2)" office:value-type="string" office:string-value="33" calcext:value-type="string">
            <text:p>33</text:p>
          </table:table-cell>
          <table:table-cell/>
        </table:table-row>
        <table:table-row table:style-name="ro1" table:visibility="filter">
          <table:table-cell office:value-type="float" office:value="41834" calcext:value-type="float">
            <text:p>41834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18" calcext:value-type="string">
            <text:p>418</text:p>
          </table:table-cell>
          <table:table-cell table:formula="of:=RIGHT(INDIRECT(&quot;A&quot; &amp; ROW());2)" office:value-type="string" office:string-value="34" calcext:value-type="string">
            <text:p>34</text:p>
          </table:table-cell>
          <table:table-cell/>
        </table:table-row>
        <table:table-row table:style-name="ro1" table:visibility="filter">
          <table:table-cell office:value-type="float" office:value="42500" calcext:value-type="float">
            <text:p>42500</text:p>
          </table:table-cell>
          <table:table-cell office:value-type="string" calcext:value-type="string">
            <text:p>BB1</text:p>
          </table:table-cell>
          <table:table-cell office:value-type="string" calcext:value-type="string">
            <text:p>Big Banner</text:p>
          </table:table-cell>
          <table:table-cell office:value-type="string" calcext:value-type="string">
            <text:p>BANNER</text:p>
          </table:table-cell>
          <table:table-cell table:formula="of:=LEFT(INDIRECT(&quot;A&quot;&amp;ROW());3)" office:value-type="string" office:string-value="425" calcext:value-type="string">
            <text:p>425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/>
        </table:table-row>
        <table:table-row table:style-name="ro1" table:visibility="filter">
          <table:table-cell office:value-type="float" office:value="42501" calcext:value-type="float">
            <text:p>42501</text:p>
          </table:table-cell>
          <table:table-cell office:value-type="string" calcext:value-type="string">
            <text:p>BB2</text:p>
          </table:table-cell>
          <table:table-cell office:value-type="string" calcext:value-type="string">
            <text:p>Big Banner</text:p>
          </table:table-cell>
          <table:table-cell office:value-type="string" calcext:value-type="string">
            <text:p>BANNER</text:p>
          </table:table-cell>
          <table:table-cell table:formula="of:=LEFT(INDIRECT(&quot;A&quot;&amp;ROW());3)" office:value-type="string" office:string-value="425" calcext:value-type="string">
            <text:p>425</text:p>
          </table:table-cell>
          <table:table-cell table:formula="of:=RIGHT(INDIRECT(&quot;A&quot; &amp; ROW());2)" office:value-type="string" office:string-value="01" calcext:value-type="string">
            <text:p>01</text:p>
          </table:table-cell>
          <table:table-cell/>
        </table:table-row>
        <table:table-row table:style-name="ro1" table:visibility="filter">
          <table:table-cell office:value-type="float" office:value="42502" calcext:value-type="float">
            <text:p>42502</text:p>
          </table:table-cell>
          <table:table-cell office:value-type="string" calcext:value-type="string">
            <text:p>BB3</text:p>
          </table:table-cell>
          <table:table-cell office:value-type="string" calcext:value-type="string">
            <text:p>Big Banner</text:p>
          </table:table-cell>
          <table:table-cell office:value-type="string" calcext:value-type="string">
            <text:p>BANNER</text:p>
          </table:table-cell>
          <table:table-cell table:formula="of:=LEFT(INDIRECT(&quot;A&quot;&amp;ROW());3)" office:value-type="string" office:string-value="425" calcext:value-type="string">
            <text:p>425</text:p>
          </table:table-cell>
          <table:table-cell table:formula="of:=RIGHT(INDIRECT(&quot;A&quot; &amp; ROW());2)" office:value-type="string" office:string-value="02" calcext:value-type="string">
            <text:p>02</text:p>
          </table:table-cell>
          <table:table-cell/>
        </table:table-row>
        <table:table-row table:style-name="ro1" table:visibility="filter">
          <table:table-cell office:value-type="float" office:value="42504" calcext:value-type="float">
            <text:p>42504</text:p>
          </table:table-cell>
          <table:table-cell office:value-type="string" calcext:value-type="string">
            <text:p>BB5</text:p>
          </table:table-cell>
          <table:table-cell office:value-type="string" calcext:value-type="string">
            <text:p>Big Banner</text:p>
          </table:table-cell>
          <table:table-cell office:value-type="string" calcext:value-type="string">
            <text:p>BANNER</text:p>
          </table:table-cell>
          <table:table-cell table:formula="of:=LEFT(INDIRECT(&quot;A&quot;&amp;ROW());3)" office:value-type="string" office:string-value="425" calcext:value-type="string">
            <text:p>425</text:p>
          </table:table-cell>
          <table:table-cell table:formula="of:=RIGHT(INDIRECT(&quot;A&quot; &amp; ROW());2)" office:value-type="string" office:string-value="04" calcext:value-type="string">
            <text:p>04</text:p>
          </table:table-cell>
          <table:table-cell/>
        </table:table-row>
        <table:table-row table:style-name="ro1" table:visibility="filter">
          <table:table-cell office:value-type="float" office:value="42508" calcext:value-type="float">
            <text:p>42508</text:p>
          </table:table-cell>
          <table:table-cell office:value-type="string" calcext:value-type="string">
            <text:p>BBA</text:p>
          </table:table-cell>
          <table:table-cell office:value-type="string" calcext:value-type="string">
            <text:p>Big Banner</text:p>
          </table:table-cell>
          <table:table-cell office:value-type="string" calcext:value-type="string">
            <text:p>BANNER</text:p>
          </table:table-cell>
          <table:table-cell table:formula="of:=LEFT(INDIRECT(&quot;A&quot;&amp;ROW());3)" office:value-type="string" office:string-value="425" calcext:value-type="string">
            <text:p>425</text:p>
          </table:table-cell>
          <table:table-cell table:formula="of:=RIGHT(INDIRECT(&quot;A&quot; &amp; ROW());2)" office:value-type="string" office:string-value="08" calcext:value-type="string">
            <text:p>08</text:p>
          </table:table-cell>
          <table:table-cell/>
        </table:table-row>
        <table:table-row table:style-name="ro1" table:visibility="filter">
          <table:table-cell office:value-type="float" office:value="42509" calcext:value-type="float">
            <text:p>42509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Big Banner</text:p>
          </table:table-cell>
          <table:table-cell office:value-type="string" calcext:value-type="string">
            <text:p>BANNER</text:p>
          </table:table-cell>
          <table:table-cell table:formula="of:=LEFT(INDIRECT(&quot;A&quot;&amp;ROW());3)" office:value-type="string" office:string-value="425" calcext:value-type="string">
            <text:p>425</text:p>
          </table:table-cell>
          <table:table-cell table:formula="of:=RIGHT(INDIRECT(&quot;A&quot; &amp; ROW());2)" office:value-type="string" office:string-value="09" calcext:value-type="string">
            <text:p>09</text:p>
          </table:table-cell>
          <table:table-cell/>
        </table:table-row>
        <table:table-row table:style-name="ro1" table:visibility="filter">
          <table:table-cell office:value-type="float" office:value="42510" calcext:value-type="float">
            <text:p>42510</text:p>
          </table:table-cell>
          <table:table-cell office:value-type="string" calcext:value-type="string">
            <text:p>BBC</text:p>
          </table:table-cell>
          <table:table-cell office:value-type="string" calcext:value-type="string">
            <text:p>Big Banner</text:p>
          </table:table-cell>
          <table:table-cell office:value-type="string" calcext:value-type="string">
            <text:p>BANNER</text:p>
          </table:table-cell>
          <table:table-cell table:formula="of:=LEFT(INDIRECT(&quot;A&quot;&amp;ROW());3)" office:value-type="string" office:string-value="425" calcext:value-type="string">
            <text:p>425</text:p>
          </table:table-cell>
          <table:table-cell table:formula="of:=RIGHT(INDIRECT(&quot;A&quot; &amp; ROW());2)" office:value-type="string" office:string-value="10" calcext:value-type="string">
            <text:p>10</text:p>
          </table:table-cell>
          <table:table-cell/>
        </table:table-row>
        <table:table-row table:style-name="ro1" table:visibility="filter">
          <table:table-cell office:value-type="float" office:value="42511" calcext:value-type="float">
            <text:p>42511</text:p>
          </table:table-cell>
          <table:table-cell office:value-type="string" calcext:value-type="string">
            <text:p>BBD</text:p>
          </table:table-cell>
          <table:table-cell office:value-type="string" calcext:value-type="string">
            <text:p>Big Banner</text:p>
          </table:table-cell>
          <table:table-cell office:value-type="string" calcext:value-type="string">
            <text:p>BANNER</text:p>
          </table:table-cell>
          <table:table-cell table:formula="of:=LEFT(INDIRECT(&quot;A&quot;&amp;ROW());3)" office:value-type="string" office:string-value="425" calcext:value-type="string">
            <text:p>425</text:p>
          </table:table-cell>
          <table:table-cell table:formula="of:=RIGHT(INDIRECT(&quot;A&quot; &amp; ROW());2)" office:value-type="string" office:string-value="11" calcext:value-type="string">
            <text:p>11</text:p>
          </table:table-cell>
          <table:table-cell/>
        </table:table-row>
        <table:table-row table:style-name="ro1" table:visibility="filter">
          <table:table-cell office:value-type="float" office:value="42512" calcext:value-type="float">
            <text:p>42512</text:p>
          </table:table-cell>
          <table:table-cell office:value-type="string" calcext:value-type="string">
            <text:p>BR1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BANNER</text:p>
          </table:table-cell>
          <table:table-cell table:formula="of:=LEFT(INDIRECT(&quot;A&quot;&amp;ROW());3)" office:value-type="string" office:string-value="425" calcext:value-type="string">
            <text:p>425</text:p>
          </table:table-cell>
          <table:table-cell table:formula="of:=RIGHT(INDIRECT(&quot;A&quot; &amp; ROW());2)" office:value-type="string" office:string-value="12" calcext:value-type="string">
            <text:p>12</text:p>
          </table:table-cell>
          <table:table-cell/>
        </table:table-row>
        <table:table-row table:style-name="ro1" table:visibility="filter">
          <table:table-cell office:value-type="float" office:value="42516" calcext:value-type="float">
            <text:p>42516</text:p>
          </table:table-cell>
          <table:table-cell office:value-type="string" calcext:value-type="string">
            <text:p>BR5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BANNER</text:p>
          </table:table-cell>
          <table:table-cell table:formula="of:=LEFT(INDIRECT(&quot;A&quot;&amp;ROW());3)" office:value-type="string" office:string-value="425" calcext:value-type="string">
            <text:p>425</text:p>
          </table:table-cell>
          <table:table-cell table:formula="of:=RIGHT(INDIRECT(&quot;A&quot; &amp; ROW());2)" office:value-type="string" office:string-value="16" calcext:value-type="string">
            <text:p>16</text:p>
          </table:table-cell>
          <table:table-cell/>
        </table:table-row>
        <table:table-row table:style-name="ro1" table:visibility="filter">
          <table:table-cell office:value-type="float" office:value="42520" calcext:value-type="float">
            <text:p>42520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BANNER</text:p>
          </table:table-cell>
          <table:table-cell table:formula="of:=LEFT(INDIRECT(&quot;A&quot;&amp;ROW());3)" office:value-type="string" office:string-value="425" calcext:value-type="string">
            <text:p>425</text:p>
          </table:table-cell>
          <table:table-cell table:formula="of:=RIGHT(INDIRECT(&quot;A&quot; &amp; ROW());2)" office:value-type="string" office:string-value="20" calcext:value-type="string">
            <text:p>20</text:p>
          </table:table-cell>
          <table:table-cell/>
        </table:table-row>
        <table:table-row table:style-name="ro1" table:visibility="filter">
          <table:table-cell office:value-type="float" office:value="42521" calcext:value-type="float">
            <text:p>42521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BANNER</text:p>
          </table:table-cell>
          <table:table-cell table:formula="of:=LEFT(INDIRECT(&quot;A&quot;&amp;ROW());3)" office:value-type="string" office:string-value="425" calcext:value-type="string">
            <text:p>425</text:p>
          </table:table-cell>
          <table:table-cell table:formula="of:=RIGHT(INDIRECT(&quot;A&quot; &amp; ROW());2)" office:value-type="string" office:string-value="21" calcext:value-type="string">
            <text:p>21</text:p>
          </table:table-cell>
          <table:table-cell/>
        </table:table-row>
        <table:table-row table:style-name="ro1" table:visibility="filter">
          <table:table-cell office:value-type="float" office:value="42522" calcext:value-type="float">
            <text:p>42522</text:p>
          </table:table-cell>
          <table:table-cell office:value-type="string" calcext:value-type="string">
            <text:p>BRC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BANNER</text:p>
          </table:table-cell>
          <table:table-cell table:formula="of:=LEFT(INDIRECT(&quot;A&quot;&amp;ROW());3)" office:value-type="string" office:string-value="425" calcext:value-type="string">
            <text:p>425</text:p>
          </table:table-cell>
          <table:table-cell table:formula="of:=RIGHT(INDIRECT(&quot;A&quot; &amp; ROW());2)" office:value-type="string" office:string-value="22" calcext:value-type="string">
            <text:p>22</text:p>
          </table:table-cell>
          <table:table-cell/>
        </table:table-row>
        <table:table-row table:style-name="ro1" table:visibility="filter">
          <table:table-cell office:value-type="float" office:value="42523" calcext:value-type="float">
            <text:p>42523</text:p>
          </table:table-cell>
          <table:table-cell office:value-type="string" calcext:value-type="string">
            <text:p>BRD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BANNER</text:p>
          </table:table-cell>
          <table:table-cell table:formula="of:=LEFT(INDIRECT(&quot;A&quot;&amp;ROW());3)" office:value-type="string" office:string-value="425" calcext:value-type="string">
            <text:p>425</text:p>
          </table:table-cell>
          <table:table-cell table:formula="of:=RIGHT(INDIRECT(&quot;A&quot; &amp; ROW());2)" office:value-type="string" office:string-value="23" calcext:value-type="string">
            <text:p>23</text:p>
          </table:table-cell>
          <table:table-cell/>
        </table:table-row>
        <table:table-row table:style-name="ro1" table:visibility="filter">
          <table:table-cell office:value-type="float" office:value="42524" calcext:value-type="float">
            <text:p>42524</text:p>
          </table:table-cell>
          <table:table-cell office:value-type="string" calcext:value-type="string">
            <text:p>BS1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BANNER</text:p>
          </table:table-cell>
          <table:table-cell table:formula="of:=LEFT(INDIRECT(&quot;A&quot;&amp;ROW());3)" office:value-type="string" office:string-value="425" calcext:value-type="string">
            <text:p>425</text:p>
          </table:table-cell>
          <table:table-cell table:formula="of:=RIGHT(INDIRECT(&quot;A&quot; &amp; ROW());2)" office:value-type="string" office:string-value="24" calcext:value-type="string">
            <text:p>24</text:p>
          </table:table-cell>
          <table:table-cell/>
        </table:table-row>
        <table:table-row table:style-name="ro1" table:visibility="filter">
          <table:table-cell office:value-type="float" office:value="42525" calcext:value-type="float">
            <text:p>42525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BANNER</text:p>
          </table:table-cell>
          <table:table-cell table:formula="of:=LEFT(INDIRECT(&quot;A&quot;&amp;ROW());3)" office:value-type="string" office:string-value="425" calcext:value-type="string">
            <text:p>425</text:p>
          </table:table-cell>
          <table:table-cell table:formula="of:=RIGHT(INDIRECT(&quot;A&quot; &amp; ROW());2)" office:value-type="string" office:string-value="25" calcext:value-type="string">
            <text:p>25</text:p>
          </table:table-cell>
          <table:table-cell/>
        </table:table-row>
        <table:table-row table:style-name="ro1" table:visibility="filter">
          <table:table-cell office:value-type="float" office:value="42526" calcext:value-type="float">
            <text:p>42526</text:p>
          </table:table-cell>
          <table:table-cell office:value-type="string" calcext:value-type="string">
            <text:p>BS3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BANNER</text:p>
          </table:table-cell>
          <table:table-cell table:formula="of:=LEFT(INDIRECT(&quot;A&quot;&amp;ROW());3)" office:value-type="string" office:string-value="425" calcext:value-type="string">
            <text:p>425</text:p>
          </table:table-cell>
          <table:table-cell table:formula="of:=RIGHT(INDIRECT(&quot;A&quot; &amp; ROW());2)" office:value-type="string" office:string-value="26" calcext:value-type="string">
            <text:p>26</text:p>
          </table:table-cell>
          <table:table-cell/>
        </table:table-row>
        <table:table-row table:style-name="ro1" table:visibility="filter">
          <table:table-cell office:value-type="float" office:value="42528" calcext:value-type="float">
            <text:p>42528</text:p>
          </table:table-cell>
          <table:table-cell office:value-type="string" calcext:value-type="string">
            <text:p>BS5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BANNER</text:p>
          </table:table-cell>
          <table:table-cell table:formula="of:=LEFT(INDIRECT(&quot;A&quot;&amp;ROW());3)" office:value-type="string" office:string-value="425" calcext:value-type="string">
            <text:p>425</text:p>
          </table:table-cell>
          <table:table-cell table:formula="of:=RIGHT(INDIRECT(&quot;A&quot; &amp; ROW());2)" office:value-type="string" office:string-value="28" calcext:value-type="string">
            <text:p>28</text:p>
          </table:table-cell>
          <table:table-cell/>
        </table:table-row>
        <table:table-row table:style-name="ro1" table:visibility="filter">
          <table:table-cell office:value-type="float" office:value="42531" calcext:value-type="float">
            <text:p>42531</text:p>
          </table:table-cell>
          <table:table-cell office:value-type="string" calcext:value-type="string">
            <text:p>BS8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BANNER</text:p>
          </table:table-cell>
          <table:table-cell table:formula="of:=LEFT(INDIRECT(&quot;A&quot;&amp;ROW());3)" office:value-type="string" office:string-value="425" calcext:value-type="string">
            <text:p>425</text:p>
          </table:table-cell>
          <table:table-cell table:formula="of:=RIGHT(INDIRECT(&quot;A&quot; &amp; ROW());2)" office:value-type="string" office:string-value="31" calcext:value-type="string">
            <text:p>31</text:p>
          </table:table-cell>
          <table:table-cell/>
        </table:table-row>
        <table:table-row table:style-name="ro1" table:visibility="filter">
          <table:table-cell office:value-type="float" office:value="42532" calcext:value-type="float">
            <text:p>42532</text:p>
          </table:table-cell>
          <table:table-cell office:value-type="string" calcext:value-type="string">
            <text:p>BSA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BANNER</text:p>
          </table:table-cell>
          <table:table-cell table:formula="of:=LEFT(INDIRECT(&quot;A&quot;&amp;ROW());3)" office:value-type="string" office:string-value="425" calcext:value-type="string">
            <text:p>425</text:p>
          </table:table-cell>
          <table:table-cell table:formula="of:=RIGHT(INDIRECT(&quot;A&quot; &amp; ROW());2)" office:value-type="string" office:string-value="32" calcext:value-type="string">
            <text:p>32</text:p>
          </table:table-cell>
          <table:table-cell/>
        </table:table-row>
        <table:table-row table:style-name="ro1" table:visibility="filter">
          <table:table-cell office:value-type="float" office:value="42533" calcext:value-type="float">
            <text:p>42533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BANNER</text:p>
          </table:table-cell>
          <table:table-cell table:formula="of:=LEFT(INDIRECT(&quot;A&quot;&amp;ROW());3)" office:value-type="string" office:string-value="425" calcext:value-type="string">
            <text:p>425</text:p>
          </table:table-cell>
          <table:table-cell table:formula="of:=RIGHT(INDIRECT(&quot;A&quot; &amp; ROW());2)" office:value-type="string" office:string-value="33" calcext:value-type="string">
            <text:p>33</text:p>
          </table:table-cell>
          <table:table-cell/>
        </table:table-row>
        <table:table-row table:style-name="ro1" table:visibility="filter">
          <table:table-cell office:value-type="float" office:value="42534" calcext:value-type="float">
            <text:p>42534</text:p>
          </table:table-cell>
          <table:table-cell office:value-type="string" calcext:value-type="string">
            <text:p>BSC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BANNER</text:p>
          </table:table-cell>
          <table:table-cell table:formula="of:=LEFT(INDIRECT(&quot;A&quot;&amp;ROW());3)" office:value-type="string" office:string-value="425" calcext:value-type="string">
            <text:p>425</text:p>
          </table:table-cell>
          <table:table-cell table:formula="of:=RIGHT(INDIRECT(&quot;A&quot; &amp; ROW());2)" office:value-type="string" office:string-value="34" calcext:value-type="string">
            <text:p>34</text:p>
          </table:table-cell>
          <table:table-cell/>
        </table:table-row>
        <table:table-row table:style-name="ro1" table:visibility="filter">
          <table:table-cell office:value-type="float" office:value="42535" calcext:value-type="float">
            <text:p>42535</text:p>
          </table:table-cell>
          <table:table-cell office:value-type="string" calcext:value-type="string">
            <text:p>BSD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BANNER</text:p>
          </table:table-cell>
          <table:table-cell table:formula="of:=LEFT(INDIRECT(&quot;A&quot;&amp;ROW());3)" office:value-type="string" office:string-value="425" calcext:value-type="string">
            <text:p>425</text:p>
          </table:table-cell>
          <table:table-cell table:formula="of:=RIGHT(INDIRECT(&quot;A&quot; &amp; ROW());2)" office:value-type="string" office:string-value="35" calcext:value-type="string">
            <text:p>35</text:p>
          </table:table-cell>
          <table:table-cell/>
        </table:table-row>
        <table:table-row table:style-name="ro1" table:visibility="filter">
          <table:table-cell office:value-type="float" office:value="42536" calcext:value-type="float">
            <text:p>42536</text:p>
          </table:table-cell>
          <table:table-cell office:value-type="string" calcext:value-type="string">
            <text:p>TB1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BANNER</text:p>
          </table:table-cell>
          <table:table-cell table:formula="of:=LEFT(INDIRECT(&quot;A&quot;&amp;ROW());3)" office:value-type="string" office:string-value="425" calcext:value-type="string">
            <text:p>425</text:p>
          </table:table-cell>
          <table:table-cell table:formula="of:=RIGHT(INDIRECT(&quot;A&quot; &amp; ROW());2)" office:value-type="string" office:string-value="36" calcext:value-type="string">
            <text:p>36</text:p>
          </table:table-cell>
          <table:table-cell/>
        </table:table-row>
        <table:table-row table:style-name="ro1" table:visibility="filter">
          <table:table-cell office:value-type="float" office:value="42537" calcext:value-type="float">
            <text:p>42537</text:p>
          </table:table-cell>
          <table:table-cell office:value-type="string" calcext:value-type="string">
            <text:p>TB2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BANNER</text:p>
          </table:table-cell>
          <table:table-cell table:formula="of:=LEFT(INDIRECT(&quot;A&quot;&amp;ROW());3)" office:value-type="string" office:string-value="425" calcext:value-type="string">
            <text:p>425</text:p>
          </table:table-cell>
          <table:table-cell table:formula="of:=RIGHT(INDIRECT(&quot;A&quot; &amp; ROW());2)" office:value-type="string" office:string-value="37" calcext:value-type="string">
            <text:p>37</text:p>
          </table:table-cell>
          <table:table-cell/>
        </table:table-row>
        <table:table-row table:style-name="ro1" table:visibility="filter">
          <table:table-cell office:value-type="float" office:value="42538" calcext:value-type="float">
            <text:p>42538</text:p>
          </table:table-cell>
          <table:table-cell office:value-type="string" calcext:value-type="string">
            <text:p>TB3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BANNER</text:p>
          </table:table-cell>
          <table:table-cell table:formula="of:=LEFT(INDIRECT(&quot;A&quot;&amp;ROW());3)" office:value-type="string" office:string-value="425" calcext:value-type="string">
            <text:p>425</text:p>
          </table:table-cell>
          <table:table-cell table:formula="of:=RIGHT(INDIRECT(&quot;A&quot; &amp; ROW());2)" office:value-type="string" office:string-value="38" calcext:value-type="string">
            <text:p>38</text:p>
          </table:table-cell>
          <table:table-cell/>
        </table:table-row>
        <table:table-row table:style-name="ro1" table:visibility="filter">
          <table:table-cell office:value-type="float" office:value="42540" calcext:value-type="float">
            <text:p>42540</text:p>
          </table:table-cell>
          <table:table-cell office:value-type="string" calcext:value-type="string">
            <text:p>TB5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BANNER</text:p>
          </table:table-cell>
          <table:table-cell table:formula="of:=LEFT(INDIRECT(&quot;A&quot;&amp;ROW());3)" office:value-type="string" office:string-value="425" calcext:value-type="string">
            <text:p>425</text:p>
          </table:table-cell>
          <table:table-cell table:formula="of:=RIGHT(INDIRECT(&quot;A&quot; &amp; ROW());2)" office:value-type="string" office:string-value="40" calcext:value-type="string">
            <text:p>40</text:p>
          </table:table-cell>
          <table:table-cell/>
        </table:table-row>
        <table:table-row table:style-name="ro1" table:visibility="filter">
          <table:table-cell office:value-type="float" office:value="42544" calcext:value-type="float">
            <text:p>42544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BANNER</text:p>
          </table:table-cell>
          <table:table-cell table:formula="of:=LEFT(INDIRECT(&quot;A&quot;&amp;ROW());3)" office:value-type="string" office:string-value="425" calcext:value-type="string">
            <text:p>425</text:p>
          </table:table-cell>
          <table:table-cell table:formula="of:=RIGHT(INDIRECT(&quot;A&quot; &amp; ROW());2)" office:value-type="string" office:string-value="44" calcext:value-type="string">
            <text:p>44</text:p>
          </table:table-cell>
          <table:table-cell/>
        </table:table-row>
        <table:table-row table:style-name="ro1" table:visibility="filter">
          <table:table-cell office:value-type="float" office:value="42545" calcext:value-type="float">
            <text:p>42545</text:p>
          </table:table-cell>
          <table:table-cell office:value-type="string" calcext:value-type="string">
            <text:p>TBB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BANNER</text:p>
          </table:table-cell>
          <table:table-cell table:formula="of:=LEFT(INDIRECT(&quot;A&quot;&amp;ROW());3)" office:value-type="string" office:string-value="425" calcext:value-type="string">
            <text:p>425</text:p>
          </table:table-cell>
          <table:table-cell table:formula="of:=RIGHT(INDIRECT(&quot;A&quot; &amp; ROW());2)" office:value-type="string" office:string-value="45" calcext:value-type="string">
            <text:p>45</text:p>
          </table:table-cell>
          <table:table-cell/>
        </table:table-row>
        <table:table-row table:style-name="ro1" table:visibility="filter">
          <table:table-cell office:value-type="float" office:value="42546" calcext:value-type="float">
            <text:p>42546</text:p>
          </table:table-cell>
          <table:table-cell office:value-type="string" calcext:value-type="string">
            <text:p>TBC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BANNER</text:p>
          </table:table-cell>
          <table:table-cell table:formula="of:=LEFT(INDIRECT(&quot;A&quot;&amp;ROW());3)" office:value-type="string" office:string-value="425" calcext:value-type="string">
            <text:p>425</text:p>
          </table:table-cell>
          <table:table-cell table:formula="of:=RIGHT(INDIRECT(&quot;A&quot; &amp; ROW());2)" office:value-type="string" office:string-value="46" calcext:value-type="string">
            <text:p>46</text:p>
          </table:table-cell>
          <table:table-cell/>
        </table:table-row>
        <table:table-row table:style-name="ro1" table:visibility="filter">
          <table:table-cell office:value-type="float" office:value="42547" calcext:value-type="float">
            <text:p>42547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BANNER</text:p>
          </table:table-cell>
          <table:table-cell table:formula="of:=LEFT(INDIRECT(&quot;A&quot;&amp;ROW());3)" office:value-type="string" office:string-value="425" calcext:value-type="string">
            <text:p>425</text:p>
          </table:table-cell>
          <table:table-cell table:formula="of:=RIGHT(INDIRECT(&quot;A&quot; &amp; ROW());2)" office:value-type="string" office:string-value="47" calcext:value-type="string">
            <text:p>47</text:p>
          </table:table-cell>
          <table:table-cell/>
        </table:table-row>
        <table:table-row table:style-name="ro1" table:visibility="filter">
          <table:table-cell office:value-type="float" office:value="42548" calcext:value-type="float">
            <text:p>42548</text:p>
          </table:table-cell>
          <table:table-cell office:value-type="string" calcext:value-type="string">
            <text:p>TR1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BANNER</text:p>
          </table:table-cell>
          <table:table-cell table:formula="of:=LEFT(INDIRECT(&quot;A&quot;&amp;ROW());3)" office:value-type="string" office:string-value="425" calcext:value-type="string">
            <text:p>425</text:p>
          </table:table-cell>
          <table:table-cell table:formula="of:=RIGHT(INDIRECT(&quot;A&quot; &amp; ROW());2)" office:value-type="string" office:string-value="48" calcext:value-type="string">
            <text:p>48</text:p>
          </table:table-cell>
          <table:table-cell/>
        </table:table-row>
        <table:table-row table:style-name="ro1" table:visibility="filter">
          <table:table-cell office:value-type="float" office:value="42549" calcext:value-type="float">
            <text:p>42549</text:p>
          </table:table-cell>
          <table:table-cell office:value-type="string" calcext:value-type="string">
            <text:p>TR2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BANNER</text:p>
          </table:table-cell>
          <table:table-cell table:formula="of:=LEFT(INDIRECT(&quot;A&quot;&amp;ROW());3)" office:value-type="string" office:string-value="425" calcext:value-type="string">
            <text:p>425</text:p>
          </table:table-cell>
          <table:table-cell table:formula="of:=RIGHT(INDIRECT(&quot;A&quot; &amp; ROW());2)" office:value-type="string" office:string-value="49" calcext:value-type="string">
            <text:p>49</text:p>
          </table:table-cell>
          <table:table-cell/>
        </table:table-row>
        <table:table-row table:style-name="ro1" table:visibility="filter">
          <table:table-cell office:value-type="float" office:value="42550" calcext:value-type="float">
            <text:p>42550</text:p>
          </table:table-cell>
          <table:table-cell office:value-type="string" calcext:value-type="string">
            <text:p>TR3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BANNER</text:p>
          </table:table-cell>
          <table:table-cell table:formula="of:=LEFT(INDIRECT(&quot;A&quot;&amp;ROW());3)" office:value-type="string" office:string-value="425" calcext:value-type="string">
            <text:p>425</text:p>
          </table:table-cell>
          <table:table-cell table:formula="of:=RIGHT(INDIRECT(&quot;A&quot; &amp; ROW());2)" office:value-type="string" office:string-value="50" calcext:value-type="string">
            <text:p>50</text:p>
          </table:table-cell>
          <table:table-cell/>
        </table:table-row>
        <table:table-row table:style-name="ro1" table:visibility="filter">
          <table:table-cell office:value-type="float" office:value="42552" calcext:value-type="float">
            <text:p>42552</text:p>
          </table:table-cell>
          <table:table-cell office:value-type="string" calcext:value-type="string">
            <text:p>TR5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BANNER</text:p>
          </table:table-cell>
          <table:table-cell table:formula="of:=LEFT(INDIRECT(&quot;A&quot;&amp;ROW());3)" office:value-type="string" office:string-value="425" calcext:value-type="string">
            <text:p>425</text:p>
          </table:table-cell>
          <table:table-cell table:formula="of:=RIGHT(INDIRECT(&quot;A&quot; &amp; ROW());2)" office:value-type="string" office:string-value="52" calcext:value-type="string">
            <text:p>52</text:p>
          </table:table-cell>
          <table:table-cell/>
        </table:table-row>
        <table:table-row table:style-name="ro1" table:visibility="filter">
          <table:table-cell office:value-type="float" office:value="42556" calcext:value-type="float">
            <text:p>42556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BANNER</text:p>
          </table:table-cell>
          <table:table-cell table:formula="of:=LEFT(INDIRECT(&quot;A&quot;&amp;ROW());3)" office:value-type="string" office:string-value="425" calcext:value-type="string">
            <text:p>425</text:p>
          </table:table-cell>
          <table:table-cell table:formula="of:=RIGHT(INDIRECT(&quot;A&quot; &amp; ROW());2)" office:value-type="string" office:string-value="56" calcext:value-type="string">
            <text:p>56</text:p>
          </table:table-cell>
          <table:table-cell/>
        </table:table-row>
        <table:table-row table:style-name="ro1" table:visibility="filter">
          <table:table-cell office:value-type="float" office:value="42557" calcext:value-type="float">
            <text:p>42557</text:p>
          </table:table-cell>
          <table:table-cell office:value-type="string" calcext:value-type="string">
            <text:p>TRB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BANNER</text:p>
          </table:table-cell>
          <table:table-cell table:formula="of:=LEFT(INDIRECT(&quot;A&quot;&amp;ROW());3)" office:value-type="string" office:string-value="425" calcext:value-type="string">
            <text:p>425</text:p>
          </table:table-cell>
          <table:table-cell table:formula="of:=RIGHT(INDIRECT(&quot;A&quot; &amp; ROW());2)" office:value-type="string" office:string-value="57" calcext:value-type="string">
            <text:p>57</text:p>
          </table:table-cell>
          <table:table-cell/>
        </table:table-row>
        <table:table-row table:style-name="ro1" table:visibility="filter">
          <table:table-cell office:value-type="float" office:value="42558" calcext:value-type="float">
            <text:p>42558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BANNER</text:p>
          </table:table-cell>
          <table:table-cell table:formula="of:=LEFT(INDIRECT(&quot;A&quot;&amp;ROW());3)" office:value-type="string" office:string-value="425" calcext:value-type="string">
            <text:p>425</text:p>
          </table:table-cell>
          <table:table-cell table:formula="of:=RIGHT(INDIRECT(&quot;A&quot; &amp; ROW());2)" office:value-type="string" office:string-value="58" calcext:value-type="string">
            <text:p>58</text:p>
          </table:table-cell>
          <table:table-cell/>
        </table:table-row>
        <table:table-row table:style-name="ro1" table:visibility="filter">
          <table:table-cell office:value-type="float" office:value="42559" calcext:value-type="float">
            <text:p>42559</text:p>
          </table:table-cell>
          <table:table-cell office:value-type="string" calcext:value-type="string">
            <text:p>TRD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BANNER</text:p>
          </table:table-cell>
          <table:table-cell table:formula="of:=LEFT(INDIRECT(&quot;A&quot;&amp;ROW());3)" office:value-type="string" office:string-value="425" calcext:value-type="string">
            <text:p>425</text:p>
          </table:table-cell>
          <table:table-cell table:formula="of:=RIGHT(INDIRECT(&quot;A&quot; &amp; ROW());2)" office:value-type="string" office:string-value="59" calcext:value-type="string">
            <text:p>59</text:p>
          </table:table-cell>
          <table:table-cell/>
        </table:table-row>
        <table:table-row table:style-name="ro1" table:visibility="filter">
          <table:table-cell office:value-type="float" office:value="42560" calcext:value-type="float">
            <text:p>42560</text:p>
          </table:table-cell>
          <table:table-cell office:value-type="string" calcext:value-type="string">
            <text:p>TS1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BANNER</text:p>
          </table:table-cell>
          <table:table-cell table:formula="of:=LEFT(INDIRECT(&quot;A&quot;&amp;ROW());3)" office:value-type="string" office:string-value="425" calcext:value-type="string">
            <text:p>425</text:p>
          </table:table-cell>
          <table:table-cell table:formula="of:=RIGHT(INDIRECT(&quot;A&quot; &amp; ROW());2)" office:value-type="string" office:string-value="60" calcext:value-type="string">
            <text:p>60</text:p>
          </table:table-cell>
          <table:table-cell/>
        </table:table-row>
        <table:table-row table:style-name="ro1" table:visibility="filter">
          <table:table-cell office:value-type="float" office:value="42561" calcext:value-type="float">
            <text:p>42561</text:p>
          </table:table-cell>
          <table:table-cell office:value-type="string" calcext:value-type="string">
            <text:p>TS2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BANNER</text:p>
          </table:table-cell>
          <table:table-cell table:formula="of:=LEFT(INDIRECT(&quot;A&quot;&amp;ROW());3)" office:value-type="string" office:string-value="425" calcext:value-type="string">
            <text:p>425</text:p>
          </table:table-cell>
          <table:table-cell table:formula="of:=RIGHT(INDIRECT(&quot;A&quot; &amp; ROW());2)" office:value-type="string" office:string-value="61" calcext:value-type="string">
            <text:p>61</text:p>
          </table:table-cell>
          <table:table-cell/>
        </table:table-row>
        <table:table-row table:style-name="ro1" table:visibility="filter">
          <table:table-cell office:value-type="float" office:value="42562" calcext:value-type="float">
            <text:p>42562</text:p>
          </table:table-cell>
          <table:table-cell office:value-type="string" calcext:value-type="string">
            <text:p>TS3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BANNER</text:p>
          </table:table-cell>
          <table:table-cell table:formula="of:=LEFT(INDIRECT(&quot;A&quot;&amp;ROW());3)" office:value-type="string" office:string-value="425" calcext:value-type="string">
            <text:p>425</text:p>
          </table:table-cell>
          <table:table-cell table:formula="of:=RIGHT(INDIRECT(&quot;A&quot; &amp; ROW());2)" office:value-type="string" office:string-value="62" calcext:value-type="string">
            <text:p>62</text:p>
          </table:table-cell>
          <table:table-cell/>
        </table:table-row>
        <table:table-row table:style-name="ro1" table:visibility="filter">
          <table:table-cell office:value-type="float" office:value="42564" calcext:value-type="float">
            <text:p>42564</text:p>
          </table:table-cell>
          <table:table-cell office:value-type="string" calcext:value-type="string">
            <text:p>TS5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BANNER</text:p>
          </table:table-cell>
          <table:table-cell table:formula="of:=LEFT(INDIRECT(&quot;A&quot;&amp;ROW());3)" office:value-type="string" office:string-value="425" calcext:value-type="string">
            <text:p>425</text:p>
          </table:table-cell>
          <table:table-cell table:formula="of:=RIGHT(INDIRECT(&quot;A&quot; &amp; ROW());2)" office:value-type="string" office:string-value="64" calcext:value-type="string">
            <text:p>64</text:p>
          </table:table-cell>
          <table:table-cell/>
        </table:table-row>
        <table:table-row table:style-name="ro1" table:visibility="filter">
          <table:table-cell office:value-type="float" office:value="42567" calcext:value-type="float">
            <text:p>42567</text:p>
          </table:table-cell>
          <table:table-cell office:value-type="string" calcext:value-type="string">
            <text:p>TS8</text:p>
          </table:table-cell>
          <table:table-cell office:value-type="string" calcext:value-type="string">
            <text:p>Banner tiny</text:p>
          </table:table-cell>
          <table:table-cell office:value-type="string" calcext:value-type="string">
            <text:p>BANNER</text:p>
          </table:table-cell>
          <table:table-cell table:formula="of:=LEFT(INDIRECT(&quot;A&quot;&amp;ROW());3)" office:value-type="string" office:string-value="425" calcext:value-type="string">
            <text:p>425</text:p>
          </table:table-cell>
          <table:table-cell table:formula="of:=RIGHT(INDIRECT(&quot;A&quot; &amp; ROW());2)" office:value-type="string" office:string-value="67" calcext:value-type="string">
            <text:p>67</text:p>
          </table:table-cell>
          <table:table-cell/>
        </table:table-row>
        <table:table-row table:style-name="ro1" table:visibility="filter">
          <table:table-cell office:value-type="float" office:value="42568" calcext:value-type="float">
            <text:p>42568</text:p>
          </table:table-cell>
          <table:table-cell office:value-type="string" calcext:value-type="string">
            <text:p>TSA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BANNER</text:p>
          </table:table-cell>
          <table:table-cell table:formula="of:=LEFT(INDIRECT(&quot;A&quot;&amp;ROW());3)" office:value-type="string" office:string-value="425" calcext:value-type="string">
            <text:p>425</text:p>
          </table:table-cell>
          <table:table-cell table:formula="of:=RIGHT(INDIRECT(&quot;A&quot; &amp; ROW());2)" office:value-type="string" office:string-value="68" calcext:value-type="string">
            <text:p>68</text:p>
          </table:table-cell>
          <table:table-cell/>
        </table:table-row>
        <table:table-row table:style-name="ro1" table:visibility="filter">
          <table:table-cell office:value-type="float" office:value="42569" calcext:value-type="float">
            <text:p>42569</text:p>
          </table:table-cell>
          <table:table-cell office:value-type="string" calcext:value-type="string">
            <text:p>TSB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BANNER</text:p>
          </table:table-cell>
          <table:table-cell table:formula="of:=LEFT(INDIRECT(&quot;A&quot;&amp;ROW());3)" office:value-type="string" office:string-value="425" calcext:value-type="string">
            <text:p>425</text:p>
          </table:table-cell>
          <table:table-cell table:formula="of:=RIGHT(INDIRECT(&quot;A&quot; &amp; ROW());2)" office:value-type="string" office:string-value="69" calcext:value-type="string">
            <text:p>69</text:p>
          </table:table-cell>
          <table:table-cell/>
        </table:table-row>
        <table:table-row table:style-name="ro1" table:visibility="filter">
          <table:table-cell office:value-type="float" office:value="42570" calcext:value-type="float">
            <text:p>42570</text:p>
          </table:table-cell>
          <table:table-cell office:value-type="string" calcext:value-type="string">
            <text:p>TSC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BANNER</text:p>
          </table:table-cell>
          <table:table-cell table:formula="of:=LEFT(INDIRECT(&quot;A&quot;&amp;ROW());3)" office:value-type="string" office:string-value="425" calcext:value-type="string">
            <text:p>425</text:p>
          </table:table-cell>
          <table:table-cell table:formula="of:=RIGHT(INDIRECT(&quot;A&quot; &amp; ROW());2)" office:value-type="string" office:string-value="70" calcext:value-type="string">
            <text:p>70</text:p>
          </table:table-cell>
          <table:table-cell/>
        </table:table-row>
        <table:table-row table:style-name="ro1" table:visibility="filter">
          <table:table-cell office:value-type="float" office:value="42571" calcext:value-type="float">
            <text:p>42571</text:p>
          </table:table-cell>
          <table:table-cell office:value-type="string" calcext:value-type="string">
            <text:p>TSD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BANNER</text:p>
          </table:table-cell>
          <table:table-cell table:formula="of:=LEFT(INDIRECT(&quot;A&quot;&amp;ROW());3)" office:value-type="string" office:string-value="425" calcext:value-type="string">
            <text:p>425</text:p>
          </table:table-cell>
          <table:table-cell table:formula="of:=RIGHT(INDIRECT(&quot;A&quot; &amp; ROW());2)" office:value-type="string" office:string-value="71" calcext:value-type="string">
            <text:p>71</text:p>
          </table:table-cell>
          <table:table-cell/>
        </table:table-row>
        <table:table-row table:style-name="ro1" table:visibility="filter">
          <table:table-cell office:value-type="float" office:value="43006" calcext:value-type="float">
            <text:p>43006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rchway</text:p>
          </table:table-cell>
          <table:table-cell office:value-type="string" calcext:value-type="string">
            <text:p>STRUCTURE</text:p>
          </table:table-cell>
          <table:table-cell table:formula="of:=LEFT(INDIRECT(&quot;A&quot;&amp;ROW());3)" office:value-type="string" office:string-value="430" calcext:value-type="string">
            <text:p>430</text:p>
          </table:table-cell>
          <table:table-cell table:formula="of:=RIGHT(INDIRECT(&quot;A&quot; &amp; ROW());2)" office:value-type="string" office:string-value="06" calcext:value-type="string">
            <text:p>06</text:p>
          </table:table-cell>
          <table:table-cell/>
        </table:table-row>
        <table:table-row table:style-name="ro1" table:visibility="filter">
          <table:table-cell office:value-type="float" office:value="43011" calcext:value-type="float">
            <text:p>4301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Graveston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30" calcext:value-type="string">
            <text:p>430</text:p>
          </table:table-cell>
          <table:table-cell table:formula="of:=RIGHT(INDIRECT(&quot;A&quot; &amp; ROW());2)" office:value-type="string" office:string-value="11" calcext:value-type="string">
            <text:p>11</text:p>
          </table:table-cell>
          <table:table-cell/>
        </table:table-row>
        <table:table-row table:style-name="ro1" table:visibility="filter">
          <table:table-cell office:value-type="float" office:value="43012" calcext:value-type="float">
            <text:p>43012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Graveston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30" calcext:value-type="string">
            <text:p>430</text:p>
          </table:table-cell>
          <table:table-cell table:formula="of:=RIGHT(INDIRECT(&quot;A&quot; &amp; ROW());2)" office:value-type="string" office:string-value="12" calcext:value-type="string">
            <text:p>12</text:p>
          </table:table-cell>
          <table:table-cell/>
        </table:table-row>
        <table:table-row table:style-name="ro1" table:visibility="filter">
          <table:table-cell office:value-type="float" office:value="43013" calcext:value-type="float">
            <text:p>43013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Graveston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30" calcext:value-type="string">
            <text:p>430</text:p>
          </table:table-cell>
          <table:table-cell table:formula="of:=RIGHT(INDIRECT(&quot;A&quot; &amp; ROW());2)" office:value-type="string" office:string-value="13" calcext:value-type="string">
            <text:p>13</text:p>
          </table:table-cell>
          <table:table-cell/>
        </table:table-row>
        <table:table-row table:style-name="ro1" table:visibility="filter">
          <table:table-cell office:value-type="float" office:value="43021" calcext:value-type="float">
            <text:p>4302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Graveston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30" calcext:value-type="string">
            <text:p>430</text:p>
          </table:table-cell>
          <table:table-cell table:formula="of:=RIGHT(INDIRECT(&quot;A&quot; &amp; ROW());2)" office:value-type="string" office:string-value="21" calcext:value-type="string">
            <text:p>21</text:p>
          </table:table-cell>
          <table:table-cell/>
        </table:table-row>
        <table:table-row table:style-name="ro1" table:visibility="filter">
          <table:table-cell office:value-type="float" office:value="43022" calcext:value-type="float">
            <text:p>43022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Graveston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430" calcext:value-type="string">
            <text:p>430</text:p>
          </table:table-cell>
          <table:table-cell table:formula="of:=RIGHT(INDIRECT(&quot;A&quot; &amp; ROW());2)" office:value-type="string" office:string-value="22" calcext:value-type="string">
            <text:p>22</text:p>
          </table:table-cell>
          <table:table-cell/>
        </table:table-row>
        <table:table-row table:style-name="ro1" table:visibility="filter">
          <table:table-cell office:value-type="float" office:value="54000" calcext:value-type="float">
            <text:p>54000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Platform / fake floor?</text:p>
          </table:table-cell>
          <table:table-cell office:value-type="string" calcext:value-type="string">
            <text:p>ACTIVATOR</text:p>
          </table:table-cell>
          <table:table-cell table:formula="of:=LEFT(INDIRECT(&quot;A&quot;&amp;ROW());3)" office:value-type="string" office:string-value="540" calcext:value-type="string">
            <text:p>540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/>
        </table:table-row>
        <table:table-row table:style-name="ro1" table:visibility="filter">
          <table:table-cell office:value-type="float" office:value="54001" calcext:value-type="float">
            <text:p>5400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Trap door</text:p>
          </table:table-cell>
          <table:table-cell office:value-type="string" calcext:value-type="string">
            <text:p>ACTIVATOR</text:p>
          </table:table-cell>
          <table:table-cell table:formula="of:=LEFT(INDIRECT(&quot;A&quot;&amp;ROW());3)" office:value-type="string" office:string-value="540" calcext:value-type="string">
            <text:p>540</text:p>
          </table:table-cell>
          <table:table-cell table:formula="of:=RIGHT(INDIRECT(&quot;A&quot; &amp; ROW());2)" office:value-type="string" office:string-value="01" calcext:value-type="string">
            <text:p>01</text:p>
          </table:table-cell>
          <table:table-cell/>
        </table:table-row>
        <table:table-row table:style-name="ro1" table:visibility="filter">
          <table:table-cell office:value-type="float" office:value="55000" calcext:value-type="float">
            <text:p>55000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DOOR</text:p>
          </table:table-cell>
          <table:table-cell table:formula="of:=LEFT(INDIRECT(&quot;A&quot;&amp;ROW());3)" office:value-type="string" office:string-value="550" calcext:value-type="string">
            <text:p>550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/>
        </table:table-row>
        <table:table-row table:style-name="ro1" table:visibility="filter">
          <table:table-cell office:value-type="float" office:value="55001" calcext:value-type="float">
            <text:p>55001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DOOR</text:p>
          </table:table-cell>
          <table:table-cell table:formula="of:=LEFT(INDIRECT(&quot;A&quot;&amp;ROW());3)" office:value-type="string" office:string-value="550" calcext:value-type="string">
            <text:p>550</text:p>
          </table:table-cell>
          <table:table-cell table:formula="of:=RIGHT(INDIRECT(&quot;A&quot; &amp; ROW());2)" office:value-type="string" office:string-value="01" calcext:value-type="string">
            <text:p>01</text:p>
          </table:table-cell>
          <table:table-cell/>
        </table:table-row>
        <table:table-row table:style-name="ro1" table:visibility="filter">
          <table:table-cell office:value-type="float" office:value="55002" calcext:value-type="float">
            <text:p>55002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DOOR</text:p>
          </table:table-cell>
          <table:table-cell table:formula="of:=LEFT(INDIRECT(&quot;A&quot;&amp;ROW());3)" office:value-type="string" office:string-value="550" calcext:value-type="string">
            <text:p>550</text:p>
          </table:table-cell>
          <table:table-cell table:formula="of:=RIGHT(INDIRECT(&quot;A&quot; &amp; ROW());2)" office:value-type="string" office:string-value="02" calcext:value-type="string">
            <text:p>02</text:p>
          </table:table-cell>
          <table:table-cell/>
        </table:table-row>
        <table:table-row table:style-name="ro1" table:visibility="filter">
          <table:table-cell office:value-type="float" office:value="55003" calcext:value-type="float">
            <text:p>55003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DOOR</text:p>
          </table:table-cell>
          <table:table-cell table:formula="of:=LEFT(INDIRECT(&quot;A&quot;&amp;ROW());3)" office:value-type="string" office:string-value="550" calcext:value-type="string">
            <text:p>550</text:p>
          </table:table-cell>
          <table:table-cell table:formula="of:=RIGHT(INDIRECT(&quot;A&quot; &amp; ROW());2)" office:value-type="string" office:string-value="03" calcext:value-type="string">
            <text:p>03</text:p>
          </table:table-cell>
          <table:table-cell/>
        </table:table-row>
        <table:table-row table:style-name="ro1" table:visibility="filter">
          <table:table-cell office:value-type="float" office:value="55004" calcext:value-type="float">
            <text:p>55004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DOOR</text:p>
          </table:table-cell>
          <table:table-cell table:formula="of:=LEFT(INDIRECT(&quot;A&quot;&amp;ROW());3)" office:value-type="string" office:string-value="550" calcext:value-type="string">
            <text:p>550</text:p>
          </table:table-cell>
          <table:table-cell table:formula="of:=RIGHT(INDIRECT(&quot;A&quot; &amp; ROW());2)" office:value-type="string" office:string-value="04" calcext:value-type="string">
            <text:p>04</text:p>
          </table:table-cell>
          <table:table-cell/>
        </table:table-row>
        <table:table-row table:style-name="ro1" table:visibility="filter">
          <table:table-cell office:value-type="float" office:value="55005" calcext:value-type="float">
            <text:p>55005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DOOR</text:p>
          </table:table-cell>
          <table:table-cell table:formula="of:=LEFT(INDIRECT(&quot;A&quot;&amp;ROW());3)" office:value-type="string" office:string-value="550" calcext:value-type="string">
            <text:p>550</text:p>
          </table:table-cell>
          <table:table-cell table:formula="of:=RIGHT(INDIRECT(&quot;A&quot; &amp; ROW());2)" office:value-type="string" office:string-value="05" calcext:value-type="string">
            <text:p>05</text:p>
          </table:table-cell>
          <table:table-cell/>
        </table:table-row>
        <table:table-row table:style-name="ro1" table:visibility="filter">
          <table:table-cell office:value-type="float" office:value="55006" calcext:value-type="float">
            <text:p>55006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DOOR</text:p>
          </table:table-cell>
          <table:table-cell table:formula="of:=LEFT(INDIRECT(&quot;A&quot;&amp;ROW());3)" office:value-type="string" office:string-value="550" calcext:value-type="string">
            <text:p>550</text:p>
          </table:table-cell>
          <table:table-cell table:formula="of:=RIGHT(INDIRECT(&quot;A&quot; &amp; ROW());2)" office:value-type="string" office:string-value="06" calcext:value-type="string">
            <text:p>06</text:p>
          </table:table-cell>
          <table:table-cell/>
        </table:table-row>
        <table:table-row table:style-name="ro1" table:visibility="filter">
          <table:table-cell office:value-type="float" office:value="55007" calcext:value-type="float">
            <text:p>55007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Door – secret</text:p>
          </table:table-cell>
          <table:table-cell office:value-type="string" calcext:value-type="string">
            <text:p>DOOR</text:p>
          </table:table-cell>
          <table:table-cell table:formula="of:=LEFT(INDIRECT(&quot;A&quot;&amp;ROW());3)" office:value-type="string" office:string-value="550" calcext:value-type="string">
            <text:p>550</text:p>
          </table:table-cell>
          <table:table-cell table:formula="of:=RIGHT(INDIRECT(&quot;A&quot; &amp; ROW());2)" office:value-type="string" office:string-value="07" calcext:value-type="string">
            <text:p>07</text:p>
          </table:table-cell>
          <table:table-cell/>
        </table:table-row>
        <table:table-row table:style-name="ro1" table:visibility="filter">
          <table:table-cell office:value-type="float" office:value="55009" calcext:value-type="float">
            <text:p>55009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DOOR</text:p>
          </table:table-cell>
          <table:table-cell table:formula="of:=LEFT(INDIRECT(&quot;A&quot;&amp;ROW());3)" office:value-type="string" office:string-value="550" calcext:value-type="string">
            <text:p>550</text:p>
          </table:table-cell>
          <table:table-cell table:formula="of:=RIGHT(INDIRECT(&quot;A&quot; &amp; ROW());2)" office:value-type="string" office:string-value="09" calcext:value-type="string">
            <text:p>09</text:p>
          </table:table-cell>
          <table:table-cell/>
        </table:table-row>
        <table:table-row table:style-name="ro1" table:visibility="filter">
          <table:table-cell office:value-type="float" office:value="55010" calcext:value-type="float">
            <text:p>55010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DOOR</text:p>
          </table:table-cell>
          <table:table-cell table:formula="of:=LEFT(INDIRECT(&quot;A&quot;&amp;ROW());3)" office:value-type="string" office:string-value="550" calcext:value-type="string">
            <text:p>550</text:p>
          </table:table-cell>
          <table:table-cell table:formula="of:=RIGHT(INDIRECT(&quot;A&quot; &amp; ROW());2)" office:value-type="string" office:string-value="10" calcext:value-type="string">
            <text:p>10</text:p>
          </table:table-cell>
          <table:table-cell/>
        </table:table-row>
        <table:table-row table:style-name="ro1" table:visibility="filter">
          <table:table-cell office:value-type="float" office:value="55011" calcext:value-type="float">
            <text:p>55011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DOOR</text:p>
          </table:table-cell>
          <table:table-cell table:formula="of:=LEFT(INDIRECT(&quot;A&quot;&amp;ROW());3)" office:value-type="string" office:string-value="550" calcext:value-type="string">
            <text:p>550</text:p>
          </table:table-cell>
          <table:table-cell table:formula="of:=RIGHT(INDIRECT(&quot;A&quot; &amp; ROW());2)" office:value-type="string" office:string-value="11" calcext:value-type="string">
            <text:p>11</text:p>
          </table:table-cell>
          <table:table-cell/>
        </table:table-row>
        <table:table-row table:style-name="ro1" table:visibility="filter">
          <table:table-cell office:value-type="float" office:value="55012" calcext:value-type="float">
            <text:p>55012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DOOR</text:p>
          </table:table-cell>
          <table:table-cell table:formula="of:=LEFT(INDIRECT(&quot;A&quot;&amp;ROW());3)" office:value-type="string" office:string-value="550" calcext:value-type="string">
            <text:p>550</text:p>
          </table:table-cell>
          <table:table-cell table:formula="of:=RIGHT(INDIRECT(&quot;A&quot; &amp; ROW());2)" office:value-type="string" office:string-value="12" calcext:value-type="string">
            <text:p>12</text:p>
          </table:table-cell>
          <table:table-cell/>
        </table:table-row>
        <table:table-row table:style-name="ro1" table:visibility="filter">
          <table:table-cell office:value-type="float" office:value="55013" calcext:value-type="float">
            <text:p>55013</text:p>
          </table:table-cell>
          <table:table-cell office:value-type="string" calcext:value-type="string">
            <text:p>DDR</text:p>
          </table:table-cell>
          <table:table-cell office:value-type="string" calcext:value-type="string">
            <text:p>Big door</text:p>
          </table:table-cell>
          <table:table-cell office:value-type="string" calcext:value-type="string">
            <text:p>DOOR</text:p>
          </table:table-cell>
          <table:table-cell table:formula="of:=LEFT(INDIRECT(&quot;A&quot;&amp;ROW());3)" office:value-type="string" office:string-value="550" calcext:value-type="string">
            <text:p>550</text:p>
          </table:table-cell>
          <table:table-cell table:formula="of:=RIGHT(INDIRECT(&quot;A&quot; &amp; ROW());2)" office:value-type="string" office:string-value="13" calcext:value-type="string">
            <text:p>13</text:p>
          </table:table-cell>
          <table:table-cell/>
        </table:table-row>
        <table:table-row table:style-name="ro1" table:visibility="filter">
          <table:table-cell office:value-type="float" office:value="55014" calcext:value-type="float">
            <text:p>55014</text:p>
          </table:table-cell>
          <table:table-cell office:value-type="string" calcext:value-type="string">
            <text:p>DDR</text:p>
          </table:table-cell>
          <table:table-cell office:value-type="string" calcext:value-type="string">
            <text:p>Big door</text:p>
          </table:table-cell>
          <table:table-cell office:value-type="string" calcext:value-type="string">
            <text:p>DOOR</text:p>
          </table:table-cell>
          <table:table-cell table:formula="of:=LEFT(INDIRECT(&quot;A&quot;&amp;ROW());3)" office:value-type="string" office:string-value="550" calcext:value-type="string">
            <text:p>550</text:p>
          </table:table-cell>
          <table:table-cell table:formula="of:=RIGHT(INDIRECT(&quot;A&quot; &amp; ROW());2)" office:value-type="string" office:string-value="14" calcext:value-type="string">
            <text:p>14</text:p>
          </table:table-cell>
          <table:table-cell/>
        </table:table-row>
        <table:table-row table:style-name="ro1" table:visibility="filter">
          <table:table-cell office:value-type="float" office:value="55017" calcext:value-type="float">
            <text:p>55017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Door -secret</text:p>
          </table:table-cell>
          <table:table-cell office:value-type="string" calcext:value-type="string">
            <text:p>DOOR</text:p>
          </table:table-cell>
          <table:table-cell table:formula="of:=LEFT(INDIRECT(&quot;A&quot;&amp;ROW());3)" office:value-type="string" office:string-value="550" calcext:value-type="string">
            <text:p>550</text:p>
          </table:table-cell>
          <table:table-cell table:formula="of:=RIGHT(INDIRECT(&quot;A&quot; &amp; ROW());2)" office:value-type="string" office:string-value="17" calcext:value-type="string">
            <text:p>17</text:p>
          </table:table-cell>
          <table:table-cell/>
        </table:table-row>
        <table:table-row table:style-name="ro1" table:visibility="filter">
          <table:table-cell office:value-type="float" office:value="55018" calcext:value-type="float">
            <text:p>55018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Door – secret</text:p>
          </table:table-cell>
          <table:table-cell office:value-type="string" calcext:value-type="string">
            <text:p>DOOR</text:p>
          </table:table-cell>
          <table:table-cell table:formula="of:=LEFT(INDIRECT(&quot;A&quot;&amp;ROW());3)" office:value-type="string" office:string-value="550" calcext:value-type="string">
            <text:p>550</text:p>
          </table:table-cell>
          <table:table-cell table:formula="of:=RIGHT(INDIRECT(&quot;A&quot; &amp; ROW());2)" office:value-type="string" office:string-value="18" calcext:value-type="string">
            <text:p>18</text:p>
          </table:table-cell>
          <table:table-cell/>
        </table:table-row>
        <table:table-row table:style-name="ro1" table:visibility="filter">
          <table:table-cell office:value-type="float" office:value="55021" calcext:value-type="float">
            <text:p>55021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DOOR</text:p>
          </table:table-cell>
          <table:table-cell table:formula="of:=LEFT(INDIRECT(&quot;A&quot;&amp;ROW());3)" office:value-type="string" office:string-value="550" calcext:value-type="string">
            <text:p>550</text:p>
          </table:table-cell>
          <table:table-cell table:formula="of:=RIGHT(INDIRECT(&quot;A&quot; &amp; ROW());2)" office:value-type="string" office:string-value="21" calcext:value-type="string">
            <text:p>21</text:p>
          </table:table-cell>
          <table:table-cell/>
        </table:table-row>
        <table:table-row table:style-name="ro1" table:visibility="filter">
          <table:table-cell office:value-type="float" office:value="55024" calcext:value-type="float">
            <text:p>55024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Door – secret</text:p>
          </table:table-cell>
          <table:table-cell office:value-type="string" calcext:value-type="string">
            <text:p>DOOR</text:p>
          </table:table-cell>
          <table:table-cell table:formula="of:=LEFT(INDIRECT(&quot;A&quot;&amp;ROW());3)" office:value-type="string" office:string-value="550" calcext:value-type="string">
            <text:p>550</text:p>
          </table:table-cell>
          <table:table-cell table:formula="of:=RIGHT(INDIRECT(&quot;A&quot; &amp; ROW());2)" office:value-type="string" office:string-value="24" calcext:value-type="string">
            <text:p>24</text:p>
          </table:table-cell>
          <table:table-cell/>
        </table:table-row>
        <table:table-row table:style-name="ro1" table:visibility="filter">
          <table:table-cell office:value-type="float" office:value="55026" calcext:value-type="float">
            <text:p>55026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DOOR</text:p>
          </table:table-cell>
          <table:table-cell table:formula="of:=LEFT(INDIRECT(&quot;A&quot;&amp;ROW());3)" office:value-type="string" office:string-value="550" calcext:value-type="string">
            <text:p>550</text:p>
          </table:table-cell>
          <table:table-cell table:formula="of:=RIGHT(INDIRECT(&quot;A&quot; &amp; ROW());2)" office:value-type="string" office:string-value="26" calcext:value-type="string">
            <text:p>26</text:p>
          </table:table-cell>
          <table:table-cell/>
        </table:table-row>
        <table:table-row table:style-name="ro1" table:visibility="filter">
          <table:table-cell office:value-type="float" office:value="55027" calcext:value-type="float">
            <text:p>55027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DOOR</text:p>
          </table:table-cell>
          <table:table-cell table:formula="of:=LEFT(INDIRECT(&quot;A&quot;&amp;ROW());3)" office:value-type="string" office:string-value="550" calcext:value-type="string">
            <text:p>550</text:p>
          </table:table-cell>
          <table:table-cell table:formula="of:=RIGHT(INDIRECT(&quot;A&quot; &amp; ROW());2)" office:value-type="string" office:string-value="27" calcext:value-type="string">
            <text:p>27</text:p>
          </table:table-cell>
          <table:table-cell/>
        </table:table-row>
        <table:table-row table:style-name="ro1" table:visibility="filter">
          <table:table-cell office:value-type="float" office:value="55028" calcext:value-type="float">
            <text:p>55028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DOOR</text:p>
          </table:table-cell>
          <table:table-cell table:formula="of:=LEFT(INDIRECT(&quot;A&quot;&amp;ROW());3)" office:value-type="string" office:string-value="550" calcext:value-type="string">
            <text:p>550</text:p>
          </table:table-cell>
          <table:table-cell table:formula="of:=RIGHT(INDIRECT(&quot;A&quot; &amp; ROW());2)" office:value-type="string" office:string-value="28" calcext:value-type="string">
            <text:p>28</text:p>
          </table:table-cell>
          <table:table-cell/>
        </table:table-row>
        <table:table-row table:style-name="ro1" table:visibility="filter">
          <table:table-cell office:value-type="float" office:value="55030" calcext:value-type="float">
            <text:p>55030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DOOR</text:p>
          </table:table-cell>
          <table:table-cell table:formula="of:=LEFT(INDIRECT(&quot;A&quot;&amp;ROW());3)" office:value-type="string" office:string-value="550" calcext:value-type="string">
            <text:p>550</text:p>
          </table:table-cell>
          <table:table-cell table:formula="of:=RIGHT(INDIRECT(&quot;A&quot; &amp; ROW());2)" office:value-type="string" office:string-value="30" calcext:value-type="string">
            <text:p>30</text:p>
          </table:table-cell>
          <table:table-cell/>
        </table:table-row>
        <table:table-row table:style-name="ro1" table:visibility="filter">
          <table:table-cell office:value-type="float" office:value="55031" calcext:value-type="float">
            <text:p>55031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DOOR</text:p>
          </table:table-cell>
          <table:table-cell table:formula="of:=LEFT(INDIRECT(&quot;A&quot;&amp;ROW());3)" office:value-type="string" office:string-value="550" calcext:value-type="string">
            <text:p>550</text:p>
          </table:table-cell>
          <table:table-cell table:formula="of:=RIGHT(INDIRECT(&quot;A&quot; &amp; ROW());2)" office:value-type="string" office:string-value="31" calcext:value-type="string">
            <text:p>31</text:p>
          </table:table-cell>
          <table:table-cell/>
        </table:table-row>
        <table:table-row table:style-name="ro1" table:visibility="filter">
          <table:table-cell office:value-type="float" office:value="55032" calcext:value-type="float">
            <text:p>55032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Secret door</text:p>
          </table:table-cell>
          <table:table-cell office:value-type="string" calcext:value-type="string">
            <text:p>DOOR</text:p>
          </table:table-cell>
          <table:table-cell table:formula="of:=LEFT(INDIRECT(&quot;A&quot;&amp;ROW());3)" office:value-type="string" office:string-value="550" calcext:value-type="string">
            <text:p>550</text:p>
          </table:table-cell>
          <table:table-cell table:formula="of:=RIGHT(INDIRECT(&quot;A&quot; &amp; ROW());2)" office:value-type="string" office:string-value="32" calcext:value-type="string">
            <text:p>32</text:p>
          </table:table-cell>
          <table:table-cell/>
        </table:table-row>
        <table:table-row table:style-name="ro1" table:visibility="filter">
          <table:table-cell office:value-type="float" office:value="55033" calcext:value-type="float">
            <text:p>55033</text:p>
          </table:table-cell>
          <table:table-cell office:value-type="string" calcext:value-type="string">
            <text:p>CAV</text:p>
          </table:table-cell>
          <table:table-cell office:value-type="string" calcext:value-type="string">
            <text:p>Secret door</text:p>
          </table:table-cell>
          <table:table-cell office:value-type="string" calcext:value-type="string">
            <text:p>DOOR</text:p>
          </table:table-cell>
          <table:table-cell table:formula="of:=LEFT(INDIRECT(&quot;A&quot;&amp;ROW());3)" office:value-type="string" office:string-value="550" calcext:value-type="string">
            <text:p>550</text:p>
          </table:table-cell>
          <table:table-cell table:formula="of:=RIGHT(INDIRECT(&quot;A&quot; &amp; ROW());2)" office:value-type="string" office:string-value="33" calcext:value-type="string">
            <text:p>33</text:p>
          </table:table-cell>
          <table:table-cell/>
        </table:table-row>
        <table:table-row table:style-name="ro1" table:visibility="filter">
          <table:table-cell office:value-type="float" office:value="56000" calcext:value-type="float">
            <text:p>56000</text:p>
          </table:table-cell>
          <table:table-cell office:value-type="string" calcext:value-type="string">
            <text:p>L0X</text:p>
          </table:table-cell>
          <table:table-cell office:value-type="string" calcext:value-type="string">
            <text:p>Spiral stairs</text:p>
          </table:table-cell>
          <table:table-cell office:value-type="string" calcext:value-type="string">
            <text:p>STAIRS</text:p>
          </table:table-cell>
          <table:table-cell table:formula="of:=LEFT(INDIRECT(&quot;A&quot;&amp;ROW());3)" office:value-type="string" office:string-value="560" calcext:value-type="string">
            <text:p>560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/>
        </table:table-row>
        <table:table-row table:style-name="ro1" table:visibility="filter">
          <table:table-cell office:value-type="float" office:value="56001" calcext:value-type="float">
            <text:p>56001</text:p>
          </table:table-cell>
          <table:table-cell office:value-type="string" calcext:value-type="string">
            <text:p>L0X</text:p>
          </table:table-cell>
          <table:table-cell office:value-type="string" calcext:value-type="string">
            <text:p>Spiral stairs</text:p>
          </table:table-cell>
          <table:table-cell office:value-type="string" calcext:value-type="string">
            <text:p>STAIRS</text:p>
          </table:table-cell>
          <table:table-cell table:formula="of:=LEFT(INDIRECT(&quot;A&quot;&amp;ROW());3)" office:value-type="string" office:string-value="560" calcext:value-type="string">
            <text:p>560</text:p>
          </table:table-cell>
          <table:table-cell table:formula="of:=RIGHT(INDIRECT(&quot;A&quot; &amp; ROW());2)" office:value-type="string" office:string-value="01" calcext:value-type="string">
            <text:p>01</text:p>
          </table:table-cell>
          <table:table-cell/>
        </table:table-row>
        <table:table-row table:style-name="ro1" table:visibility="filter">
          <table:table-cell office:value-type="float" office:value="56002" calcext:value-type="float">
            <text:p>56002</text:p>
          </table:table-cell>
          <table:table-cell office:value-type="string" calcext:value-type="string">
            <text:p>L0X</text:p>
          </table:table-cell>
          <table:table-cell office:value-type="string" calcext:value-type="string">
            <text:p>Triangle floor</text:p>
          </table:table-cell>
          <table:table-cell office:value-type="string" calcext:value-type="string">
            <text:p>STAIRS</text:p>
          </table:table-cell>
          <table:table-cell table:formula="of:=LEFT(INDIRECT(&quot;A&quot;&amp;ROW());3)" office:value-type="string" office:string-value="560" calcext:value-type="string">
            <text:p>560</text:p>
          </table:table-cell>
          <table:table-cell table:formula="of:=RIGHT(INDIRECT(&quot;A&quot; &amp; ROW());2)" office:value-type="string" office:string-value="02" calcext:value-type="string">
            <text:p>02</text:p>
          </table:table-cell>
          <table:table-cell/>
        </table:table-row>
        <table:table-row table:style-name="ro1" table:visibility="filter">
          <table:table-cell office:value-type="float" office:value="56006" calcext:value-type="float">
            <text:p>56006</text:p>
          </table:table-cell>
          <table:table-cell office:value-type="string" calcext:value-type="string">
            <text:p>W0C</text:p>
          </table:table-cell>
          <table:table-cell office:value-type="string" calcext:value-type="string">
            <text:p>Room – floorless – ceilingless – big entrance</text:p>
          </table:table-cell>
          <table:table-cell office:value-type="string" calcext:value-type="string">
            <text:p>STAIRS</text:p>
          </table:table-cell>
          <table:table-cell table:formula="of:=LEFT(INDIRECT(&quot;A&quot;&amp;ROW());3)" office:value-type="string" office:string-value="560" calcext:value-type="string">
            <text:p>560</text:p>
          </table:table-cell>
          <table:table-cell table:formula="of:=RIGHT(INDIRECT(&quot;A&quot; &amp; ROW());2)" office:value-type="string" office:string-value="06" calcext:value-type="string">
            <text:p>06</text:p>
          </table:table-cell>
          <table:table-cell/>
        </table:table-row>
        <table:table-row table:style-name="ro1" table:visibility="filter">
          <table:table-cell office:value-type="float" office:value="56008" calcext:value-type="float">
            <text:p>56008</text:p>
          </table:table-cell>
          <table:table-cell office:value-type="string" calcext:value-type="string">
            <text:p>W01</text:p>
          </table:table-cell>
          <table:table-cell office:value-type="string" calcext:value-type="string">
            <text:p>Room – floorless – ceilingless – small entrance</text:p>
          </table:table-cell>
          <table:table-cell office:value-type="string" calcext:value-type="string">
            <text:p>STAIRS</text:p>
          </table:table-cell>
          <table:table-cell table:formula="of:=LEFT(INDIRECT(&quot;A&quot;&amp;ROW());3)" office:value-type="string" office:string-value="560" calcext:value-type="string">
            <text:p>560</text:p>
          </table:table-cell>
          <table:table-cell table:formula="of:=RIGHT(INDIRECT(&quot;A&quot; &amp; ROW());2)" office:value-type="string" office:string-value="08" calcext:value-type="string">
            <text:p>08</text:p>
          </table:table-cell>
          <table:table-cell/>
        </table:table-row>
        <table:table-row table:style-name="ro1" table:visibility="filter">
          <table:table-cell office:value-type="float" office:value="56009" calcext:value-type="float">
            <text:p>56009</text:p>
          </table:table-cell>
          <table:table-cell office:value-type="string" calcext:value-type="string">
            <text:p>W00</text:p>
          </table:table-cell>
          <table:table-cell office:value-type="string" calcext:value-type="string">
            <text:p>Chute</text:p>
          </table:table-cell>
          <table:table-cell office:value-type="string" calcext:value-type="string">
            <text:p>CHUTE</text:p>
          </table:table-cell>
          <table:table-cell table:formula="of:=LEFT(INDIRECT(&quot;A&quot;&amp;ROW());3)" office:value-type="string" office:string-value="560" calcext:value-type="string">
            <text:p>560</text:p>
          </table:table-cell>
          <table:table-cell table:formula="of:=RIGHT(INDIRECT(&quot;A&quot; &amp; ROW());2)" office:value-type="string" office:string-value="09" calcext:value-type="string">
            <text:p>09</text:p>
          </table:table-cell>
          <table:table-cell/>
        </table:table-row>
        <table:table-row table:style-name="ro1" table:visibility="filter">
          <table:table-cell office:value-type="float" office:value="56010" calcext:value-type="float">
            <text:p>56010</text:p>
          </table:table-cell>
          <table:table-cell office:value-type="string" calcext:value-type="string">
            <text:p>W00</text:p>
          </table:table-cell>
          <table:table-cell office:value-type="string" calcext:value-type="string">
            <text:p>Chute top with doorway</text:p>
          </table:table-cell>
          <table:table-cell office:value-type="string" calcext:value-type="string">
            <text:p>STAIRS</text:p>
          </table:table-cell>
          <table:table-cell table:formula="of:=LEFT(INDIRECT(&quot;A&quot;&amp;ROW());3)" office:value-type="string" office:string-value="560" calcext:value-type="string">
            <text:p>560</text:p>
          </table:table-cell>
          <table:table-cell table:formula="of:=RIGHT(INDIRECT(&quot;A&quot; &amp; ROW());2)" office:value-type="string" office:string-value="10" calcext:value-type="string">
            <text:p>10</text:p>
          </table:table-cell>
          <table:table-cell/>
        </table:table-row>
        <table:table-row table:style-name="ro1" table:visibility="filter">
          <table:table-cell office:value-type="float" office:value="56300" calcext:value-type="float">
            <text:p>56300</text:p>
          </table:table-cell>
          <table:table-cell office:value-type="string" calcext:value-type="string">
            <text:p>L0X</text:p>
          </table:table-cell>
          <table:table-cell office:value-type="string" calcext:value-type="string">
            <text:p>Spiral stairs</text:p>
          </table:table-cell>
          <table:table-cell office:value-type="string" calcext:value-type="string">
            <text:p>STAIRS</text:p>
          </table:table-cell>
          <table:table-cell table:formula="of:=LEFT(INDIRECT(&quot;A&quot;&amp;ROW());3)" office:value-type="string" office:string-value="563" calcext:value-type="string">
            <text:p>563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/>
        </table:table-row>
        <table:table-row table:style-name="ro1" table:visibility="filter">
          <table:table-cell office:value-type="float" office:value="56301" calcext:value-type="float">
            <text:p>56301</text:p>
          </table:table-cell>
          <table:table-cell office:value-type="string" calcext:value-type="string">
            <text:p>L0X</text:p>
          </table:table-cell>
          <table:table-cell office:value-type="string" calcext:value-type="string">
            <text:p>Spiral stairs</text:p>
          </table:table-cell>
          <table:table-cell office:value-type="string" calcext:value-type="string">
            <text:p>STAIRS</text:p>
          </table:table-cell>
          <table:table-cell table:formula="of:=LEFT(INDIRECT(&quot;A&quot;&amp;ROW());3)" office:value-type="string" office:string-value="563" calcext:value-type="string">
            <text:p>563</text:p>
          </table:table-cell>
          <table:table-cell table:formula="of:=RIGHT(INDIRECT(&quot;A&quot; &amp; ROW());2)" office:value-type="string" office:string-value="01" calcext:value-type="string">
            <text:p>01</text:p>
          </table:table-cell>
          <table:table-cell/>
        </table:table-row>
        <table:table-row table:style-name="ro1" table:visibility="filter">
          <table:table-cell office:value-type="float" office:value="56303" calcext:value-type="float">
            <text:p>56303</text:p>
          </table:table-cell>
          <table:table-cell office:value-type="string" calcext:value-type="string">
            <text:p>L0X</text:p>
          </table:table-cell>
          <table:table-cell office:value-type="string" calcext:value-type="string">
            <text:p>Floor – ceiling triangle</text:p>
          </table:table-cell>
          <table:table-cell office:value-type="string" calcext:value-type="string">
            <text:p>STAIRS</text:p>
          </table:table-cell>
          <table:table-cell table:formula="of:=LEFT(INDIRECT(&quot;A&quot;&amp;ROW());3)" office:value-type="string" office:string-value="563" calcext:value-type="string">
            <text:p>563</text:p>
          </table:table-cell>
          <table:table-cell table:formula="of:=RIGHT(INDIRECT(&quot;A&quot; &amp; ROW());2)" office:value-type="string" office:string-value="03" calcext:value-type="string">
            <text:p>03</text:p>
          </table:table-cell>
          <table:table-cell/>
        </table:table-row>
        <table:table-row table:style-name="ro1" table:visibility="filter">
          <table:table-cell office:value-type="float" office:value="56304" calcext:value-type="float">
            <text:p>56304</text:p>
          </table:table-cell>
          <table:table-cell office:value-type="string" calcext:value-type="string">
            <text:p>L0X</text:p>
          </table:table-cell>
          <table:table-cell office:value-type="string" calcext:value-type="string">
            <text:p>Floor – ceiling triangle</text:p>
          </table:table-cell>
          <table:table-cell office:value-type="string" calcext:value-type="string">
            <text:p>STAIRS</text:p>
          </table:table-cell>
          <table:table-cell table:formula="of:=LEFT(INDIRECT(&quot;A&quot;&amp;ROW());3)" office:value-type="string" office:string-value="563" calcext:value-type="string">
            <text:p>563</text:p>
          </table:table-cell>
          <table:table-cell table:formula="of:=RIGHT(INDIRECT(&quot;A&quot; &amp; ROW());2)" office:value-type="string" office:string-value="04" calcext:value-type="string">
            <text:p>04</text:p>
          </table:table-cell>
          <table:table-cell/>
        </table:table-row>
        <table:table-row table:style-name="ro1" table:visibility="filter">
          <table:table-cell office:value-type="float" office:value="56305" calcext:value-type="float">
            <text:p>56305</text:p>
          </table:table-cell>
          <table:table-cell office:value-type="string" calcext:value-type="string">
            <text:p>L0X</text:p>
          </table:table-cell>
          <table:table-cell office:value-type="string" calcext:value-type="string">
            <text:p>Floor – ceiling triangle</text:p>
          </table:table-cell>
          <table:table-cell office:value-type="string" calcext:value-type="string">
            <text:p>STAIRS</text:p>
          </table:table-cell>
          <table:table-cell table:formula="of:=LEFT(INDIRECT(&quot;A&quot;&amp;ROW());3)" office:value-type="string" office:string-value="563" calcext:value-type="string">
            <text:p>563</text:p>
          </table:table-cell>
          <table:table-cell table:formula="of:=RIGHT(INDIRECT(&quot;A&quot; &amp; ROW());2)" office:value-type="string" office:string-value="05" calcext:value-type="string">
            <text:p>05</text:p>
          </table:table-cell>
          <table:table-cell/>
        </table:table-row>
        <table:table-row table:style-name="ro1" table:visibility="filter">
          <table:table-cell office:value-type="float" office:value="58002" calcext:value-type="float">
            <text:p>58002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Dirt floor</text:p>
          </table:table-cell>
          <table:table-cell office:value-type="string" calcext:value-type="string">
            <text:p>STAIRS</text:p>
          </table:table-cell>
          <table:table-cell table:formula="of:=LEFT(INDIRECT(&quot;A&quot;&amp;ROW());3)" office:value-type="string" office:string-value="580" calcext:value-type="string">
            <text:p>580</text:p>
          </table:table-cell>
          <table:table-cell table:formula="of:=RIGHT(INDIRECT(&quot;A&quot; &amp; ROW());2)" office:value-type="string" office:string-value="02" calcext:value-type="string">
            <text:p>02</text:p>
          </table:table-cell>
          <table:table-cell/>
        </table:table-row>
        <table:table-row table:style-name="ro1" table:visibility="filter">
          <table:table-cell office:value-type="float" office:value="58004" calcext:value-type="float">
            <text:p>58004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Chute</text:p>
          </table:table-cell>
          <table:table-cell office:value-type="string" calcext:value-type="string">
            <text:p>STAIRS</text:p>
          </table:table-cell>
          <table:table-cell table:formula="of:=LEFT(INDIRECT(&quot;A&quot;&amp;ROW());3)" office:value-type="string" office:string-value="580" calcext:value-type="string">
            <text:p>580</text:p>
          </table:table-cell>
          <table:table-cell table:formula="of:=RIGHT(INDIRECT(&quot;A&quot; &amp; ROW());2)" office:value-type="string" office:string-value="04" calcext:value-type="string">
            <text:p>04</text:p>
          </table:table-cell>
          <table:table-cell/>
        </table:table-row>
        <table:table-row table:style-name="ro1" table:visibility="filter">
          <table:table-cell office:value-type="float" office:value="58006" calcext:value-type="float">
            <text:p>58006</text:p>
          </table:table-cell>
          <table:table-cell office:value-type="string" calcext:value-type="string">
            <text:p>LX0</text:p>
          </table:table-cell>
          <table:table-cell office:value-type="string" calcext:value-type="string">
            <text:p>6x6 room – triangle end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580" calcext:value-type="string">
            <text:p>580</text:p>
          </table:table-cell>
          <table:table-cell table:formula="of:=RIGHT(INDIRECT(&quot;A&quot; &amp; ROW());2)" office:value-type="string" office:string-value="06" calcext:value-type="string">
            <text:p>06</text:p>
          </table:table-cell>
          <table:table-cell/>
        </table:table-row>
        <table:table-row table:style-name="ro1" table:visibility="filter">
          <table:table-cell office:value-type="float" office:value="58007" calcext:value-type="float">
            <text:p>58007</text:p>
          </table:table-cell>
          <table:table-cell office:value-type="string" calcext:value-type="string">
            <text:p>R4O</text:p>
          </table:table-cell>
          <table:table-cell office:value-type="string" calcext:value-type="string">
            <text:p>4x4 room – 8 exits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580" calcext:value-type="string">
            <text:p>580</text:p>
          </table:table-cell>
          <table:table-cell table:formula="of:=RIGHT(INDIRECT(&quot;A&quot; &amp; ROW());2)" office:value-type="string" office:string-value="07" calcext:value-type="string">
            <text:p>07</text:p>
          </table:table-cell>
          <table:table-cell/>
        </table:table-row>
        <table:table-row table:style-name="ro1" table:visibility="filter">
          <table:table-cell office:value-type="float" office:value="58008" calcext:value-type="float">
            <text:p>58008</text:p>
          </table:table-cell>
          <table:table-cell office:value-type="string" calcext:value-type="string">
            <text:p>R1X</text:p>
          </table:table-cell>
          <table:table-cell office:value-type="string" calcext:value-type="string">
            <text:p>Stairs passage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580" calcext:value-type="string">
            <text:p>580</text:p>
          </table:table-cell>
          <table:table-cell table:formula="of:=RIGHT(INDIRECT(&quot;A&quot; &amp; ROW());2)" office:value-type="string" office:string-value="08" calcext:value-type="string">
            <text:p>08</text:p>
          </table:table-cell>
          <table:table-cell/>
        </table:table-row>
        <table:table-row table:style-name="ro1" table:visibility="filter">
          <table:table-cell office:value-type="float" office:value="58009" calcext:value-type="float">
            <text:p>58009</text:p>
          </table:table-cell>
          <table:table-cell office:value-type="string" calcext:value-type="string">
            <text:p>LX7</text:p>
          </table:table-cell>
          <table:table-cell table:number-columns-repeated="2"/>
          <table:table-cell table:formula="of:=LEFT(INDIRECT(&quot;A&quot;&amp;ROW());3)" office:value-type="string" office:string-value="580" calcext:value-type="string">
            <text:p>580</text:p>
          </table:table-cell>
          <table:table-cell table:formula="of:=RIGHT(INDIRECT(&quot;A&quot; &amp; ROW());2)" office:value-type="string" office:string-value="09" calcext:value-type="string">
            <text:p>09</text:p>
          </table:table-cell>
          <table:table-cell/>
        </table:table-row>
        <table:table-row table:style-name="ro1" table:visibility="filter">
          <table:table-cell office:value-type="float" office:value="58010" calcext:value-type="float">
            <text:p>58010</text:p>
          </table:table-cell>
          <table:table-cell office:value-type="string" calcext:value-type="string">
            <text:p>LZX</text:p>
          </table:table-cell>
          <table:table-cell table:number-columns-repeated="2"/>
          <table:table-cell table:formula="of:=LEFT(INDIRECT(&quot;A&quot;&amp;ROW());3)" office:value-type="string" office:string-value="580" calcext:value-type="string">
            <text:p>580</text:p>
          </table:table-cell>
          <table:table-cell table:formula="of:=RIGHT(INDIRECT(&quot;A&quot; &amp; ROW());2)" office:value-type="string" office:string-value="10" calcext:value-type="string">
            <text:p>10</text:p>
          </table:table-cell>
          <table:table-cell/>
        </table:table-row>
        <table:table-row table:style-name="ro1" table:visibility="filter">
          <table:table-cell office:value-type="float" office:value="58011" calcext:value-type="float">
            <text:p>58011</text:p>
          </table:table-cell>
          <table:table-cell office:value-type="string" calcext:value-type="string">
            <text:p>LZX</text:p>
          </table:table-cell>
          <table:table-cell table:number-columns-repeated="2"/>
          <table:table-cell table:formula="of:=LEFT(INDIRECT(&quot;A&quot;&amp;ROW());3)" office:value-type="string" office:string-value="580" calcext:value-type="string">
            <text:p>580</text:p>
          </table:table-cell>
          <table:table-cell table:formula="of:=RIGHT(INDIRECT(&quot;A&quot; &amp; ROW());2)" office:value-type="string" office:string-value="11" calcext:value-type="string">
            <text:p>11</text:p>
          </table:table-cell>
          <table:table-cell/>
        </table:table-row>
        <table:table-row table:style-name="ro1" table:visibility="filter">
          <table:table-cell office:value-type="float" office:value="58012" calcext:value-type="float">
            <text:p>58012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Chute</text:p>
          </table:table-cell>
          <table:table-cell office:value-type="string" calcext:value-type="string">
            <text:p>CHUTE</text:p>
          </table:table-cell>
          <table:table-cell table:formula="of:=LEFT(INDIRECT(&quot;A&quot;&amp;ROW());3)" office:value-type="string" office:string-value="580" calcext:value-type="string">
            <text:p>580</text:p>
          </table:table-cell>
          <table:table-cell table:formula="of:=RIGHT(INDIRECT(&quot;A&quot; &amp; ROW());2)" office:value-type="string" office:string-value="12" calcext:value-type="string">
            <text:p>12</text:p>
          </table:table-cell>
          <table:table-cell/>
        </table:table-row>
        <table:table-row table:style-name="ro1" table:visibility="filter">
          <table:table-cell office:value-type="float" office:value="58013" calcext:value-type="float">
            <text:p>58013</text:p>
          </table:table-cell>
          <table:table-cell office:value-type="string" calcext:value-type="string">
            <text:p>L1P</text:p>
          </table:table-cell>
          <table:table-cell office:value-type="string" calcext:value-type="string">
            <text:p>Pyramid pit room corner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580" calcext:value-type="string">
            <text:p>580</text:p>
          </table:table-cell>
          <table:table-cell table:formula="of:=RIGHT(INDIRECT(&quot;A&quot; &amp; ROW());2)" office:value-type="string" office:string-value="13" calcext:value-type="string">
            <text:p>13</text:p>
          </table:table-cell>
          <table:table-cell/>
        </table:table-row>
        <table:table-row table:style-name="ro1" table:visibility="filter">
          <table:table-cell office:value-type="float" office:value="58014" calcext:value-type="float">
            <text:p>58014</text:p>
          </table:table-cell>
          <table:table-cell office:value-type="string" calcext:value-type="string">
            <text:p>L2P</text:p>
          </table:table-cell>
          <table:table-cell office:value-type="string" calcext:value-type="string">
            <text:p>Pyramid pit room corner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580" calcext:value-type="string">
            <text:p>580</text:p>
          </table:table-cell>
          <table:table-cell table:formula="of:=RIGHT(INDIRECT(&quot;A&quot; &amp; ROW());2)" office:value-type="string" office:string-value="14" calcext:value-type="string">
            <text:p>14</text:p>
          </table:table-cell>
          <table:table-cell/>
        </table:table-row>
        <table:table-row table:style-name="ro1" table:visibility="filter">
          <table:table-cell office:value-type="float" office:value="58015" calcext:value-type="float">
            <text:p>58015</text:p>
          </table:table-cell>
          <table:table-cell office:value-type="string" calcext:value-type="string">
            <text:p>L3P</text:p>
          </table:table-cell>
          <table:table-cell office:value-type="string" calcext:value-type="string">
            <text:p>Pyramid pit room corner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580" calcext:value-type="string">
            <text:p>580</text:p>
          </table:table-cell>
          <table:table-cell table:formula="of:=RIGHT(INDIRECT(&quot;A&quot; &amp; ROW());2)" office:value-type="string" office:string-value="15" calcext:value-type="string">
            <text:p>15</text:p>
          </table:table-cell>
          <table:table-cell/>
        </table:table-row>
        <table:table-row table:style-name="ro1" table:visibility="filter">
          <table:table-cell office:value-type="float" office:value="58016" calcext:value-type="float">
            <text:p>58016</text:p>
          </table:table-cell>
          <table:table-cell office:value-type="string" calcext:value-type="string">
            <text:p>L4P</text:p>
          </table:table-cell>
          <table:table-cell office:value-type="string" calcext:value-type="string">
            <text:p>Pyramid pit room corner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580" calcext:value-type="string">
            <text:p>580</text:p>
          </table:table-cell>
          <table:table-cell table:formula="of:=RIGHT(INDIRECT(&quot;A&quot; &amp; ROW());2)" office:value-type="string" office:string-value="16" calcext:value-type="string">
            <text:p>16</text:p>
          </table:table-cell>
          <table:table-cell/>
        </table:table-row>
        <table:table-row table:style-name="ro1" table:visibility="filter">
          <table:table-cell office:value-type="float" office:value="58017" calcext:value-type="float">
            <text:p>58017</text:p>
          </table:table-cell>
          <table:table-cell office:value-type="string" calcext:value-type="string">
            <text:p>L48</text:p>
          </table:table-cell>
          <table:table-cell office:value-type="string" calcext:value-type="string">
            <text:p>4x4 floor with 4 holes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580" calcext:value-type="string">
            <text:p>580</text:p>
          </table:table-cell>
          <table:table-cell table:formula="of:=RIGHT(INDIRECT(&quot;A&quot; &amp; ROW());2)" office:value-type="string" office:string-value="17" calcext:value-type="string">
            <text:p>17</text:p>
          </table:table-cell>
          <table:table-cell/>
        </table:table-row>
        <table:table-row table:style-name="ro1" table:visibility="filter">
          <table:table-cell office:value-type="float" office:value="58018" calcext:value-type="float">
            <text:p>58018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4x2 room half – doorway south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580" calcext:value-type="string">
            <text:p>580</text:p>
          </table:table-cell>
          <table:table-cell table:formula="of:=RIGHT(INDIRECT(&quot;A&quot; &amp; ROW());2)" office:value-type="string" office:string-value="18" calcext:value-type="string">
            <text:p>18</text:p>
          </table:table-cell>
          <table:table-cell/>
        </table:table-row>
        <table:table-row table:style-name="ro1" table:visibility="filter">
          <table:table-cell office:value-type="float" office:value="58019" calcext:value-type="float">
            <text:p>58019</text:p>
          </table:table-cell>
          <table:table-cell office:value-type="string" calcext:value-type="string">
            <text:p>L7E</text:p>
          </table:table-cell>
          <table:table-cell office:value-type="string" calcext:value-type="string">
            <text:p>6x6 ceiling</text:p>
          </table:table-cell>
          <table:table-cell office:value-type="string" calcext:value-type="string">
            <text:p>CEILING</text:p>
          </table:table-cell>
          <table:table-cell table:formula="of:=LEFT(INDIRECT(&quot;A&quot;&amp;ROW());3)" office:value-type="string" office:string-value="580" calcext:value-type="string">
            <text:p>580</text:p>
          </table:table-cell>
          <table:table-cell table:formula="of:=RIGHT(INDIRECT(&quot;A&quot; &amp; ROW());2)" office:value-type="string" office:string-value="19" calcext:value-type="string">
            <text:p>19</text:p>
          </table:table-cell>
          <table:table-cell/>
        </table:table-row>
        <table:table-row table:style-name="ro1" table:visibility="filter">
          <table:table-cell office:value-type="float" office:value="58020" calcext:value-type="float">
            <text:p>58020</text:p>
          </table:table-cell>
          <table:table-cell office:value-type="string" calcext:value-type="string">
            <text:p>L1F</text:p>
          </table:table-cell>
          <table:table-cell office:value-type="string" calcext:value-type="string">
            <text:p>6x6 room corner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580" calcext:value-type="string">
            <text:p>580</text:p>
          </table:table-cell>
          <table:table-cell table:formula="of:=RIGHT(INDIRECT(&quot;A&quot; &amp; ROW());2)" office:value-type="string" office:string-value="20" calcext:value-type="string">
            <text:p>20</text:p>
          </table:table-cell>
          <table:table-cell/>
        </table:table-row>
        <table:table-row table:style-name="ro1" table:visibility="filter">
          <table:table-cell office:value-type="float" office:value="58021" calcext:value-type="float">
            <text:p>58021</text:p>
          </table:table-cell>
          <table:table-cell office:value-type="string" calcext:value-type="string">
            <text:p>L2F</text:p>
          </table:table-cell>
          <table:table-cell office:value-type="string" calcext:value-type="string">
            <text:p>6x6 room corner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580" calcext:value-type="string">
            <text:p>580</text:p>
          </table:table-cell>
          <table:table-cell table:formula="of:=RIGHT(INDIRECT(&quot;A&quot; &amp; ROW());2)" office:value-type="string" office:string-value="21" calcext:value-type="string">
            <text:p>21</text:p>
          </table:table-cell>
          <table:table-cell/>
        </table:table-row>
        <table:table-row table:style-name="ro1" table:visibility="filter">
          <table:table-cell office:value-type="float" office:value="58022" calcext:value-type="float">
            <text:p>58022</text:p>
          </table:table-cell>
          <table:table-cell office:value-type="string" calcext:value-type="string">
            <text:p>L3F</text:p>
          </table:table-cell>
          <table:table-cell office:value-type="string" calcext:value-type="string">
            <text:p>4x6 room corner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580" calcext:value-type="string">
            <text:p>580</text:p>
          </table:table-cell>
          <table:table-cell table:formula="of:=RIGHT(INDIRECT(&quot;A&quot; &amp; ROW());2)" office:value-type="string" office:string-value="22" calcext:value-type="string">
            <text:p>22</text:p>
          </table:table-cell>
          <table:table-cell/>
        </table:table-row>
        <table:table-row table:style-name="ro1" table:visibility="filter">
          <table:table-cell office:value-type="float" office:value="58023" calcext:value-type="float">
            <text:p>58023</text:p>
          </table:table-cell>
          <table:table-cell office:value-type="string" calcext:value-type="string">
            <text:p>L4F</text:p>
          </table:table-cell>
          <table:table-cell office:value-type="string" calcext:value-type="string">
            <text:p>6x6 room corner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580" calcext:value-type="string">
            <text:p>580</text:p>
          </table:table-cell>
          <table:table-cell table:formula="of:=RIGHT(INDIRECT(&quot;A&quot; &amp; ROW());2)" office:value-type="string" office:string-value="23" calcext:value-type="string">
            <text:p>23</text:p>
          </table:table-cell>
          <table:table-cell/>
        </table:table-row>
        <table:table-row table:style-name="ro1" table:visibility="filter">
          <table:table-cell office:value-type="float" office:value="58024" calcext:value-type="float">
            <text:p>58024</text:p>
          </table:table-cell>
          <table:table-cell office:value-type="string" calcext:value-type="string">
            <text:p>L1W</text:p>
          </table:table-cell>
          <table:table-cell office:value-type="string" calcext:value-type="string">
            <text:p>4x4 room corner ceiling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580" calcext:value-type="string">
            <text:p>580</text:p>
          </table:table-cell>
          <table:table-cell table:formula="of:=RIGHT(INDIRECT(&quot;A&quot; &amp; ROW());2)" office:value-type="string" office:string-value="24" calcext:value-type="string">
            <text:p>24</text:p>
          </table:table-cell>
          <table:table-cell/>
        </table:table-row>
        <table:table-row table:style-name="ro1" table:visibility="filter">
          <table:table-cell office:value-type="float" office:value="58025" calcext:value-type="float">
            <text:p>58025</text:p>
          </table:table-cell>
          <table:table-cell office:value-type="string" calcext:value-type="string">
            <text:p>L2W</text:p>
          </table:table-cell>
          <table:table-cell office:value-type="string" calcext:value-type="string">
            <text:p>4x4 room corner ceiling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580" calcext:value-type="string">
            <text:p>580</text:p>
          </table:table-cell>
          <table:table-cell table:formula="of:=RIGHT(INDIRECT(&quot;A&quot; &amp; ROW());2)" office:value-type="string" office:string-value="25" calcext:value-type="string">
            <text:p>25</text:p>
          </table:table-cell>
          <table:table-cell/>
        </table:table-row>
        <table:table-row table:style-name="ro1" table:visibility="filter">
          <table:table-cell office:value-type="float" office:value="58026" calcext:value-type="float">
            <text:p>58026</text:p>
          </table:table-cell>
          <table:table-cell office:value-type="string" calcext:value-type="string">
            <text:p>L3W</text:p>
          </table:table-cell>
          <table:table-cell office:value-type="string" calcext:value-type="string">
            <text:p>4x4 room corner ceiling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580" calcext:value-type="string">
            <text:p>580</text:p>
          </table:table-cell>
          <table:table-cell table:formula="of:=RIGHT(INDIRECT(&quot;A&quot; &amp; ROW());2)" office:value-type="string" office:string-value="26" calcext:value-type="string">
            <text:p>26</text:p>
          </table:table-cell>
          <table:table-cell/>
        </table:table-row>
        <table:table-row table:style-name="ro1" table:visibility="filter">
          <table:table-cell office:value-type="float" office:value="58027" calcext:value-type="float">
            <text:p>58027</text:p>
          </table:table-cell>
          <table:table-cell office:value-type="string" calcext:value-type="string">
            <text:p>L4W</text:p>
          </table:table-cell>
          <table:table-cell office:value-type="string" calcext:value-type="string">
            <text:p>8x8 Room corner passage 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580" calcext:value-type="string">
            <text:p>580</text:p>
          </table:table-cell>
          <table:table-cell table:formula="of:=RIGHT(INDIRECT(&quot;A&quot; &amp; ROW());2)" office:value-type="string" office:string-value="27" calcext:value-type="string">
            <text:p>27</text:p>
          </table:table-cell>
          <table:table-cell/>
        </table:table-row>
        <table:table-row table:style-name="ro2" table:visibility="filter">
          <table:table-cell office:value-type="float" office:value="58028" calcext:value-type="float">
            <text:p>58028</text:p>
          </table:table-cell>
          <table:table-cell office:value-type="string" calcext:value-type="string">
            <text:p>L5W</text:p>
          </table:table-cell>
          <table:table-cell office:value-type="string" calcext:value-type="string">
            <text:p>8x8 room corner – floor hole – no ceiling - 2<text:span text:style-name="T1">nd</text:span> level platform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580" calcext:value-type="string">
            <text:p>580</text:p>
          </table:table-cell>
          <table:table-cell table:formula="of:=RIGHT(INDIRECT(&quot;A&quot; &amp; ROW());2)" office:value-type="string" office:string-value="28" calcext:value-type="string">
            <text:p>28</text:p>
          </table:table-cell>
          <table:table-cell/>
        </table:table-row>
        <table:table-row table:style-name="ro1" table:visibility="filter">
          <table:table-cell office:value-type="float" office:value="58029" calcext:value-type="float">
            <text:p>58029</text:p>
          </table:table-cell>
          <table:table-cell office:value-type="string" calcext:value-type="string">
            <text:p>L6W</text:p>
          </table:table-cell>
          <table:table-cell office:value-type="string" calcext:value-type="string">
            <text:p>8x8 room corner – floor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580" calcext:value-type="string">
            <text:p>580</text:p>
          </table:table-cell>
          <table:table-cell table:formula="of:=RIGHT(INDIRECT(&quot;A&quot; &amp; ROW());2)" office:value-type="string" office:string-value="29" calcext:value-type="string">
            <text:p>29</text:p>
          </table:table-cell>
          <table:table-cell/>
        </table:table-row>
        <table:table-row table:style-name="ro1" table:visibility="filter">
          <table:table-cell office:value-type="float" office:value="58030" calcext:value-type="float">
            <text:p>58030</text:p>
          </table:table-cell>
          <table:table-cell office:value-type="string" calcext:value-type="string">
            <text:p>L7W</text:p>
          </table:table-cell>
          <table:table-cell office:value-type="string" calcext:value-type="string">
            <text:p>Room corner – platform with hole – chute floor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580" calcext:value-type="string">
            <text:p>580</text:p>
          </table:table-cell>
          <table:table-cell table:formula="of:=RIGHT(INDIRECT(&quot;A&quot; &amp; ROW());2)" office:value-type="string" office:string-value="30" calcext:value-type="string">
            <text:p>30</text:p>
          </table:table-cell>
          <table:table-cell/>
        </table:table-row>
        <table:table-row table:style-name="ro1" table:visibility="filter">
          <table:table-cell office:value-type="float" office:value="58031" calcext:value-type="float">
            <text:p>58031</text:p>
          </table:table-cell>
          <table:table-cell office:value-type="string" calcext:value-type="string">
            <text:p>L8W</text:p>
          </table:table-cell>
          <table:table-cell office:value-type="string" calcext:value-type="string">
            <text:p>8x8 Room corner passage 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580" calcext:value-type="string">
            <text:p>580</text:p>
          </table:table-cell>
          <table:table-cell table:formula="of:=RIGHT(INDIRECT(&quot;A&quot; &amp; ROW());2)" office:value-type="string" office:string-value="31" calcext:value-type="string">
            <text:p>31</text:p>
          </table:table-cell>
          <table:table-cell/>
        </table:table-row>
        <table:table-row table:style-name="ro1" table:visibility="filter">
          <table:table-cell office:value-type="float" office:value="58032" calcext:value-type="float">
            <text:p>58032</text:p>
          </table:table-cell>
          <table:table-cell office:value-type="string" calcext:value-type="string">
            <text:p>L1P</text:p>
          </table:table-cell>
          <table:table-cell office:value-type="string" calcext:value-type="string">
            <text:p>Platform hole</text:p>
          </table:table-cell>
          <table:table-cell office:value-type="string" calcext:value-type="string">
            <text:p>STRUCTURE</text:p>
          </table:table-cell>
          <table:table-cell table:formula="of:=LEFT(INDIRECT(&quot;A&quot;&amp;ROW());3)" office:value-type="string" office:string-value="580" calcext:value-type="string">
            <text:p>580</text:p>
          </table:table-cell>
          <table:table-cell table:formula="of:=RIGHT(INDIRECT(&quot;A&quot; &amp; ROW());2)" office:value-type="string" office:string-value="32" calcext:value-type="string">
            <text:p>32</text:p>
          </table:table-cell>
          <table:table-cell/>
        </table:table-row>
        <table:table-row table:style-name="ro1" table:visibility="filter">
          <table:table-cell office:value-type="float" office:value="58033" calcext:value-type="float">
            <text:p>58033</text:p>
          </table:table-cell>
          <table:table-cell office:value-type="string" calcext:value-type="string">
            <text:p>L2P</text:p>
          </table:table-cell>
          <table:table-cell office:value-type="string" calcext:value-type="string">
            <text:p>2x2 platform with doorway</text:p>
          </table:table-cell>
          <table:table-cell office:value-type="string" calcext:value-type="string">
            <text:p>STRUCTURE</text:p>
          </table:table-cell>
          <table:table-cell table:formula="of:=LEFT(INDIRECT(&quot;A&quot;&amp;ROW());3)" office:value-type="string" office:string-value="580" calcext:value-type="string">
            <text:p>580</text:p>
          </table:table-cell>
          <table:table-cell table:formula="of:=RIGHT(INDIRECT(&quot;A&quot; &amp; ROW());2)" office:value-type="string" office:string-value="33" calcext:value-type="string">
            <text:p>33</text:p>
          </table:table-cell>
          <table:table-cell/>
        </table:table-row>
        <table:table-row table:style-name="ro1" table:visibility="filter">
          <table:table-cell office:value-type="float" office:value="58034" calcext:value-type="float">
            <text:p>58034</text:p>
          </table:table-cell>
          <table:table-cell office:value-type="string" calcext:value-type="string">
            <text:p>L3P</text:p>
          </table:table-cell>
          <table:table-cell office:value-type="string" calcext:value-type="string">
            <text:p>2x2 wall block</text:p>
          </table:table-cell>
          <table:table-cell office:value-type="string" calcext:value-type="string">
            <text:p>STRUCTURE</text:p>
          </table:table-cell>
          <table:table-cell table:formula="of:=LEFT(INDIRECT(&quot;A&quot;&amp;ROW());3)" office:value-type="string" office:string-value="580" calcext:value-type="string">
            <text:p>580</text:p>
          </table:table-cell>
          <table:table-cell table:formula="of:=RIGHT(INDIRECT(&quot;A&quot; &amp; ROW());2)" office:value-type="string" office:string-value="34" calcext:value-type="string">
            <text:p>34</text:p>
          </table:table-cell>
          <table:table-cell/>
        </table:table-row>
        <table:table-row table:style-name="ro1" table:visibility="filter">
          <table:table-cell office:value-type="float" office:value="58035" calcext:value-type="float">
            <text:p>58035</text:p>
          </table:table-cell>
          <table:table-cell office:value-type="string" calcext:value-type="string">
            <text:p>L4P</text:p>
          </table:table-cell>
          <table:table-cell office:value-type="string" calcext:value-type="string">
            <text:p>2x2 wall block</text:p>
          </table:table-cell>
          <table:table-cell office:value-type="string" calcext:value-type="string">
            <text:p>STRUCTURE</text:p>
          </table:table-cell>
          <table:table-cell table:formula="of:=LEFT(INDIRECT(&quot;A&quot;&amp;ROW());3)" office:value-type="string" office:string-value="580" calcext:value-type="string">
            <text:p>580</text:p>
          </table:table-cell>
          <table:table-cell table:formula="of:=RIGHT(INDIRECT(&quot;A&quot; &amp; ROW());2)" office:value-type="string" office:string-value="35" calcext:value-type="string">
            <text:p>35</text:p>
          </table:table-cell>
          <table:table-cell/>
        </table:table-row>
        <table:table-row table:style-name="ro1" table:visibility="filter">
          <table:table-cell office:value-type="float" office:value="58036" calcext:value-type="float">
            <text:p>58036</text:p>
          </table:table-cell>
          <table:table-cell office:value-type="string" calcext:value-type="string">
            <text:p>L5P</text:p>
          </table:table-cell>
          <table:table-cell office:value-type="string" calcext:value-type="string">
            <text:p>2x2 wall block with doorway</text:p>
          </table:table-cell>
          <table:table-cell office:value-type="string" calcext:value-type="string">
            <text:p>STRUCTURE</text:p>
          </table:table-cell>
          <table:table-cell table:formula="of:=LEFT(INDIRECT(&quot;A&quot;&amp;ROW());3)" office:value-type="string" office:string-value="580" calcext:value-type="string">
            <text:p>580</text:p>
          </table:table-cell>
          <table:table-cell table:formula="of:=RIGHT(INDIRECT(&quot;A&quot; &amp; ROW());2)" office:value-type="string" office:string-value="36" calcext:value-type="string">
            <text:p>36</text:p>
          </table:table-cell>
          <table:table-cell/>
        </table:table-row>
        <table:table-row table:style-name="ro1" table:visibility="filter">
          <table:table-cell office:value-type="float" office:value="58037" calcext:value-type="float">
            <text:p>58037</text:p>
          </table:table-cell>
          <table:table-cell office:value-type="string" calcext:value-type="string">
            <text:p>L6R</text:p>
          </table:table-cell>
          <table:table-cell office:value-type="string" calcext:value-type="string">
            <text:p>6x6 room – doorway east – doorway south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580" calcext:value-type="string">
            <text:p>580</text:p>
          </table:table-cell>
          <table:table-cell table:formula="of:=RIGHT(INDIRECT(&quot;A&quot; &amp; ROW());2)" office:value-type="string" office:string-value="37" calcext:value-type="string">
            <text:p>37</text:p>
          </table:table-cell>
          <table:table-cell/>
        </table:table-row>
        <table:table-row table:style-name="ro1" table:visibility="filter">
          <table:table-cell office:value-type="float" office:value="58038" calcext:value-type="float">
            <text:p>58038</text:p>
          </table:table-cell>
          <table:table-cell office:value-type="string" calcext:value-type="string">
            <text:p>L7R</text:p>
          </table:table-cell>
          <table:table-cell office:value-type="string" calcext:value-type="string">
            <text:p>2x2 room – doorway north – doorway south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580" calcext:value-type="string">
            <text:p>580</text:p>
          </table:table-cell>
          <table:table-cell table:formula="of:=RIGHT(INDIRECT(&quot;A&quot; &amp; ROW());2)" office:value-type="string" office:string-value="38" calcext:value-type="string">
            <text:p>38</text:p>
          </table:table-cell>
          <table:table-cell/>
        </table:table-row>
        <table:table-row table:style-name="ro1" table:visibility="filter">
          <table:table-cell office:value-type="float" office:value="58039" calcext:value-type="float">
            <text:p>58039</text:p>
          </table:table-cell>
          <table:table-cell office:value-type="string" calcext:value-type="string">
            <text:p>L8R</text:p>
          </table:table-cell>
          <table:table-cell office:value-type="string" calcext:value-type="string">
            <text:p>4x6 room – doorway east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580" calcext:value-type="string">
            <text:p>580</text:p>
          </table:table-cell>
          <table:table-cell table:formula="of:=RIGHT(INDIRECT(&quot;A&quot; &amp; ROW());2)" office:value-type="string" office:string-value="39" calcext:value-type="string">
            <text:p>39</text:p>
          </table:table-cell>
          <table:table-cell/>
        </table:table-row>
        <table:table-row table:style-name="ro1" table:visibility="filter">
          <table:table-cell office:value-type="float" office:value="58040" calcext:value-type="float">
            <text:p>58040</text:p>
          </table:table-cell>
          <table:table-cell office:value-type="string" calcext:value-type="string">
            <text:p>L9W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BRIDGE</text:p>
          </table:table-cell>
          <table:table-cell table:formula="of:=LEFT(INDIRECT(&quot;A&quot;&amp;ROW());3)" office:value-type="string" office:string-value="580" calcext:value-type="string">
            <text:p>580</text:p>
          </table:table-cell>
          <table:table-cell table:formula="of:=RIGHT(INDIRECT(&quot;A&quot; &amp; ROW());2)" office:value-type="string" office:string-value="40" calcext:value-type="string">
            <text:p>40</text:p>
          </table:table-cell>
          <table:table-cell/>
        </table:table-row>
        <table:table-row table:style-name="ro1" table:visibility="filter">
          <table:table-cell office:value-type="float" office:value="58041" calcext:value-type="float">
            <text:p>58041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BRIDGE</text:p>
          </table:table-cell>
          <table:table-cell table:formula="of:=LEFT(INDIRECT(&quot;A&quot;&amp;ROW());3)" office:value-type="string" office:string-value="580" calcext:value-type="string">
            <text:p>580</text:p>
          </table:table-cell>
          <table:table-cell table:formula="of:=RIGHT(INDIRECT(&quot;A&quot; &amp; ROW());2)" office:value-type="string" office:string-value="41" calcext:value-type="string">
            <text:p>41</text:p>
          </table:table-cell>
          <table:table-cell/>
        </table:table-row>
        <table:table-row table:style-name="ro1" table:visibility="filter">
          <table:table-cell office:value-type="float" office:value="58042" calcext:value-type="float">
            <text:p>58042</text:p>
          </table:table-cell>
          <table:table-cell office:value-type="string" calcext:value-type="string">
            <text:p>LBW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BRIDGE</text:p>
          </table:table-cell>
          <table:table-cell table:formula="of:=LEFT(INDIRECT(&quot;A&quot;&amp;ROW());3)" office:value-type="string" office:string-value="580" calcext:value-type="string">
            <text:p>580</text:p>
          </table:table-cell>
          <table:table-cell table:formula="of:=RIGHT(INDIRECT(&quot;A&quot; &amp; ROW());2)" office:value-type="string" office:string-value="42" calcext:value-type="string">
            <text:p>42</text:p>
          </table:table-cell>
          <table:table-cell/>
        </table:table-row>
        <table:table-row table:style-name="ro1" table:visibility="filter">
          <table:table-cell office:value-type="float" office:value="58043" calcext:value-type="float">
            <text:p>58043</text:p>
          </table:table-cell>
          <table:table-cell office:value-type="string" calcext:value-type="string">
            <text:p>LCW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BRIDGE</text:p>
          </table:table-cell>
          <table:table-cell table:formula="of:=LEFT(INDIRECT(&quot;A&quot;&amp;ROW());3)" office:value-type="string" office:string-value="580" calcext:value-type="string">
            <text:p>580</text:p>
          </table:table-cell>
          <table:table-cell table:formula="of:=RIGHT(INDIRECT(&quot;A&quot; &amp; ROW());2)" office:value-type="string" office:string-value="43" calcext:value-type="string">
            <text:p>43</text:p>
          </table:table-cell>
          <table:table-cell/>
        </table:table-row>
        <table:table-row table:style-name="ro1" table:visibility="filter">
          <table:table-cell office:value-type="float" office:value="58044" calcext:value-type="float">
            <text:p>58044</text:p>
          </table:table-cell>
          <table:table-cell office:value-type="string" calcext:value-type="string">
            <text:p>LDW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BRIDGE</text:p>
          </table:table-cell>
          <table:table-cell table:formula="of:=LEFT(INDIRECT(&quot;A&quot;&amp;ROW());3)" office:value-type="string" office:string-value="580" calcext:value-type="string">
            <text:p>580</text:p>
          </table:table-cell>
          <table:table-cell table:formula="of:=RIGHT(INDIRECT(&quot;A&quot; &amp; ROW());2)" office:value-type="string" office:string-value="44" calcext:value-type="string">
            <text:p>44</text:p>
          </table:table-cell>
          <table:table-cell/>
        </table:table-row>
        <table:table-row table:style-name="ro1" table:visibility="filter">
          <table:table-cell office:value-type="float" office:value="58045" calcext:value-type="float">
            <text:p>58045</text:p>
          </table:table-cell>
          <table:table-cell office:value-type="string" calcext:value-type="string">
            <text:p>LEW</text:p>
          </table:table-cell>
          <table:table-cell office:value-type="string" calcext:value-type="string">
            <text:p>Bridge part</text:p>
          </table:table-cell>
          <table:table-cell office:value-type="string" calcext:value-type="string">
            <text:p>BRIDGE</text:p>
          </table:table-cell>
          <table:table-cell table:formula="of:=LEFT(INDIRECT(&quot;A&quot;&amp;ROW());3)" office:value-type="string" office:string-value="580" calcext:value-type="string">
            <text:p>580</text:p>
          </table:table-cell>
          <table:table-cell table:formula="of:=RIGHT(INDIRECT(&quot;A&quot; &amp; ROW());2)" office:value-type="string" office:string-value="45" calcext:value-type="string">
            <text:p>45</text:p>
          </table:table-cell>
          <table:table-cell/>
        </table:table-row>
        <table:table-row table:style-name="ro1" table:visibility="filter">
          <table:table-cell office:value-type="float" office:value="58046" calcext:value-type="float">
            <text:p>58046</text:p>
          </table:table-cell>
          <table:table-cell office:value-type="string" calcext:value-type="string">
            <text:p>LFW</text:p>
          </table:table-cell>
          <table:table-cell office:value-type="string" calcext:value-type="string">
            <text:p>2x2 block – 1 side half missing</text:p>
          </table:table-cell>
          <table:table-cell office:value-type="string" calcext:value-type="string">
            <text:p>STRUCTURE</text:p>
          </table:table-cell>
          <table:table-cell table:formula="of:=LEFT(INDIRECT(&quot;A&quot;&amp;ROW());3)" office:value-type="string" office:string-value="580" calcext:value-type="string">
            <text:p>580</text:p>
          </table:table-cell>
          <table:table-cell table:formula="of:=RIGHT(INDIRECT(&quot;A&quot; &amp; ROW());2)" office:value-type="string" office:string-value="46" calcext:value-type="string">
            <text:p>46</text:p>
          </table:table-cell>
          <table:table-cell/>
        </table:table-row>
        <table:table-row table:style-name="ro1" table:visibility="filter">
          <table:table-cell office:value-type="float" office:value="58047" calcext:value-type="float">
            <text:p>58047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2x2 block – 2 sides half missing</text:p>
          </table:table-cell>
          <table:table-cell office:value-type="string" calcext:value-type="string">
            <text:p>STRUCTURE</text:p>
          </table:table-cell>
          <table:table-cell table:formula="of:=LEFT(INDIRECT(&quot;A&quot;&amp;ROW());3)" office:value-type="string" office:string-value="580" calcext:value-type="string">
            <text:p>580</text:p>
          </table:table-cell>
          <table:table-cell table:formula="of:=RIGHT(INDIRECT(&quot;A&quot; &amp; ROW());2)" office:value-type="string" office:string-value="47" calcext:value-type="string">
            <text:p>47</text:p>
          </table:table-cell>
          <table:table-cell/>
        </table:table-row>
        <table:table-row table:style-name="ro1" table:visibility="filter">
          <table:table-cell office:value-type="float" office:value="58048" calcext:value-type="float">
            <text:p>58048</text:p>
          </table:table-cell>
          <table:table-cell office:value-type="string" calcext:value-type="string">
            <text:p>LX7</text:p>
          </table:table-cell>
          <table:table-cell office:value-type="string" calcext:value-type="string">
            <text:p>4x6 room corner – doorway east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580" calcext:value-type="string">
            <text:p>580</text:p>
          </table:table-cell>
          <table:table-cell table:formula="of:=RIGHT(INDIRECT(&quot;A&quot; &amp; ROW());2)" office:value-type="string" office:string-value="48" calcext:value-type="string">
            <text:p>48</text:p>
          </table:table-cell>
          <table:table-cell/>
        </table:table-row>
        <table:table-row table:style-name="ro1" table:visibility="filter">
          <table:table-cell office:value-type="float" office:value="58049" calcext:value-type="float">
            <text:p>58049</text:p>
          </table:table-cell>
          <table:table-cell office:value-type="string" calcext:value-type="string">
            <text:p>LX7</text:p>
          </table:table-cell>
          <table:table-cell office:value-type="string" calcext:value-type="string">
            <text:p>4x6 room corner – doorway south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580" calcext:value-type="string">
            <text:p>580</text:p>
          </table:table-cell>
          <table:table-cell table:formula="of:=RIGHT(INDIRECT(&quot;A&quot; &amp; ROW());2)" office:value-type="string" office:string-value="49" calcext:value-type="string">
            <text:p>49</text:p>
          </table:table-cell>
          <table:table-cell/>
        </table:table-row>
        <table:table-row table:style-name="ro1" table:visibility="filter">
          <table:table-cell office:value-type="float" office:value="58050" calcext:value-type="float">
            <text:p>58050</text:p>
          </table:table-cell>
          <table:table-cell office:value-type="string" calcext:value-type="string">
            <text:p>LX7</text:p>
          </table:table-cell>
          <table:table-cell table:number-columns-repeated="2"/>
          <table:table-cell table:formula="of:=LEFT(INDIRECT(&quot;A&quot;&amp;ROW());3)" office:value-type="string" office:string-value="580" calcext:value-type="string">
            <text:p>580</text:p>
          </table:table-cell>
          <table:table-cell table:formula="of:=RIGHT(INDIRECT(&quot;A&quot; &amp; ROW());2)" office:value-type="string" office:string-value="50" calcext:value-type="string">
            <text:p>50</text:p>
          </table:table-cell>
          <table:table-cell/>
        </table:table-row>
        <table:table-row table:style-name="ro1" table:visibility="filter">
          <table:table-cell office:value-type="float" office:value="58051" calcext:value-type="float">
            <text:p>58051</text:p>
          </table:table-cell>
          <table:table-cell office:value-type="string" calcext:value-type="string">
            <text:p>CRP</text:p>
          </table:table-cell>
          <table:table-cell office:value-type="string" calcext:value-type="string">
            <text:p>Crypt entrance</text:p>
          </table:table-cell>
          <table:table-cell office:value-type="string" calcext:value-type="string">
            <text:p>SPECIAL</text:p>
          </table:table-cell>
          <table:table-cell table:formula="of:=LEFT(INDIRECT(&quot;A&quot;&amp;ROW());3)" office:value-type="string" office:string-value="580" calcext:value-type="string">
            <text:p>580</text:p>
          </table:table-cell>
          <table:table-cell table:formula="of:=RIGHT(INDIRECT(&quot;A&quot; &amp; ROW());2)" office:value-type="string" office:string-value="51" calcext:value-type="string">
            <text:p>51</text:p>
          </table:table-cell>
          <table:table-cell/>
        </table:table-row>
        <table:table-row table:style-name="ro1" table:visibility="filter">
          <table:table-cell office:value-type="float" office:value="58052" calcext:value-type="float">
            <text:p>58052</text:p>
          </table:table-cell>
          <table:table-cell office:value-type="string" calcext:value-type="string">
            <text:p>XXX</text:p>
          </table:table-cell>
          <table:table-cell table:number-columns-repeated="2"/>
          <table:table-cell table:formula="of:=LEFT(INDIRECT(&quot;A&quot;&amp;ROW());3)" office:value-type="string" office:string-value="580" calcext:value-type="string">
            <text:p>580</text:p>
          </table:table-cell>
          <table:table-cell table:formula="of:=RIGHT(INDIRECT(&quot;A&quot; &amp; ROW());2)" office:value-type="string" office:string-value="52" calcext:value-type="string">
            <text:p>52</text:p>
          </table:table-cell>
          <table:table-cell/>
        </table:table-row>
        <table:table-row table:style-name="ro1" table:visibility="filter">
          <table:table-cell office:value-type="float" office:value="58053" calcext:value-type="float">
            <text:p>58053</text:p>
          </table:table-cell>
          <table:table-cell office:value-type="string" calcext:value-type="string">
            <text:p>XX2</text:p>
          </table:table-cell>
          <table:table-cell table:number-columns-repeated="2"/>
          <table:table-cell table:formula="of:=LEFT(INDIRECT(&quot;A&quot;&amp;ROW());3)" office:value-type="string" office:string-value="580" calcext:value-type="string">
            <text:p>580</text:p>
          </table:table-cell>
          <table:table-cell table:formula="of:=RIGHT(INDIRECT(&quot;A&quot; &amp; ROW());2)" office:value-type="string" office:string-value="53" calcext:value-type="string">
            <text:p>53</text:p>
          </table:table-cell>
          <table:table-cell/>
        </table:table-row>
        <table:table-row table:style-name="ro1" table:visibility="filter">
          <table:table-cell office:value-type="float" office:value="58054" calcext:value-type="float">
            <text:p>58054</text:p>
          </table:table-cell>
          <table:table-cell office:value-type="string" calcext:value-type="string">
            <text:p>XXX</text:p>
          </table:table-cell>
          <table:table-cell table:number-columns-repeated="2"/>
          <table:table-cell table:formula="of:=LEFT(INDIRECT(&quot;A&quot;&amp;ROW());3)" office:value-type="string" office:string-value="580" calcext:value-type="string">
            <text:p>580</text:p>
          </table:table-cell>
          <table:table-cell table:formula="of:=RIGHT(INDIRECT(&quot;A&quot; &amp; ROW());2)" office:value-type="string" office:string-value="54" calcext:value-type="string">
            <text:p>54</text:p>
          </table:table-cell>
          <table:table-cell/>
        </table:table-row>
        <table:table-row table:style-name="ro1" table:visibility="filter">
          <table:table-cell office:value-type="float" office:value="58055" calcext:value-type="float">
            <text:p>58055</text:p>
          </table:table-cell>
          <table:table-cell office:value-type="string" calcext:value-type="string">
            <text:p>XXX</text:p>
          </table:table-cell>
          <table:table-cell table:number-columns-repeated="2"/>
          <table:table-cell table:formula="of:=LEFT(INDIRECT(&quot;A&quot;&amp;ROW());3)" office:value-type="string" office:string-value="580" calcext:value-type="string">
            <text:p>580</text:p>
          </table:table-cell>
          <table:table-cell table:formula="of:=RIGHT(INDIRECT(&quot;A&quot; &amp; ROW());2)" office:value-type="string" office:string-value="55" calcext:value-type="string">
            <text:p>55</text:p>
          </table:table-cell>
          <table:table-cell/>
        </table:table-row>
        <table:table-row table:style-name="ro1" table:visibility="filter">
          <table:table-cell office:value-type="float" office:value="59000" calcext:value-type="float">
            <text:p>59000</text:p>
          </table:table-cell>
          <table:table-cell office:value-type="string" calcext:value-type="string">
            <text:p>K00</text:p>
          </table:table-cell>
          <table:table-cell office:value-type="string" calcext:value-type="string">
            <text:p>Stairs</text:p>
          </table:table-cell>
          <table:table-cell office:value-type="string" calcext:value-type="string">
            <text:p>STAIRS</text:p>
          </table:table-cell>
          <table:table-cell table:formula="of:=LEFT(INDIRECT(&quot;A&quot;&amp;ROW());3)" office:value-type="string" office:string-value="590" calcext:value-type="string">
            <text:p>590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/>
        </table:table-row>
        <table:table-row table:style-name="ro1" table:visibility="filter">
          <table:table-cell office:value-type="float" office:value="59002" calcext:value-type="float">
            <text:p>59002</text:p>
          </table:table-cell>
          <table:table-cell office:value-type="string" calcext:value-type="string">
            <text:p>K03</text:p>
          </table:table-cell>
          <table:table-cell office:value-type="string" calcext:value-type="string">
            <text:p>Stairs thin</text:p>
          </table:table-cell>
          <table:table-cell office:value-type="string" calcext:value-type="string">
            <text:p>STAIRS</text:p>
          </table:table-cell>
          <table:table-cell table:formula="of:=LEFT(INDIRECT(&quot;A&quot;&amp;ROW());3)" office:value-type="string" office:string-value="590" calcext:value-type="string">
            <text:p>590</text:p>
          </table:table-cell>
          <table:table-cell table:formula="of:=RIGHT(INDIRECT(&quot;A&quot; &amp; ROW());2)" office:value-type="string" office:string-value="02" calcext:value-type="string">
            <text:p>02</text:p>
          </table:table-cell>
          <table:table-cell/>
        </table:table-row>
        <table:table-row table:style-name="ro1" table:visibility="filter">
          <table:table-cell office:value-type="float" office:value="59004" calcext:value-type="float">
            <text:p>59004</text:p>
          </table:table-cell>
          <table:table-cell office:value-type="string" calcext:value-type="string">
            <text:p>K15</text:p>
          </table:table-cell>
          <table:table-cell office:value-type="string" calcext:value-type="string">
            <text:p>Large stairs</text:p>
          </table:table-cell>
          <table:table-cell office:value-type="string" calcext:value-type="string">
            <text:p>STAIRS</text:p>
          </table:table-cell>
          <table:table-cell table:formula="of:=LEFT(INDIRECT(&quot;A&quot;&amp;ROW());3)" office:value-type="string" office:string-value="590" calcext:value-type="string">
            <text:p>590</text:p>
          </table:table-cell>
          <table:table-cell table:formula="of:=RIGHT(INDIRECT(&quot;A&quot; &amp; ROW());2)" office:value-type="string" office:string-value="04" calcext:value-type="string">
            <text:p>04</text:p>
          </table:table-cell>
          <table:table-cell/>
        </table:table-row>
        <table:table-row table:style-name="ro1" table:visibility="filter">
          <table:table-cell office:value-type="float" office:value="59006" calcext:value-type="float">
            <text:p>59006</text:p>
          </table:table-cell>
          <table:table-cell office:value-type="string" calcext:value-type="string">
            <text:p>K24</text:p>
          </table:table-cell>
          <table:table-cell office:value-type="string" calcext:value-type="string">
            <text:p>Ramp large</text:p>
          </table:table-cell>
          <table:table-cell office:value-type="string" calcext:value-type="string">
            <text:p>RAMP</text:p>
          </table:table-cell>
          <table:table-cell table:formula="of:=LEFT(INDIRECT(&quot;A&quot;&amp;ROW());3)" office:value-type="string" office:string-value="590" calcext:value-type="string">
            <text:p>590</text:p>
          </table:table-cell>
          <table:table-cell table:formula="of:=RIGHT(INDIRECT(&quot;A&quot; &amp; ROW());2)" office:value-type="string" office:string-value="06" calcext:value-type="string">
            <text:p>06</text:p>
          </table:table-cell>
          <table:table-cell/>
        </table:table-row>
        <table:table-row table:style-name="ro1" table:visibility="filter">
          <table:table-cell office:value-type="float" office:value="59007" calcext:value-type="float">
            <text:p>59007</text:p>
          </table:table-cell>
          <table:table-cell office:value-type="string" calcext:value-type="string">
            <text:p>K47</text:p>
          </table:table-cell>
          <table:table-cell office:value-type="string" calcext:value-type="string">
            <text:p>Stairs large</text:p>
          </table:table-cell>
          <table:table-cell office:value-type="string" calcext:value-type="string">
            <text:p>STAIRS</text:p>
          </table:table-cell>
          <table:table-cell table:formula="of:=LEFT(INDIRECT(&quot;A&quot;&amp;ROW());3)" office:value-type="string" office:string-value="590" calcext:value-type="string">
            <text:p>590</text:p>
          </table:table-cell>
          <table:table-cell table:formula="of:=RIGHT(INDIRECT(&quot;A&quot; &amp; ROW());2)" office:value-type="string" office:string-value="07" calcext:value-type="string">
            <text:p>07</text:p>
          </table:table-cell>
          <table:table-cell/>
        </table:table-row>
        <table:table-row table:style-name="ro1" table:visibility="filter">
          <table:table-cell office:value-type="float" office:value="59008" calcext:value-type="float">
            <text:p>59008</text:p>
          </table:table-cell>
          <table:table-cell office:value-type="string" calcext:value-type="string">
            <text:p>KD8</text:p>
          </table:table-cell>
          <table:table-cell office:value-type="string" calcext:value-type="string">
            <text:p>Ramp small</text:p>
          </table:table-cell>
          <table:table-cell office:value-type="string" calcext:value-type="string">
            <text:p>RAMP</text:p>
          </table:table-cell>
          <table:table-cell table:formula="of:=LEFT(INDIRECT(&quot;A&quot;&amp;ROW());3)" office:value-type="string" office:string-value="590" calcext:value-type="string">
            <text:p>590</text:p>
          </table:table-cell>
          <table:table-cell table:formula="of:=RIGHT(INDIRECT(&quot;A&quot; &amp; ROW());2)" office:value-type="string" office:string-value="08" calcext:value-type="string">
            <text:p>08</text:p>
          </table:table-cell>
          <table:table-cell/>
        </table:table-row>
        <table:table-row table:style-name="ro1" table:visibility="filter">
          <table:table-cell office:value-type="float" office:value="59009" calcext:value-type="float">
            <text:p>59009</text:p>
          </table:table-cell>
          <table:table-cell office:value-type="string" calcext:value-type="string">
            <text:p>KD9</text:p>
          </table:table-cell>
          <table:table-cell office:value-type="string" calcext:value-type="string">
            <text:p>Ramp small</text:p>
          </table:table-cell>
          <table:table-cell office:value-type="string" calcext:value-type="string">
            <text:p>RAMP</text:p>
          </table:table-cell>
          <table:table-cell table:formula="of:=LEFT(INDIRECT(&quot;A&quot;&amp;ROW());3)" office:value-type="string" office:string-value="590" calcext:value-type="string">
            <text:p>590</text:p>
          </table:table-cell>
          <table:table-cell table:formula="of:=RIGHT(INDIRECT(&quot;A&quot; &amp; ROW());2)" office:value-type="string" office:string-value="09" calcext:value-type="string">
            <text:p>09</text:p>
          </table:table-cell>
          <table:table-cell/>
        </table:table-row>
        <table:table-row table:style-name="ro1" table:visibility="filter">
          <table:table-cell office:value-type="float" office:value="59010" calcext:value-type="float">
            <text:p>59010</text:p>
          </table:table-cell>
          <table:table-cell office:value-type="string" calcext:value-type="string">
            <text:p>K0A</text:p>
          </table:table-cell>
          <table:table-cell office:value-type="string" calcext:value-type="string">
            <text:p>Block steps</text:p>
          </table:table-cell>
          <table:table-cell office:value-type="string" calcext:value-type="string">
            <text:p>STAIRS</text:p>
          </table:table-cell>
          <table:table-cell table:formula="of:=LEFT(INDIRECT(&quot;A&quot;&amp;ROW());3)" office:value-type="string" office:string-value="590" calcext:value-type="string">
            <text:p>590</text:p>
          </table:table-cell>
          <table:table-cell table:formula="of:=RIGHT(INDIRECT(&quot;A&quot; &amp; ROW());2)" office:value-type="string" office:string-value="10" calcext:value-type="string">
            <text:p>10</text:p>
          </table:table-cell>
          <table:table-cell/>
        </table:table-row>
        <table:table-row table:style-name="ro1" table:visibility="filter">
          <table:table-cell office:value-type="float" office:value="59011" calcext:value-type="float">
            <text:p>59011</text:p>
          </table:table-cell>
          <table:table-cell office:value-type="string" calcext:value-type="string">
            <text:p>K1B</text:p>
          </table:table-cell>
          <table:table-cell office:value-type="string" calcext:value-type="string">
            <text:p>Stairs</text:p>
          </table:table-cell>
          <table:table-cell office:value-type="string" calcext:value-type="string">
            <text:p>STAIRS</text:p>
          </table:table-cell>
          <table:table-cell table:formula="of:=LEFT(INDIRECT(&quot;A&quot;&amp;ROW());3)" office:value-type="string" office:string-value="590" calcext:value-type="string">
            <text:p>590</text:p>
          </table:table-cell>
          <table:table-cell table:formula="of:=RIGHT(INDIRECT(&quot;A&quot; &amp; ROW());2)" office:value-type="string" office:string-value="11" calcext:value-type="string">
            <text:p>11</text:p>
          </table:table-cell>
          <table:table-cell/>
        </table:table-row>
        <table:table-row table:style-name="ro1" table:visibility="filter">
          <table:table-cell office:value-type="float" office:value="59012" calcext:value-type="float">
            <text:p>59012</text:p>
          </table:table-cell>
          <table:table-cell office:value-type="string" calcext:value-type="string">
            <text:p>K1C</text:p>
          </table:table-cell>
          <table:table-cell office:value-type="string" calcext:value-type="string">
            <text:p>Stairs wide</text:p>
          </table:table-cell>
          <table:table-cell office:value-type="string" calcext:value-type="string">
            <text:p>STAIRS</text:p>
          </table:table-cell>
          <table:table-cell table:formula="of:=LEFT(INDIRECT(&quot;A&quot;&amp;ROW());3)" office:value-type="string" office:string-value="590" calcext:value-type="string">
            <text:p>590</text:p>
          </table:table-cell>
          <table:table-cell table:formula="of:=RIGHT(INDIRECT(&quot;A&quot; &amp; ROW());2)" office:value-type="string" office:string-value="12" calcext:value-type="string">
            <text:p>12</text:p>
          </table:table-cell>
          <table:table-cell/>
        </table:table-row>
        <table:table-row table:style-name="ro1" table:visibility="filter">
          <table:table-cell office:value-type="float" office:value="59013" calcext:value-type="float">
            <text:p>59013</text:p>
          </table:table-cell>
          <table:table-cell office:value-type="string" calcext:value-type="string">
            <text:p>K1B</text:p>
          </table:table-cell>
          <table:table-cell office:value-type="string" calcext:value-type="string">
            <text:p>Stairs</text:p>
          </table:table-cell>
          <table:table-cell office:value-type="string" calcext:value-type="string">
            <text:p>STAIRS</text:p>
          </table:table-cell>
          <table:table-cell table:formula="of:=LEFT(INDIRECT(&quot;A&quot;&amp;ROW());3)" office:value-type="string" office:string-value="590" calcext:value-type="string">
            <text:p>590</text:p>
          </table:table-cell>
          <table:table-cell table:formula="of:=RIGHT(INDIRECT(&quot;A&quot; &amp; ROW());2)" office:value-type="string" office:string-value="13" calcext:value-type="string">
            <text:p>13</text:p>
          </table:table-cell>
          <table:table-cell/>
        </table:table-row>
        <table:table-row table:style-name="ro1" table:visibility="filter">
          <table:table-cell office:value-type="float" office:value="59014" calcext:value-type="float">
            <text:p>59014</text:p>
          </table:table-cell>
          <table:table-cell office:value-type="string" calcext:value-type="string">
            <text:p>KXD</text:p>
          </table:table-cell>
          <table:table-cell office:value-type="string" calcext:value-type="string">
            <text:p>2x2 wall block</text:p>
          </table:table-cell>
          <table:table-cell office:value-type="string" calcext:value-type="string">
            <text:p>STRUCTURE</text:p>
          </table:table-cell>
          <table:table-cell table:formula="of:=LEFT(INDIRECT(&quot;A&quot;&amp;ROW());3)" office:value-type="string" office:string-value="590" calcext:value-type="string">
            <text:p>590</text:p>
          </table:table-cell>
          <table:table-cell table:formula="of:=RIGHT(INDIRECT(&quot;A&quot; &amp; ROW());2)" office:value-type="string" office:string-value="14" calcext:value-type="string">
            <text:p>14</text:p>
          </table:table-cell>
          <table:table-cell/>
        </table:table-row>
        <table:table-row table:style-name="ro1" table:visibility="filter">
          <table:table-cell office:value-type="float" office:value="59015" calcext:value-type="float">
            <text:p>59015</text:p>
          </table:table-cell>
          <table:table-cell office:value-type="string" calcext:value-type="string">
            <text:p>KXE</text:p>
          </table:table-cell>
          <table:table-cell office:value-type="string" calcext:value-type="string">
            <text:p>2x2 wall block floor rim</text:p>
          </table:table-cell>
          <table:table-cell office:value-type="string" calcext:value-type="string">
            <text:p>STRUCTURE</text:p>
          </table:table-cell>
          <table:table-cell table:formula="of:=LEFT(INDIRECT(&quot;A&quot;&amp;ROW());3)" office:value-type="string" office:string-value="590" calcext:value-type="string">
            <text:p>590</text:p>
          </table:table-cell>
          <table:table-cell table:formula="of:=RIGHT(INDIRECT(&quot;A&quot; &amp; ROW());2)" office:value-type="string" office:string-value="15" calcext:value-type="string">
            <text:p>15</text:p>
          </table:table-cell>
          <table:table-cell/>
        </table:table-row>
        <table:table-row table:style-name="ro1" table:visibility="filter">
          <table:table-cell office:value-type="float" office:value="59016" calcext:value-type="float">
            <text:p>59016</text:p>
          </table:table-cell>
          <table:table-cell office:value-type="string" calcext:value-type="string">
            <text:p>K00</text:p>
          </table:table-cell>
          <table:table-cell office:value-type="string" calcext:value-type="string">
            <text:p>Stair well slope</text:p>
          </table:table-cell>
          <table:table-cell office:value-type="string" calcext:value-type="string">
            <text:p>STAIRS</text:p>
          </table:table-cell>
          <table:table-cell table:formula="of:=LEFT(INDIRECT(&quot;A&quot;&amp;ROW());3)" office:value-type="string" office:string-value="590" calcext:value-type="string">
            <text:p>590</text:p>
          </table:table-cell>
          <table:table-cell table:formula="of:=RIGHT(INDIRECT(&quot;A&quot; &amp; ROW());2)" office:value-type="string" office:string-value="16" calcext:value-type="string">
            <text:p>16</text:p>
          </table:table-cell>
          <table:table-cell/>
        </table:table-row>
        <table:table-row table:style-name="ro1" table:visibility="filter">
          <table:table-cell office:value-type="float" office:value="59017" calcext:value-type="float">
            <text:p>59017</text:p>
          </table:table-cell>
          <table:table-cell office:value-type="string" calcext:value-type="string">
            <text:p>KXX</text:p>
          </table:table-cell>
          <table:table-cell office:value-type="string" calcext:value-type="string">
            <text:p>Stairs wide</text:p>
          </table:table-cell>
          <table:table-cell office:value-type="string" calcext:value-type="string">
            <text:p>STAIRS</text:p>
          </table:table-cell>
          <table:table-cell table:formula="of:=LEFT(INDIRECT(&quot;A&quot;&amp;ROW());3)" office:value-type="string" office:string-value="590" calcext:value-type="string">
            <text:p>590</text:p>
          </table:table-cell>
          <table:table-cell table:formula="of:=RIGHT(INDIRECT(&quot;A&quot; &amp; ROW());2)" office:value-type="string" office:string-value="17" calcext:value-type="string">
            <text:p>17</text:p>
          </table:table-cell>
          <table:table-cell/>
        </table:table-row>
        <table:table-row table:style-name="ro1" table:visibility="filter">
          <table:table-cell office:value-type="float" office:value="60100" calcext:value-type="float">
            <text:p>60100</text:p>
          </table:table-cell>
          <table:table-cell office:value-type="string" calcext:value-type="string">
            <text:p>C00</text:p>
          </table:table-cell>
          <table:table-cell office:value-type="string" calcext:value-type="string">
            <text:p>Cave corridor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01" calcext:value-type="string">
            <text:p>601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 office:value-type="string" calcext:value-type="string">
            <text:p>CAVE</text:p>
          </table:table-cell>
        </table:table-row>
        <table:table-row table:style-name="ro1" table:visibility="filter">
          <table:table-cell office:value-type="float" office:value="60101" calcext:value-type="float">
            <text:p>60101</text:p>
          </table:table-cell>
          <table:table-cell office:value-type="string" calcext:value-type="string">
            <text:p>C00</text:p>
          </table:table-cell>
          <table:table-cell office:value-type="string" calcext:value-type="string">
            <text:p>Cave corridor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01" calcext:value-type="string">
            <text:p>601</text:p>
          </table:table-cell>
          <table:table-cell table:formula="of:=RIGHT(INDIRECT(&quot;A&quot; &amp; ROW());2)" office:value-type="string" office:string-value="01" calcext:value-type="string">
            <text:p>01</text:p>
          </table:table-cell>
          <table:table-cell office:value-type="string" calcext:value-type="string">
            <text:p>CAVE</text:p>
          </table:table-cell>
        </table:table-row>
        <table:table-row table:style-name="ro1" table:visibility="filter">
          <table:table-cell office:value-type="float" office:value="60102" calcext:value-type="float">
            <text:p>60102</text:p>
          </table:table-cell>
          <table:table-cell office:value-type="string" calcext:value-type="string">
            <text:p>C00</text:p>
          </table:table-cell>
          <table:table-cell office:value-type="string" calcext:value-type="string">
            <text:p>Cave corridor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01" calcext:value-type="string">
            <text:p>601</text:p>
          </table:table-cell>
          <table:table-cell table:formula="of:=RIGHT(INDIRECT(&quot;A&quot; &amp; ROW());2)" office:value-type="string" office:string-value="02" calcext:value-type="string">
            <text:p>02</text:p>
          </table:table-cell>
          <table:table-cell office:value-type="string" calcext:value-type="string">
            <text:p>CAVE</text:p>
          </table:table-cell>
        </table:table-row>
        <table:table-row table:style-name="ro1" table:visibility="filter">
          <table:table-cell office:value-type="float" office:value="60103" calcext:value-type="float">
            <text:p>60103</text:p>
          </table:table-cell>
          <table:table-cell office:value-type="string" calcext:value-type="string">
            <text:p>C00</text:p>
          </table:table-cell>
          <table:table-cell office:value-type="string" calcext:value-type="string">
            <text:p>Cave corridor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01" calcext:value-type="string">
            <text:p>601</text:p>
          </table:table-cell>
          <table:table-cell table:formula="of:=RIGHT(INDIRECT(&quot;A&quot; &amp; ROW());2)" office:value-type="string" office:string-value="03" calcext:value-type="string">
            <text:p>03</text:p>
          </table:table-cell>
          <table:table-cell office:value-type="string" calcext:value-type="string">
            <text:p>CAVE</text:p>
          </table:table-cell>
        </table:table-row>
        <table:table-row table:style-name="ro1" table:visibility="filter">
          <table:table-cell office:value-type="float" office:value="60104" calcext:value-type="float">
            <text:p>60104</text:p>
          </table:table-cell>
          <table:table-cell office:value-type="string" calcext:value-type="string">
            <text:p>C0I</text:p>
          </table:table-cell>
          <table:table-cell office:value-type="string" calcext:value-type="string">
            <text:p>Cave corner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01" calcext:value-type="string">
            <text:p>601</text:p>
          </table:table-cell>
          <table:table-cell table:formula="of:=RIGHT(INDIRECT(&quot;A&quot; &amp; ROW());2)" office:value-type="string" office:string-value="04" calcext:value-type="string">
            <text:p>04</text:p>
          </table:table-cell>
          <table:table-cell office:value-type="string" calcext:value-type="string">
            <text:p>CAVE</text:p>
          </table:table-cell>
        </table:table-row>
        <table:table-row table:style-name="ro1" table:visibility="filter">
          <table:table-cell office:value-type="float" office:value="60105" calcext:value-type="float">
            <text:p>60105</text:p>
          </table:table-cell>
          <table:table-cell office:value-type="string" calcext:value-type="string">
            <text:p>C0K</text:p>
          </table:table-cell>
          <table:table-cell office:value-type="string" calcext:value-type="string">
            <text:p>Cave corner connector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01" calcext:value-type="string">
            <text:p>601</text:p>
          </table:table-cell>
          <table:table-cell table:formula="of:=RIGHT(INDIRECT(&quot;A&quot; &amp; ROW());2)" office:value-type="string" office:string-value="05" calcext:value-type="string">
            <text:p>05</text:p>
          </table:table-cell>
          <table:table-cell office:value-type="string" calcext:value-type="string">
            <text:p>CAVE</text:p>
          </table:table-cell>
        </table:table-row>
        <table:table-row table:style-name="ro1" table:visibility="filter">
          <table:table-cell office:value-type="float" office:value="60106" calcext:value-type="float">
            <text:p>60106</text:p>
          </table:table-cell>
          <table:table-cell office:value-type="string" calcext:value-type="string">
            <text:p>C0H</text:p>
          </table:table-cell>
          <table:table-cell office:value-type="string" calcext:value-type="string">
            <text:p>Cave t-section</text:p>
          </table:table-cell>
          <table:table-cell office:value-type="string" calcext:value-type="string">
            <text:p>TSECTION</text:p>
          </table:table-cell>
          <table:table-cell table:formula="of:=LEFT(INDIRECT(&quot;A&quot;&amp;ROW());3)" office:value-type="string" office:string-value="601" calcext:value-type="string">
            <text:p>601</text:p>
          </table:table-cell>
          <table:table-cell table:formula="of:=RIGHT(INDIRECT(&quot;A&quot; &amp; ROW());2)" office:value-type="string" office:string-value="06" calcext:value-type="string">
            <text:p>06</text:p>
          </table:table-cell>
          <table:table-cell office:value-type="string" calcext:value-type="string">
            <text:p>CAVE</text:p>
          </table:table-cell>
        </table:table-row>
        <table:table-row table:style-name="ro1" table:visibility="filter">
          <table:table-cell office:value-type="float" office:value="60107" calcext:value-type="float">
            <text:p>60107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Passage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01" calcext:value-type="string">
            <text:p>601</text:p>
          </table:table-cell>
          <table:table-cell table:formula="of:=RIGHT(INDIRECT(&quot;A&quot; &amp; ROW());2)" office:value-type="string" office:string-value="07" calcext:value-type="string">
            <text:p>07</text:p>
          </table:table-cell>
          <table:table-cell office:value-type="string" calcext:value-type="string">
            <text:p>CAVE</text:p>
          </table:table-cell>
        </table:table-row>
        <table:table-row table:style-name="ro1" table:visibility="filter">
          <table:table-cell office:value-type="float" office:value="60110" calcext:value-type="float">
            <text:p>60110</text:p>
          </table:table-cell>
          <table:table-cell office:value-type="string" calcext:value-type="string">
            <text:p>C4J</text:p>
          </table:table-cell>
          <table:table-cell office:value-type="string" calcext:value-type="string">
            <text:p>Cave passage curved corner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01" calcext:value-type="string">
            <text:p>601</text:p>
          </table:table-cell>
          <table:table-cell table:formula="of:=RIGHT(INDIRECT(&quot;A&quot; &amp; ROW());2)" office:value-type="string" office:string-value="10" calcext:value-type="string">
            <text:p>10</text:p>
          </table:table-cell>
          <table:table-cell office:value-type="string" calcext:value-type="string">
            <text:p>CAVE</text:p>
          </table:table-cell>
        </table:table-row>
        <table:table-row table:style-name="ro1" table:visibility="filter">
          <table:table-cell office:value-type="float" office:value="60111" calcext:value-type="float">
            <text:p>60111</text:p>
          </table:table-cell>
          <table:table-cell office:value-type="string" calcext:value-type="string">
            <text:p>C0G</text:p>
          </table:table-cell>
          <table:table-cell office:value-type="string" calcext:value-type="string">
            <text:p>Cave intersection</text:p>
          </table:table-cell>
          <table:table-cell office:value-type="string" calcext:value-type="string">
            <text:p>INTERSECTION</text:p>
          </table:table-cell>
          <table:table-cell table:formula="of:=LEFT(INDIRECT(&quot;A&quot;&amp;ROW());3)" office:value-type="string" office:string-value="601" calcext:value-type="string">
            <text:p>601</text:p>
          </table:table-cell>
          <table:table-cell table:formula="of:=RIGHT(INDIRECT(&quot;A&quot; &amp; ROW());2)" office:value-type="string" office:string-value="11" calcext:value-type="string">
            <text:p>11</text:p>
          </table:table-cell>
          <table:table-cell office:value-type="string" calcext:value-type="string">
            <text:p>CAVE</text:p>
          </table:table-cell>
        </table:table-row>
        <table:table-row table:style-name="ro1" table:visibility="filter">
          <table:table-cell office:value-type="float" office:value="60112" calcext:value-type="float">
            <text:p>60112</text:p>
          </table:table-cell>
          <table:table-cell office:value-type="string" calcext:value-type="string">
            <text:p>C1O</text:p>
          </table:table-cell>
          <table:table-cell office:value-type="string" calcext:value-type="string">
            <text:p>Slope cave</text:p>
          </table:table-cell>
          <table:table-cell office:value-type="string" calcext:value-type="string">
            <text:p>RAMP</text:p>
          </table:table-cell>
          <table:table-cell table:formula="of:=LEFT(INDIRECT(&quot;A&quot;&amp;ROW());3)" office:value-type="string" office:string-value="601" calcext:value-type="string">
            <text:p>601</text:p>
          </table:table-cell>
          <table:table-cell table:formula="of:=RIGHT(INDIRECT(&quot;A&quot; &amp; ROW());2)" office:value-type="string" office:string-value="12" calcext:value-type="string">
            <text:p>12</text:p>
          </table:table-cell>
          <table:table-cell office:value-type="string" calcext:value-type="string">
            <text:p>CAVE</text:p>
          </table:table-cell>
        </table:table-row>
        <table:table-row table:style-name="ro1" table:visibility="filter">
          <table:table-cell office:value-type="float" office:value="60113" calcext:value-type="float">
            <text:p>60113</text:p>
          </table:table-cell>
          <table:table-cell office:value-type="string" calcext:value-type="string">
            <text:p>C08</text:p>
          </table:table-cell>
          <table:table-cell office:value-type="string" calcext:value-type="string">
            <text:p>Cave dead end</text:p>
          </table:table-cell>
          <table:table-cell office:value-type="string" calcext:value-type="string">
            <text:p>DEADEND</text:p>
          </table:table-cell>
          <table:table-cell table:formula="of:=LEFT(INDIRECT(&quot;A&quot;&amp;ROW());3)" office:value-type="string" office:string-value="601" calcext:value-type="string">
            <text:p>601</text:p>
          </table:table-cell>
          <table:table-cell table:formula="of:=RIGHT(INDIRECT(&quot;A&quot; &amp; ROW());2)" office:value-type="string" office:string-value="13" calcext:value-type="string">
            <text:p>13</text:p>
          </table:table-cell>
          <table:table-cell office:value-type="string" calcext:value-type="string">
            <text:p>CAVE</text:p>
          </table:table-cell>
        </table:table-row>
        <table:table-row table:style-name="ro1" table:visibility="filter">
          <table:table-cell office:value-type="float" office:value="60200" calcext:value-type="float">
            <text:p>60200</text:p>
          </table:table-cell>
          <table:table-cell office:value-type="string" calcext:value-type="string">
            <text:p>R5C</text:p>
          </table:table-cell>
          <table:table-cell office:value-type="string" calcext:value-type="string">
            <text:p>Cave dead end</text:p>
          </table:table-cell>
          <table:table-cell office:value-type="string" calcext:value-type="string">
            <text:p>DEADEND</text:p>
          </table:table-cell>
          <table:table-cell table:formula="of:=LEFT(INDIRECT(&quot;A&quot;&amp;ROW());3)" office:value-type="string" office:string-value="602" calcext:value-type="string">
            <text:p>602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 office:value-type="string" calcext:value-type="string">
            <text:p>CAVE</text:p>
          </table:table-cell>
        </table:table-row>
        <table:table-row table:style-name="ro1" table:visibility="filter">
          <table:table-cell office:value-type="float" office:value="60201" calcext:value-type="float">
            <text:p>60201</text:p>
          </table:table-cell>
          <table:table-cell office:value-type="string" calcext:value-type="string">
            <text:p>R5E</text:p>
          </table:table-cell>
          <table:table-cell office:value-type="string" calcext:value-type="string">
            <text:p>Cave corner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02" calcext:value-type="string">
            <text:p>602</text:p>
          </table:table-cell>
          <table:table-cell table:formula="of:=RIGHT(INDIRECT(&quot;A&quot; &amp; ROW());2)" office:value-type="string" office:string-value="01" calcext:value-type="string">
            <text:p>01</text:p>
          </table:table-cell>
          <table:table-cell office:value-type="string" calcext:value-type="string">
            <text:p>CAVE</text:p>
          </table:table-cell>
        </table:table-row>
        <table:table-row table:style-name="ro1" table:visibility="filter">
          <table:table-cell office:value-type="float" office:value="60203" calcext:value-type="float">
            <text:p>60203</text:p>
          </table:table-cell>
          <table:table-cell office:value-type="string" calcext:value-type="string">
            <text:p>R5K</text:p>
          </table:table-cell>
          <table:table-cell office:value-type="string" calcext:value-type="string">
            <text:p>Cave pit intersection</text:p>
          </table:table-cell>
          <table:table-cell office:value-type="string" calcext:value-type="string">
            <text:p>INTERSECTION</text:p>
          </table:table-cell>
          <table:table-cell table:formula="of:=LEFT(INDIRECT(&quot;A&quot;&amp;ROW());3)" office:value-type="string" office:string-value="602" calcext:value-type="string">
            <text:p>602</text:p>
          </table:table-cell>
          <table:table-cell table:formula="of:=RIGHT(INDIRECT(&quot;A&quot; &amp; ROW());2)" office:value-type="string" office:string-value="03" calcext:value-type="string">
            <text:p>03</text:p>
          </table:table-cell>
          <table:table-cell office:value-type="string" calcext:value-type="string">
            <text:p>CAVE</text:p>
          </table:table-cell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string" calcext:value-type="string">
            <text:p>C0O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RAMP</text:p>
          </table:table-cell>
          <table:table-cell table:formula="of:=LEFT(INDIRECT(&quot;A&quot;&amp;ROW());3)" office:value-type="string" office:string-value="605" calcext:value-type="string">
            <text:p>605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0501" calcext:value-type="float">
            <text:p>60501</text:p>
          </table:table-cell>
          <table:table-cell office:value-type="string" calcext:value-type="string">
            <text:p>N0E</text:p>
          </table:table-cell>
          <table:table-cell office:value-type="string" calcext:value-type="string">
            <text:p>Corner NW – shute down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605" calcext:value-type="string">
            <text:p>605</text:p>
          </table:table-cell>
          <table:table-cell table:formula="of:=RIGHT(INDIRECT(&quot;A&quot; &amp; ROW());2)" office:value-type="string" office:string-value="01" calcext:value-type="string">
            <text:p>01</text:p>
          </table:table-cell>
          <table:table-cell office:value-type="string" calcext:value-type="string">
            <text:p>SLOPED</text:p>
          </table:table-cell>
        </table:table-row>
        <table:table-row table:style-name="ro1" table:visibility="filter">
          <table:table-cell office:value-type="float" office:value="60502" calcext:value-type="float">
            <text:p>60502</text:p>
          </table:table-cell>
          <table:table-cell office:value-type="string" calcext:value-type="string">
            <text:p>CXX</text:p>
          </table:table-cell>
          <table:table-cell office:value-type="string" calcext:value-type="string">
            <text:p>Door transitions</text:p>
          </table:table-cell>
          <table:table-cell office:value-type="string" calcext:value-type="string">
            <text:p>SPECIAL</text:p>
          </table:table-cell>
          <table:table-cell table:formula="of:=LEFT(INDIRECT(&quot;A&quot;&amp;ROW());3)" office:value-type="string" office:string-value="605" calcext:value-type="string">
            <text:p>605</text:p>
          </table:table-cell>
          <table:table-cell table:formula="of:=RIGHT(INDIRECT(&quot;A&quot; &amp; ROW());2)" office:value-type="string" office:string-value="02" calcext:value-type="string">
            <text:p>02</text:p>
          </table:table-cell>
          <table:table-cell/>
        </table:table-row>
        <table:table-row table:style-name="ro1">
          <table:table-cell office:value-type="float" office:value="60504" calcext:value-type="float">
            <text:p>60504</text:p>
          </table:table-cell>
          <table:table-cell office:value-type="string" calcext:value-type="string">
            <text:p>C08</text:p>
          </table:table-cell>
          <table:table-cell office:value-type="string" calcext:value-type="string">
            <text:p>Corner secret passage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05" calcext:value-type="string">
            <text:p>605</text:p>
          </table:table-cell>
          <table:table-cell table:formula="of:=RIGHT(INDIRECT(&quot;A&quot; &amp; ROW());2)" office:value-type="string" office:string-value="04" calcext:value-type="string">
            <text:p>04</text:p>
          </table:table-cell>
          <table:table-cell office:value-type="string" calcext:value-type="string">
            <text:p>SLOPED</text:p>
          </table:table-cell>
        </table:table-row>
        <table:table-row table:style-name="ro1" table:visibility="filter">
          <table:table-cell office:value-type="float" office:value="60506" calcext:value-type="float">
            <text:p>60506</text:p>
          </table:table-cell>
          <table:table-cell office:value-type="string" calcext:value-type="string">
            <text:p>C0X</text:p>
          </table:table-cell>
          <table:table-cell office:value-type="string" calcext:value-type="string">
            <text:p>Portcullis</text:p>
          </table:table-cell>
          <table:table-cell office:value-type="string" calcext:value-type="string">
            <text:p>ACTIVATOR</text:p>
          </table:table-cell>
          <table:table-cell table:formula="of:=LEFT(INDIRECT(&quot;A&quot;&amp;ROW());3)" office:value-type="string" office:string-value="605" calcext:value-type="string">
            <text:p>605</text:p>
          </table:table-cell>
          <table:table-cell table:formula="of:=RIGHT(INDIRECT(&quot;A&quot; &amp; ROW());2)" office:value-type="string" office:string-value="06" calcext:value-type="string">
            <text:p>06</text:p>
          </table:table-cell>
          <table:table-cell/>
        </table:table-row>
        <table:table-row table:style-name="ro1" table:visibility="filter">
          <table:table-cell office:value-type="float" office:value="60512" calcext:value-type="float">
            <text:p>60512</text:p>
          </table:table-cell>
          <table:table-cell office:value-type="string" calcext:value-type="string">
            <text:p>ST1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605" calcext:value-type="string">
            <text:p>605</text:p>
          </table:table-cell>
          <table:table-cell table:formula="of:=RIGHT(INDIRECT(&quot;A&quot; &amp; ROW());2)" office:value-type="string" office:string-value="12" calcext:value-type="string">
            <text:p>12</text:p>
          </table:table-cell>
          <table:table-cell/>
        </table:table-row>
        <table:table-row table:style-name="ro1" table:visibility="filter">
          <table:table-cell office:value-type="float" office:value="60520" calcext:value-type="float">
            <text:p>60520</text:p>
          </table:table-cell>
          <table:table-cell office:value-type="string" calcext:value-type="string">
            <text:p>ST9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605" calcext:value-type="string">
            <text:p>605</text:p>
          </table:table-cell>
          <table:table-cell table:formula="of:=RIGHT(INDIRECT(&quot;A&quot; &amp; ROW());2)" office:value-type="string" office:string-value="20" calcext:value-type="string">
            <text:p>20</text:p>
          </table:table-cell>
          <table:table-cell/>
        </table:table-row>
        <table:table-row table:style-name="ro1" table:visibility="filter">
          <table:table-cell office:value-type="float" office:value="60606" calcext:value-type="float">
            <text:p>60606</text:p>
          </table:table-cell>
          <table:table-cell office:value-type="string" calcext:value-type="string">
            <text:p>C0X</text:p>
          </table:table-cell>
          <table:table-cell office:value-type="string" calcext:value-type="string">
            <text:p>Portcullis</text:p>
          </table:table-cell>
          <table:table-cell office:value-type="string" calcext:value-type="string">
            <text:p>ACTIVATOR</text:p>
          </table:table-cell>
          <table:table-cell table:formula="of:=LEFT(INDIRECT(&quot;A&quot;&amp;ROW());3)" office:value-type="string" office:string-value="606" calcext:value-type="string">
            <text:p>606</text:p>
          </table:table-cell>
          <table:table-cell table:formula="of:=RIGHT(INDIRECT(&quot;A&quot; &amp; ROW());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string" calcext:value-type="string">
            <text:p>C0F</text:p>
          </table:table-cell>
          <table:table-cell office:value-type="string" calcext:value-type="string">
            <text:p>T-section doorway west</text:p>
          </table:table-cell>
          <table:table-cell office:value-type="string" calcext:value-type="string">
            <text:p>TSECTION</text:p>
          </table:table-cell>
          <table:table-cell table:formula="of:=LEFT(INDIRECT(&quot;A&quot;&amp;ROW());3)" office:value-type="string" office:string-value="610" calcext:value-type="string">
            <text:p>610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001" calcext:value-type="float">
            <text:p>61001</text:p>
          </table:table-cell>
          <table:table-cell office:value-type="string" calcext:value-type="string">
            <text:p>C0G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>INTERSECTION</text:p>
          </table:table-cell>
          <table:table-cell table:formula="of:=LEFT(INDIRECT(&quot;A&quot;&amp;ROW());3)" office:value-type="string" office:string-value="610" calcext:value-type="string">
            <text:p>610</text:p>
          </table:table-cell>
          <table:table-cell table:formula="of:=RIGHT(INDIRECT(&quot;A&quot; &amp; ROW());2)" office:value-type="string" office:string-value="01" calcext:value-type="string">
            <text:p>01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002" calcext:value-type="float">
            <text:p>61002</text:p>
          </table:table-cell>
          <table:table-cell office:value-type="string" calcext:value-type="string">
            <text:p>C0I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10" calcext:value-type="string">
            <text:p>610</text:p>
          </table:table-cell>
          <table:table-cell table:formula="of:=RIGHT(INDIRECT(&quot;A&quot; &amp; ROW());2)" office:value-type="string" office:string-value="02" calcext:value-type="string">
            <text:p>02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003" calcext:value-type="float">
            <text:p>61003</text:p>
          </table:table-cell>
          <table:table-cell office:value-type="string" calcext:value-type="string">
            <text:p>C00</text:p>
          </table:table-cell>
          <table:table-cell office:value-type="string" calcext:value-type="string">
            <text:p>Passage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10" calcext:value-type="string">
            <text:p>610</text:p>
          </table:table-cell>
          <table:table-cell table:formula="of:=RIGHT(INDIRECT(&quot;A&quot; &amp; ROW());2)" office:value-type="string" office:string-value="03" calcext:value-type="string">
            <text:p>03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004" calcext:value-type="float">
            <text:p>61004</text:p>
          </table:table-cell>
          <table:table-cell office:value-type="string" calcext:value-type="string">
            <text:p>C0J</text:p>
          </table:table-cell>
          <table:table-cell office:value-type="string" calcext:value-type="string">
            <text:p>Round corner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10" calcext:value-type="string">
            <text:p>610</text:p>
          </table:table-cell>
          <table:table-cell table:formula="of:=RIGHT(INDIRECT(&quot;A&quot; &amp; ROW());2)" office:value-type="string" office:string-value="04" calcext:value-type="string">
            <text:p>04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005" calcext:value-type="float">
            <text:p>61005</text:p>
          </table:table-cell>
          <table:table-cell office:value-type="string" calcext:value-type="string">
            <text:p>C0K</text:p>
          </table:table-cell>
          <table:table-cell office:value-type="string" calcext:value-type="string">
            <text:p>Corner connector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10" calcext:value-type="string">
            <text:p>610</text:p>
          </table:table-cell>
          <table:table-cell table:formula="of:=RIGHT(INDIRECT(&quot;A&quot; &amp; ROW());2)" office:value-type="string" office:string-value="05" calcext:value-type="string">
            <text:p>05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006" calcext:value-type="float">
            <text:p>61006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4x1 passage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10" calcext:value-type="string">
            <text:p>610</text:p>
          </table:table-cell>
          <table:table-cell table:formula="of:=RIGHT(INDIRECT(&quot;A&quot; &amp; ROW());2)" office:value-type="string" office:string-value="06" calcext:value-type="string">
            <text:p>06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007" calcext:value-type="float">
            <text:p>61007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6x1 passage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10" calcext:value-type="string">
            <text:p>610</text:p>
          </table:table-cell>
          <table:table-cell table:formula="of:=RIGHT(INDIRECT(&quot;A&quot; &amp; ROW());2)" office:value-type="string" office:string-value="07" calcext:value-type="string">
            <text:p>07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008" calcext:value-type="float">
            <text:p>61008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6x1 passage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10" calcext:value-type="string">
            <text:p>610</text:p>
          </table:table-cell>
          <table:table-cell table:formula="of:=RIGHT(INDIRECT(&quot;A&quot; &amp; ROW());2)" office:value-type="string" office:string-value="08" calcext:value-type="string">
            <text:p>08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010" calcext:value-type="float">
            <text:p>61010</text:p>
          </table:table-cell>
          <table:table-cell office:value-type="string" calcext:value-type="string">
            <text:p>C06</text:p>
          </table:table-cell>
          <table:table-cell office:value-type="string" calcext:value-type="string">
            <text:p>Passage doorways west east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10" calcext:value-type="string">
            <text:p>610</text:p>
          </table:table-cell>
          <table:table-cell table:formula="of:=RIGHT(INDIRECT(&quot;A&quot; &amp; ROW());2)" office:value-type="string" office:string-value="10" calcext:value-type="string">
            <text:p>10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011" calcext:value-type="float">
            <text:p>61011</text:p>
          </table:table-cell>
          <table:table-cell office:value-type="string" calcext:value-type="string">
            <text:p>C01</text:p>
          </table:table-cell>
          <table:table-cell office:value-type="string" calcext:value-type="string">
            <text:p>Passage doorway east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10" calcext:value-type="string">
            <text:p>610</text:p>
          </table:table-cell>
          <table:table-cell table:formula="of:=RIGHT(INDIRECT(&quot;A&quot; &amp; ROW());2)" office:value-type="string" office:string-value="11" calcext:value-type="string">
            <text:p>11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012" calcext:value-type="float">
            <text:p>61012</text:p>
          </table:table-cell>
          <table:table-cell office:value-type="string" calcext:value-type="string">
            <text:p>C0E</text:p>
          </table:table-cell>
          <table:table-cell office:value-type="string" calcext:value-type="string">
            <text:p>T-section</text:p>
          </table:table-cell>
          <table:table-cell office:value-type="string" calcext:value-type="string">
            <text:p>TSECTION</text:p>
          </table:table-cell>
          <table:table-cell table:formula="of:=LEFT(INDIRECT(&quot;A&quot;&amp;ROW());3)" office:value-type="string" office:string-value="610" calcext:value-type="string">
            <text:p>610</text:p>
          </table:table-cell>
          <table:table-cell table:formula="of:=RIGHT(INDIRECT(&quot;A&quot; &amp; ROW());2)" office:value-type="string" office:string-value="12" calcext:value-type="string">
            <text:p>12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013" calcext:value-type="float">
            <text:p>61013</text:p>
          </table:table-cell>
          <table:table-cell office:value-type="string" calcext:value-type="string">
            <text:p>C08</text:p>
          </table:table-cell>
          <table:table-cell office:value-type="string" calcext:value-type="string">
            <text:p>Dead-end</text:p>
          </table:table-cell>
          <table:table-cell office:value-type="string" calcext:value-type="string">
            <text:p>DEADEND</text:p>
          </table:table-cell>
          <table:table-cell table:formula="of:=LEFT(INDIRECT(&quot;A&quot;&amp;ROW());3)" office:value-type="string" office:string-value="610" calcext:value-type="string">
            <text:p>610</text:p>
          </table:table-cell>
          <table:table-cell table:formula="of:=RIGHT(INDIRECT(&quot;A&quot; &amp; ROW());2)" office:value-type="string" office:string-value="13" calcext:value-type="string">
            <text:p>13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014" calcext:value-type="float">
            <text:p>61014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Passage + doorway south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10" calcext:value-type="string">
            <text:p>610</text:p>
          </table:table-cell>
          <table:table-cell table:formula="of:=RIGHT(INDIRECT(&quot;A&quot; &amp; ROW());2)" office:value-type="string" office:string-value="14" calcext:value-type="string">
            <text:p>14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015" calcext:value-type="float">
            <text:p>61015</text:p>
          </table:table-cell>
          <table:table-cell office:value-type="string" calcext:value-type="string">
            <text:p>C1D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SLOPE</text:p>
          </table:table-cell>
          <table:table-cell table:formula="of:=LEFT(INDIRECT(&quot;A&quot;&amp;ROW());3)" office:value-type="string" office:string-value="610" calcext:value-type="string">
            <text:p>610</text:p>
          </table:table-cell>
          <table:table-cell table:formula="of:=RIGHT(INDIRECT(&quot;A&quot; &amp; ROW());2)" office:value-type="string" office:string-value="15" calcext:value-type="string">
            <text:p>15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016" calcext:value-type="float">
            <text:p>61016</text:p>
          </table:table-cell>
          <table:table-cell office:value-type="string" calcext:value-type="string">
            <text:p>C0X</text:p>
          </table:table-cell>
          <table:table-cell office:value-type="string" calcext:value-type="string">
            <text:p>Passage + pit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10" calcext:value-type="string">
            <text:p>610</text:p>
          </table:table-cell>
          <table:table-cell table:formula="of:=RIGHT(INDIRECT(&quot;A&quot; &amp; ROW());2)" office:value-type="string" office:string-value="16" calcext:value-type="string">
            <text:p>16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017" calcext:value-type="float">
            <text:p>61017</text:p>
          </table:table-cell>
          <table:table-cell office:value-type="string" calcext:value-type="string">
            <text:p>C1D</text:p>
          </table:table-cell>
          <table:table-cell office:value-type="string" calcext:value-type="string">
            <text:p>Slope stairs</text:p>
          </table:table-cell>
          <table:table-cell office:value-type="string" calcext:value-type="string">
            <text:p>SLOPE</text:p>
          </table:table-cell>
          <table:table-cell table:formula="of:=LEFT(INDIRECT(&quot;A&quot;&amp;ROW());3)" office:value-type="string" office:string-value="610" calcext:value-type="string">
            <text:p>610</text:p>
          </table:table-cell>
          <table:table-cell table:formula="of:=RIGHT(INDIRECT(&quot;A&quot; &amp; ROW());2)" office:value-type="string" office:string-value="17" calcext:value-type="string">
            <text:p>17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018" calcext:value-type="float">
            <text:p>61018</text:p>
          </table:table-cell>
          <table:table-cell office:value-type="string" calcext:value-type="string">
            <text:p>C0D</text:p>
          </table:table-cell>
          <table:table-cell office:value-type="string" calcext:value-type="string">
            <text:p>Stairs</text:p>
          </table:table-cell>
          <table:table-cell office:value-type="string" calcext:value-type="string">
            <text:p>STAIRS</text:p>
          </table:table-cell>
          <table:table-cell table:formula="of:=LEFT(INDIRECT(&quot;A&quot;&amp;ROW());3)" office:value-type="string" office:string-value="610" calcext:value-type="string">
            <text:p>610</text:p>
          </table:table-cell>
          <table:table-cell table:formula="of:=RIGHT(INDIRECT(&quot;A&quot; &amp; ROW());2)" office:value-type="string" office:string-value="18" calcext:value-type="string">
            <text:p>18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019" calcext:value-type="float">
            <text:p>61019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Dead-end + doorway west</text:p>
          </table:table-cell>
          <table:table-cell office:value-type="string" calcext:value-type="string">
            <text:p>DEADEND</text:p>
          </table:table-cell>
          <table:table-cell table:formula="of:=LEFT(INDIRECT(&quot;A&quot;&amp;ROW());3)" office:value-type="string" office:string-value="610" calcext:value-type="string">
            <text:p>610</text:p>
          </table:table-cell>
          <table:table-cell table:formula="of:=RIGHT(INDIRECT(&quot;A&quot; &amp; ROW());2)" office:value-type="string" office:string-value="19" calcext:value-type="string">
            <text:p>19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020" calcext:value-type="float">
            <text:p>61020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Dead-end + doorway east</text:p>
          </table:table-cell>
          <table:table-cell office:value-type="string" calcext:value-type="string">
            <text:p>DEADEND</text:p>
          </table:table-cell>
          <table:table-cell table:formula="of:=LEFT(INDIRECT(&quot;A&quot;&amp;ROW());3)" office:value-type="string" office:string-value="610" calcext:value-type="string">
            <text:p>610</text:p>
          </table:table-cell>
          <table:table-cell table:formula="of:=RIGHT(INDIRECT(&quot;A&quot; &amp; ROW());2)" office:value-type="string" office:string-value="20" calcext:value-type="string">
            <text:p>20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021" calcext:value-type="float">
            <text:p>61021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Passage – doorway north – doorway east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10" calcext:value-type="string">
            <text:p>610</text:p>
          </table:table-cell>
          <table:table-cell table:formula="of:=RIGHT(INDIRECT(&quot;A&quot; &amp; ROW());2)" office:value-type="string" office:string-value="21" calcext:value-type="string">
            <text:p>21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022" calcext:value-type="float">
            <text:p>61022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Passage – doorway north – doorway east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10" calcext:value-type="string">
            <text:p>610</text:p>
          </table:table-cell>
          <table:table-cell table:formula="of:=RIGHT(INDIRECT(&quot;A&quot; &amp; ROW());2)" office:value-type="string" office:string-value="22" calcext:value-type="string">
            <text:p>22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023" calcext:value-type="float">
            <text:p>61023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Corner – doorway west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10" calcext:value-type="string">
            <text:p>610</text:p>
          </table:table-cell>
          <table:table-cell table:formula="of:=RIGHT(INDIRECT(&quot;A&quot; &amp; ROW());2)" office:value-type="string" office:string-value="23" calcext:value-type="string">
            <text:p>23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024" calcext:value-type="float">
            <text:p>61024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Corner – doorway south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10" calcext:value-type="string">
            <text:p>610</text:p>
          </table:table-cell>
          <table:table-cell table:formula="of:=RIGHT(INDIRECT(&quot;A&quot; &amp; ROW());2)" office:value-type="string" office:string-value="24" calcext:value-type="string">
            <text:p>24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025" calcext:value-type="float">
            <text:p>61025</text:p>
          </table:table-cell>
          <table:table-cell office:value-type="string" calcext:value-type="string">
            <text:p>C0Z</text:p>
          </table:table-cell>
          <table:table-cell office:value-type="string" calcext:value-type="string">
            <text:p>Fake wall</text:p>
          </table:table-cell>
          <table:table-cell office:value-type="string" calcext:value-type="string">
            <text:p>ACTIVATOR</text:p>
          </table:table-cell>
          <table:table-cell table:formula="of:=LEFT(INDIRECT(&quot;A&quot;&amp;ROW());3)" office:value-type="string" office:string-value="610" calcext:value-type="string">
            <text:p>610</text:p>
          </table:table-cell>
          <table:table-cell table:formula="of:=RIGHT(INDIRECT(&quot;A&quot; &amp; ROW());2)" office:value-type="string" office:string-value="25" calcext:value-type="string">
            <text:p>25</text:p>
          </table:table-cell>
          <table:table-cell office:value-type="string" calcext:value-type="string">
            <text:p>SLOPED</text:p>
          </table:table-cell>
        </table:table-row>
        <table:table-row table:style-name="ro1" table:visibility="filter">
          <table:table-cell office:value-type="float" office:value="61026" calcext:value-type="float">
            <text:p>61026</text:p>
          </table:table-cell>
          <table:table-cell office:value-type="string" calcext:value-type="string">
            <text:p>C0Z</text:p>
          </table:table-cell>
          <table:table-cell office:value-type="string" calcext:value-type="string">
            <text:p>Crate passage?</text:p>
          </table:table-cell>
          <table:table-cell office:value-type="string" calcext:value-type="string">
            <text:p>ACTIVATOR</text:p>
          </table:table-cell>
          <table:table-cell table:formula="of:=LEFT(INDIRECT(&quot;A&quot;&amp;ROW());3)" office:value-type="string" office:string-value="610" calcext:value-type="string">
            <text:p>610</text:p>
          </table:table-cell>
          <table:table-cell table:formula="of:=RIGHT(INDIRECT(&quot;A&quot; &amp; ROW());2)" office:value-type="string" office:string-value="26" calcext:value-type="string">
            <text:p>26</text:p>
          </table:table-cell>
          <table:table-cell/>
        </table:table-row>
        <table:table-row table:style-name="ro1" table:visibility="filter">
          <table:table-cell office:value-type="float" office:value="61027" calcext:value-type="float">
            <text:p>61027</text:p>
          </table:table-cell>
          <table:table-cell office:value-type="string" calcext:value-type="string">
            <text:p>C0Z</text:p>
          </table:table-cell>
          <table:table-cell office:value-type="string" calcext:value-type="string">
            <text:p>Beam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610" calcext:value-type="string">
            <text:p>610</text:p>
          </table:table-cell>
          <table:table-cell table:formula="of:=RIGHT(INDIRECT(&quot;A&quot; &amp; ROW());2)" office:value-type="string" office:string-value="27" calcext:value-type="string">
            <text:p>27</text:p>
          </table:table-cell>
          <table:table-cell/>
        </table:table-row>
        <table:table-row table:style-name="ro1" table:visibility="filter">
          <table:table-cell office:value-type="float" office:value="61028" calcext:value-type="float">
            <text:p>61028</text:p>
          </table:table-cell>
          <table:table-cell office:value-type="string" calcext:value-type="string">
            <text:p>L0Z</text:p>
          </table:table-cell>
          <table:table-cell office:value-type="string" calcext:value-type="string">
            <text:p>Beam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610" calcext:value-type="string">
            <text:p>610</text:p>
          </table:table-cell>
          <table:table-cell table:formula="of:=RIGHT(INDIRECT(&quot;A&quot; &amp; ROW());2)" office:value-type="string" office:string-value="28" calcext:value-type="string">
            <text:p>28</text:p>
          </table:table-cell>
          <table:table-cell/>
        </table:table-row>
        <table:table-row table:style-name="ro1">
          <table:table-cell office:value-type="float" office:value="61029" calcext:value-type="float">
            <text:p>61029</text:p>
          </table:table-cell>
          <table:table-cell office:value-type="string" calcext:value-type="string">
            <text:p>C00</text:p>
          </table:table-cell>
          <table:table-cell office:value-type="string" calcext:value-type="string">
            <text:p>Passage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10" calcext:value-type="string">
            <text:p>610</text:p>
          </table:table-cell>
          <table:table-cell table:formula="of:=RIGHT(INDIRECT(&quot;A&quot; &amp; ROW());2)" office:value-type="string" office:string-value="29" calcext:value-type="string">
            <text:p>29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030" calcext:value-type="float">
            <text:p>61030</text:p>
          </table:table-cell>
          <table:table-cell office:value-type="string" calcext:value-type="string">
            <text:p>C5O</text:p>
          </table:table-cell>
          <table:table-cell office:value-type="string" calcext:value-type="string">
            <text:p>Passage steep slope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10" calcext:value-type="string">
            <text:p>610</text:p>
          </table:table-cell>
          <table:table-cell table:formula="of:=RIGHT(INDIRECT(&quot;A&quot; &amp; ROW());2)" office:value-type="string" office:string-value="30" calcext:value-type="string">
            <text:p>30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031" calcext:value-type="float">
            <text:p>6103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Passage slope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10" calcext:value-type="string">
            <text:p>610</text:p>
          </table:table-cell>
          <table:table-cell table:formula="of:=RIGHT(INDIRECT(&quot;A&quot; &amp; ROW());2)" office:value-type="string" office:string-value="31" calcext:value-type="string">
            <text:p>31</text:p>
          </table:table-cell>
          <table:table-cell office:value-type="string" calcext:value-type="string">
            <text:p>SLOPED</text:p>
          </table:table-cell>
        </table:table-row>
        <table:table-row table:style-name="ro1" table:visibility="filter">
          <table:table-cell office:value-type="float" office:value="61032" calcext:value-type="float">
            <text:p>61032</text:p>
          </table:table-cell>
          <table:table-cell office:value-type="string" calcext:value-type="string">
            <text:p>WHE</text:p>
          </table:table-cell>
          <table:table-cell office:value-type="string" calcext:value-type="string">
            <text:p>Spoke wheel</text:p>
          </table:table-cell>
          <table:table-cell office:value-type="string" calcext:value-type="string">
            <text:p>ACTIVATOR</text:p>
          </table:table-cell>
          <table:table-cell table:formula="of:=LEFT(INDIRECT(&quot;A&quot;&amp;ROW());3)" office:value-type="string" office:string-value="610" calcext:value-type="string">
            <text:p>610</text:p>
          </table:table-cell>
          <table:table-cell table:formula="of:=RIGHT(INDIRECT(&quot;A&quot; &amp; ROW());2)" office:value-type="string" office:string-value="32" calcext:value-type="string">
            <text:p>32</text:p>
          </table:table-cell>
          <table:table-cell/>
        </table:table-row>
        <table:table-row table:style-name="ro1">
          <table:table-cell office:value-type="float" office:value="61100" calcext:value-type="float">
            <text:p>61100</text:p>
          </table:table-cell>
          <table:table-cell office:value-type="string" calcext:value-type="string">
            <text:p>C0F</text:p>
          </table:table-cell>
          <table:table-cell office:value-type="string" calcext:value-type="string">
            <text:p>T-section doorway west</text:p>
          </table:table-cell>
          <table:table-cell office:value-type="string" calcext:value-type="string">
            <text:p>TSECTION</text:p>
          </table:table-cell>
          <table:table-cell table:formula="of:=LEFT(INDIRECT(&quot;A&quot;&amp;ROW());3)" office:value-type="string" office:string-value="611" calcext:value-type="string">
            <text:p>611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101" calcext:value-type="float">
            <text:p>61101</text:p>
          </table:table-cell>
          <table:table-cell office:value-type="string" calcext:value-type="string">
            <text:p>C0G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>INTERSECTION</text:p>
          </table:table-cell>
          <table:table-cell table:formula="of:=LEFT(INDIRECT(&quot;A&quot;&amp;ROW());3)" office:value-type="string" office:string-value="611" calcext:value-type="string">
            <text:p>611</text:p>
          </table:table-cell>
          <table:table-cell table:formula="of:=RIGHT(INDIRECT(&quot;A&quot; &amp; ROW());2)" office:value-type="string" office:string-value="01" calcext:value-type="string">
            <text:p>01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102" calcext:value-type="float">
            <text:p>61102</text:p>
          </table:table-cell>
          <table:table-cell office:value-type="string" calcext:value-type="string">
            <text:p>C0I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11" calcext:value-type="string">
            <text:p>611</text:p>
          </table:table-cell>
          <table:table-cell table:formula="of:=RIGHT(INDIRECT(&quot;A&quot; &amp; ROW());2)" office:value-type="string" office:string-value="02" calcext:value-type="string">
            <text:p>02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103" calcext:value-type="float">
            <text:p>61103</text:p>
          </table:table-cell>
          <table:table-cell office:value-type="string" calcext:value-type="string">
            <text:p>C00</text:p>
          </table:table-cell>
          <table:table-cell office:value-type="string" calcext:value-type="string">
            <text:p>Passage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11" calcext:value-type="string">
            <text:p>611</text:p>
          </table:table-cell>
          <table:table-cell table:formula="of:=RIGHT(INDIRECT(&quot;A&quot; &amp; ROW());2)" office:value-type="string" office:string-value="03" calcext:value-type="string">
            <text:p>03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104" calcext:value-type="float">
            <text:p>61104</text:p>
          </table:table-cell>
          <table:table-cell office:value-type="string" calcext:value-type="string">
            <text:p>C0J</text:p>
          </table:table-cell>
          <table:table-cell office:value-type="string" calcext:value-type="string">
            <text:p>Round corner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11" calcext:value-type="string">
            <text:p>611</text:p>
          </table:table-cell>
          <table:table-cell table:formula="of:=RIGHT(INDIRECT(&quot;A&quot; &amp; ROW());2)" office:value-type="string" office:string-value="04" calcext:value-type="string">
            <text:p>04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106" calcext:value-type="float">
            <text:p>61106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4x1 passage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11" calcext:value-type="string">
            <text:p>611</text:p>
          </table:table-cell>
          <table:table-cell table:formula="of:=RIGHT(INDIRECT(&quot;A&quot; &amp; ROW());2)" office:value-type="string" office:string-value="06" calcext:value-type="string">
            <text:p>06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110" calcext:value-type="float">
            <text:p>61110</text:p>
          </table:table-cell>
          <table:table-cell office:value-type="string" calcext:value-type="string">
            <text:p>C06</text:p>
          </table:table-cell>
          <table:table-cell office:value-type="string" calcext:value-type="string">
            <text:p>Passage doorways west east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11" calcext:value-type="string">
            <text:p>611</text:p>
          </table:table-cell>
          <table:table-cell table:formula="of:=RIGHT(INDIRECT(&quot;A&quot; &amp; ROW());2)" office:value-type="string" office:string-value="10" calcext:value-type="string">
            <text:p>10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111" calcext:value-type="float">
            <text:p>61111</text:p>
          </table:table-cell>
          <table:table-cell office:value-type="string" calcext:value-type="string">
            <text:p>C01</text:p>
          </table:table-cell>
          <table:table-cell office:value-type="string" calcext:value-type="string">
            <text:p>Passage doorway east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11" calcext:value-type="string">
            <text:p>611</text:p>
          </table:table-cell>
          <table:table-cell table:formula="of:=RIGHT(INDIRECT(&quot;A&quot; &amp; ROW());2)" office:value-type="string" office:string-value="11" calcext:value-type="string">
            <text:p>11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112" calcext:value-type="float">
            <text:p>61112</text:p>
          </table:table-cell>
          <table:table-cell office:value-type="string" calcext:value-type="string">
            <text:p>C0E</text:p>
          </table:table-cell>
          <table:table-cell office:value-type="string" calcext:value-type="string">
            <text:p>T-section</text:p>
          </table:table-cell>
          <table:table-cell office:value-type="string" calcext:value-type="string">
            <text:p>TSECTION</text:p>
          </table:table-cell>
          <table:table-cell table:formula="of:=LEFT(INDIRECT(&quot;A&quot;&amp;ROW());3)" office:value-type="string" office:string-value="611" calcext:value-type="string">
            <text:p>611</text:p>
          </table:table-cell>
          <table:table-cell table:formula="of:=RIGHT(INDIRECT(&quot;A&quot; &amp; ROW());2)" office:value-type="string" office:string-value="12" calcext:value-type="string">
            <text:p>12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113" calcext:value-type="float">
            <text:p>61113</text:p>
          </table:table-cell>
          <table:table-cell office:value-type="string" calcext:value-type="string">
            <text:p>C08</text:p>
          </table:table-cell>
          <table:table-cell office:value-type="string" calcext:value-type="string">
            <text:p>Dead-end</text:p>
          </table:table-cell>
          <table:table-cell office:value-type="string" calcext:value-type="string">
            <text:p>DEADEND</text:p>
          </table:table-cell>
          <table:table-cell table:formula="of:=LEFT(INDIRECT(&quot;A&quot;&amp;ROW());3)" office:value-type="string" office:string-value="611" calcext:value-type="string">
            <text:p>611</text:p>
          </table:table-cell>
          <table:table-cell table:formula="of:=RIGHT(INDIRECT(&quot;A&quot; &amp; ROW());2)" office:value-type="string" office:string-value="13" calcext:value-type="string">
            <text:p>13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114" calcext:value-type="float">
            <text:p>61114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Passage – doorway south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11" calcext:value-type="string">
            <text:p>611</text:p>
          </table:table-cell>
          <table:table-cell table:formula="of:=RIGHT(INDIRECT(&quot;A&quot; &amp; ROW());2)" office:value-type="string" office:string-value="14" calcext:value-type="string">
            <text:p>14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115" calcext:value-type="float">
            <text:p>61115</text:p>
          </table:table-cell>
          <table:table-cell office:value-type="string" calcext:value-type="string">
            <text:p>C1D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SLOPE</text:p>
          </table:table-cell>
          <table:table-cell table:formula="of:=LEFT(INDIRECT(&quot;A&quot;&amp;ROW());3)" office:value-type="string" office:string-value="611" calcext:value-type="string">
            <text:p>611</text:p>
          </table:table-cell>
          <table:table-cell table:formula="of:=RIGHT(INDIRECT(&quot;A&quot; &amp; ROW());2)" office:value-type="string" office:string-value="15" calcext:value-type="string">
            <text:p>15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116" calcext:value-type="float">
            <text:p>61116</text:p>
          </table:table-cell>
          <table:table-cell office:value-type="string" calcext:value-type="string">
            <text:p>C0X</text:p>
          </table:table-cell>
          <table:table-cell office:value-type="string" calcext:value-type="string">
            <text:p>Passage + pit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11" calcext:value-type="string">
            <text:p>611</text:p>
          </table:table-cell>
          <table:table-cell table:formula="of:=RIGHT(INDIRECT(&quot;A&quot; &amp; ROW());2)" office:value-type="string" office:string-value="16" calcext:value-type="string">
            <text:p>16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117" calcext:value-type="float">
            <text:p>61117</text:p>
          </table:table-cell>
          <table:table-cell office:value-type="string" calcext:value-type="string">
            <text:p>C1D</text:p>
          </table:table-cell>
          <table:table-cell office:value-type="string" calcext:value-type="string">
            <text:p>Slope stairs</text:p>
          </table:table-cell>
          <table:table-cell office:value-type="string" calcext:value-type="string">
            <text:p>SLOPE</text:p>
          </table:table-cell>
          <table:table-cell table:formula="of:=LEFT(INDIRECT(&quot;A&quot;&amp;ROW());3)" office:value-type="string" office:string-value="611" calcext:value-type="string">
            <text:p>611</text:p>
          </table:table-cell>
          <table:table-cell table:formula="of:=RIGHT(INDIRECT(&quot;A&quot; &amp; ROW());2)" office:value-type="string" office:string-value="17" calcext:value-type="string">
            <text:p>17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118" calcext:value-type="float">
            <text:p>61118</text:p>
          </table:table-cell>
          <table:table-cell office:value-type="string" calcext:value-type="string">
            <text:p>C0D</text:p>
          </table:table-cell>
          <table:table-cell office:value-type="string" calcext:value-type="string">
            <text:p>Stairs</text:p>
          </table:table-cell>
          <table:table-cell office:value-type="string" calcext:value-type="string">
            <text:p>STAIRS</text:p>
          </table:table-cell>
          <table:table-cell table:formula="of:=LEFT(INDIRECT(&quot;A&quot;&amp;ROW());3)" office:value-type="string" office:string-value="611" calcext:value-type="string">
            <text:p>611</text:p>
          </table:table-cell>
          <table:table-cell table:formula="of:=RIGHT(INDIRECT(&quot;A&quot; &amp; ROW());2)" office:value-type="string" office:string-value="18" calcext:value-type="string">
            <text:p>18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119" calcext:value-type="float">
            <text:p>61119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Dead-end + doorway west</text:p>
          </table:table-cell>
          <table:table-cell office:value-type="string" calcext:value-type="string">
            <text:p>DEADEND</text:p>
          </table:table-cell>
          <table:table-cell table:formula="of:=LEFT(INDIRECT(&quot;A&quot;&amp;ROW());3)" office:value-type="string" office:string-value="611" calcext:value-type="string">
            <text:p>611</text:p>
          </table:table-cell>
          <table:table-cell table:formula="of:=RIGHT(INDIRECT(&quot;A&quot; &amp; ROW());2)" office:value-type="string" office:string-value="19" calcext:value-type="string">
            <text:p>19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120" calcext:value-type="float">
            <text:p>61120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Dead-end + doorway east</text:p>
          </table:table-cell>
          <table:table-cell office:value-type="string" calcext:value-type="string">
            <text:p>DEADEND</text:p>
          </table:table-cell>
          <table:table-cell table:formula="of:=LEFT(INDIRECT(&quot;A&quot;&amp;ROW());3)" office:value-type="string" office:string-value="611" calcext:value-type="string">
            <text:p>611</text:p>
          </table:table-cell>
          <table:table-cell table:formula="of:=RIGHT(INDIRECT(&quot;A&quot; &amp; ROW());2)" office:value-type="string" office:string-value="20" calcext:value-type="string">
            <text:p>20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121" calcext:value-type="float">
            <text:p>61121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Passage – doorway north – doorway east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11" calcext:value-type="string">
            <text:p>611</text:p>
          </table:table-cell>
          <table:table-cell table:formula="of:=RIGHT(INDIRECT(&quot;A&quot; &amp; ROW());2)" office:value-type="string" office:string-value="21" calcext:value-type="string">
            <text:p>21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122" calcext:value-type="float">
            <text:p>61122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Passage – doorway north – doorway east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11" calcext:value-type="string">
            <text:p>611</text:p>
          </table:table-cell>
          <table:table-cell table:formula="of:=RIGHT(INDIRECT(&quot;A&quot; &amp; ROW());2)" office:value-type="string" office:string-value="22" calcext:value-type="string">
            <text:p>22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123" calcext:value-type="float">
            <text:p>61123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Corner – doorway west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11" calcext:value-type="string">
            <text:p>611</text:p>
          </table:table-cell>
          <table:table-cell table:formula="of:=RIGHT(INDIRECT(&quot;A&quot; &amp; ROW());2)" office:value-type="string" office:string-value="23" calcext:value-type="string">
            <text:p>23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124" calcext:value-type="float">
            <text:p>61124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Corner – doorway south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11" calcext:value-type="string">
            <text:p>611</text:p>
          </table:table-cell>
          <table:table-cell table:formula="of:=RIGHT(INDIRECT(&quot;A&quot; &amp; ROW());2)" office:value-type="string" office:string-value="24" calcext:value-type="string">
            <text:p>24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126" calcext:value-type="float">
            <text:p>61126</text:p>
          </table:table-cell>
          <table:table-cell office:value-type="string" calcext:value-type="string">
            <text:p>C0Z</text:p>
          </table:table-cell>
          <table:table-cell office:value-type="string" calcext:value-type="string">
            <text:p>Crate passage?</text:p>
          </table:table-cell>
          <table:table-cell office:value-type="string" calcext:value-type="string">
            <text:p>ACTIVATOR</text:p>
          </table:table-cell>
          <table:table-cell table:formula="of:=LEFT(INDIRECT(&quot;A&quot;&amp;ROW());3)" office:value-type="string" office:string-value="611" calcext:value-type="string">
            <text:p>611</text:p>
          </table:table-cell>
          <table:table-cell table:formula="of:=RIGHT(INDIRECT(&quot;A&quot; &amp; ROW());2)" office:value-type="string" office:string-value="26" calcext:value-type="string">
            <text:p>26</text:p>
          </table:table-cell>
          <table:table-cell office:value-type="string" calcext:value-type="string">
            <text:p>SLOPED</text:p>
          </table:table-cell>
        </table:table-row>
        <table:table-row table:style-name="ro1" table:visibility="filter">
          <table:table-cell office:value-type="float" office:value="61128" calcext:value-type="float">
            <text:p>61128</text:p>
          </table:table-cell>
          <table:table-cell office:value-type="string" calcext:value-type="string">
            <text:p>L0Z</text:p>
          </table:table-cell>
          <table:table-cell office:value-type="string" calcext:value-type="string">
            <text:p>Beam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611" calcext:value-type="string">
            <text:p>611</text:p>
          </table:table-cell>
          <table:table-cell table:formula="of:=RIGHT(INDIRECT(&quot;A&quot; &amp; ROW());2)" office:value-type="string" office:string-value="28" calcext:value-type="string">
            <text:p>28</text:p>
          </table:table-cell>
          <table:table-cell/>
        </table:table-row>
        <table:table-row table:style-name="ro1">
          <table:table-cell office:value-type="float" office:value="61131" calcext:value-type="float">
            <text:p>6113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Passage slope</text:p>
          </table:table-cell>
          <table:table-cell office:value-type="string" calcext:value-type="string">
            <text:p>SLOPE</text:p>
          </table:table-cell>
          <table:table-cell table:formula="of:=LEFT(INDIRECT(&quot;A&quot;&amp;ROW());3)" office:value-type="string" office:string-value="611" calcext:value-type="string">
            <text:p>611</text:p>
          </table:table-cell>
          <table:table-cell table:formula="of:=RIGHT(INDIRECT(&quot;A&quot; &amp; ROW());2)" office:value-type="string" office:string-value="31" calcext:value-type="string">
            <text:p>31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202" calcext:value-type="float">
            <text:p>61202</text:p>
          </table:table-cell>
          <table:table-cell office:value-type="string" calcext:value-type="string">
            <text:p>C0I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12" calcext:value-type="string">
            <text:p>612</text:p>
          </table:table-cell>
          <table:table-cell table:formula="of:=RIGHT(INDIRECT(&quot;A&quot; &amp; ROW());2)" office:value-type="string" office:string-value="02" calcext:value-type="string">
            <text:p>02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203" calcext:value-type="float">
            <text:p>61203</text:p>
          </table:table-cell>
          <table:table-cell office:value-type="string" calcext:value-type="string">
            <text:p>C00</text:p>
          </table:table-cell>
          <table:table-cell office:value-type="string" calcext:value-type="string">
            <text:p>Passage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12" calcext:value-type="string">
            <text:p>612</text:p>
          </table:table-cell>
          <table:table-cell table:formula="of:=RIGHT(INDIRECT(&quot;A&quot; &amp; ROW());2)" office:value-type="string" office:string-value="03" calcext:value-type="string">
            <text:p>03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204" calcext:value-type="float">
            <text:p>61204</text:p>
          </table:table-cell>
          <table:table-cell office:value-type="string" calcext:value-type="string">
            <text:p>C0J</text:p>
          </table:table-cell>
          <table:table-cell office:value-type="string" calcext:value-type="string">
            <text:p>Round corner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12" calcext:value-type="string">
            <text:p>612</text:p>
          </table:table-cell>
          <table:table-cell table:formula="of:=RIGHT(INDIRECT(&quot;A&quot; &amp; ROW());2)" office:value-type="string" office:string-value="04" calcext:value-type="string">
            <text:p>04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206" calcext:value-type="float">
            <text:p>61206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4x1 passage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12" calcext:value-type="string">
            <text:p>612</text:p>
          </table:table-cell>
          <table:table-cell table:formula="of:=RIGHT(INDIRECT(&quot;A&quot; &amp; ROW());2)" office:value-type="string" office:string-value="06" calcext:value-type="string">
            <text:p>06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209" calcext:value-type="float">
            <text:p>61209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Passage – doorway west – doorway east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12" calcext:value-type="string">
            <text:p>612</text:p>
          </table:table-cell>
          <table:table-cell table:formula="of:=RIGHT(INDIRECT(&quot;A&quot; &amp; ROW());2)" office:value-type="string" office:string-value="09" calcext:value-type="string">
            <text:p>09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210" calcext:value-type="float">
            <text:p>61210</text:p>
          </table:table-cell>
          <table:table-cell office:value-type="string" calcext:value-type="string">
            <text:p>C06</text:p>
          </table:table-cell>
          <table:table-cell office:value-type="string" calcext:value-type="string">
            <text:p>Passage doorways west east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12" calcext:value-type="string">
            <text:p>612</text:p>
          </table:table-cell>
          <table:table-cell table:formula="of:=RIGHT(INDIRECT(&quot;A&quot; &amp; ROW());2)" office:value-type="string" office:string-value="10" calcext:value-type="string">
            <text:p>10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211" calcext:value-type="float">
            <text:p>61211</text:p>
          </table:table-cell>
          <table:table-cell office:value-type="string" calcext:value-type="string">
            <text:p>C01</text:p>
          </table:table-cell>
          <table:table-cell office:value-type="string" calcext:value-type="string">
            <text:p>Passage doorway east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12" calcext:value-type="string">
            <text:p>612</text:p>
          </table:table-cell>
          <table:table-cell table:formula="of:=RIGHT(INDIRECT(&quot;A&quot; &amp; ROW());2)" office:value-type="string" office:string-value="11" calcext:value-type="string">
            <text:p>11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212" calcext:value-type="float">
            <text:p>61212</text:p>
          </table:table-cell>
          <table:table-cell office:value-type="string" calcext:value-type="string">
            <text:p>C0E</text:p>
          </table:table-cell>
          <table:table-cell office:value-type="string" calcext:value-type="string">
            <text:p>T-section</text:p>
          </table:table-cell>
          <table:table-cell office:value-type="string" calcext:value-type="string">
            <text:p>TSECTION</text:p>
          </table:table-cell>
          <table:table-cell table:formula="of:=LEFT(INDIRECT(&quot;A&quot;&amp;ROW());3)" office:value-type="string" office:string-value="612" calcext:value-type="string">
            <text:p>612</text:p>
          </table:table-cell>
          <table:table-cell table:formula="of:=RIGHT(INDIRECT(&quot;A&quot; &amp; ROW());2)" office:value-type="string" office:string-value="12" calcext:value-type="string">
            <text:p>12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213" calcext:value-type="float">
            <text:p>61213</text:p>
          </table:table-cell>
          <table:table-cell office:value-type="string" calcext:value-type="string">
            <text:p>C08</text:p>
          </table:table-cell>
          <table:table-cell office:value-type="string" calcext:value-type="string">
            <text:p>Dead-end</text:p>
          </table:table-cell>
          <table:table-cell office:value-type="string" calcext:value-type="string">
            <text:p>DEADEND</text:p>
          </table:table-cell>
          <table:table-cell table:formula="of:=LEFT(INDIRECT(&quot;A&quot;&amp;ROW());3)" office:value-type="string" office:string-value="612" calcext:value-type="string">
            <text:p>612</text:p>
          </table:table-cell>
          <table:table-cell table:formula="of:=RIGHT(INDIRECT(&quot;A&quot; &amp; ROW());2)" office:value-type="string" office:string-value="13" calcext:value-type="string">
            <text:p>13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214" calcext:value-type="float">
            <text:p>61214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Passage – doorway south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12" calcext:value-type="string">
            <text:p>612</text:p>
          </table:table-cell>
          <table:table-cell table:formula="of:=RIGHT(INDIRECT(&quot;A&quot; &amp; ROW());2)" office:value-type="string" office:string-value="14" calcext:value-type="string">
            <text:p>14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216" calcext:value-type="float">
            <text:p>61216</text:p>
          </table:table-cell>
          <table:table-cell office:value-type="string" calcext:value-type="string">
            <text:p>C0X</text:p>
          </table:table-cell>
          <table:table-cell office:value-type="string" calcext:value-type="string">
            <text:p>Passage + pit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12" calcext:value-type="string">
            <text:p>612</text:p>
          </table:table-cell>
          <table:table-cell table:formula="of:=RIGHT(INDIRECT(&quot;A&quot; &amp; ROW());2)" office:value-type="string" office:string-value="16" calcext:value-type="string">
            <text:p>16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218" calcext:value-type="float">
            <text:p>61218</text:p>
          </table:table-cell>
          <table:table-cell office:value-type="string" calcext:value-type="string">
            <text:p>C0D</text:p>
          </table:table-cell>
          <table:table-cell office:value-type="string" calcext:value-type="string">
            <text:p>Stairs</text:p>
          </table:table-cell>
          <table:table-cell office:value-type="string" calcext:value-type="string">
            <text:p>STAIRS</text:p>
          </table:table-cell>
          <table:table-cell table:formula="of:=LEFT(INDIRECT(&quot;A&quot;&amp;ROW());3)" office:value-type="string" office:string-value="612" calcext:value-type="string">
            <text:p>612</text:p>
          </table:table-cell>
          <table:table-cell table:formula="of:=RIGHT(INDIRECT(&quot;A&quot; &amp; ROW());2)" office:value-type="string" office:string-value="18" calcext:value-type="string">
            <text:p>18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219" calcext:value-type="float">
            <text:p>61219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Dead-end + doorway west</text:p>
          </table:table-cell>
          <table:table-cell office:value-type="string" calcext:value-type="string">
            <text:p>DEADEND</text:p>
          </table:table-cell>
          <table:table-cell table:formula="of:=LEFT(INDIRECT(&quot;A&quot;&amp;ROW());3)" office:value-type="string" office:string-value="612" calcext:value-type="string">
            <text:p>612</text:p>
          </table:table-cell>
          <table:table-cell table:formula="of:=RIGHT(INDIRECT(&quot;A&quot; &amp; ROW());2)" office:value-type="string" office:string-value="19" calcext:value-type="string">
            <text:p>19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220" calcext:value-type="float">
            <text:p>61220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Dead-end + doorway east</text:p>
          </table:table-cell>
          <table:table-cell office:value-type="string" calcext:value-type="string">
            <text:p>DEADEND</text:p>
          </table:table-cell>
          <table:table-cell table:formula="of:=LEFT(INDIRECT(&quot;A&quot;&amp;ROW());3)" office:value-type="string" office:string-value="612" calcext:value-type="string">
            <text:p>612</text:p>
          </table:table-cell>
          <table:table-cell table:formula="of:=RIGHT(INDIRECT(&quot;A&quot; &amp; ROW());2)" office:value-type="string" office:string-value="20" calcext:value-type="string">
            <text:p>20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223" calcext:value-type="float">
            <text:p>61223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Corner – doorway west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12" calcext:value-type="string">
            <text:p>612</text:p>
          </table:table-cell>
          <table:table-cell table:formula="of:=RIGHT(INDIRECT(&quot;A&quot; &amp; ROW());2)" office:value-type="string" office:string-value="23" calcext:value-type="string">
            <text:p>23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224" calcext:value-type="float">
            <text:p>61224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Corner – doorway south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12" calcext:value-type="string">
            <text:p>612</text:p>
          </table:table-cell>
          <table:table-cell table:formula="of:=RIGHT(INDIRECT(&quot;A&quot; &amp; ROW());2)" office:value-type="string" office:string-value="24" calcext:value-type="string">
            <text:p>24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228" calcext:value-type="float">
            <text:p>61228</text:p>
          </table:table-cell>
          <table:table-cell office:value-type="string" calcext:value-type="string">
            <text:p>L0Z</text:p>
          </table:table-cell>
          <table:table-cell office:value-type="string" calcext:value-type="string">
            <text:p>Beam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612" calcext:value-type="string">
            <text:p>612</text:p>
          </table:table-cell>
          <table:table-cell table:formula="of:=RIGHT(INDIRECT(&quot;A&quot; &amp; ROW());2)" office:value-type="string" office:string-value="28" calcext:value-type="string">
            <text:p>28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231" calcext:value-type="float">
            <text:p>6123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Passage slope</text:p>
          </table:table-cell>
          <table:table-cell office:value-type="string" calcext:value-type="string">
            <text:p>SLOPE</text:p>
          </table:table-cell>
          <table:table-cell table:formula="of:=LEFT(INDIRECT(&quot;A&quot;&amp;ROW());3)" office:value-type="string" office:string-value="612" calcext:value-type="string">
            <text:p>612</text:p>
          </table:table-cell>
          <table:table-cell table:formula="of:=RIGHT(INDIRECT(&quot;A&quot; &amp; ROW());2)" office:value-type="string" office:string-value="31" calcext:value-type="string">
            <text:p>31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300" calcext:value-type="float">
            <text:p>61300</text:p>
          </table:table-cell>
          <table:table-cell office:value-type="string" calcext:value-type="string">
            <text:p>N01</text:p>
          </table:table-cell>
          <table:table-cell office:value-type="string" calcext:value-type="string">
            <text:p>Corner – shute down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13" calcext:value-type="string">
            <text:p>613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304" calcext:value-type="float">
            <text:p>61304</text:p>
          </table:table-cell>
          <table:table-cell office:value-type="string" calcext:value-type="string">
            <text:p>O0A</text:p>
          </table:table-cell>
          <table:table-cell table:number-columns-repeated="2"/>
          <table:table-cell table:formula="of:=LEFT(INDIRECT(&quot;A&quot;&amp;ROW());3)" office:value-type="string" office:string-value="613" calcext:value-type="string">
            <text:p>613</text:p>
          </table:table-cell>
          <table:table-cell table:formula="of:=RIGHT(INDIRECT(&quot;A&quot; &amp; ROW());2)" office:value-type="string" office:string-value="04" calcext:value-type="string">
            <text:p>04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308" calcext:value-type="float">
            <text:p>61308</text:p>
          </table:table-cell>
          <table:table-cell office:value-type="string" calcext:value-type="string">
            <text:p>O1E</text:p>
          </table:table-cell>
          <table:table-cell table:number-columns-repeated="2"/>
          <table:table-cell table:formula="of:=LEFT(INDIRECT(&quot;A&quot;&amp;ROW());3)" office:value-type="string" office:string-value="613" calcext:value-type="string">
            <text:p>613</text:p>
          </table:table-cell>
          <table:table-cell table:formula="of:=RIGHT(INDIRECT(&quot;A&quot; &amp; ROW());2)" office:value-type="string" office:string-value="08" calcext:value-type="string">
            <text:p>08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309" calcext:value-type="float">
            <text:p>61309</text:p>
          </table:table-cell>
          <table:table-cell office:value-type="string" calcext:value-type="string">
            <text:p>O1F</text:p>
          </table:table-cell>
          <table:table-cell table:number-columns-repeated="2"/>
          <table:table-cell table:formula="of:=LEFT(INDIRECT(&quot;A&quot;&amp;ROW());3)" office:value-type="string" office:string-value="613" calcext:value-type="string">
            <text:p>613</text:p>
          </table:table-cell>
          <table:table-cell table:formula="of:=RIGHT(INDIRECT(&quot;A&quot; &amp; ROW());2)" office:value-type="string" office:string-value="09" calcext:value-type="string">
            <text:p>09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316" calcext:value-type="float">
            <text:p>61316</text:p>
          </table:table-cell>
          <table:table-cell office:value-type="string" calcext:value-type="string">
            <text:p>O08</text:p>
          </table:table-cell>
          <table:table-cell table:number-columns-repeated="2"/>
          <table:table-cell table:formula="of:=LEFT(INDIRECT(&quot;A&quot;&amp;ROW());3)" office:value-type="string" office:string-value="613" calcext:value-type="string">
            <text:p>613</text:p>
          </table:table-cell>
          <table:table-cell table:formula="of:=RIGHT(INDIRECT(&quot;A&quot; &amp; ROW());2)" office:value-type="string" office:string-value="16" calcext:value-type="string">
            <text:p>16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319" calcext:value-type="float">
            <text:p>61319</text:p>
          </table:table-cell>
          <table:table-cell office:value-type="string" calcext:value-type="string">
            <text:p>O14</text:p>
          </table:table-cell>
          <table:table-cell table:number-columns-repeated="2"/>
          <table:table-cell table:formula="of:=LEFT(INDIRECT(&quot;A&quot;&amp;ROW());3)" office:value-type="string" office:string-value="613" calcext:value-type="string">
            <text:p>613</text:p>
          </table:table-cell>
          <table:table-cell table:formula="of:=RIGHT(INDIRECT(&quot;A&quot; &amp; ROW());2)" office:value-type="string" office:string-value="19" calcext:value-type="string">
            <text:p>19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321" calcext:value-type="float">
            <text:p>61321</text:p>
          </table:table-cell>
          <table:table-cell office:value-type="string" calcext:value-type="string">
            <text:p>O41</text:p>
          </table:table-cell>
          <table:table-cell office:value-type="string" calcext:value-type="string">
            <text:p>Outside room corner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613" calcext:value-type="string">
            <text:p>613</text:p>
          </table:table-cell>
          <table:table-cell table:formula="of:=RIGHT(INDIRECT(&quot;A&quot; &amp; ROW());2)" office:value-type="string" office:string-value="21" calcext:value-type="string">
            <text:p>21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322" calcext:value-type="float">
            <text:p>61322</text:p>
          </table:table-cell>
          <table:table-cell office:value-type="string" calcext:value-type="string">
            <text:p>O42</text:p>
          </table:table-cell>
          <table:table-cell office:value-type="string" calcext:value-type="string">
            <text:p>Inside room corner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613" calcext:value-type="string">
            <text:p>613</text:p>
          </table:table-cell>
          <table:table-cell table:formula="of:=RIGHT(INDIRECT(&quot;A&quot; &amp; ROW());2)" office:value-type="string" office:string-value="22" calcext:value-type="string">
            <text:p>22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409" calcext:value-type="float">
            <text:p>61409</text:p>
          </table:table-cell>
          <table:table-cell office:value-type="string" calcext:value-type="string">
            <text:p>O1F</text:p>
          </table:table-cell>
          <table:table-cell table:number-columns-repeated="2"/>
          <table:table-cell table:formula="of:=LEFT(INDIRECT(&quot;A&quot;&amp;ROW());3)" office:value-type="string" office:string-value="614" calcext:value-type="string">
            <text:p>614</text:p>
          </table:table-cell>
          <table:table-cell table:formula="of:=RIGHT(INDIRECT(&quot;A&quot; &amp; ROW());2)" office:value-type="string" office:string-value="09" calcext:value-type="string">
            <text:p>09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416" calcext:value-type="float">
            <text:p>61416</text:p>
          </table:table-cell>
          <table:table-cell office:value-type="string" calcext:value-type="string">
            <text:p>O08</text:p>
          </table:table-cell>
          <table:table-cell table:number-columns-repeated="2"/>
          <table:table-cell table:formula="of:=LEFT(INDIRECT(&quot;A&quot;&amp;ROW());3)" office:value-type="string" office:string-value="614" calcext:value-type="string">
            <text:p>614</text:p>
          </table:table-cell>
          <table:table-cell table:formula="of:=RIGHT(INDIRECT(&quot;A&quot; &amp; ROW());2)" office:value-type="string" office:string-value="16" calcext:value-type="string">
            <text:p>16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418" calcext:value-type="float">
            <text:p>61418</text:p>
          </table:table-cell>
          <table:table-cell office:value-type="string" calcext:value-type="string">
            <text:p>O13</text:p>
          </table:table-cell>
          <table:table-cell table:number-columns-repeated="2"/>
          <table:table-cell table:formula="of:=LEFT(INDIRECT(&quot;A&quot;&amp;ROW());3)" office:value-type="string" office:string-value="614" calcext:value-type="string">
            <text:p>614</text:p>
          </table:table-cell>
          <table:table-cell table:formula="of:=RIGHT(INDIRECT(&quot;A&quot; &amp; ROW());2)" office:value-type="string" office:string-value="18" calcext:value-type="string">
            <text:p>18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421" calcext:value-type="float">
            <text:p>61421</text:p>
          </table:table-cell>
          <table:table-cell office:value-type="string" calcext:value-type="string">
            <text:p>O41</text:p>
          </table:table-cell>
          <table:table-cell office:value-type="string" calcext:value-type="string">
            <text:p>Outside room corner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614" calcext:value-type="string">
            <text:p>614</text:p>
          </table:table-cell>
          <table:table-cell table:formula="of:=RIGHT(INDIRECT(&quot;A&quot; &amp; ROW());2)" office:value-type="string" office:string-value="21" calcext:value-type="string">
            <text:p>21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422" calcext:value-type="float">
            <text:p>61422</text:p>
          </table:table-cell>
          <table:table-cell office:value-type="string" calcext:value-type="string">
            <text:p>O42</text:p>
          </table:table-cell>
          <table:table-cell office:value-type="string" calcext:value-type="string">
            <text:p>Inside room corner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614" calcext:value-type="string">
            <text:p>614</text:p>
          </table:table-cell>
          <table:table-cell table:formula="of:=RIGHT(INDIRECT(&quot;A&quot; &amp; ROW());2)" office:value-type="string" office:string-value="22" calcext:value-type="string">
            <text:p>22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1502" calcext:value-type="float">
            <text:p>61502</text:p>
          </table:table-cell>
          <table:table-cell office:value-type="string" calcext:value-type="string">
            <text:p>N03</text:p>
          </table:table-cell>
          <table:table-cell office:value-type="string" calcext:value-type="string">
            <text:p>Passage chute down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15" calcext:value-type="string">
            <text:p>615</text:p>
          </table:table-cell>
          <table:table-cell table:formula="of:=RIGHT(INDIRECT(&quot;A&quot; &amp; ROW());2)" office:value-type="string" office:string-value="02" calcext:value-type="string">
            <text:p>02</text:p>
          </table:table-cell>
          <table:table-cell office:value-type="string" calcext:value-type="string">
            <text:p>SLOPED</text:p>
          </table:table-cell>
        </table:table-row>
        <table:table-row table:style-name="ro1" table:visibility="filter">
          <table:table-cell office:value-type="float" office:value="61600" calcext:value-type="float">
            <text:p>61600</text:p>
          </table:table-cell>
          <table:table-cell office:value-type="string" calcext:value-type="string">
            <text:p>M00</text:p>
          </table:table-cell>
          <table:table-cell office:value-type="string" calcext:value-type="string">
            <text:p>Bridge start</text:p>
          </table:table-cell>
          <table:table-cell office:value-type="string" calcext:value-type="string">
            <text:p>BRIDGE</text:p>
          </table:table-cell>
          <table:table-cell table:formula="of:=LEFT(INDIRECT(&quot;A&quot;&amp;ROW());3)" office:value-type="string" office:string-value="616" calcext:value-type="string">
            <text:p>616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/>
        </table:table-row>
        <table:table-row table:style-name="ro1" table:visibility="filter">
          <table:table-cell office:value-type="float" office:value="61601" calcext:value-type="float">
            <text:p>616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Bridge start</text:p>
          </table:table-cell>
          <table:table-cell office:value-type="string" calcext:value-type="string">
            <text:p>BRIDGE</text:p>
          </table:table-cell>
          <table:table-cell table:formula="of:=LEFT(INDIRECT(&quot;A&quot;&amp;ROW());3)" office:value-type="string" office:string-value="616" calcext:value-type="string">
            <text:p>616</text:p>
          </table:table-cell>
          <table:table-cell table:formula="of:=RIGHT(INDIRECT(&quot;A&quot; &amp; ROW());2)" office:value-type="string" office:string-value="01" calcext:value-type="string">
            <text:p>01</text:p>
          </table:table-cell>
          <table:table-cell/>
        </table:table-row>
        <table:table-row table:style-name="ro1" table:visibility="filter">
          <table:table-cell office:value-type="float" office:value="61608" calcext:value-type="float">
            <text:p>61608</text:p>
          </table:table-cell>
          <table:table-cell office:value-type="string" calcext:value-type="string">
            <text:p>ME8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BRIDGE</text:p>
          </table:table-cell>
          <table:table-cell table:formula="of:=LEFT(INDIRECT(&quot;A&quot;&amp;ROW());3)" office:value-type="string" office:string-value="616" calcext:value-type="string">
            <text:p>616</text:p>
          </table:table-cell>
          <table:table-cell table:formula="of:=RIGHT(INDIRECT(&quot;A&quot; &amp; ROW());2)" office:value-type="string" office:string-value="08" calcext:value-type="string">
            <text:p>08</text:p>
          </table:table-cell>
          <table:table-cell/>
        </table:table-row>
        <table:table-row table:style-name="ro1" table:visibility="filter">
          <table:table-cell office:value-type="float" office:value="61609" calcext:value-type="float">
            <text:p>61609</text:p>
          </table:table-cell>
          <table:table-cell office:value-type="string" calcext:value-type="string">
            <text:p>ME6</text:p>
          </table:table-cell>
          <table:table-cell table:number-columns-repeated="2"/>
          <table:table-cell table:formula="of:=LEFT(INDIRECT(&quot;A&quot;&amp;ROW());3)" office:value-type="string" office:string-value="616" calcext:value-type="string">
            <text:p>616</text:p>
          </table:table-cell>
          <table:table-cell table:formula="of:=RIGHT(INDIRECT(&quot;A&quot; &amp; ROW());2)" office:value-type="string" office:string-value="09" calcext:value-type="string">
            <text:p>09</text:p>
          </table:table-cell>
          <table:table-cell/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string" calcext:value-type="string">
            <text:p>R0H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>INTERSECTION</text:p>
          </table:table-cell>
          <table:table-cell table:formula="of:=LEFT(INDIRECT(&quot;A&quot;&amp;ROW());3)" office:value-type="string" office:string-value="620" calcext:value-type="string">
            <text:p>620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 office:value-type="string" calcext:value-type="string">
            <text:p>SLOPED</text:p>
          </table:table-cell>
        </table:table-row>
        <table:table-row table:style-name="ro1" table:visibility="filter">
          <table:table-cell office:value-type="float" office:value="62008" calcext:value-type="float">
            <text:p>62008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2x2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620" calcext:value-type="string">
            <text:p>620</text:p>
          </table:table-cell>
          <table:table-cell table:formula="of:=RIGHT(INDIRECT(&quot;A&quot; &amp; ROW());2)" office:value-type="string" office:string-value="08" calcext:value-type="string">
            <text:p>08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2009" calcext:value-type="float">
            <text:p>62009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2x4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620" calcext:value-type="string">
            <text:p>620</text:p>
          </table:table-cell>
          <table:table-cell table:formula="of:=RIGHT(INDIRECT(&quot;A&quot; &amp; ROW());2)" office:value-type="string" office:string-value="09" calcext:value-type="string">
            <text:p>09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2010" calcext:value-type="float">
            <text:p>62010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4x4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620" calcext:value-type="string">
            <text:p>620</text:p>
          </table:table-cell>
          <table:table-cell table:formula="of:=RIGHT(INDIRECT(&quot;A&quot; &amp; ROW());2)" office:value-type="string" office:string-value="10" calcext:value-type="string">
            <text:p>10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2012" calcext:value-type="float">
            <text:p>62012</text:p>
          </table:table-cell>
          <table:table-cell office:value-type="string" calcext:value-type="string">
            <text:p>R1I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BRIDGE</text:p>
          </table:table-cell>
          <table:table-cell table:formula="of:=LEFT(INDIRECT(&quot;A&quot;&amp;ROW());3)" office:value-type="string" office:string-value="620" calcext:value-type="string">
            <text:p>620</text:p>
          </table:table-cell>
          <table:table-cell table:formula="of:=RIGHT(INDIRECT(&quot;A&quot; &amp; ROW());2)" office:value-type="string" office:string-value="12" calcext:value-type="string">
            <text:p>12</text:p>
          </table:table-cell>
          <table:table-cell/>
        </table:table-row>
        <table:table-row table:style-name="ro1" table:visibility="filter">
          <table:table-cell office:value-type="float" office:value="62013" calcext:value-type="float">
            <text:p>62013</text:p>
          </table:table-cell>
          <table:table-cell office:value-type="string" calcext:value-type="string">
            <text:p>R4J</text:p>
          </table:table-cell>
          <table:table-cell office:value-type="string" calcext:value-type="string">
            <text:p>Natural pit</text:p>
          </table:table-cell>
          <table:table-cell office:value-type="string" calcext:value-type="string">
            <text:p>PIT</text:p>
          </table:table-cell>
          <table:table-cell table:formula="of:=LEFT(INDIRECT(&quot;A&quot;&amp;ROW());3)" office:value-type="string" office:string-value="620" calcext:value-type="string">
            <text:p>620</text:p>
          </table:table-cell>
          <table:table-cell table:formula="of:=RIGHT(INDIRECT(&quot;A&quot; &amp; ROW());2)" office:value-type="string" office:string-value="13" calcext:value-type="string">
            <text:p>13</text:p>
          </table:table-cell>
          <table:table-cell office:value-type="string" calcext:value-type="string">
            <text:p>PIT</text:p>
          </table:table-cell>
        </table:table-row>
        <table:table-row table:style-name="ro1" table:visibility="filter">
          <table:table-cell office:value-type="float" office:value="62014" calcext:value-type="float">
            <text:p>62014</text:p>
          </table:table-cell>
          <table:table-cell office:value-type="string" calcext:value-type="string">
            <text:p>R4J</text:p>
          </table:table-cell>
          <table:table-cell office:value-type="string" calcext:value-type="string">
            <text:p>Natural pit</text:p>
          </table:table-cell>
          <table:table-cell office:value-type="string" calcext:value-type="string">
            <text:p>PIT</text:p>
          </table:table-cell>
          <table:table-cell table:formula="of:=LEFT(INDIRECT(&quot;A&quot;&amp;ROW());3)" office:value-type="string" office:string-value="620" calcext:value-type="string">
            <text:p>620</text:p>
          </table:table-cell>
          <table:table-cell table:formula="of:=RIGHT(INDIRECT(&quot;A&quot; &amp; ROW());2)" office:value-type="string" office:string-value="14" calcext:value-type="string">
            <text:p>14</text:p>
          </table:table-cell>
          <table:table-cell office:value-type="string" calcext:value-type="string">
            <text:p>PIT</text:p>
          </table:table-cell>
        </table:table-row>
        <table:table-row table:style-name="ro1" table:visibility="filter">
          <table:table-cell office:value-type="float" office:value="62015" calcext:value-type="float">
            <text:p>62015</text:p>
          </table:table-cell>
          <table:table-cell office:value-type="string" calcext:value-type="string">
            <text:p>R4J</text:p>
          </table:table-cell>
          <table:table-cell office:value-type="string" calcext:value-type="string">
            <text:p>Natural pit</text:p>
          </table:table-cell>
          <table:table-cell office:value-type="string" calcext:value-type="string">
            <text:p>PIT</text:p>
          </table:table-cell>
          <table:table-cell table:formula="of:=LEFT(INDIRECT(&quot;A&quot;&amp;ROW());3)" office:value-type="string" office:string-value="620" calcext:value-type="string">
            <text:p>620</text:p>
          </table:table-cell>
          <table:table-cell table:formula="of:=RIGHT(INDIRECT(&quot;A&quot; &amp; ROW());2)" office:value-type="string" office:string-value="15" calcext:value-type="string">
            <text:p>15</text:p>
          </table:table-cell>
          <table:table-cell office:value-type="string" calcext:value-type="string">
            <text:p>PIT</text:p>
          </table:table-cell>
        </table:table-row>
        <table:table-row table:style-name="ro1" table:visibility="filter">
          <table:table-cell office:value-type="float" office:value="62016" calcext:value-type="float">
            <text:p>62016</text:p>
          </table:table-cell>
          <table:table-cell office:value-type="string" calcext:value-type="string">
            <text:p>R4K</text:p>
          </table:table-cell>
          <table:table-cell office:value-type="string" calcext:value-type="string">
            <text:p>Natural pit end</text:p>
          </table:table-cell>
          <table:table-cell office:value-type="string" calcext:value-type="string">
            <text:p>PIT</text:p>
          </table:table-cell>
          <table:table-cell table:formula="of:=LEFT(INDIRECT(&quot;A&quot;&amp;ROW());3)" office:value-type="string" office:string-value="620" calcext:value-type="string">
            <text:p>620</text:p>
          </table:table-cell>
          <table:table-cell table:formula="of:=RIGHT(INDIRECT(&quot;A&quot; &amp; ROW());2)" office:value-type="string" office:string-value="16" calcext:value-type="string">
            <text:p>16</text:p>
          </table:table-cell>
          <table:table-cell office:value-type="string" calcext:value-type="string">
            <text:p>PIT</text:p>
          </table:table-cell>
        </table:table-row>
        <table:table-row table:style-name="ro1" table:visibility="filter">
          <table:table-cell office:value-type="float" office:value="62017" calcext:value-type="float">
            <text:p>62017</text:p>
          </table:table-cell>
          <table:table-cell office:value-type="string" calcext:value-type="string">
            <text:p>R4L</text:p>
          </table:table-cell>
          <table:table-cell office:value-type="string" calcext:value-type="string">
            <text:p>Natural pit ceiling</text:p>
          </table:table-cell>
          <table:table-cell office:value-type="string" calcext:value-type="string">
            <text:p>PIT</text:p>
          </table:table-cell>
          <table:table-cell table:formula="of:=LEFT(INDIRECT(&quot;A&quot;&amp;ROW());3)" office:value-type="string" office:string-value="620" calcext:value-type="string">
            <text:p>620</text:p>
          </table:table-cell>
          <table:table-cell table:formula="of:=RIGHT(INDIRECT(&quot;A&quot; &amp; ROW());2)" office:value-type="string" office:string-value="17" calcext:value-type="string">
            <text:p>17</text:p>
          </table:table-cell>
          <table:table-cell office:value-type="string" calcext:value-type="string">
            <text:p>PIT</text:p>
          </table:table-cell>
        </table:table-row>
        <table:table-row table:style-name="ro1" table:visibility="filter">
          <table:table-cell office:value-type="float" office:value="62018" calcext:value-type="float">
            <text:p>62018</text:p>
          </table:table-cell>
          <table:table-cell office:value-type="string" calcext:value-type="string">
            <text:p>R4L</text:p>
          </table:table-cell>
          <table:table-cell office:value-type="string" calcext:value-type="string">
            <text:p>Natural pit ceiling</text:p>
          </table:table-cell>
          <table:table-cell office:value-type="string" calcext:value-type="string">
            <text:p>PIT</text:p>
          </table:table-cell>
          <table:table-cell table:formula="of:=LEFT(INDIRECT(&quot;A&quot;&amp;ROW());3)" office:value-type="string" office:string-value="620" calcext:value-type="string">
            <text:p>620</text:p>
          </table:table-cell>
          <table:table-cell table:formula="of:=RIGHT(INDIRECT(&quot;A&quot; &amp; ROW());2)" office:value-type="string" office:string-value="18" calcext:value-type="string">
            <text:p>18</text:p>
          </table:table-cell>
          <table:table-cell office:value-type="string" calcext:value-type="string">
            <text:p>PIT</text:p>
          </table:table-cell>
        </table:table-row>
        <table:table-row table:style-name="ro1" table:visibility="filter">
          <table:table-cell office:value-type="float" office:value="62019" calcext:value-type="float">
            <text:p>62019</text:p>
          </table:table-cell>
          <table:table-cell office:value-type="string" calcext:value-type="string">
            <text:p>R4N</text:p>
          </table:table-cell>
          <table:table-cell office:value-type="string" calcext:value-type="string">
            <text:p>Natural pit corner</text:p>
          </table:table-cell>
          <table:table-cell office:value-type="string" calcext:value-type="string">
            <text:p>PIT</text:p>
          </table:table-cell>
          <table:table-cell table:formula="of:=LEFT(INDIRECT(&quot;A&quot;&amp;ROW());3)" office:value-type="string" office:string-value="620" calcext:value-type="string">
            <text:p>620</text:p>
          </table:table-cell>
          <table:table-cell table:formula="of:=RIGHT(INDIRECT(&quot;A&quot; &amp; ROW());2)" office:value-type="string" office:string-value="19" calcext:value-type="string">
            <text:p>19</text:p>
          </table:table-cell>
          <table:table-cell office:value-type="string" calcext:value-type="string">
            <text:p>PIT</text:p>
          </table:table-cell>
        </table:table-row>
        <table:table-row table:style-name="ro1" table:visibility="filter">
          <table:table-cell office:value-type="float" office:value="62020" calcext:value-type="float">
            <text:p>62020</text:p>
          </table:table-cell>
          <table:table-cell office:value-type="string" calcext:value-type="string">
            <text:p>R4K</text:p>
          </table:table-cell>
          <table:table-cell office:value-type="string" calcext:value-type="string">
            <text:p>Natural pit – cave passage</text:p>
          </table:table-cell>
          <table:table-cell office:value-type="string" calcext:value-type="string">
            <text:p>PIT</text:p>
          </table:table-cell>
          <table:table-cell table:formula="of:=LEFT(INDIRECT(&quot;A&quot;&amp;ROW());3)" office:value-type="string" office:string-value="620" calcext:value-type="string">
            <text:p>620</text:p>
          </table:table-cell>
          <table:table-cell table:formula="of:=RIGHT(INDIRECT(&quot;A&quot; &amp; ROW());2)" office:value-type="string" office:string-value="20" calcext:value-type="string">
            <text:p>20</text:p>
          </table:table-cell>
          <table:table-cell office:value-type="string" calcext:value-type="string">
            <text:p>PIT</text:p>
          </table:table-cell>
        </table:table-row>
        <table:table-row table:style-name="ro1" table:visibility="filter">
          <table:table-cell office:value-type="float" office:value="62021" calcext:value-type="float">
            <text:p>62021</text:p>
          </table:table-cell>
          <table:table-cell office:value-type="string" calcext:value-type="string">
            <text:p>R4M</text:p>
          </table:table-cell>
          <table:table-cell office:value-type="string" calcext:value-type="string">
            <text:p>Natural pit ceiling</text:p>
          </table:table-cell>
          <table:table-cell office:value-type="string" calcext:value-type="string">
            <text:p>PIT</text:p>
          </table:table-cell>
          <table:table-cell table:formula="of:=LEFT(INDIRECT(&quot;A&quot;&amp;ROW());3)" office:value-type="string" office:string-value="620" calcext:value-type="string">
            <text:p>620</text:p>
          </table:table-cell>
          <table:table-cell table:formula="of:=RIGHT(INDIRECT(&quot;A&quot; &amp; ROW());2)" office:value-type="string" office:string-value="21" calcext:value-type="string">
            <text:p>21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float" office:value="62022" calcext:value-type="float">
            <text:p>62022</text:p>
          </table:table-cell>
          <table:table-cell office:value-type="string" calcext:value-type="string">
            <text:p>R1C</text:p>
          </table:table-cell>
          <table:table-cell office:value-type="string" calcext:value-type="string">
            <text:p>Room side – large doorway west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620" calcext:value-type="string">
            <text:p>620</text:p>
          </table:table-cell>
          <table:table-cell table:formula="of:=RIGHT(INDIRECT(&quot;A&quot; &amp; ROW());2)" office:value-type="string" office:string-value="22" calcext:value-type="string">
            <text:p>22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2024" calcext:value-type="float">
            <text:p>62024</text:p>
          </table:table-cell>
          <table:table-cell office:value-type="string" calcext:value-type="string">
            <text:p>R1C</text:p>
          </table:table-cell>
          <table:table-cell office:value-type="string" calcext:value-type="string">
            <text:p>Room side corner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620" calcext:value-type="string">
            <text:p>620</text:p>
          </table:table-cell>
          <table:table-cell table:formula="of:=RIGHT(INDIRECT(&quot;A&quot; &amp; ROW());2)" office:value-type="string" office:string-value="24" calcext:value-type="string">
            <text:p>24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2025" calcext:value-type="float">
            <text:p>62025</text:p>
          </table:table-cell>
          <table:table-cell office:value-type="string" calcext:value-type="string">
            <text:p>R1C</text:p>
          </table:table-cell>
          <table:table-cell office:value-type="string" calcext:value-type="string">
            <text:p>Room side corner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620" calcext:value-type="string">
            <text:p>620</text:p>
          </table:table-cell>
          <table:table-cell table:formula="of:=RIGHT(INDIRECT(&quot;A&quot; &amp; ROW());2)" office:value-type="string" office:string-value="25" calcext:value-type="string">
            <text:p>25</text:p>
          </table:table-cell>
          <table:table-cell office:value-type="string" calcext:value-type="string">
            <text:p>SLOPED</text:p>
          </table:table-cell>
        </table:table-row>
        <table:table-row table:style-name="ro1" table:visibility="filter">
          <table:table-cell office:value-type="float" office:value="62027" calcext:value-type="float">
            <text:p>62027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Wall?</text:p>
          </table:table-cell>
          <table:table-cell office:value-type="string" calcext:value-type="string">
            <text:p>STRUCTURE</text:p>
          </table:table-cell>
          <table:table-cell table:formula="of:=LEFT(INDIRECT(&quot;A&quot;&amp;ROW());3)" office:value-type="string" office:string-value="620" calcext:value-type="string">
            <text:p>620</text:p>
          </table:table-cell>
          <table:table-cell table:formula="of:=RIGHT(INDIRECT(&quot;A&quot; &amp; ROW());2)" office:value-type="string" office:string-value="27" calcext:value-type="string">
            <text:p>27</text:p>
          </table:table-cell>
          <table:table-cell/>
        </table:table-row>
        <table:table-row table:style-name="ro1" table:visibility="filter">
          <table:table-cell office:value-type="float" office:value="62028" calcext:value-type="float">
            <text:p>62028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2x2 room – doorway north – doorway west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620" calcext:value-type="string">
            <text:p>620</text:p>
          </table:table-cell>
          <table:table-cell table:formula="of:=RIGHT(INDIRECT(&quot;A&quot; &amp; ROW());2)" office:value-type="string" office:string-value="28" calcext:value-type="string">
            <text:p>28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2031" calcext:value-type="float">
            <text:p>62031</text:p>
          </table:table-cell>
          <table:table-cell office:value-type="string" calcext:value-type="string">
            <text:p>R1I</text:p>
          </table:table-cell>
          <table:table-cell office:value-type="string" calcext:value-type="string">
            <text:p>Rope bridge</text:p>
          </table:table-cell>
          <table:table-cell office:value-type="string" calcext:value-type="string">
            <text:p>BRIDGE</text:p>
          </table:table-cell>
          <table:table-cell table:formula="of:=LEFT(INDIRECT(&quot;A&quot;&amp;ROW());3)" office:value-type="string" office:string-value="620" calcext:value-type="string">
            <text:p>620</text:p>
          </table:table-cell>
          <table:table-cell table:formula="of:=RIGHT(INDIRECT(&quot;A&quot; &amp; ROW());2)" office:value-type="string" office:string-value="31" calcext:value-type="string">
            <text:p>31</text:p>
          </table:table-cell>
          <table:table-cell/>
        </table:table-row>
        <table:table-row table:style-name="ro1" table:visibility="filter">
          <table:table-cell office:value-type="float" office:value="62108" calcext:value-type="float">
            <text:p>62108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2x2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621" calcext:value-type="string">
            <text:p>621</text:p>
          </table:table-cell>
          <table:table-cell table:formula="of:=RIGHT(INDIRECT(&quot;A&quot; &amp; ROW());2)" office:value-type="string" office:string-value="08" calcext:value-type="string">
            <text:p>08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2128" calcext:value-type="float">
            <text:p>62128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2x2 room – doorway north – doorway west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621" calcext:value-type="string">
            <text:p>621</text:p>
          </table:table-cell>
          <table:table-cell table:formula="of:=RIGHT(INDIRECT(&quot;A&quot; &amp; ROW());2)" office:value-type="string" office:string-value="28" calcext:value-type="string">
            <text:p>28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2208" calcext:value-type="float">
            <text:p>62208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2x2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622" calcext:value-type="string">
            <text:p>622</text:p>
          </table:table-cell>
          <table:table-cell table:formula="of:=RIGHT(INDIRECT(&quot;A&quot; &amp; ROW());2)" office:value-type="string" office:string-value="08" calcext:value-type="string">
            <text:p>08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2210" calcext:value-type="float">
            <text:p>62210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4x4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622" calcext:value-type="string">
            <text:p>622</text:p>
          </table:table-cell>
          <table:table-cell table:formula="of:=RIGHT(INDIRECT(&quot;A&quot; &amp; ROW());2)" office:value-type="string" office:string-value="10" calcext:value-type="string">
            <text:p>1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float" office:value="62300" calcext:value-type="float">
            <text:p>62300</text:p>
          </table:table-cell>
          <table:table-cell office:value-type="string" calcext:value-type="string">
            <text:p>R0G</text:p>
          </table:table-cell>
          <table:table-cell office:value-type="string" calcext:value-type="string">
            <text:p>T-section</text:p>
          </table:table-cell>
          <table:table-cell office:value-type="string" calcext:value-type="string">
            <text:p>TSECTION</text:p>
          </table:table-cell>
          <table:table-cell table:formula="of:=LEFT(INDIRECT(&quot;A&quot;&amp;ROW());3)" office:value-type="string" office:string-value="623" calcext:value-type="string">
            <text:p>623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float" office:value="62304" calcext:value-type="float">
            <text:p>62304</text:p>
          </table:table-cell>
          <table:table-cell office:value-type="string" calcext:value-type="string">
            <text:p>R0C</text:p>
          </table:table-cell>
          <table:table-cell office:value-type="string" calcext:value-type="string">
            <text:p>2x2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623" calcext:value-type="string">
            <text:p>623</text:p>
          </table:table-cell>
          <table:table-cell table:formula="of:=RIGHT(INDIRECT(&quot;A&quot; &amp; ROW());2)" office:value-type="string" office:string-value="04" calcext:value-type="string">
            <text:p>04</text:p>
          </table:table-cell>
          <table:table-cell office:value-type="string" calcext:value-type="string">
            <text:p>SLOPED</text:p>
          </table:table-cell>
        </table:table-row>
        <table:table-row table:style-name="ro1" table:visibility="filter">
          <table:table-cell office:value-type="float" office:value="62317" calcext:value-type="float">
            <text:p>62317</text:p>
          </table:table-cell>
          <table:table-cell office:value-type="string" calcext:value-type="string">
            <text:p>XA2</text:p>
          </table:table-cell>
          <table:table-cell office:value-type="string" calcext:value-type="string">
            <text:p>Archway</text:p>
          </table:table-cell>
          <table:table-cell office:value-type="string" calcext:value-type="string">
            <text:p>STRUCTURE</text:p>
          </table:table-cell>
          <table:table-cell table:formula="of:=LEFT(INDIRECT(&quot;A&quot;&amp;ROW());3)" office:value-type="string" office:string-value="623" calcext:value-type="string">
            <text:p>623</text:p>
          </table:table-cell>
          <table:table-cell table:formula="of:=RIGHT(INDIRECT(&quot;A&quot; &amp; ROW());2)" office:value-type="string" office:string-value="17" calcext:value-type="string">
            <text:p>17</text:p>
          </table:table-cell>
          <table:table-cell/>
        </table:table-row>
        <table:table-row table:style-name="ro1" table:visibility="filter">
          <table:table-cell office:value-type="float" office:value="62318" calcext:value-type="float">
            <text:p>62318</text:p>
          </table:table-cell>
          <table:table-cell office:value-type="string" calcext:value-type="string">
            <text:p>BM0</text:p>
          </table:table-cell>
          <table:table-cell office:value-type="string" calcext:value-type="string">
            <text:p>Beam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623" calcext:value-type="string">
            <text:p>623</text:p>
          </table:table-cell>
          <table:table-cell table:formula="of:=RIGHT(INDIRECT(&quot;A&quot; &amp; ROW());2)" office:value-type="string" office:string-value="18" calcext:value-type="string">
            <text:p>18</text:p>
          </table:table-cell>
          <table:table-cell/>
        </table:table-row>
        <table:table-row table:style-name="ro1" table:visibility="filter">
          <table:table-cell office:value-type="float" office:value="62319" calcext:value-type="float">
            <text:p>62319</text:p>
          </table:table-cell>
          <table:table-cell office:value-type="string" calcext:value-type="string">
            <text:p>BM0</text:p>
          </table:table-cell>
          <table:table-cell office:value-type="string" calcext:value-type="string">
            <text:p>Beam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623" calcext:value-type="string">
            <text:p>623</text:p>
          </table:table-cell>
          <table:table-cell table:formula="of:=RIGHT(INDIRECT(&quot;A&quot; &amp; ROW());2)" office:value-type="string" office:string-value="19" calcext:value-type="string">
            <text:p>19</text:p>
          </table:table-cell>
          <table:table-cell/>
        </table:table-row>
        <table:table-row table:style-name="ro1" table:visibility="filter">
          <table:table-cell office:value-type="float" office:value="62321" calcext:value-type="float">
            <text:p>62321</text:p>
          </table:table-cell>
          <table:table-cell office:value-type="string" calcext:value-type="string">
            <text:p>BM1</text:p>
          </table:table-cell>
          <table:table-cell office:value-type="string" calcext:value-type="string">
            <text:p>Beam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623" calcext:value-type="string">
            <text:p>623</text:p>
          </table:table-cell>
          <table:table-cell table:formula="of:=RIGHT(INDIRECT(&quot;A&quot; &amp; ROW());2)" office:value-type="string" office:string-value="21" calcext:value-type="string">
            <text:p>21</text:p>
          </table:table-cell>
          <table:table-cell/>
        </table:table-row>
        <table:table-row table:style-name="ro1" table:visibility="filter">
          <table:table-cell office:value-type="float" office:value="62323" calcext:value-type="float">
            <text:p>62323</text:p>
          </table:table-cell>
          <table:table-cell office:value-type="string" calcext:value-type="string">
            <text:p>ST0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623" calcext:value-type="string">
            <text:p>623</text:p>
          </table:table-cell>
          <table:table-cell table:formula="of:=RIGHT(INDIRECT(&quot;A&quot; &amp; ROW());2)" office:value-type="string" office:string-value="23" calcext:value-type="string">
            <text:p>23</text:p>
          </table:table-cell>
          <table:table-cell/>
        </table:table-row>
        <table:table-row table:style-name="ro1" table:visibility="filter">
          <table:table-cell office:value-type="float" office:value="62324" calcext:value-type="float">
            <text:p>62324</text:p>
          </table:table-cell>
          <table:table-cell office:value-type="string" calcext:value-type="string">
            <text:p>ST1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623" calcext:value-type="string">
            <text:p>623</text:p>
          </table:table-cell>
          <table:table-cell table:formula="of:=RIGHT(INDIRECT(&quot;A&quot; &amp; ROW());2)" office:value-type="string" office:string-value="24" calcext:value-type="string">
            <text:p>24</text:p>
          </table:table-cell>
          <table:table-cell/>
        </table:table-row>
        <table:table-row table:style-name="ro1" table:visibility="filter">
          <table:table-cell office:value-type="float" office:value="62325" calcext:value-type="float">
            <text:p>62325</text:p>
          </table:table-cell>
          <table:table-cell office:value-type="string" calcext:value-type="string">
            <text:p>ST2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623" calcext:value-type="string">
            <text:p>623</text:p>
          </table:table-cell>
          <table:table-cell table:formula="of:=RIGHT(INDIRECT(&quot;A&quot; &amp; ROW());2)" office:value-type="string" office:string-value="25" calcext:value-type="string">
            <text:p>25</text:p>
          </table:table-cell>
          <table:table-cell/>
        </table:table-row>
        <table:table-row table:style-name="ro1" table:visibility="filter">
          <table:table-cell office:value-type="float" office:value="62326" calcext:value-type="float">
            <text:p>62326</text:p>
          </table:table-cell>
          <table:table-cell office:value-type="string" calcext:value-type="string">
            <text:p>ST3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623" calcext:value-type="string">
            <text:p>623</text:p>
          </table:table-cell>
          <table:table-cell table:formula="of:=RIGHT(INDIRECT(&quot;A&quot; &amp; ROW());2)" office:value-type="string" office:string-value="26" calcext:value-type="string">
            <text:p>26</text:p>
          </table:table-cell>
          <table:table-cell/>
        </table:table-row>
        <table:table-row table:style-name="ro1" table:visibility="filter">
          <table:table-cell office:value-type="float" office:value="62327" calcext:value-type="float">
            <text:p>62327</text:p>
          </table:table-cell>
          <table:table-cell office:value-type="string" calcext:value-type="string">
            <text:p>ST0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623" calcext:value-type="string">
            <text:p>623</text:p>
          </table:table-cell>
          <table:table-cell table:formula="of:=RIGHT(INDIRECT(&quot;A&quot; &amp; ROW());2)" office:value-type="string" office:string-value="27" calcext:value-type="string">
            <text:p>27</text:p>
          </table:table-cell>
          <table:table-cell/>
        </table:table-row>
        <table:table-row table:style-name="ro1" table:visibility="filter">
          <table:table-cell office:value-type="float" office:value="62328" calcext:value-type="float">
            <text:p>62328</text:p>
          </table:table-cell>
          <table:table-cell office:value-type="string" calcext:value-type="string">
            <text:p>ST1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623" calcext:value-type="string">
            <text:p>623</text:p>
          </table:table-cell>
          <table:table-cell table:formula="of:=RIGHT(INDIRECT(&quot;A&quot; &amp; ROW());2)" office:value-type="string" office:string-value="28" calcext:value-type="string">
            <text:p>28</text:p>
          </table:table-cell>
          <table:table-cell/>
        </table:table-row>
        <table:table-row table:style-name="ro1" table:visibility="filter">
          <table:table-cell office:value-type="float" office:value="62329" calcext:value-type="float">
            <text:p>62329</text:p>
          </table:table-cell>
          <table:table-cell office:value-type="string" calcext:value-type="string">
            <text:p>ST2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623" calcext:value-type="string">
            <text:p>623</text:p>
          </table:table-cell>
          <table:table-cell table:formula="of:=RIGHT(INDIRECT(&quot;A&quot; &amp; ROW());2)" office:value-type="string" office:string-value="29" calcext:value-type="string">
            <text:p>29</text:p>
          </table:table-cell>
          <table:table-cell/>
        </table:table-row>
        <table:table-row table:style-name="ro1" table:visibility="filter">
          <table:table-cell office:value-type="float" office:value="62330" calcext:value-type="float">
            <text:p>62330</text:p>
          </table:table-cell>
          <table:table-cell office:value-type="string" calcext:value-type="string">
            <text:p>ST3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623" calcext:value-type="string">
            <text:p>623</text:p>
          </table:table-cell>
          <table:table-cell table:formula="of:=RIGHT(INDIRECT(&quot;A&quot; &amp; ROW());2)" office:value-type="string" office:string-value="30" calcext:value-type="string">
            <text:p>30</text:p>
          </table:table-cell>
          <table:table-cell/>
        </table:table-row>
        <table:table-row table:style-name="ro1" table:visibility="filter">
          <table:table-cell office:value-type="float" office:value="63000" calcext:value-type="float">
            <text:p>63000</text:p>
          </table:table-cell>
          <table:table-cell office:value-type="string" calcext:value-type="string">
            <text:p>C00</text:p>
          </table:table-cell>
          <table:table-cell office:value-type="string" calcext:value-type="string">
            <text:p>Passage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30" calcext:value-type="string">
            <text:p>630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001" calcext:value-type="float">
            <text:p>6300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4x1 passage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30" calcext:value-type="string">
            <text:p>630</text:p>
          </table:table-cell>
          <table:table-cell table:formula="of:=RIGHT(INDIRECT(&quot;A&quot; &amp; ROW());2)" office:value-type="string" office:string-value="01" calcext:value-type="string">
            <text:p>01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003" calcext:value-type="float">
            <text:p>63003</text:p>
          </table:table-cell>
          <table:table-cell office:value-type="string" calcext:value-type="string">
            <text:p>C08</text:p>
          </table:table-cell>
          <table:table-cell office:value-type="string" calcext:value-type="string">
            <text:p>Dead-end</text:p>
          </table:table-cell>
          <table:table-cell office:value-type="string" calcext:value-type="string">
            <text:p>DEADEND</text:p>
          </table:table-cell>
          <table:table-cell table:formula="of:=LEFT(INDIRECT(&quot;A&quot;&amp;ROW());3)" office:value-type="string" office:string-value="630" calcext:value-type="string">
            <text:p>630</text:p>
          </table:table-cell>
          <table:table-cell table:formula="of:=RIGHT(INDIRECT(&quot;A&quot; &amp; ROW());2)" office:value-type="string" office:string-value="03" calcext:value-type="string">
            <text:p>03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004" calcext:value-type="float">
            <text:p>63004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Dead-end – doorway west</text:p>
          </table:table-cell>
          <table:table-cell office:value-type="string" calcext:value-type="string">
            <text:p>DEADEND</text:p>
          </table:table-cell>
          <table:table-cell table:formula="of:=LEFT(INDIRECT(&quot;A&quot;&amp;ROW());3)" office:value-type="string" office:string-value="630" calcext:value-type="string">
            <text:p>630</text:p>
          </table:table-cell>
          <table:table-cell table:formula="of:=RIGHT(INDIRECT(&quot;A&quot; &amp; ROW());2)" office:value-type="string" office:string-value="04" calcext:value-type="string">
            <text:p>04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005" calcext:value-type="float">
            <text:p>63005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Dead-end – doorway east</text:p>
          </table:table-cell>
          <table:table-cell office:value-type="string" calcext:value-type="string">
            <text:p>DEADEND</text:p>
          </table:table-cell>
          <table:table-cell table:formula="of:=LEFT(INDIRECT(&quot;A&quot;&amp;ROW());3)" office:value-type="string" office:string-value="630" calcext:value-type="string">
            <text:p>630</text:p>
          </table:table-cell>
          <table:table-cell table:formula="of:=RIGHT(INDIRECT(&quot;A&quot; &amp; ROW());2)" office:value-type="string" office:string-value="05" calcext:value-type="string">
            <text:p>05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006" calcext:value-type="float">
            <text:p>63006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Dead-end – doorway west – doorway east</text:p>
          </table:table-cell>
          <table:table-cell office:value-type="string" calcext:value-type="string">
            <text:p>DEADEND</text:p>
          </table:table-cell>
          <table:table-cell table:formula="of:=LEFT(INDIRECT(&quot;A&quot;&amp;ROW());3)" office:value-type="string" office:string-value="630" calcext:value-type="string">
            <text:p>630</text:p>
          </table:table-cell>
          <table:table-cell table:formula="of:=RIGHT(INDIRECT(&quot;A&quot; &amp; ROW());2)" office:value-type="string" office:string-value="06" calcext:value-type="string">
            <text:p>06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007" calcext:value-type="float">
            <text:p>63007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Passage – doorway south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30" calcext:value-type="string">
            <text:p>630</text:p>
          </table:table-cell>
          <table:table-cell table:formula="of:=RIGHT(INDIRECT(&quot;A&quot; &amp; ROW());2)" office:value-type="string" office:string-value="07" calcext:value-type="string">
            <text:p>07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010" calcext:value-type="float">
            <text:p>63010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Passage - doorway east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30" calcext:value-type="string">
            <text:p>630</text:p>
          </table:table-cell>
          <table:table-cell table:formula="of:=RIGHT(INDIRECT(&quot;A&quot; &amp; ROW());2)" office:value-type="string" office:string-value="10" calcext:value-type="string">
            <text:p>10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012" calcext:value-type="float">
            <text:p>63012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Passage - doorway east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30" calcext:value-type="string">
            <text:p>630</text:p>
          </table:table-cell>
          <table:table-cell table:formula="of:=RIGHT(INDIRECT(&quot;A&quot; &amp; ROW());2)" office:value-type="string" office:string-value="12" calcext:value-type="string">
            <text:p>12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017" calcext:value-type="float">
            <text:p>63017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Passage – doorway west – doorway east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30" calcext:value-type="string">
            <text:p>630</text:p>
          </table:table-cell>
          <table:table-cell table:formula="of:=RIGHT(INDIRECT(&quot;A&quot; &amp; ROW());2)" office:value-type="string" office:string-value="17" calcext:value-type="string">
            <text:p>17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021" calcext:value-type="float">
            <text:p>63021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Passage – doorway west – doorway east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30" calcext:value-type="string">
            <text:p>630</text:p>
          </table:table-cell>
          <table:table-cell table:formula="of:=RIGHT(INDIRECT(&quot;A&quot; &amp; ROW());2)" office:value-type="string" office:string-value="21" calcext:value-type="string">
            <text:p>21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022" calcext:value-type="float">
            <text:p>63022</text:p>
          </table:table-cell>
          <table:table-cell office:value-type="string" calcext:value-type="string">
            <text:p>C2A</text:p>
          </table:table-cell>
          <table:table-cell office:value-type="string" calcext:value-type="string">
            <text:p>Passage with vertical beams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30" calcext:value-type="string">
            <text:p>630</text:p>
          </table:table-cell>
          <table:table-cell table:formula="of:=RIGHT(INDIRECT(&quot;A&quot; &amp; ROW());2)" office:value-type="string" office:string-value="22" calcext:value-type="string">
            <text:p>22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023" calcext:value-type="float">
            <text:p>63023</text:p>
          </table:table-cell>
          <table:table-cell office:value-type="string" calcext:value-type="string">
            <text:p>C2A</text:p>
          </table:table-cell>
          <table:table-cell office:value-type="string" calcext:value-type="string">
            <text:p>Passage with diagonal beams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30" calcext:value-type="string">
            <text:p>630</text:p>
          </table:table-cell>
          <table:table-cell table:formula="of:=RIGHT(INDIRECT(&quot;A&quot; &amp; ROW());2)" office:value-type="string" office:string-value="23" calcext:value-type="string">
            <text:p>23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024" calcext:value-type="float">
            <text:p>63024</text:p>
          </table:table-cell>
          <table:table-cell office:value-type="string" calcext:value-type="string">
            <text:p>C0B</text:p>
          </table:table-cell>
          <table:table-cell office:value-type="string" calcext:value-type="string">
            <text:p>Passage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30" calcext:value-type="string">
            <text:p>630</text:p>
          </table:table-cell>
          <table:table-cell table:formula="of:=RIGHT(INDIRECT(&quot;A&quot; &amp; ROW());2)" office:value-type="string" office:string-value="24" calcext:value-type="string">
            <text:p>24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026" calcext:value-type="float">
            <text:p>63026</text:p>
          </table:table-cell>
          <table:table-cell office:value-type="string" calcext:value-type="string">
            <text:p>C0D</text:p>
          </table:table-cell>
          <table:table-cell office:value-type="string" calcext:value-type="string">
            <text:p>Stairs</text:p>
          </table:table-cell>
          <table:table-cell office:value-type="string" calcext:value-type="string">
            <text:p>STAIRS</text:p>
          </table:table-cell>
          <table:table-cell table:formula="of:=LEFT(INDIRECT(&quot;A&quot;&amp;ROW());3)" office:value-type="string" office:string-value="630" calcext:value-type="string">
            <text:p>630</text:p>
          </table:table-cell>
          <table:table-cell table:formula="of:=RIGHT(INDIRECT(&quot;A&quot; &amp; ROW());2)" office:value-type="string" office:string-value="26" calcext:value-type="string">
            <text:p>26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028" calcext:value-type="float">
            <text:p>63028</text:p>
          </table:table-cell>
          <table:table-cell office:value-type="string" calcext:value-type="string">
            <text:p>C0E</text:p>
          </table:table-cell>
          <table:table-cell office:value-type="string" calcext:value-type="string">
            <text:p>T-section</text:p>
          </table:table-cell>
          <table:table-cell office:value-type="string" calcext:value-type="string">
            <text:p>TSECTION</text:p>
          </table:table-cell>
          <table:table-cell table:formula="of:=LEFT(INDIRECT(&quot;A&quot;&amp;ROW());3)" office:value-type="string" office:string-value="630" calcext:value-type="string">
            <text:p>630</text:p>
          </table:table-cell>
          <table:table-cell table:formula="of:=RIGHT(INDIRECT(&quot;A&quot; &amp; ROW());2)" office:value-type="string" office:string-value="28" calcext:value-type="string">
            <text:p>28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029" calcext:value-type="float">
            <text:p>63029</text:p>
          </table:table-cell>
          <table:table-cell office:value-type="string" calcext:value-type="string">
            <text:p>C0F</text:p>
          </table:table-cell>
          <table:table-cell office:value-type="string" calcext:value-type="string">
            <text:p>T-section doorway south</text:p>
          </table:table-cell>
          <table:table-cell office:value-type="string" calcext:value-type="string">
            <text:p>TSECTION</text:p>
          </table:table-cell>
          <table:table-cell table:formula="of:=LEFT(INDIRECT(&quot;A&quot;&amp;ROW());3)" office:value-type="string" office:string-value="630" calcext:value-type="string">
            <text:p>630</text:p>
          </table:table-cell>
          <table:table-cell table:formula="of:=RIGHT(INDIRECT(&quot;A&quot; &amp; ROW());2)" office:value-type="string" office:string-value="29" calcext:value-type="string">
            <text:p>29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030" calcext:value-type="float">
            <text:p>63030</text:p>
          </table:table-cell>
          <table:table-cell office:value-type="string" calcext:value-type="string">
            <text:p>C0L</text:p>
          </table:table-cell>
          <table:table-cell office:value-type="string" calcext:value-type="string">
            <text:p>Passage - doorway east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30" calcext:value-type="string">
            <text:p>630</text:p>
          </table:table-cell>
          <table:table-cell table:formula="of:=RIGHT(INDIRECT(&quot;A&quot; &amp; ROW());2)" office:value-type="string" office:string-value="30" calcext:value-type="string">
            <text:p>30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032" calcext:value-type="float">
            <text:p>63032</text:p>
          </table:table-cell>
          <table:table-cell office:value-type="string" calcext:value-type="string">
            <text:p>C1H</text:p>
          </table:table-cell>
          <table:table-cell office:value-type="string" calcext:value-type="string">
            <text:p>T-section diagonal</text:p>
          </table:table-cell>
          <table:table-cell office:value-type="string" calcext:value-type="string">
            <text:p>TSECTION</text:p>
          </table:table-cell>
          <table:table-cell table:formula="of:=LEFT(INDIRECT(&quot;A&quot;&amp;ROW());3)" office:value-type="string" office:string-value="630" calcext:value-type="string">
            <text:p>630</text:p>
          </table:table-cell>
          <table:table-cell table:formula="of:=RIGHT(INDIRECT(&quot;A&quot; &amp; ROW());2)" office:value-type="string" office:string-value="32" calcext:value-type="string">
            <text:p>32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033" calcext:value-type="float">
            <text:p>63033</text:p>
          </table:table-cell>
          <table:table-cell office:value-type="string" calcext:value-type="string">
            <text:p>C0I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30" calcext:value-type="string">
            <text:p>630</text:p>
          </table:table-cell>
          <table:table-cell table:formula="of:=RIGHT(INDIRECT(&quot;A&quot; &amp; ROW());2)" office:value-type="string" office:string-value="33" calcext:value-type="string">
            <text:p>33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034" calcext:value-type="float">
            <text:p>63034</text:p>
          </table:table-cell>
          <table:table-cell office:value-type="string" calcext:value-type="string">
            <text:p>C2J</text:p>
          </table:table-cell>
          <table:table-cell office:value-type="string" calcext:value-type="string">
            <text:p>Corner round passage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30" calcext:value-type="string">
            <text:p>630</text:p>
          </table:table-cell>
          <table:table-cell table:formula="of:=RIGHT(INDIRECT(&quot;A&quot; &amp; ROW());2)" office:value-type="string" office:string-value="34" calcext:value-type="string">
            <text:p>34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035" calcext:value-type="float">
            <text:p>63035</text:p>
          </table:table-cell>
          <table:table-cell office:value-type="string" calcext:value-type="string">
            <text:p>C0K</text:p>
          </table:table-cell>
          <table:table-cell office:value-type="string" calcext:value-type="string">
            <text:p>Corner connector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30" calcext:value-type="string">
            <text:p>630</text:p>
          </table:table-cell>
          <table:table-cell table:formula="of:=RIGHT(INDIRECT(&quot;A&quot; &amp; ROW());2)" office:value-type="string" office:string-value="35" calcext:value-type="string">
            <text:p>35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037" calcext:value-type="float">
            <text:p>63037</text:p>
          </table:table-cell>
          <table:table-cell office:value-type="string" calcext:value-type="string">
            <text:p>C2L</text:p>
          </table:table-cell>
          <table:table-cell office:value-type="string" calcext:value-type="string">
            <text:p>Passage – doorway east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30" calcext:value-type="string">
            <text:p>630</text:p>
          </table:table-cell>
          <table:table-cell table:formula="of:=RIGHT(INDIRECT(&quot;A&quot; &amp; ROW());2)" office:value-type="string" office:string-value="37" calcext:value-type="string">
            <text:p>37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040" calcext:value-type="float">
            <text:p>63040</text:p>
          </table:table-cell>
          <table:table-cell office:value-type="string" calcext:value-type="string">
            <text:p>C0O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SLOPE</text:p>
          </table:table-cell>
          <table:table-cell table:formula="of:=LEFT(INDIRECT(&quot;A&quot;&amp;ROW());3)" office:value-type="string" office:string-value="630" calcext:value-type="string">
            <text:p>630</text:p>
          </table:table-cell>
          <table:table-cell table:formula="of:=RIGHT(INDIRECT(&quot;A&quot; &amp; ROW());2)" office:value-type="string" office:string-value="40" calcext:value-type="string">
            <text:p>40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041" calcext:value-type="float">
            <text:p>63041</text:p>
          </table:table-cell>
          <table:table-cell office:value-type="string" calcext:value-type="string">
            <text:p>C1O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SLOPE</text:p>
          </table:table-cell>
          <table:table-cell table:formula="of:=LEFT(INDIRECT(&quot;A&quot;&amp;ROW());3)" office:value-type="string" office:string-value="630" calcext:value-type="string">
            <text:p>630</text:p>
          </table:table-cell>
          <table:table-cell table:formula="of:=RIGHT(INDIRECT(&quot;A&quot; &amp; ROW());2)" office:value-type="string" office:string-value="41" calcext:value-type="string">
            <text:p>41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042" calcext:value-type="float">
            <text:p>63042</text:p>
          </table:table-cell>
          <table:table-cell office:value-type="string" calcext:value-type="string">
            <text:p>C0P</text:p>
          </table:table-cell>
          <table:table-cell office:value-type="string" calcext:value-type="string">
            <text:p>T-section</text:p>
          </table:table-cell>
          <table:table-cell office:value-type="string" calcext:value-type="string">
            <text:p>TSECTION</text:p>
          </table:table-cell>
          <table:table-cell table:formula="of:=LEFT(INDIRECT(&quot;A&quot;&amp;ROW());3)" office:value-type="string" office:string-value="630" calcext:value-type="string">
            <text:p>630</text:p>
          </table:table-cell>
          <table:table-cell table:formula="of:=RIGHT(INDIRECT(&quot;A&quot; &amp; ROW());2)" office:value-type="string" office:string-value="42" calcext:value-type="string">
            <text:p>42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046" calcext:value-type="float">
            <text:p>63046</text:p>
          </table:table-cell>
          <table:table-cell office:value-type="string" calcext:value-type="string">
            <text:p>C0R</text:p>
          </table:table-cell>
          <table:table-cell office:value-type="string" calcext:value-type="string">
            <text:p>Passage transition</text:p>
          </table:table-cell>
          <table:table-cell office:value-type="string" calcext:value-type="string">
            <text:p>TRANSITION</text:p>
          </table:table-cell>
          <table:table-cell table:formula="of:=LEFT(INDIRECT(&quot;A&quot;&amp;ROW());3)" office:value-type="string" office:string-value="630" calcext:value-type="string">
            <text:p>630</text:p>
          </table:table-cell>
          <table:table-cell table:formula="of:=RIGHT(INDIRECT(&quot;A&quot; &amp; ROW());2)" office:value-type="string" office:string-value="46" calcext:value-type="string">
            <text:p>46</text:p>
          </table:table-cell>
          <table:table-cell office:value-type="string" calcext:value-type="string">
            <text:p>SLOPED_HEXAGONAL</text:p>
          </table:table-cell>
        </table:table-row>
        <table:table-row table:style-name="ro1" table:visibility="filter">
          <table:table-cell office:value-type="float" office:value="63047" calcext:value-type="float">
            <text:p>63047</text:p>
          </table:table-cell>
          <table:table-cell office:value-type="string" calcext:value-type="string">
            <text:p>C0R</text:p>
          </table:table-cell>
          <table:table-cell office:value-type="string" calcext:value-type="string">
            <text:p>Passage transition</text:p>
          </table:table-cell>
          <table:table-cell office:value-type="string" calcext:value-type="string">
            <text:p>SPECIAL</text:p>
          </table:table-cell>
          <table:table-cell table:formula="of:=LEFT(INDIRECT(&quot;A&quot;&amp;ROW());3)" office:value-type="string" office:string-value="630" calcext:value-type="string">
            <text:p>630</text:p>
          </table:table-cell>
          <table:table-cell table:formula="of:=RIGHT(INDIRECT(&quot;A&quot; &amp; ROW());2)" office:value-type="string" office:string-value="47" calcext:value-type="string">
            <text:p>47</text:p>
          </table:table-cell>
          <table:table-cell office:value-type="string" calcext:value-type="string">
            <text:p>CAVE_HEXAGONAL</text:p>
          </table:table-cell>
        </table:table-row>
        <table:table-row table:style-name="ro1" table:visibility="filter">
          <table:table-cell office:value-type="float" office:value="63048" calcext:value-type="float">
            <text:p>63048</text:p>
          </table:table-cell>
          <table:table-cell office:value-type="string" calcext:value-type="string">
            <text:p>C0R</text:p>
          </table:table-cell>
          <table:table-cell office:value-type="string" calcext:value-type="string">
            <text:p>Passage transition</text:p>
          </table:table-cell>
          <table:table-cell office:value-type="string" calcext:value-type="string">
            <text:p>SPECIAL</text:p>
          </table:table-cell>
          <table:table-cell table:formula="of:=LEFT(INDIRECT(&quot;A&quot;&amp;ROW());3)" office:value-type="string" office:string-value="630" calcext:value-type="string">
            <text:p>630</text:p>
          </table:table-cell>
          <table:table-cell table:formula="of:=RIGHT(INDIRECT(&quot;A&quot; &amp; ROW());2)" office:value-type="string" office:string-value="48" calcext:value-type="string">
            <text:p>48</text:p>
          </table:table-cell>
          <table:table-cell office:value-type="string" calcext:value-type="string">
            <text:p>REGULAR_HEXAGONAL</text:p>
          </table:table-cell>
        </table:table-row>
        <table:table-row table:style-name="ro1" table:visibility="filter">
          <table:table-cell office:value-type="float" office:value="63051" calcext:value-type="float">
            <text:p>63051</text:p>
          </table:table-cell>
          <table:table-cell office:value-type="string" calcext:value-type="string">
            <text:p>C0X</text:p>
          </table:table-cell>
          <table:table-cell office:value-type="string" calcext:value-type="string">
            <text:p>Corner – doorway west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30" calcext:value-type="string">
            <text:p>630</text:p>
          </table:table-cell>
          <table:table-cell table:formula="of:=RIGHT(INDIRECT(&quot;A&quot; &amp; ROW());2)" office:value-type="string" office:string-value="51" calcext:value-type="string">
            <text:p>51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052" calcext:value-type="float">
            <text:p>63052</text:p>
          </table:table-cell>
          <table:table-cell office:value-type="string" calcext:value-type="string">
            <text:p>C0X</text:p>
          </table:table-cell>
          <table:table-cell office:value-type="string" calcext:value-type="string">
            <text:p>Corner – doorway east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30" calcext:value-type="string">
            <text:p>630</text:p>
          </table:table-cell>
          <table:table-cell table:formula="of:=RIGHT(INDIRECT(&quot;A&quot; &amp; ROW());2)" office:value-type="string" office:string-value="52" calcext:value-type="string">
            <text:p>52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056" calcext:value-type="float">
            <text:p>63056</text:p>
          </table:table-cell>
          <table:table-cell office:value-type="string" calcext:value-type="string">
            <text:p>C2Z</text:p>
          </table:table-cell>
          <table:table-cell office:value-type="string" calcext:value-type="string">
            <text:p>Passage diagonal -doorway NW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30" calcext:value-type="string">
            <text:p>630</text:p>
          </table:table-cell>
          <table:table-cell table:formula="of:=RIGHT(INDIRECT(&quot;A&quot; &amp; ROW());2)" office:value-type="string" office:string-value="56" calcext:value-type="string">
            <text:p>56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058" calcext:value-type="float">
            <text:p>63058</text:p>
          </table:table-cell>
          <table:table-cell office:value-type="string" calcext:value-type="string">
            <text:p>C03</text:p>
          </table:table-cell>
          <table:table-cell office:value-type="string" calcext:value-type="string">
            <text:p>Passage doorway west – south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30" calcext:value-type="string">
            <text:p>630</text:p>
          </table:table-cell>
          <table:table-cell table:formula="of:=RIGHT(INDIRECT(&quot;A&quot; &amp; ROW());2)" office:value-type="string" office:string-value="58" calcext:value-type="string">
            <text:p>58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059" calcext:value-type="float">
            <text:p>63059</text:p>
          </table:table-cell>
          <table:table-cell office:value-type="string" calcext:value-type="string">
            <text:p>C00</text:p>
          </table:table-cell>
          <table:table-cell office:value-type="string" calcext:value-type="string">
            <text:p>Passage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30" calcext:value-type="string">
            <text:p>630</text:p>
          </table:table-cell>
          <table:table-cell table:formula="of:=RIGHT(INDIRECT(&quot;A&quot; &amp; ROW());2)" office:value-type="string" office:string-value="59" calcext:value-type="string">
            <text:p>59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100" calcext:value-type="float">
            <text:p>63100</text:p>
          </table:table-cell>
          <table:table-cell office:value-type="string" calcext:value-type="string">
            <text:p>C00</text:p>
          </table:table-cell>
          <table:table-cell office:value-type="string" calcext:value-type="string">
            <text:p>Passage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31" calcext:value-type="string">
            <text:p>631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101" calcext:value-type="float">
            <text:p>6310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4x1 passage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31" calcext:value-type="string">
            <text:p>631</text:p>
          </table:table-cell>
          <table:table-cell table:formula="of:=RIGHT(INDIRECT(&quot;A&quot; &amp; ROW());2)" office:value-type="string" office:string-value="01" calcext:value-type="string">
            <text:p>01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103" calcext:value-type="float">
            <text:p>63103</text:p>
          </table:table-cell>
          <table:table-cell office:value-type="string" calcext:value-type="string">
            <text:p>C08</text:p>
          </table:table-cell>
          <table:table-cell office:value-type="string" calcext:value-type="string">
            <text:p>Dead-end</text:p>
          </table:table-cell>
          <table:table-cell office:value-type="string" calcext:value-type="string">
            <text:p>DEADEND</text:p>
          </table:table-cell>
          <table:table-cell table:formula="of:=LEFT(INDIRECT(&quot;A&quot;&amp;ROW());3)" office:value-type="string" office:string-value="631" calcext:value-type="string">
            <text:p>631</text:p>
          </table:table-cell>
          <table:table-cell table:formula="of:=RIGHT(INDIRECT(&quot;A&quot; &amp; ROW());2)" office:value-type="string" office:string-value="03" calcext:value-type="string">
            <text:p>03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104" calcext:value-type="float">
            <text:p>63104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Dead-end – doorway west</text:p>
          </table:table-cell>
          <table:table-cell office:value-type="string" calcext:value-type="string">
            <text:p>DEADEND</text:p>
          </table:table-cell>
          <table:table-cell table:formula="of:=LEFT(INDIRECT(&quot;A&quot;&amp;ROW());3)" office:value-type="string" office:string-value="631" calcext:value-type="string">
            <text:p>631</text:p>
          </table:table-cell>
          <table:table-cell table:formula="of:=RIGHT(INDIRECT(&quot;A&quot; &amp; ROW());2)" office:value-type="string" office:string-value="04" calcext:value-type="string">
            <text:p>04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105" calcext:value-type="float">
            <text:p>63105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Dead-end – doorway east</text:p>
          </table:table-cell>
          <table:table-cell office:value-type="string" calcext:value-type="string">
            <text:p>DEADEND</text:p>
          </table:table-cell>
          <table:table-cell table:formula="of:=LEFT(INDIRECT(&quot;A&quot;&amp;ROW());3)" office:value-type="string" office:string-value="631" calcext:value-type="string">
            <text:p>631</text:p>
          </table:table-cell>
          <table:table-cell table:formula="of:=RIGHT(INDIRECT(&quot;A&quot; &amp; ROW());2)" office:value-type="string" office:string-value="05" calcext:value-type="string">
            <text:p>05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107" calcext:value-type="float">
            <text:p>63107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Passage – doorway south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31" calcext:value-type="string">
            <text:p>631</text:p>
          </table:table-cell>
          <table:table-cell table:formula="of:=RIGHT(INDIRECT(&quot;A&quot; &amp; ROW());2)" office:value-type="string" office:string-value="07" calcext:value-type="string">
            <text:p>07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124" calcext:value-type="float">
            <text:p>63124</text:p>
          </table:table-cell>
          <table:table-cell office:value-type="string" calcext:value-type="string">
            <text:p>C0B</text:p>
          </table:table-cell>
          <table:table-cell office:value-type="string" calcext:value-type="string">
            <text:p>Passage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31" calcext:value-type="string">
            <text:p>631</text:p>
          </table:table-cell>
          <table:table-cell table:formula="of:=RIGHT(INDIRECT(&quot;A&quot; &amp; ROW());2)" office:value-type="string" office:string-value="24" calcext:value-type="string">
            <text:p>24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126" calcext:value-type="float">
            <text:p>63126</text:p>
          </table:table-cell>
          <table:table-cell office:value-type="string" calcext:value-type="string">
            <text:p>C0D</text:p>
          </table:table-cell>
          <table:table-cell office:value-type="string" calcext:value-type="string">
            <text:p>Stairs</text:p>
          </table:table-cell>
          <table:table-cell office:value-type="string" calcext:value-type="string">
            <text:p>STAIRS</text:p>
          </table:table-cell>
          <table:table-cell table:formula="of:=LEFT(INDIRECT(&quot;A&quot;&amp;ROW());3)" office:value-type="string" office:string-value="631" calcext:value-type="string">
            <text:p>631</text:p>
          </table:table-cell>
          <table:table-cell table:formula="of:=RIGHT(INDIRECT(&quot;A&quot; &amp; ROW());2)" office:value-type="string" office:string-value="26" calcext:value-type="string">
            <text:p>26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127" calcext:value-type="float">
            <text:p>63127</text:p>
          </table:table-cell>
          <table:table-cell office:value-type="string" calcext:value-type="string">
            <text:p>C2D</text:p>
          </table:table-cell>
          <table:table-cell office:value-type="string" calcext:value-type="string">
            <text:p>Passage – stairs – passage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31" calcext:value-type="string">
            <text:p>631</text:p>
          </table:table-cell>
          <table:table-cell table:formula="of:=RIGHT(INDIRECT(&quot;A&quot; &amp; ROW());2)" office:value-type="string" office:string-value="27" calcext:value-type="string">
            <text:p>27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128" calcext:value-type="float">
            <text:p>63128</text:p>
          </table:table-cell>
          <table:table-cell office:value-type="string" calcext:value-type="string">
            <text:p>C0E</text:p>
          </table:table-cell>
          <table:table-cell office:value-type="string" calcext:value-type="string">
            <text:p>T-section</text:p>
          </table:table-cell>
          <table:table-cell office:value-type="string" calcext:value-type="string">
            <text:p>TSECTION</text:p>
          </table:table-cell>
          <table:table-cell table:formula="of:=LEFT(INDIRECT(&quot;A&quot;&amp;ROW());3)" office:value-type="string" office:string-value="631" calcext:value-type="string">
            <text:p>631</text:p>
          </table:table-cell>
          <table:table-cell table:formula="of:=RIGHT(INDIRECT(&quot;A&quot; &amp; ROW());2)" office:value-type="string" office:string-value="28" calcext:value-type="string">
            <text:p>28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130" calcext:value-type="float">
            <text:p>63130</text:p>
          </table:table-cell>
          <table:table-cell office:value-type="string" calcext:value-type="string">
            <text:p>C0L</text:p>
          </table:table-cell>
          <table:table-cell office:value-type="string" calcext:value-type="string">
            <text:p>Passage - doorway east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31" calcext:value-type="string">
            <text:p>631</text:p>
          </table:table-cell>
          <table:table-cell table:formula="of:=RIGHT(INDIRECT(&quot;A&quot; &amp; ROW());2)" office:value-type="string" office:string-value="30" calcext:value-type="string">
            <text:p>30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131" calcext:value-type="float">
            <text:p>63131</text:p>
          </table:table-cell>
          <table:table-cell office:value-type="string" calcext:value-type="string">
            <text:p>C1G</text:p>
          </table:table-cell>
          <table:table-cell office:value-type="string" calcext:value-type="string">
            <text:p>Intersection diagonal</text:p>
          </table:table-cell>
          <table:table-cell office:value-type="string" calcext:value-type="string">
            <text:p>INTERSECTION</text:p>
          </table:table-cell>
          <table:table-cell table:formula="of:=LEFT(INDIRECT(&quot;A&quot;&amp;ROW());3)" office:value-type="string" office:string-value="631" calcext:value-type="string">
            <text:p>631</text:p>
          </table:table-cell>
          <table:table-cell table:formula="of:=RIGHT(INDIRECT(&quot;A&quot; &amp; ROW());2)" office:value-type="string" office:string-value="31" calcext:value-type="string">
            <text:p>31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133" calcext:value-type="float">
            <text:p>63133</text:p>
          </table:table-cell>
          <table:table-cell office:value-type="string" calcext:value-type="string">
            <text:p>C0I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31" calcext:value-type="string">
            <text:p>631</text:p>
          </table:table-cell>
          <table:table-cell table:formula="of:=RIGHT(INDIRECT(&quot;A&quot; &amp; ROW());2)" office:value-type="string" office:string-value="33" calcext:value-type="string">
            <text:p>33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134" calcext:value-type="float">
            <text:p>63134</text:p>
          </table:table-cell>
          <table:table-cell office:value-type="string" calcext:value-type="string">
            <text:p>C2J</text:p>
          </table:table-cell>
          <table:table-cell office:value-type="string" calcext:value-type="string">
            <text:p>Corner round passage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31" calcext:value-type="string">
            <text:p>631</text:p>
          </table:table-cell>
          <table:table-cell table:formula="of:=RIGHT(INDIRECT(&quot;A&quot; &amp; ROW());2)" office:value-type="string" office:string-value="34" calcext:value-type="string">
            <text:p>34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135" calcext:value-type="float">
            <text:p>63135</text:p>
          </table:table-cell>
          <table:table-cell office:value-type="string" calcext:value-type="string">
            <text:p>C0K</text:p>
          </table:table-cell>
          <table:table-cell office:value-type="string" calcext:value-type="string">
            <text:p>Corner connector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31" calcext:value-type="string">
            <text:p>631</text:p>
          </table:table-cell>
          <table:table-cell table:formula="of:=RIGHT(INDIRECT(&quot;A&quot; &amp; ROW());2)" office:value-type="string" office:string-value="35" calcext:value-type="string">
            <text:p>35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138" calcext:value-type="float">
            <text:p>63138</text:p>
          </table:table-cell>
          <table:table-cell office:value-type="string" calcext:value-type="string">
            <text:p>C0M</text:p>
          </table:table-cell>
          <table:table-cell office:value-type="string" calcext:value-type="string">
            <text:p>Passage – doorway west – doorway east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31" calcext:value-type="string">
            <text:p>631</text:p>
          </table:table-cell>
          <table:table-cell table:formula="of:=RIGHT(INDIRECT(&quot;A&quot; &amp; ROW());2)" office:value-type="string" office:string-value="38" calcext:value-type="string">
            <text:p>38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140" calcext:value-type="float">
            <text:p>63140</text:p>
          </table:table-cell>
          <table:table-cell office:value-type="string" calcext:value-type="string">
            <text:p>C0O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SLOPE</text:p>
          </table:table-cell>
          <table:table-cell table:formula="of:=LEFT(INDIRECT(&quot;A&quot;&amp;ROW());3)" office:value-type="string" office:string-value="631" calcext:value-type="string">
            <text:p>631</text:p>
          </table:table-cell>
          <table:table-cell table:formula="of:=RIGHT(INDIRECT(&quot;A&quot; &amp; ROW());2)" office:value-type="string" office:string-value="40" calcext:value-type="string">
            <text:p>40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141" calcext:value-type="float">
            <text:p>63141</text:p>
          </table:table-cell>
          <table:table-cell office:value-type="string" calcext:value-type="string">
            <text:p>C1O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SLOPE</text:p>
          </table:table-cell>
          <table:table-cell table:formula="of:=LEFT(INDIRECT(&quot;A&quot;&amp;ROW());3)" office:value-type="string" office:string-value="631" calcext:value-type="string">
            <text:p>631</text:p>
          </table:table-cell>
          <table:table-cell table:formula="of:=RIGHT(INDIRECT(&quot;A&quot; &amp; ROW());2)" office:value-type="string" office:string-value="41" calcext:value-type="string">
            <text:p>41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142" calcext:value-type="float">
            <text:p>63142</text:p>
          </table:table-cell>
          <table:table-cell office:value-type="string" calcext:value-type="string">
            <text:p>C0P</text:p>
          </table:table-cell>
          <table:table-cell office:value-type="string" calcext:value-type="string">
            <text:p>T-section</text:p>
          </table:table-cell>
          <table:table-cell office:value-type="string" calcext:value-type="string">
            <text:p>TSECTION</text:p>
          </table:table-cell>
          <table:table-cell table:formula="of:=LEFT(INDIRECT(&quot;A&quot;&amp;ROW());3)" office:value-type="string" office:string-value="631" calcext:value-type="string">
            <text:p>631</text:p>
          </table:table-cell>
          <table:table-cell table:formula="of:=RIGHT(INDIRECT(&quot;A&quot; &amp; ROW());2)" office:value-type="string" office:string-value="42" calcext:value-type="string">
            <text:p>42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144" calcext:value-type="float">
            <text:p>63144</text:p>
          </table:table-cell>
          <table:table-cell office:value-type="string" calcext:value-type="string">
            <text:p>C2Q</text:p>
          </table:table-cell>
          <table:table-cell office:value-type="string" calcext:value-type="string">
            <text:p>Stair well slope</text:p>
          </table:table-cell>
          <table:table-cell office:value-type="string" calcext:value-type="string">
            <text:p>SPECIAL</text:p>
          </table:table-cell>
          <table:table-cell table:formula="of:=LEFT(INDIRECT(&quot;A&quot;&amp;ROW());3)" office:value-type="string" office:string-value="631" calcext:value-type="string">
            <text:p>631</text:p>
          </table:table-cell>
          <table:table-cell table:formula="of:=RIGHT(INDIRECT(&quot;A&quot; &amp; ROW());2)" office:value-type="string" office:string-value="44" calcext:value-type="string">
            <text:p>44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146" calcext:value-type="float">
            <text:p>63146</text:p>
          </table:table-cell>
          <table:table-cell office:value-type="string" calcext:value-type="string">
            <text:p>C0R</text:p>
          </table:table-cell>
          <table:table-cell office:value-type="string" calcext:value-type="string">
            <text:p>Passage transition</text:p>
          </table:table-cell>
          <table:table-cell office:value-type="string" calcext:value-type="string">
            <text:p>SPECIAL</text:p>
          </table:table-cell>
          <table:table-cell table:formula="of:=LEFT(INDIRECT(&quot;A&quot;&amp;ROW());3)" office:value-type="string" office:string-value="631" calcext:value-type="string">
            <text:p>631</text:p>
          </table:table-cell>
          <table:table-cell table:formula="of:=RIGHT(INDIRECT(&quot;A&quot; &amp; ROW());2)" office:value-type="string" office:string-value="46" calcext:value-type="string">
            <text:p>46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147" calcext:value-type="float">
            <text:p>63147</text:p>
          </table:table-cell>
          <table:table-cell office:value-type="string" calcext:value-type="string">
            <text:p>C0R</text:p>
          </table:table-cell>
          <table:table-cell office:value-type="string" calcext:value-type="string">
            <text:p>Passage transition</text:p>
          </table:table-cell>
          <table:table-cell office:value-type="string" calcext:value-type="string">
            <text:p>SPECIAL</text:p>
          </table:table-cell>
          <table:table-cell table:formula="of:=LEFT(INDIRECT(&quot;A&quot;&amp;ROW());3)" office:value-type="string" office:string-value="631" calcext:value-type="string">
            <text:p>631</text:p>
          </table:table-cell>
          <table:table-cell table:formula="of:=RIGHT(INDIRECT(&quot;A&quot; &amp; ROW());2)" office:value-type="string" office:string-value="47" calcext:value-type="string">
            <text:p>47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148" calcext:value-type="float">
            <text:p>63148</text:p>
          </table:table-cell>
          <table:table-cell office:value-type="string" calcext:value-type="string">
            <text:p>C0R</text:p>
          </table:table-cell>
          <table:table-cell office:value-type="string" calcext:value-type="string">
            <text:p>Passage transition</text:p>
          </table:table-cell>
          <table:table-cell office:value-type="string" calcext:value-type="string">
            <text:p>SPECIAL</text:p>
          </table:table-cell>
          <table:table-cell table:formula="of:=LEFT(INDIRECT(&quot;A&quot;&amp;ROW());3)" office:value-type="string" office:string-value="631" calcext:value-type="string">
            <text:p>631</text:p>
          </table:table-cell>
          <table:table-cell table:formula="of:=RIGHT(INDIRECT(&quot;A&quot; &amp; ROW());2)" office:value-type="string" office:string-value="48" calcext:value-type="string">
            <text:p>48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151" calcext:value-type="float">
            <text:p>63151</text:p>
          </table:table-cell>
          <table:table-cell office:value-type="string" calcext:value-type="string">
            <text:p>C0X</text:p>
          </table:table-cell>
          <table:table-cell office:value-type="string" calcext:value-type="string">
            <text:p>Corner – doorway west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31" calcext:value-type="string">
            <text:p>631</text:p>
          </table:table-cell>
          <table:table-cell table:formula="of:=RIGHT(INDIRECT(&quot;A&quot; &amp; ROW());2)" office:value-type="string" office:string-value="51" calcext:value-type="string">
            <text:p>51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152" calcext:value-type="float">
            <text:p>63152</text:p>
          </table:table-cell>
          <table:table-cell office:value-type="string" calcext:value-type="string">
            <text:p>C0X</text:p>
          </table:table-cell>
          <table:table-cell office:value-type="string" calcext:value-type="string">
            <text:p>Corner – doorway east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31" calcext:value-type="string">
            <text:p>631</text:p>
          </table:table-cell>
          <table:table-cell table:formula="of:=RIGHT(INDIRECT(&quot;A&quot; &amp; ROW());2)" office:value-type="string" office:string-value="52" calcext:value-type="string">
            <text:p>52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156" calcext:value-type="float">
            <text:p>63156</text:p>
          </table:table-cell>
          <table:table-cell office:value-type="string" calcext:value-type="string">
            <text:p>C2Z</text:p>
          </table:table-cell>
          <table:table-cell office:value-type="string" calcext:value-type="string">
            <text:p>Passage diagonal -doorway NW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31" calcext:value-type="string">
            <text:p>631</text:p>
          </table:table-cell>
          <table:table-cell table:formula="of:=RIGHT(INDIRECT(&quot;A&quot; &amp; ROW());2)" office:value-type="string" office:string-value="56" calcext:value-type="string">
            <text:p>56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158" calcext:value-type="float">
            <text:p>63158</text:p>
          </table:table-cell>
          <table:table-cell office:value-type="string" calcext:value-type="string">
            <text:p>C03</text:p>
          </table:table-cell>
          <table:table-cell office:value-type="string" calcext:value-type="string">
            <text:p>Passage doorway west – south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31" calcext:value-type="string">
            <text:p>631</text:p>
          </table:table-cell>
          <table:table-cell table:formula="of:=RIGHT(INDIRECT(&quot;A&quot; &amp; ROW());2)" office:value-type="string" office:string-value="58" calcext:value-type="string">
            <text:p>58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159" calcext:value-type="float">
            <text:p>63159</text:p>
          </table:table-cell>
          <table:table-cell office:value-type="string" calcext:value-type="string">
            <text:p>C00</text:p>
          </table:table-cell>
          <table:table-cell office:value-type="string" calcext:value-type="string">
            <text:p>Passage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31" calcext:value-type="string">
            <text:p>631</text:p>
          </table:table-cell>
          <table:table-cell table:formula="of:=RIGHT(INDIRECT(&quot;A&quot; &amp; ROW());2)" office:value-type="string" office:string-value="59" calcext:value-type="string">
            <text:p>59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200" calcext:value-type="float">
            <text:p>63200</text:p>
          </table:table-cell>
          <table:table-cell office:value-type="string" calcext:value-type="string">
            <text:p>C00</text:p>
          </table:table-cell>
          <table:table-cell office:value-type="string" calcext:value-type="string">
            <text:p>Passage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32" calcext:value-type="string">
            <text:p>632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201" calcext:value-type="float">
            <text:p>6320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4x1 passage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32" calcext:value-type="string">
            <text:p>632</text:p>
          </table:table-cell>
          <table:table-cell table:formula="of:=RIGHT(INDIRECT(&quot;A&quot; &amp; ROW());2)" office:value-type="string" office:string-value="01" calcext:value-type="string">
            <text:p>01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203" calcext:value-type="float">
            <text:p>63203</text:p>
          </table:table-cell>
          <table:table-cell office:value-type="string" calcext:value-type="string">
            <text:p>C08</text:p>
          </table:table-cell>
          <table:table-cell office:value-type="string" calcext:value-type="string">
            <text:p>Dead-end</text:p>
          </table:table-cell>
          <table:table-cell office:value-type="string" calcext:value-type="string">
            <text:p>DEADEND</text:p>
          </table:table-cell>
          <table:table-cell table:formula="of:=LEFT(INDIRECT(&quot;A&quot;&amp;ROW());3)" office:value-type="string" office:string-value="632" calcext:value-type="string">
            <text:p>632</text:p>
          </table:table-cell>
          <table:table-cell table:formula="of:=RIGHT(INDIRECT(&quot;A&quot; &amp; ROW());2)" office:value-type="string" office:string-value="03" calcext:value-type="string">
            <text:p>03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204" calcext:value-type="float">
            <text:p>63204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Dead-end – doorway west</text:p>
          </table:table-cell>
          <table:table-cell office:value-type="string" calcext:value-type="string">
            <text:p>DEADEND</text:p>
          </table:table-cell>
          <table:table-cell table:formula="of:=LEFT(INDIRECT(&quot;A&quot;&amp;ROW());3)" office:value-type="string" office:string-value="632" calcext:value-type="string">
            <text:p>632</text:p>
          </table:table-cell>
          <table:table-cell table:formula="of:=RIGHT(INDIRECT(&quot;A&quot; &amp; ROW());2)" office:value-type="string" office:string-value="04" calcext:value-type="string">
            <text:p>04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205" calcext:value-type="float">
            <text:p>63205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Dead-end – doorway east</text:p>
          </table:table-cell>
          <table:table-cell office:value-type="string" calcext:value-type="string">
            <text:p>DEADEND</text:p>
          </table:table-cell>
          <table:table-cell table:formula="of:=LEFT(INDIRECT(&quot;A&quot;&amp;ROW());3)" office:value-type="string" office:string-value="632" calcext:value-type="string">
            <text:p>632</text:p>
          </table:table-cell>
          <table:table-cell table:formula="of:=RIGHT(INDIRECT(&quot;A&quot; &amp; ROW());2)" office:value-type="string" office:string-value="05" calcext:value-type="string">
            <text:p>05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206" calcext:value-type="float">
            <text:p>63206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Dead-end – doorway west – doorway east</text:p>
          </table:table-cell>
          <table:table-cell office:value-type="string" calcext:value-type="string">
            <text:p>DEADEND</text:p>
          </table:table-cell>
          <table:table-cell table:formula="of:=LEFT(INDIRECT(&quot;A&quot;&amp;ROW());3)" office:value-type="string" office:string-value="632" calcext:value-type="string">
            <text:p>632</text:p>
          </table:table-cell>
          <table:table-cell table:formula="of:=RIGHT(INDIRECT(&quot;A&quot; &amp; ROW());2)" office:value-type="string" office:string-value="06" calcext:value-type="string">
            <text:p>06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207" calcext:value-type="float">
            <text:p>63207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Passage – doorway south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32" calcext:value-type="string">
            <text:p>632</text:p>
          </table:table-cell>
          <table:table-cell table:formula="of:=RIGHT(INDIRECT(&quot;A&quot; &amp; ROW());2)" office:value-type="string" office:string-value="07" calcext:value-type="string">
            <text:p>07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209" calcext:value-type="float">
            <text:p>63209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Passage - doorway west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32" calcext:value-type="string">
            <text:p>632</text:p>
          </table:table-cell>
          <table:table-cell table:formula="of:=RIGHT(INDIRECT(&quot;A&quot; &amp; ROW());2)" office:value-type="string" office:string-value="09" calcext:value-type="string">
            <text:p>09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211" calcext:value-type="float">
            <text:p>63211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Passage - doorway west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32" calcext:value-type="string">
            <text:p>632</text:p>
          </table:table-cell>
          <table:table-cell table:formula="of:=RIGHT(INDIRECT(&quot;A&quot; &amp; ROW());2)" office:value-type="string" office:string-value="11" calcext:value-type="string">
            <text:p>11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212" calcext:value-type="float">
            <text:p>63212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Passage - doorway east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32" calcext:value-type="string">
            <text:p>632</text:p>
          </table:table-cell>
          <table:table-cell table:formula="of:=RIGHT(INDIRECT(&quot;A&quot; &amp; ROW());2)" office:value-type="string" office:string-value="12" calcext:value-type="string">
            <text:p>12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228" calcext:value-type="float">
            <text:p>63228</text:p>
          </table:table-cell>
          <table:table-cell office:value-type="string" calcext:value-type="string">
            <text:p>C0E</text:p>
          </table:table-cell>
          <table:table-cell office:value-type="string" calcext:value-type="string">
            <text:p>T-section</text:p>
          </table:table-cell>
          <table:table-cell office:value-type="string" calcext:value-type="string">
            <text:p>TSECTION</text:p>
          </table:table-cell>
          <table:table-cell table:formula="of:=LEFT(INDIRECT(&quot;A&quot;&amp;ROW());3)" office:value-type="string" office:string-value="632" calcext:value-type="string">
            <text:p>632</text:p>
          </table:table-cell>
          <table:table-cell table:formula="of:=RIGHT(INDIRECT(&quot;A&quot; &amp; ROW());2)" office:value-type="string" office:string-value="28" calcext:value-type="string">
            <text:p>28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229" calcext:value-type="float">
            <text:p>63229</text:p>
          </table:table-cell>
          <table:table-cell office:value-type="string" calcext:value-type="string">
            <text:p>C0F</text:p>
          </table:table-cell>
          <table:table-cell office:value-type="string" calcext:value-type="string">
            <text:p>T-section doorway south</text:p>
          </table:table-cell>
          <table:table-cell office:value-type="string" calcext:value-type="string">
            <text:p>TSECTION</text:p>
          </table:table-cell>
          <table:table-cell table:formula="of:=LEFT(INDIRECT(&quot;A&quot;&amp;ROW());3)" office:value-type="string" office:string-value="632" calcext:value-type="string">
            <text:p>632</text:p>
          </table:table-cell>
          <table:table-cell table:formula="of:=RIGHT(INDIRECT(&quot;A&quot; &amp; ROW());2)" office:value-type="string" office:string-value="29" calcext:value-type="string">
            <text:p>29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230" calcext:value-type="float">
            <text:p>63230</text:p>
          </table:table-cell>
          <table:table-cell office:value-type="string" calcext:value-type="string">
            <text:p>C0L</text:p>
          </table:table-cell>
          <table:table-cell office:value-type="string" calcext:value-type="string">
            <text:p>Passage - doorway east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32" calcext:value-type="string">
            <text:p>632</text:p>
          </table:table-cell>
          <table:table-cell table:formula="of:=RIGHT(INDIRECT(&quot;A&quot; &amp; ROW());2)" office:value-type="string" office:string-value="30" calcext:value-type="string">
            <text:p>30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233" calcext:value-type="float">
            <text:p>63233</text:p>
          </table:table-cell>
          <table:table-cell office:value-type="string" calcext:value-type="string">
            <text:p>C0I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32" calcext:value-type="string">
            <text:p>632</text:p>
          </table:table-cell>
          <table:table-cell table:formula="of:=RIGHT(INDIRECT(&quot;A&quot; &amp; ROW());2)" office:value-type="string" office:string-value="33" calcext:value-type="string">
            <text:p>33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234" calcext:value-type="float">
            <text:p>63234</text:p>
          </table:table-cell>
          <table:table-cell office:value-type="string" calcext:value-type="string">
            <text:p>C2J</text:p>
          </table:table-cell>
          <table:table-cell office:value-type="string" calcext:value-type="string">
            <text:p>Corner round passage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32" calcext:value-type="string">
            <text:p>632</text:p>
          </table:table-cell>
          <table:table-cell table:formula="of:=RIGHT(INDIRECT(&quot;A&quot; &amp; ROW());2)" office:value-type="string" office:string-value="34" calcext:value-type="string">
            <text:p>34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235" calcext:value-type="float">
            <text:p>63235</text:p>
          </table:table-cell>
          <table:table-cell office:value-type="string" calcext:value-type="string">
            <text:p>C0K</text:p>
          </table:table-cell>
          <table:table-cell office:value-type="string" calcext:value-type="string">
            <text:p>Corner connector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32" calcext:value-type="string">
            <text:p>632</text:p>
          </table:table-cell>
          <table:table-cell table:formula="of:=RIGHT(INDIRECT(&quot;A&quot; &amp; ROW());2)" office:value-type="string" office:string-value="35" calcext:value-type="string">
            <text:p>35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240" calcext:value-type="float">
            <text:p>63240</text:p>
          </table:table-cell>
          <table:table-cell office:value-type="string" calcext:value-type="string">
            <text:p>C0O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SLOPE</text:p>
          </table:table-cell>
          <table:table-cell table:formula="of:=LEFT(INDIRECT(&quot;A&quot;&amp;ROW());3)" office:value-type="string" office:string-value="632" calcext:value-type="string">
            <text:p>632</text:p>
          </table:table-cell>
          <table:table-cell table:formula="of:=RIGHT(INDIRECT(&quot;A&quot; &amp; ROW());2)" office:value-type="string" office:string-value="40" calcext:value-type="string">
            <text:p>40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241" calcext:value-type="float">
            <text:p>63241</text:p>
          </table:table-cell>
          <table:table-cell office:value-type="string" calcext:value-type="string">
            <text:p>C1O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SLOPE</text:p>
          </table:table-cell>
          <table:table-cell table:formula="of:=LEFT(INDIRECT(&quot;A&quot;&amp;ROW());3)" office:value-type="string" office:string-value="632" calcext:value-type="string">
            <text:p>632</text:p>
          </table:table-cell>
          <table:table-cell table:formula="of:=RIGHT(INDIRECT(&quot;A&quot; &amp; ROW());2)" office:value-type="string" office:string-value="41" calcext:value-type="string">
            <text:p>41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242" calcext:value-type="float">
            <text:p>63242</text:p>
          </table:table-cell>
          <table:table-cell office:value-type="string" calcext:value-type="string">
            <text:p>C0P</text:p>
          </table:table-cell>
          <table:table-cell office:value-type="string" calcext:value-type="string">
            <text:p>T-section</text:p>
          </table:table-cell>
          <table:table-cell office:value-type="string" calcext:value-type="string">
            <text:p>TSECTION</text:p>
          </table:table-cell>
          <table:table-cell table:formula="of:=LEFT(INDIRECT(&quot;A&quot;&amp;ROW());3)" office:value-type="string" office:string-value="632" calcext:value-type="string">
            <text:p>632</text:p>
          </table:table-cell>
          <table:table-cell table:formula="of:=RIGHT(INDIRECT(&quot;A&quot; &amp; ROW());2)" office:value-type="string" office:string-value="42" calcext:value-type="string">
            <text:p>42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243" calcext:value-type="float">
            <text:p>63243</text:p>
          </table:table-cell>
          <table:table-cell office:value-type="string" calcext:value-type="string">
            <text:p>C1Q</text:p>
          </table:table-cell>
          <table:table-cell office:value-type="string" calcext:value-type="string">
            <text:p>Slope case</text:p>
          </table:table-cell>
          <table:table-cell office:value-type="string" calcext:value-type="string">
            <text:p>SLOPE</text:p>
          </table:table-cell>
          <table:table-cell table:formula="of:=LEFT(INDIRECT(&quot;A&quot;&amp;ROW());3)" office:value-type="string" office:string-value="632" calcext:value-type="string">
            <text:p>632</text:p>
          </table:table-cell>
          <table:table-cell table:formula="of:=RIGHT(INDIRECT(&quot;A&quot; &amp; ROW());2)" office:value-type="string" office:string-value="43" calcext:value-type="string">
            <text:p>43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248" calcext:value-type="float">
            <text:p>63248</text:p>
          </table:table-cell>
          <table:table-cell office:value-type="string" calcext:value-type="string">
            <text:p>C0R</text:p>
          </table:table-cell>
          <table:table-cell office:value-type="string" calcext:value-type="string">
            <text:p>Passage transition</text:p>
          </table:table-cell>
          <table:table-cell office:value-type="string" calcext:value-type="string">
            <text:p>SPECIAL</text:p>
          </table:table-cell>
          <table:table-cell table:formula="of:=LEFT(INDIRECT(&quot;A&quot;&amp;ROW());3)" office:value-type="string" office:string-value="632" calcext:value-type="string">
            <text:p>632</text:p>
          </table:table-cell>
          <table:table-cell table:formula="of:=RIGHT(INDIRECT(&quot;A&quot; &amp; ROW());2)" office:value-type="string" office:string-value="48" calcext:value-type="string">
            <text:p>48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250" calcext:value-type="float">
            <text:p>63250</text:p>
          </table:table-cell>
          <table:table-cell office:value-type="string" calcext:value-type="string">
            <text:p>C2T</text:p>
          </table:table-cell>
          <table:table-cell office:value-type="string" calcext:value-type="string">
            <text:p>Dual passage – holes</text:p>
          </table:table-cell>
          <table:table-cell office:value-type="string" calcext:value-type="string">
            <text:p>SPECIAL</text:p>
          </table:table-cell>
          <table:table-cell table:formula="of:=LEFT(INDIRECT(&quot;A&quot;&amp;ROW());3)" office:value-type="string" office:string-value="632" calcext:value-type="string">
            <text:p>632</text:p>
          </table:table-cell>
          <table:table-cell table:formula="of:=RIGHT(INDIRECT(&quot;A&quot; &amp; ROW());2)" office:value-type="string" office:string-value="50" calcext:value-type="string">
            <text:p>50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251" calcext:value-type="float">
            <text:p>63251</text:p>
          </table:table-cell>
          <table:table-cell office:value-type="string" calcext:value-type="string">
            <text:p>C0X</text:p>
          </table:table-cell>
          <table:table-cell office:value-type="string" calcext:value-type="string">
            <text:p>Corner – doorway west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32" calcext:value-type="string">
            <text:p>632</text:p>
          </table:table-cell>
          <table:table-cell table:formula="of:=RIGHT(INDIRECT(&quot;A&quot; &amp; ROW());2)" office:value-type="string" office:string-value="51" calcext:value-type="string">
            <text:p>51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252" calcext:value-type="float">
            <text:p>63252</text:p>
          </table:table-cell>
          <table:table-cell office:value-type="string" calcext:value-type="string">
            <text:p>C0X</text:p>
          </table:table-cell>
          <table:table-cell office:value-type="string" calcext:value-type="string">
            <text:p>Corner – doorway east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32" calcext:value-type="string">
            <text:p>632</text:p>
          </table:table-cell>
          <table:table-cell table:formula="of:=RIGHT(INDIRECT(&quot;A&quot; &amp; ROW());2)" office:value-type="string" office:string-value="52" calcext:value-type="string">
            <text:p>52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256" calcext:value-type="float">
            <text:p>63256</text:p>
          </table:table-cell>
          <table:table-cell office:value-type="string" calcext:value-type="string">
            <text:p>C2Z</text:p>
          </table:table-cell>
          <table:table-cell office:value-type="string" calcext:value-type="string">
            <text:p>Passage diagonal -doorway NW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32" calcext:value-type="string">
            <text:p>632</text:p>
          </table:table-cell>
          <table:table-cell table:formula="of:=RIGHT(INDIRECT(&quot;A&quot; &amp; ROW());2)" office:value-type="string" office:string-value="56" calcext:value-type="string">
            <text:p>56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258" calcext:value-type="float">
            <text:p>63258</text:p>
          </table:table-cell>
          <table:table-cell office:value-type="string" calcext:value-type="string">
            <text:p>C03</text:p>
          </table:table-cell>
          <table:table-cell office:value-type="string" calcext:value-type="string">
            <text:p>Passage doorway west – south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32" calcext:value-type="string">
            <text:p>632</text:p>
          </table:table-cell>
          <table:table-cell table:formula="of:=RIGHT(INDIRECT(&quot;A&quot; &amp; ROW());2)" office:value-type="string" office:string-value="58" calcext:value-type="string">
            <text:p>58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259" calcext:value-type="float">
            <text:p>63259</text:p>
          </table:table-cell>
          <table:table-cell office:value-type="string" calcext:value-type="string">
            <text:p>C00</text:p>
          </table:table-cell>
          <table:table-cell office:value-type="string" calcext:value-type="string">
            <text:p>Passage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32" calcext:value-type="string">
            <text:p>632</text:p>
          </table:table-cell>
          <table:table-cell table:formula="of:=RIGHT(INDIRECT(&quot;A&quot; &amp; ROW());2)" office:value-type="string" office:string-value="59" calcext:value-type="string">
            <text:p>59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3700" calcext:value-type="float">
            <text:p>63700</text:p>
          </table:table-cell>
          <table:table-cell office:value-type="string" calcext:value-type="string">
            <text:p>C0X</text:p>
          </table:table-cell>
          <table:table-cell office:value-type="string" calcext:value-type="string">
            <text:p>Wall?</text:p>
          </table:table-cell>
          <table:table-cell office:value-type="string" calcext:value-type="string">
            <text:p>STRUCTURE</text:p>
          </table:table-cell>
          <table:table-cell table:formula="of:=LEFT(INDIRECT(&quot;A&quot;&amp;ROW());3)" office:value-type="string" office:string-value="637" calcext:value-type="string">
            <text:p>637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/>
        </table:table-row>
        <table:table-row table:style-name="ro1" table:visibility="filter">
          <table:table-cell office:value-type="float" office:value="64003" calcext:value-type="float">
            <text:p>64003</text:p>
          </table:table-cell>
          <table:table-cell office:value-type="string" calcext:value-type="string">
            <text:p>F4X</text:p>
          </table:table-cell>
          <table:table-cell office:value-type="string" calcext:value-type="string">
            <text:p>6x6 floor</text:p>
          </table:table-cell>
          <table:table-cell office:value-type="string" calcext:value-type="string">
            <text:p>STRUCTURE</text:p>
          </table:table-cell>
          <table:table-cell table:formula="of:=LEFT(INDIRECT(&quot;A&quot;&amp;ROW());3)" office:value-type="string" office:string-value="640" calcext:value-type="string">
            <text:p>640</text:p>
          </table:table-cell>
          <table:table-cell table:formula="of:=RIGHT(INDIRECT(&quot;A&quot; &amp; ROW());2)" office:value-type="string" office:string-value="03" calcext:value-type="string">
            <text:p>03</text:p>
          </table:table-cell>
          <table:table-cell/>
        </table:table-row>
        <table:table-row table:style-name="ro1" table:visibility="filter">
          <table:table-cell office:value-type="float" office:value="64300" calcext:value-type="float">
            <text:p>64300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2x2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643" calcext:value-type="string">
            <text:p>643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4301" calcext:value-type="float">
            <text:p>64301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2x2 room – prison bed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643" calcext:value-type="string">
            <text:p>643</text:p>
          </table:table-cell>
          <table:table-cell table:formula="of:=RIGHT(INDIRECT(&quot;A&quot; &amp; ROW());2)" office:value-type="string" office:string-value="01" calcext:value-type="string">
            <text:p>01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4302" calcext:value-type="float">
            <text:p>64302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2x2 room – prison bed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643" calcext:value-type="string">
            <text:p>643</text:p>
          </table:table-cell>
          <table:table-cell table:formula="of:=RIGHT(INDIRECT(&quot;A&quot; &amp; ROW());2)" office:value-type="string" office:string-value="02" calcext:value-type="string">
            <text:p>02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4303" calcext:value-type="float">
            <text:p>64303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2x2 room – feeding thing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643" calcext:value-type="string">
            <text:p>643</text:p>
          </table:table-cell>
          <table:table-cell table:formula="of:=RIGHT(INDIRECT(&quot;A&quot; &amp; ROW());2)" office:value-type="string" office:string-value="03" calcext:value-type="string">
            <text:p>03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4305" calcext:value-type="float">
            <text:p>64305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2x2 room – prison bed – doorway north – doorway south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643" calcext:value-type="string">
            <text:p>643</text:p>
          </table:table-cell>
          <table:table-cell table:formula="of:=RIGHT(INDIRECT(&quot;A&quot; &amp; ROW());2)" office:value-type="string" office:string-value="05" calcext:value-type="string">
            <text:p>05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4306" calcext:value-type="float">
            <text:p>64306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Room quarter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643" calcext:value-type="string">
            <text:p>643</text:p>
          </table:table-cell>
          <table:table-cell table:formula="of:=RIGHT(INDIRECT(&quot;A&quot; &amp; ROW());2)" office:value-type="string" office:string-value="06" calcext:value-type="string">
            <text:p>06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4307" calcext:value-type="float">
            <text:p>64307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Room quarter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643" calcext:value-type="string">
            <text:p>643</text:p>
          </table:table-cell>
          <table:table-cell table:formula="of:=RIGHT(INDIRECT(&quot;A&quot; &amp; ROW());2)" office:value-type="string" office:string-value="07" calcext:value-type="string">
            <text:p>07</text:p>
          </table:table-cell>
          <table:table-cell office:value-type="string" calcext:value-type="string">
            <text:p>HEXAGONAL</text:p>
          </table:table-cell>
        </table:table-row>
        <table:table-row table:style-name="ro1" table:visibility="filter">
          <table:table-cell office:value-type="float" office:value="64308" calcext:value-type="float">
            <text:p>64308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Room quarter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643" calcext:value-type="string">
            <text:p>643</text:p>
          </table:table-cell>
          <table:table-cell table:formula="of:=RIGHT(INDIRECT(&quot;A&quot; &amp; ROW());2)" office:value-type="string" office:string-value="08" calcext:value-type="string">
            <text:p>08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4309" calcext:value-type="float">
            <text:p>64309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Room quarter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643" calcext:value-type="string">
            <text:p>643</text:p>
          </table:table-cell>
          <table:table-cell table:formula="of:=RIGHT(INDIRECT(&quot;A&quot; &amp; ROW());2)" office:value-type="string" office:string-value="09" calcext:value-type="string">
            <text:p>09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000" calcext:value-type="float">
            <text:p>67000</text:p>
          </table:table-cell>
          <table:table-cell office:value-type="string" calcext:value-type="string">
            <text:p>C00</text:p>
          </table:table-cell>
          <table:table-cell office:value-type="string" calcext:value-type="string">
            <text:p>Passage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70" calcext:value-type="string">
            <text:p>670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001" calcext:value-type="float">
            <text:p>6700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4x1 passage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70" calcext:value-type="string">
            <text:p>670</text:p>
          </table:table-cell>
          <table:table-cell table:formula="of:=RIGHT(INDIRECT(&quot;A&quot; &amp; ROW());2)" office:value-type="string" office:string-value="01" calcext:value-type="string">
            <text:p>01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002" calcext:value-type="float">
            <text:p>67002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6x1 passage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70" calcext:value-type="string">
            <text:p>670</text:p>
          </table:table-cell>
          <table:table-cell table:formula="of:=RIGHT(INDIRECT(&quot;A&quot; &amp; ROW());2)" office:value-type="string" office:string-value="02" calcext:value-type="string">
            <text:p>02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003" calcext:value-type="float">
            <text:p>67003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8x4 passage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70" calcext:value-type="string">
            <text:p>670</text:p>
          </table:table-cell>
          <table:table-cell table:formula="of:=RIGHT(INDIRECT(&quot;A&quot; &amp; ROW());2)" office:value-type="string" office:string-value="03" calcext:value-type="string">
            <text:p>03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004" calcext:value-type="float">
            <text:p>67004</text:p>
          </table:table-cell>
          <table:table-cell office:value-type="string" calcext:value-type="string">
            <text:p>C0G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>INTERSECTION</text:p>
          </table:table-cell>
          <table:table-cell table:formula="of:=LEFT(INDIRECT(&quot;A&quot;&amp;ROW());3)" office:value-type="string" office:string-value="670" calcext:value-type="string">
            <text:p>670</text:p>
          </table:table-cell>
          <table:table-cell table:formula="of:=RIGHT(INDIRECT(&quot;A&quot; &amp; ROW());2)" office:value-type="string" office:string-value="04" calcext:value-type="string">
            <text:p>04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005" calcext:value-type="float">
            <text:p>67005</text:p>
          </table:table-cell>
          <table:table-cell office:value-type="string" calcext:value-type="string">
            <text:p>C0E</text:p>
          </table:table-cell>
          <table:table-cell office:value-type="string" calcext:value-type="string">
            <text:p>T-section</text:p>
          </table:table-cell>
          <table:table-cell office:value-type="string" calcext:value-type="string">
            <text:p>TSECTION</text:p>
          </table:table-cell>
          <table:table-cell table:formula="of:=LEFT(INDIRECT(&quot;A&quot;&amp;ROW());3)" office:value-type="string" office:string-value="670" calcext:value-type="string">
            <text:p>670</text:p>
          </table:table-cell>
          <table:table-cell table:formula="of:=RIGHT(INDIRECT(&quot;A&quot; &amp; ROW());2)" office:value-type="string" office:string-value="05" calcext:value-type="string">
            <text:p>05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006" calcext:value-type="float">
            <text:p>67006</text:p>
          </table:table-cell>
          <table:table-cell office:value-type="string" calcext:value-type="string">
            <text:p>C0H</text:p>
          </table:table-cell>
          <table:table-cell office:value-type="string" calcext:value-type="string">
            <text:p>T-section curved</text:p>
          </table:table-cell>
          <table:table-cell office:value-type="string" calcext:value-type="string">
            <text:p>TSECTION</text:p>
          </table:table-cell>
          <table:table-cell table:formula="of:=LEFT(INDIRECT(&quot;A&quot;&amp;ROW());3)" office:value-type="string" office:string-value="670" calcext:value-type="string">
            <text:p>670</text:p>
          </table:table-cell>
          <table:table-cell table:formula="of:=RIGHT(INDIRECT(&quot;A&quot; &amp; ROW());2)" office:value-type="string" office:string-value="06" calcext:value-type="string">
            <text:p>06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007" calcext:value-type="float">
            <text:p>67007</text:p>
          </table:table-cell>
          <table:table-cell office:value-type="string" calcext:value-type="string">
            <text:p>C0N</text:p>
          </table:table-cell>
          <table:table-cell office:value-type="string" calcext:value-type="string">
            <text:p>Corner diagonal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70" calcext:value-type="string">
            <text:p>670</text:p>
          </table:table-cell>
          <table:table-cell table:formula="of:=RIGHT(INDIRECT(&quot;A&quot; &amp; ROW());2)" office:value-type="string" office:string-value="07" calcext:value-type="string">
            <text:p>07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008" calcext:value-type="float">
            <text:p>67008</text:p>
          </table:table-cell>
          <table:table-cell office:value-type="string" calcext:value-type="string">
            <text:p>C0J</text:p>
          </table:table-cell>
          <table:table-cell office:value-type="string" calcext:value-type="string">
            <text:p>Corner diagonal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70" calcext:value-type="string">
            <text:p>670</text:p>
          </table:table-cell>
          <table:table-cell table:formula="of:=RIGHT(INDIRECT(&quot;A&quot; &amp; ROW());2)" office:value-type="string" office:string-value="08" calcext:value-type="string">
            <text:p>08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009" calcext:value-type="float">
            <text:p>67009</text:p>
          </table:table-cell>
          <table:table-cell office:value-type="string" calcext:value-type="string">
            <text:p>C0I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70" calcext:value-type="string">
            <text:p>670</text:p>
          </table:table-cell>
          <table:table-cell table:formula="of:=RIGHT(INDIRECT(&quot;A&quot; &amp; ROW());2)" office:value-type="string" office:string-value="09" calcext:value-type="string">
            <text:p>09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010" calcext:value-type="float">
            <text:p>67010</text:p>
          </table:table-cell>
          <table:table-cell office:value-type="string" calcext:value-type="string">
            <text:p>C0K</text:p>
          </table:table-cell>
          <table:table-cell office:value-type="string" calcext:value-type="string">
            <text:p>Corner connector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70" calcext:value-type="string">
            <text:p>670</text:p>
          </table:table-cell>
          <table:table-cell table:formula="of:=RIGHT(INDIRECT(&quot;A&quot; &amp; ROW());2)" office:value-type="string" office:string-value="10" calcext:value-type="string">
            <text:p>10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011" calcext:value-type="float">
            <text:p>67011</text:p>
          </table:table-cell>
          <table:table-cell office:value-type="string" calcext:value-type="string">
            <text:p>C01</text:p>
          </table:table-cell>
          <table:table-cell office:value-type="string" calcext:value-type="string">
            <text:p>Passage doorway east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70" calcext:value-type="string">
            <text:p>670</text:p>
          </table:table-cell>
          <table:table-cell table:formula="of:=RIGHT(INDIRECT(&quot;A&quot; &amp; ROW());2)" office:value-type="string" office:string-value="11" calcext:value-type="string">
            <text:p>11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012" calcext:value-type="float">
            <text:p>67012</text:p>
          </table:table-cell>
          <table:table-cell office:value-type="string" calcext:value-type="string">
            <text:p>C06</text:p>
          </table:table-cell>
          <table:table-cell office:value-type="string" calcext:value-type="string">
            <text:p>Passage doorways west east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70" calcext:value-type="string">
            <text:p>670</text:p>
          </table:table-cell>
          <table:table-cell table:formula="of:=RIGHT(INDIRECT(&quot;A&quot; &amp; ROW());2)" office:value-type="string" office:string-value="12" calcext:value-type="string">
            <text:p>12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013" calcext:value-type="float">
            <text:p>67013</text:p>
          </table:table-cell>
          <table:table-cell office:value-type="string" calcext:value-type="string">
            <text:p>C07</text:p>
          </table:table-cell>
          <table:table-cell office:value-type="string" calcext:value-type="string">
            <text:p>Passage doorways west east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70" calcext:value-type="string">
            <text:p>670</text:p>
          </table:table-cell>
          <table:table-cell table:formula="of:=RIGHT(INDIRECT(&quot;A&quot; &amp; ROW());2)" office:value-type="string" office:string-value="13" calcext:value-type="string">
            <text:p>13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014" calcext:value-type="float">
            <text:p>67014</text:p>
          </table:table-cell>
          <table:table-cell office:value-type="string" calcext:value-type="string">
            <text:p>C08</text:p>
          </table:table-cell>
          <table:table-cell office:value-type="string" calcext:value-type="string">
            <text:p>Dead-end</text:p>
          </table:table-cell>
          <table:table-cell office:value-type="string" calcext:value-type="string">
            <text:p>DEADEND</text:p>
          </table:table-cell>
          <table:table-cell table:formula="of:=LEFT(INDIRECT(&quot;A&quot;&amp;ROW());3)" office:value-type="string" office:string-value="670" calcext:value-type="string">
            <text:p>670</text:p>
          </table:table-cell>
          <table:table-cell table:formula="of:=RIGHT(INDIRECT(&quot;A&quot; &amp; ROW());2)" office:value-type="string" office:string-value="14" calcext:value-type="string">
            <text:p>14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015" calcext:value-type="float">
            <text:p>67015</text:p>
          </table:table-cell>
          <table:table-cell office:value-type="string" calcext:value-type="string">
            <text:p>C1O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SLOPE</text:p>
          </table:table-cell>
          <table:table-cell table:formula="of:=LEFT(INDIRECT(&quot;A&quot;&amp;ROW());3)" office:value-type="string" office:string-value="670" calcext:value-type="string">
            <text:p>670</text:p>
          </table:table-cell>
          <table:table-cell table:formula="of:=RIGHT(INDIRECT(&quot;A&quot; &amp; ROW());2)" office:value-type="string" office:string-value="15" calcext:value-type="string">
            <text:p>15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016" calcext:value-type="float">
            <text:p>67016</text:p>
          </table:table-cell>
          <table:table-cell office:value-type="string" calcext:value-type="string">
            <text:p>C1D</text:p>
          </table:table-cell>
          <table:table-cell office:value-type="string" calcext:value-type="string">
            <text:p>Slope stairs</text:p>
          </table:table-cell>
          <table:table-cell office:value-type="string" calcext:value-type="string">
            <text:p>SLOPE</text:p>
          </table:table-cell>
          <table:table-cell table:formula="of:=LEFT(INDIRECT(&quot;A&quot;&amp;ROW());3)" office:value-type="string" office:string-value="670" calcext:value-type="string">
            <text:p>670</text:p>
          </table:table-cell>
          <table:table-cell table:formula="of:=RIGHT(INDIRECT(&quot;A&quot; &amp; ROW());2)" office:value-type="string" office:string-value="16" calcext:value-type="string">
            <text:p>16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017" calcext:value-type="float">
            <text:p>67017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Dead-end – doorway west</text:p>
          </table:table-cell>
          <table:table-cell office:value-type="string" calcext:value-type="string">
            <text:p>DEADEND</text:p>
          </table:table-cell>
          <table:table-cell table:formula="of:=LEFT(INDIRECT(&quot;A&quot;&amp;ROW());3)" office:value-type="string" office:string-value="670" calcext:value-type="string">
            <text:p>670</text:p>
          </table:table-cell>
          <table:table-cell table:formula="of:=RIGHT(INDIRECT(&quot;A&quot; &amp; ROW());2)" office:value-type="string" office:string-value="17" calcext:value-type="string">
            <text:p>17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018" calcext:value-type="float">
            <text:p>67018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Dead-end – doorway east</text:p>
          </table:table-cell>
          <table:table-cell office:value-type="string" calcext:value-type="string">
            <text:p>DEADEND</text:p>
          </table:table-cell>
          <table:table-cell table:formula="of:=LEFT(INDIRECT(&quot;A&quot;&amp;ROW());3)" office:value-type="string" office:string-value="670" calcext:value-type="string">
            <text:p>670</text:p>
          </table:table-cell>
          <table:table-cell table:formula="of:=RIGHT(INDIRECT(&quot;A&quot; &amp; ROW());2)" office:value-type="string" office:string-value="18" calcext:value-type="string">
            <text:p>18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019" calcext:value-type="float">
            <text:p>67019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Passage – doorway south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70" calcext:value-type="string">
            <text:p>670</text:p>
          </table:table-cell>
          <table:table-cell table:formula="of:=RIGHT(INDIRECT(&quot;A&quot; &amp; ROW());2)" office:value-type="string" office:string-value="19" calcext:value-type="string">
            <text:p>19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020" calcext:value-type="float">
            <text:p>67020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Passage – doorway north – doorway east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70" calcext:value-type="string">
            <text:p>670</text:p>
          </table:table-cell>
          <table:table-cell table:formula="of:=RIGHT(INDIRECT(&quot;A&quot; &amp; ROW());2)" office:value-type="string" office:string-value="20" calcext:value-type="string">
            <text:p>20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021" calcext:value-type="float">
            <text:p>67021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Passage – doorway north – doorway east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70" calcext:value-type="string">
            <text:p>670</text:p>
          </table:table-cell>
          <table:table-cell table:formula="of:=RIGHT(INDIRECT(&quot;A&quot; &amp; ROW());2)" office:value-type="string" office:string-value="21" calcext:value-type="string">
            <text:p>21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022" calcext:value-type="float">
            <text:p>67022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Corner – doorway west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70" calcext:value-type="string">
            <text:p>670</text:p>
          </table:table-cell>
          <table:table-cell table:formula="of:=RIGHT(INDIRECT(&quot;A&quot; &amp; ROW());2)" office:value-type="string" office:string-value="22" calcext:value-type="string">
            <text:p>22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023" calcext:value-type="float">
            <text:p>67023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Corner – doorway south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70" calcext:value-type="string">
            <text:p>670</text:p>
          </table:table-cell>
          <table:table-cell table:formula="of:=RIGHT(INDIRECT(&quot;A&quot; &amp; ROW());2)" office:value-type="string" office:string-value="23" calcext:value-type="string">
            <text:p>23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024" calcext:value-type="float">
            <text:p>67024</text:p>
          </table:table-cell>
          <table:table-cell office:value-type="string" calcext:value-type="string">
            <text:p>C0O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SLOPE</text:p>
          </table:table-cell>
          <table:table-cell table:formula="of:=LEFT(INDIRECT(&quot;A&quot;&amp;ROW());3)" office:value-type="string" office:string-value="670" calcext:value-type="string">
            <text:p>670</text:p>
          </table:table-cell>
          <table:table-cell table:formula="of:=RIGHT(INDIRECT(&quot;A&quot; &amp; ROW());2)" office:value-type="string" office:string-value="24" calcext:value-type="string">
            <text:p>24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025" calcext:value-type="float">
            <text:p>67025</text:p>
          </table:table-cell>
          <table:table-cell office:value-type="string" calcext:value-type="string">
            <text:p>C0D</text:p>
          </table:table-cell>
          <table:table-cell office:value-type="string" calcext:value-type="string">
            <text:p>Stairs</text:p>
          </table:table-cell>
          <table:table-cell office:value-type="string" calcext:value-type="string">
            <text:p>STAIRS</text:p>
          </table:table-cell>
          <table:table-cell table:formula="of:=LEFT(INDIRECT(&quot;A&quot;&amp;ROW());3)" office:value-type="string" office:string-value="670" calcext:value-type="string">
            <text:p>670</text:p>
          </table:table-cell>
          <table:table-cell table:formula="of:=RIGHT(INDIRECT(&quot;A&quot; &amp; ROW());2)" office:value-type="string" office:string-value="25" calcext:value-type="string">
            <text:p>25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026" calcext:value-type="float">
            <text:p>67026</text:p>
          </table:table-cell>
          <table:table-cell office:value-type="string" calcext:value-type="string">
            <text:p>C00</text:p>
          </table:table-cell>
          <table:table-cell office:value-type="string" calcext:value-type="string">
            <text:p>Passage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70" calcext:value-type="string">
            <text:p>670</text:p>
          </table:table-cell>
          <table:table-cell table:formula="of:=RIGHT(INDIRECT(&quot;A&quot; &amp; ROW());2)" office:value-type="string" office:string-value="26" calcext:value-type="string">
            <text:p>26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027" calcext:value-type="float">
            <text:p>67027</text:p>
          </table:table-cell>
          <table:table-cell office:value-type="string" calcext:value-type="string">
            <text:p>C1O</text:p>
          </table:table-cell>
          <table:table-cell office:value-type="string" calcext:value-type="string">
            <text:p>Slope steep</text:p>
          </table:table-cell>
          <table:table-cell office:value-type="string" calcext:value-type="string">
            <text:p>SLOPE</text:p>
          </table:table-cell>
          <table:table-cell table:formula="of:=LEFT(INDIRECT(&quot;A&quot;&amp;ROW());3)" office:value-type="string" office:string-value="670" calcext:value-type="string">
            <text:p>670</text:p>
          </table:table-cell>
          <table:table-cell table:formula="of:=RIGHT(INDIRECT(&quot;A&quot; &amp; ROW());2)" office:value-type="string" office:string-value="27" calcext:value-type="string">
            <text:p>27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028" calcext:value-type="float">
            <text:p>67028</text:p>
          </table:table-cell>
          <table:table-cell office:value-type="string" calcext:value-type="string">
            <text:p>C2O</text:p>
          </table:table-cell>
          <table:table-cell office:value-type="string" calcext:value-type="string">
            <text:p>Slope steep</text:p>
          </table:table-cell>
          <table:table-cell office:value-type="string" calcext:value-type="string">
            <text:p>SLOPE</text:p>
          </table:table-cell>
          <table:table-cell table:formula="of:=LEFT(INDIRECT(&quot;A&quot;&amp;ROW());3)" office:value-type="string" office:string-value="670" calcext:value-type="string">
            <text:p>670</text:p>
          </table:table-cell>
          <table:table-cell table:formula="of:=RIGHT(INDIRECT(&quot;A&quot; &amp; ROW());2)" office:value-type="string" office:string-value="28" calcext:value-type="string">
            <text:p>28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029" calcext:value-type="float">
            <text:p>67029</text:p>
          </table:table-cell>
          <table:table-cell office:value-type="string" calcext:value-type="string">
            <text:p>C5O</text:p>
          </table:table-cell>
          <table:table-cell office:value-type="string" calcext:value-type="string">
            <text:p>Passage steep slope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70" calcext:value-type="string">
            <text:p>670</text:p>
          </table:table-cell>
          <table:table-cell table:formula="of:=RIGHT(INDIRECT(&quot;A&quot; &amp; ROW());2)" office:value-type="string" office:string-value="29" calcext:value-type="string">
            <text:p>29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030" calcext:value-type="float">
            <text:p>67030</text:p>
          </table:table-cell>
          <table:table-cell office:value-type="string" calcext:value-type="string">
            <text:p>C5Z</text:p>
          </table:table-cell>
          <table:table-cell office:value-type="string" calcext:value-type="string">
            <text:p>Passage short slope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70" calcext:value-type="string">
            <text:p>670</text:p>
          </table:table-cell>
          <table:table-cell table:formula="of:=RIGHT(INDIRECT(&quot;A&quot; &amp; ROW());2)" office:value-type="string" office:string-value="30" calcext:value-type="string">
            <text:p>30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031" calcext:value-type="float">
            <text:p>67031</text:p>
          </table:table-cell>
          <table:table-cell office:value-type="string" calcext:value-type="string">
            <text:p>C08</text:p>
          </table:table-cell>
          <table:table-cell office:value-type="string" calcext:value-type="string">
            <text:p>Dead-end</text:p>
          </table:table-cell>
          <table:table-cell office:value-type="string" calcext:value-type="string">
            <text:p>DEADEND</text:p>
          </table:table-cell>
          <table:table-cell table:formula="of:=LEFT(INDIRECT(&quot;A&quot;&amp;ROW());3)" office:value-type="string" office:string-value="670" calcext:value-type="string">
            <text:p>670</text:p>
          </table:table-cell>
          <table:table-cell table:formula="of:=RIGHT(INDIRECT(&quot;A&quot; &amp; ROW());2)" office:value-type="string" office:string-value="31" calcext:value-type="string">
            <text:p>31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032" calcext:value-type="float">
            <text:p>67032</text:p>
          </table:table-cell>
          <table:table-cell office:value-type="string" calcext:value-type="string">
            <text:p>C0E</text:p>
          </table:table-cell>
          <table:table-cell office:value-type="string" calcext:value-type="string">
            <text:p>T-section doorway west</text:p>
          </table:table-cell>
          <table:table-cell office:value-type="string" calcext:value-type="string">
            <text:p>TSECTION</text:p>
          </table:table-cell>
          <table:table-cell table:formula="of:=LEFT(INDIRECT(&quot;A&quot;&amp;ROW());3)" office:value-type="string" office:string-value="670" calcext:value-type="string">
            <text:p>670</text:p>
          </table:table-cell>
          <table:table-cell table:formula="of:=RIGHT(INDIRECT(&quot;A&quot; &amp; ROW());2)" office:value-type="string" office:string-value="32" calcext:value-type="string">
            <text:p>32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033" calcext:value-type="float">
            <text:p>67033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1x1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670" calcext:value-type="string">
            <text:p>670</text:p>
          </table:table-cell>
          <table:table-cell table:formula="of:=RIGHT(INDIRECT(&quot;A&quot; &amp; ROW());2)" office:value-type="string" office:string-value="33" calcext:value-type="string">
            <text:p>33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100" calcext:value-type="float">
            <text:p>67100</text:p>
          </table:table-cell>
          <table:table-cell office:value-type="string" calcext:value-type="string">
            <text:p>C00</text:p>
          </table:table-cell>
          <table:table-cell office:value-type="string" calcext:value-type="string">
            <text:p>Passage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71" calcext:value-type="string">
            <text:p>671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101" calcext:value-type="float">
            <text:p>6710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4x1 passage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71" calcext:value-type="string">
            <text:p>671</text:p>
          </table:table-cell>
          <table:table-cell table:formula="of:=RIGHT(INDIRECT(&quot;A&quot; &amp; ROW());2)" office:value-type="string" office:string-value="01" calcext:value-type="string">
            <text:p>01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104" calcext:value-type="float">
            <text:p>67104</text:p>
          </table:table-cell>
          <table:table-cell office:value-type="string" calcext:value-type="string">
            <text:p>C0G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>INTERSECTION</text:p>
          </table:table-cell>
          <table:table-cell table:formula="of:=LEFT(INDIRECT(&quot;A&quot;&amp;ROW());3)" office:value-type="string" office:string-value="671" calcext:value-type="string">
            <text:p>671</text:p>
          </table:table-cell>
          <table:table-cell table:formula="of:=RIGHT(INDIRECT(&quot;A&quot; &amp; ROW());2)" office:value-type="string" office:string-value="04" calcext:value-type="string">
            <text:p>04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105" calcext:value-type="float">
            <text:p>67105</text:p>
          </table:table-cell>
          <table:table-cell office:value-type="string" calcext:value-type="string">
            <text:p>C0E</text:p>
          </table:table-cell>
          <table:table-cell office:value-type="string" calcext:value-type="string">
            <text:p>T-section</text:p>
          </table:table-cell>
          <table:table-cell office:value-type="string" calcext:value-type="string">
            <text:p>TSECTION</text:p>
          </table:table-cell>
          <table:table-cell table:formula="of:=LEFT(INDIRECT(&quot;A&quot;&amp;ROW());3)" office:value-type="string" office:string-value="671" calcext:value-type="string">
            <text:p>671</text:p>
          </table:table-cell>
          <table:table-cell table:formula="of:=RIGHT(INDIRECT(&quot;A&quot; &amp; ROW());2)" office:value-type="string" office:string-value="05" calcext:value-type="string">
            <text:p>05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106" calcext:value-type="float">
            <text:p>67106</text:p>
          </table:table-cell>
          <table:table-cell office:value-type="string" calcext:value-type="string">
            <text:p>C0H</text:p>
          </table:table-cell>
          <table:table-cell office:value-type="string" calcext:value-type="string">
            <text:p>T-section curved</text:p>
          </table:table-cell>
          <table:table-cell office:value-type="string" calcext:value-type="string">
            <text:p>TSECTION</text:p>
          </table:table-cell>
          <table:table-cell table:formula="of:=LEFT(INDIRECT(&quot;A&quot;&amp;ROW());3)" office:value-type="string" office:string-value="671" calcext:value-type="string">
            <text:p>671</text:p>
          </table:table-cell>
          <table:table-cell table:formula="of:=RIGHT(INDIRECT(&quot;A&quot; &amp; ROW());2)" office:value-type="string" office:string-value="06" calcext:value-type="string">
            <text:p>06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107" calcext:value-type="float">
            <text:p>67107</text:p>
          </table:table-cell>
          <table:table-cell office:value-type="string" calcext:value-type="string">
            <text:p>C0N</text:p>
          </table:table-cell>
          <table:table-cell office:value-type="string" calcext:value-type="string">
            <text:p>Corner diagonal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71" calcext:value-type="string">
            <text:p>671</text:p>
          </table:table-cell>
          <table:table-cell table:formula="of:=RIGHT(INDIRECT(&quot;A&quot; &amp; ROW());2)" office:value-type="string" office:string-value="07" calcext:value-type="string">
            <text:p>07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108" calcext:value-type="float">
            <text:p>67108</text:p>
          </table:table-cell>
          <table:table-cell office:value-type="string" calcext:value-type="string">
            <text:p>C0J</text:p>
          </table:table-cell>
          <table:table-cell office:value-type="string" calcext:value-type="string">
            <text:p>Corner diagonal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71" calcext:value-type="string">
            <text:p>671</text:p>
          </table:table-cell>
          <table:table-cell table:formula="of:=RIGHT(INDIRECT(&quot;A&quot; &amp; ROW());2)" office:value-type="string" office:string-value="08" calcext:value-type="string">
            <text:p>08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109" calcext:value-type="float">
            <text:p>67109</text:p>
          </table:table-cell>
          <table:table-cell office:value-type="string" calcext:value-type="string">
            <text:p>C0I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71" calcext:value-type="string">
            <text:p>671</text:p>
          </table:table-cell>
          <table:table-cell table:formula="of:=RIGHT(INDIRECT(&quot;A&quot; &amp; ROW());2)" office:value-type="string" office:string-value="09" calcext:value-type="string">
            <text:p>09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110" calcext:value-type="float">
            <text:p>67110</text:p>
          </table:table-cell>
          <table:table-cell office:value-type="string" calcext:value-type="string">
            <text:p>C0K</text:p>
          </table:table-cell>
          <table:table-cell office:value-type="string" calcext:value-type="string">
            <text:p>Corner connector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71" calcext:value-type="string">
            <text:p>671</text:p>
          </table:table-cell>
          <table:table-cell table:formula="of:=RIGHT(INDIRECT(&quot;A&quot; &amp; ROW());2)" office:value-type="string" office:string-value="10" calcext:value-type="string">
            <text:p>10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111" calcext:value-type="float">
            <text:p>67111</text:p>
          </table:table-cell>
          <table:table-cell office:value-type="string" calcext:value-type="string">
            <text:p>C01</text:p>
          </table:table-cell>
          <table:table-cell office:value-type="string" calcext:value-type="string">
            <text:p>Passage doorway east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71" calcext:value-type="string">
            <text:p>671</text:p>
          </table:table-cell>
          <table:table-cell table:formula="of:=RIGHT(INDIRECT(&quot;A&quot; &amp; ROW());2)" office:value-type="string" office:string-value="11" calcext:value-type="string">
            <text:p>11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112" calcext:value-type="float">
            <text:p>67112</text:p>
          </table:table-cell>
          <table:table-cell office:value-type="string" calcext:value-type="string">
            <text:p>C06</text:p>
          </table:table-cell>
          <table:table-cell office:value-type="string" calcext:value-type="string">
            <text:p>Passage doorways west east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71" calcext:value-type="string">
            <text:p>671</text:p>
          </table:table-cell>
          <table:table-cell table:formula="of:=RIGHT(INDIRECT(&quot;A&quot; &amp; ROW());2)" office:value-type="string" office:string-value="12" calcext:value-type="string">
            <text:p>12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113" calcext:value-type="float">
            <text:p>67113</text:p>
          </table:table-cell>
          <table:table-cell office:value-type="string" calcext:value-type="string">
            <text:p>C07</text:p>
          </table:table-cell>
          <table:table-cell office:value-type="string" calcext:value-type="string">
            <text:p>Passage doorways west east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71" calcext:value-type="string">
            <text:p>671</text:p>
          </table:table-cell>
          <table:table-cell table:formula="of:=RIGHT(INDIRECT(&quot;A&quot; &amp; ROW());2)" office:value-type="string" office:string-value="13" calcext:value-type="string">
            <text:p>13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114" calcext:value-type="float">
            <text:p>67114</text:p>
          </table:table-cell>
          <table:table-cell office:value-type="string" calcext:value-type="string">
            <text:p>C08</text:p>
          </table:table-cell>
          <table:table-cell office:value-type="string" calcext:value-type="string">
            <text:p>Dead-end</text:p>
          </table:table-cell>
          <table:table-cell office:value-type="string" calcext:value-type="string">
            <text:p>DEADEND</text:p>
          </table:table-cell>
          <table:table-cell table:formula="of:=LEFT(INDIRECT(&quot;A&quot;&amp;ROW());3)" office:value-type="string" office:string-value="671" calcext:value-type="string">
            <text:p>671</text:p>
          </table:table-cell>
          <table:table-cell table:formula="of:=RIGHT(INDIRECT(&quot;A&quot; &amp; ROW());2)" office:value-type="string" office:string-value="14" calcext:value-type="string">
            <text:p>14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115" calcext:value-type="float">
            <text:p>67115</text:p>
          </table:table-cell>
          <table:table-cell office:value-type="string" calcext:value-type="string">
            <text:p>C1O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SLOPE</text:p>
          </table:table-cell>
          <table:table-cell table:formula="of:=LEFT(INDIRECT(&quot;A&quot;&amp;ROW());3)" office:value-type="string" office:string-value="671" calcext:value-type="string">
            <text:p>671</text:p>
          </table:table-cell>
          <table:table-cell table:formula="of:=RIGHT(INDIRECT(&quot;A&quot; &amp; ROW());2)" office:value-type="string" office:string-value="15" calcext:value-type="string">
            <text:p>15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116" calcext:value-type="float">
            <text:p>67116</text:p>
          </table:table-cell>
          <table:table-cell office:value-type="string" calcext:value-type="string">
            <text:p>C1D</text:p>
          </table:table-cell>
          <table:table-cell office:value-type="string" calcext:value-type="string">
            <text:p>Slope stairs</text:p>
          </table:table-cell>
          <table:table-cell office:value-type="string" calcext:value-type="string">
            <text:p>SLOPE</text:p>
          </table:table-cell>
          <table:table-cell table:formula="of:=LEFT(INDIRECT(&quot;A&quot;&amp;ROW());3)" office:value-type="string" office:string-value="671" calcext:value-type="string">
            <text:p>671</text:p>
          </table:table-cell>
          <table:table-cell table:formula="of:=RIGHT(INDIRECT(&quot;A&quot; &amp; ROW());2)" office:value-type="string" office:string-value="16" calcext:value-type="string">
            <text:p>16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117" calcext:value-type="float">
            <text:p>67117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Dead-end – doorway west</text:p>
          </table:table-cell>
          <table:table-cell office:value-type="string" calcext:value-type="string">
            <text:p>DEADEND</text:p>
          </table:table-cell>
          <table:table-cell table:formula="of:=LEFT(INDIRECT(&quot;A&quot;&amp;ROW());3)" office:value-type="string" office:string-value="671" calcext:value-type="string">
            <text:p>671</text:p>
          </table:table-cell>
          <table:table-cell table:formula="of:=RIGHT(INDIRECT(&quot;A&quot; &amp; ROW());2)" office:value-type="string" office:string-value="17" calcext:value-type="string">
            <text:p>17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118" calcext:value-type="float">
            <text:p>67118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Dead-end – doorway east</text:p>
          </table:table-cell>
          <table:table-cell office:value-type="string" calcext:value-type="string">
            <text:p>DEADEND</text:p>
          </table:table-cell>
          <table:table-cell table:formula="of:=LEFT(INDIRECT(&quot;A&quot;&amp;ROW());3)" office:value-type="string" office:string-value="671" calcext:value-type="string">
            <text:p>671</text:p>
          </table:table-cell>
          <table:table-cell table:formula="of:=RIGHT(INDIRECT(&quot;A&quot; &amp; ROW());2)" office:value-type="string" office:string-value="18" calcext:value-type="string">
            <text:p>18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119" calcext:value-type="float">
            <text:p>67119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Passage – doorway south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71" calcext:value-type="string">
            <text:p>671</text:p>
          </table:table-cell>
          <table:table-cell table:formula="of:=RIGHT(INDIRECT(&quot;A&quot; &amp; ROW());2)" office:value-type="string" office:string-value="19" calcext:value-type="string">
            <text:p>19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120" calcext:value-type="float">
            <text:p>67120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Passage – doorway north – doorway east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71" calcext:value-type="string">
            <text:p>671</text:p>
          </table:table-cell>
          <table:table-cell table:formula="of:=RIGHT(INDIRECT(&quot;A&quot; &amp; ROW());2)" office:value-type="string" office:string-value="20" calcext:value-type="string">
            <text:p>20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121" calcext:value-type="float">
            <text:p>67121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Passage – doorway north – doorway east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71" calcext:value-type="string">
            <text:p>671</text:p>
          </table:table-cell>
          <table:table-cell table:formula="of:=RIGHT(INDIRECT(&quot;A&quot; &amp; ROW());2)" office:value-type="string" office:string-value="21" calcext:value-type="string">
            <text:p>21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122" calcext:value-type="float">
            <text:p>67122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Corner – doorway west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71" calcext:value-type="string">
            <text:p>671</text:p>
          </table:table-cell>
          <table:table-cell table:formula="of:=RIGHT(INDIRECT(&quot;A&quot; &amp; ROW());2)" office:value-type="string" office:string-value="22" calcext:value-type="string">
            <text:p>22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123" calcext:value-type="float">
            <text:p>67123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Corner – doorway south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71" calcext:value-type="string">
            <text:p>671</text:p>
          </table:table-cell>
          <table:table-cell table:formula="of:=RIGHT(INDIRECT(&quot;A&quot; &amp; ROW());2)" office:value-type="string" office:string-value="23" calcext:value-type="string">
            <text:p>23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124" calcext:value-type="float">
            <text:p>67124</text:p>
          </table:table-cell>
          <table:table-cell office:value-type="string" calcext:value-type="string">
            <text:p>C0O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SLOPE</text:p>
          </table:table-cell>
          <table:table-cell table:formula="of:=LEFT(INDIRECT(&quot;A&quot;&amp;ROW());3)" office:value-type="string" office:string-value="671" calcext:value-type="string">
            <text:p>671</text:p>
          </table:table-cell>
          <table:table-cell table:formula="of:=RIGHT(INDIRECT(&quot;A&quot; &amp; ROW());2)" office:value-type="string" office:string-value="24" calcext:value-type="string">
            <text:p>24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125" calcext:value-type="float">
            <text:p>67125</text:p>
          </table:table-cell>
          <table:table-cell office:value-type="string" calcext:value-type="string">
            <text:p>C0D</text:p>
          </table:table-cell>
          <table:table-cell office:value-type="string" calcext:value-type="string">
            <text:p>Stairs</text:p>
          </table:table-cell>
          <table:table-cell office:value-type="string" calcext:value-type="string">
            <text:p>STAIRS</text:p>
          </table:table-cell>
          <table:table-cell table:formula="of:=LEFT(INDIRECT(&quot;A&quot;&amp;ROW());3)" office:value-type="string" office:string-value="671" calcext:value-type="string">
            <text:p>671</text:p>
          </table:table-cell>
          <table:table-cell table:formula="of:=RIGHT(INDIRECT(&quot;A&quot; &amp; ROW());2)" office:value-type="string" office:string-value="25" calcext:value-type="string">
            <text:p>25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130" calcext:value-type="float">
            <text:p>67130</text:p>
          </table:table-cell>
          <table:table-cell office:value-type="string" calcext:value-type="string">
            <text:p>C5Z</text:p>
          </table:table-cell>
          <table:table-cell office:value-type="string" calcext:value-type="string">
            <text:p>Passage short slope</text:p>
          </table:table-cell>
          <table:table-cell office:value-type="string" calcext:value-type="string">
            <text:p>SLOPE</text:p>
          </table:table-cell>
          <table:table-cell table:formula="of:=LEFT(INDIRECT(&quot;A&quot;&amp;ROW());3)" office:value-type="string" office:string-value="671" calcext:value-type="string">
            <text:p>671</text:p>
          </table:table-cell>
          <table:table-cell table:formula="of:=RIGHT(INDIRECT(&quot;A&quot; &amp; ROW());2)" office:value-type="string" office:string-value="30" calcext:value-type="string">
            <text:p>30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133" calcext:value-type="float">
            <text:p>67133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1x1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671" calcext:value-type="string">
            <text:p>671</text:p>
          </table:table-cell>
          <table:table-cell table:formula="of:=RIGHT(INDIRECT(&quot;A&quot; &amp; ROW());2)" office:value-type="string" office:string-value="33" calcext:value-type="string">
            <text:p>33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200" calcext:value-type="float">
            <text:p>67200</text:p>
          </table:table-cell>
          <table:table-cell office:value-type="string" calcext:value-type="string">
            <text:p>C00</text:p>
          </table:table-cell>
          <table:table-cell office:value-type="string" calcext:value-type="string">
            <text:p>Passage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72" calcext:value-type="string">
            <text:p>672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201" calcext:value-type="float">
            <text:p>6720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4x1 passage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72" calcext:value-type="string">
            <text:p>672</text:p>
          </table:table-cell>
          <table:table-cell table:formula="of:=RIGHT(INDIRECT(&quot;A&quot; &amp; ROW());2)" office:value-type="string" office:string-value="01" calcext:value-type="string">
            <text:p>01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204" calcext:value-type="float">
            <text:p>67204</text:p>
          </table:table-cell>
          <table:table-cell office:value-type="string" calcext:value-type="string">
            <text:p>C0G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>INTERSECTION</text:p>
          </table:table-cell>
          <table:table-cell table:formula="of:=LEFT(INDIRECT(&quot;A&quot;&amp;ROW());3)" office:value-type="string" office:string-value="672" calcext:value-type="string">
            <text:p>672</text:p>
          </table:table-cell>
          <table:table-cell table:formula="of:=RIGHT(INDIRECT(&quot;A&quot; &amp; ROW());2)" office:value-type="string" office:string-value="04" calcext:value-type="string">
            <text:p>04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205" calcext:value-type="float">
            <text:p>67205</text:p>
          </table:table-cell>
          <table:table-cell office:value-type="string" calcext:value-type="string">
            <text:p>C0E</text:p>
          </table:table-cell>
          <table:table-cell office:value-type="string" calcext:value-type="string">
            <text:p>T-section</text:p>
          </table:table-cell>
          <table:table-cell office:value-type="string" calcext:value-type="string">
            <text:p>TSECTION</text:p>
          </table:table-cell>
          <table:table-cell table:formula="of:=LEFT(INDIRECT(&quot;A&quot;&amp;ROW());3)" office:value-type="string" office:string-value="672" calcext:value-type="string">
            <text:p>672</text:p>
          </table:table-cell>
          <table:table-cell table:formula="of:=RIGHT(INDIRECT(&quot;A&quot; &amp; ROW());2)" office:value-type="string" office:string-value="05" calcext:value-type="string">
            <text:p>05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206" calcext:value-type="float">
            <text:p>67206</text:p>
          </table:table-cell>
          <table:table-cell office:value-type="string" calcext:value-type="string">
            <text:p>C0H</text:p>
          </table:table-cell>
          <table:table-cell office:value-type="string" calcext:value-type="string">
            <text:p>T-section curved</text:p>
          </table:table-cell>
          <table:table-cell office:value-type="string" calcext:value-type="string">
            <text:p>TSECTION</text:p>
          </table:table-cell>
          <table:table-cell table:formula="of:=LEFT(INDIRECT(&quot;A&quot;&amp;ROW());3)" office:value-type="string" office:string-value="672" calcext:value-type="string">
            <text:p>672</text:p>
          </table:table-cell>
          <table:table-cell table:formula="of:=RIGHT(INDIRECT(&quot;A&quot; &amp; ROW());2)" office:value-type="string" office:string-value="06" calcext:value-type="string">
            <text:p>06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207" calcext:value-type="float">
            <text:p>67207</text:p>
          </table:table-cell>
          <table:table-cell office:value-type="string" calcext:value-type="string">
            <text:p>C0N</text:p>
          </table:table-cell>
          <table:table-cell office:value-type="string" calcext:value-type="string">
            <text:p>Corner diagonal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72" calcext:value-type="string">
            <text:p>672</text:p>
          </table:table-cell>
          <table:table-cell table:formula="of:=RIGHT(INDIRECT(&quot;A&quot; &amp; ROW());2)" office:value-type="string" office:string-value="07" calcext:value-type="string">
            <text:p>07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208" calcext:value-type="float">
            <text:p>67208</text:p>
          </table:table-cell>
          <table:table-cell office:value-type="string" calcext:value-type="string">
            <text:p>C0J</text:p>
          </table:table-cell>
          <table:table-cell office:value-type="string" calcext:value-type="string">
            <text:p>Corner diagonal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72" calcext:value-type="string">
            <text:p>672</text:p>
          </table:table-cell>
          <table:table-cell table:formula="of:=RIGHT(INDIRECT(&quot;A&quot; &amp; ROW());2)" office:value-type="string" office:string-value="08" calcext:value-type="string">
            <text:p>08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209" calcext:value-type="float">
            <text:p>67209</text:p>
          </table:table-cell>
          <table:table-cell office:value-type="string" calcext:value-type="string">
            <text:p>C0I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72" calcext:value-type="string">
            <text:p>672</text:p>
          </table:table-cell>
          <table:table-cell table:formula="of:=RIGHT(INDIRECT(&quot;A&quot; &amp; ROW());2)" office:value-type="string" office:string-value="09" calcext:value-type="string">
            <text:p>09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210" calcext:value-type="float">
            <text:p>67210</text:p>
          </table:table-cell>
          <table:table-cell office:value-type="string" calcext:value-type="string">
            <text:p>C0K</text:p>
          </table:table-cell>
          <table:table-cell office:value-type="string" calcext:value-type="string">
            <text:p>Corner connector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72" calcext:value-type="string">
            <text:p>672</text:p>
          </table:table-cell>
          <table:table-cell table:formula="of:=RIGHT(INDIRECT(&quot;A&quot; &amp; ROW());2)" office:value-type="string" office:string-value="10" calcext:value-type="string">
            <text:p>10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211" calcext:value-type="float">
            <text:p>67211</text:p>
          </table:table-cell>
          <table:table-cell office:value-type="string" calcext:value-type="string">
            <text:p>C01</text:p>
          </table:table-cell>
          <table:table-cell office:value-type="string" calcext:value-type="string">
            <text:p>Passage doorway east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72" calcext:value-type="string">
            <text:p>672</text:p>
          </table:table-cell>
          <table:table-cell table:formula="of:=RIGHT(INDIRECT(&quot;A&quot; &amp; ROW());2)" office:value-type="string" office:string-value="11" calcext:value-type="string">
            <text:p>11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212" calcext:value-type="float">
            <text:p>67212</text:p>
          </table:table-cell>
          <table:table-cell office:value-type="string" calcext:value-type="string">
            <text:p>C06</text:p>
          </table:table-cell>
          <table:table-cell office:value-type="string" calcext:value-type="string">
            <text:p>Passage doorways west east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72" calcext:value-type="string">
            <text:p>672</text:p>
          </table:table-cell>
          <table:table-cell table:formula="of:=RIGHT(INDIRECT(&quot;A&quot; &amp; ROW());2)" office:value-type="string" office:string-value="12" calcext:value-type="string">
            <text:p>12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213" calcext:value-type="float">
            <text:p>67213</text:p>
          </table:table-cell>
          <table:table-cell office:value-type="string" calcext:value-type="string">
            <text:p>C07</text:p>
          </table:table-cell>
          <table:table-cell office:value-type="string" calcext:value-type="string">
            <text:p>Passage doorways west east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72" calcext:value-type="string">
            <text:p>672</text:p>
          </table:table-cell>
          <table:table-cell table:formula="of:=RIGHT(INDIRECT(&quot;A&quot; &amp; ROW());2)" office:value-type="string" office:string-value="13" calcext:value-type="string">
            <text:p>13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214" calcext:value-type="float">
            <text:p>67214</text:p>
          </table:table-cell>
          <table:table-cell office:value-type="string" calcext:value-type="string">
            <text:p>C08</text:p>
          </table:table-cell>
          <table:table-cell office:value-type="string" calcext:value-type="string">
            <text:p>Dead-end</text:p>
          </table:table-cell>
          <table:table-cell office:value-type="string" calcext:value-type="string">
            <text:p>DEADEND</text:p>
          </table:table-cell>
          <table:table-cell table:formula="of:=LEFT(INDIRECT(&quot;A&quot;&amp;ROW());3)" office:value-type="string" office:string-value="672" calcext:value-type="string">
            <text:p>672</text:p>
          </table:table-cell>
          <table:table-cell table:formula="of:=RIGHT(INDIRECT(&quot;A&quot; &amp; ROW());2)" office:value-type="string" office:string-value="14" calcext:value-type="string">
            <text:p>14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215" calcext:value-type="float">
            <text:p>67215</text:p>
          </table:table-cell>
          <table:table-cell office:value-type="string" calcext:value-type="string">
            <text:p>C1O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SLOPE</text:p>
          </table:table-cell>
          <table:table-cell table:formula="of:=LEFT(INDIRECT(&quot;A&quot;&amp;ROW());3)" office:value-type="string" office:string-value="672" calcext:value-type="string">
            <text:p>672</text:p>
          </table:table-cell>
          <table:table-cell table:formula="of:=RIGHT(INDIRECT(&quot;A&quot; &amp; ROW());2)" office:value-type="string" office:string-value="15" calcext:value-type="string">
            <text:p>15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217" calcext:value-type="float">
            <text:p>67217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Dead-end – doorway west</text:p>
          </table:table-cell>
          <table:table-cell office:value-type="string" calcext:value-type="string">
            <text:p>DEADEND</text:p>
          </table:table-cell>
          <table:table-cell table:formula="of:=LEFT(INDIRECT(&quot;A&quot;&amp;ROW());3)" office:value-type="string" office:string-value="672" calcext:value-type="string">
            <text:p>672</text:p>
          </table:table-cell>
          <table:table-cell table:formula="of:=RIGHT(INDIRECT(&quot;A&quot; &amp; ROW());2)" office:value-type="string" office:string-value="17" calcext:value-type="string">
            <text:p>17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218" calcext:value-type="float">
            <text:p>67218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Dead-end – doorway east</text:p>
          </table:table-cell>
          <table:table-cell office:value-type="string" calcext:value-type="string">
            <text:p>DEADEND</text:p>
          </table:table-cell>
          <table:table-cell table:formula="of:=LEFT(INDIRECT(&quot;A&quot;&amp;ROW());3)" office:value-type="string" office:string-value="672" calcext:value-type="string">
            <text:p>672</text:p>
          </table:table-cell>
          <table:table-cell table:formula="of:=RIGHT(INDIRECT(&quot;A&quot; &amp; ROW());2)" office:value-type="string" office:string-value="18" calcext:value-type="string">
            <text:p>18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219" calcext:value-type="float">
            <text:p>67219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Passage – doorway south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72" calcext:value-type="string">
            <text:p>672</text:p>
          </table:table-cell>
          <table:table-cell table:formula="of:=RIGHT(INDIRECT(&quot;A&quot; &amp; ROW());2)" office:value-type="string" office:string-value="19" calcext:value-type="string">
            <text:p>19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220" calcext:value-type="float">
            <text:p>67220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Passage – doorway north – doorway east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72" calcext:value-type="string">
            <text:p>672</text:p>
          </table:table-cell>
          <table:table-cell table:formula="of:=RIGHT(INDIRECT(&quot;A&quot; &amp; ROW());2)" office:value-type="string" office:string-value="20" calcext:value-type="string">
            <text:p>20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221" calcext:value-type="float">
            <text:p>67221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Passage – doorway north – doorway east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72" calcext:value-type="string">
            <text:p>672</text:p>
          </table:table-cell>
          <table:table-cell table:formula="of:=RIGHT(INDIRECT(&quot;A&quot; &amp; ROW());2)" office:value-type="string" office:string-value="21" calcext:value-type="string">
            <text:p>21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222" calcext:value-type="float">
            <text:p>67222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Corner – doorway west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72" calcext:value-type="string">
            <text:p>672</text:p>
          </table:table-cell>
          <table:table-cell table:formula="of:=RIGHT(INDIRECT(&quot;A&quot; &amp; ROW());2)" office:value-type="string" office:string-value="22" calcext:value-type="string">
            <text:p>22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224" calcext:value-type="float">
            <text:p>67224</text:p>
          </table:table-cell>
          <table:table-cell office:value-type="string" calcext:value-type="string">
            <text:p>C0O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SLOPE</text:p>
          </table:table-cell>
          <table:table-cell table:formula="of:=LEFT(INDIRECT(&quot;A&quot;&amp;ROW());3)" office:value-type="string" office:string-value="672" calcext:value-type="string">
            <text:p>672</text:p>
          </table:table-cell>
          <table:table-cell table:formula="of:=RIGHT(INDIRECT(&quot;A&quot; &amp; ROW());2)" office:value-type="string" office:string-value="24" calcext:value-type="string">
            <text:p>24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225" calcext:value-type="float">
            <text:p>67225</text:p>
          </table:table-cell>
          <table:table-cell office:value-type="string" calcext:value-type="string">
            <text:p>C0D</text:p>
          </table:table-cell>
          <table:table-cell office:value-type="string" calcext:value-type="string">
            <text:p>Stairs</text:p>
          </table:table-cell>
          <table:table-cell office:value-type="string" calcext:value-type="string">
            <text:p>STAIRS</text:p>
          </table:table-cell>
          <table:table-cell table:formula="of:=LEFT(INDIRECT(&quot;A&quot;&amp;ROW());3)" office:value-type="string" office:string-value="672" calcext:value-type="string">
            <text:p>672</text:p>
          </table:table-cell>
          <table:table-cell table:formula="of:=RIGHT(INDIRECT(&quot;A&quot; &amp; ROW());2)" office:value-type="string" office:string-value="25" calcext:value-type="string">
            <text:p>25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231" calcext:value-type="float">
            <text:p>67231</text:p>
          </table:table-cell>
          <table:table-cell office:value-type="string" calcext:value-type="string">
            <text:p>C08</text:p>
          </table:table-cell>
          <table:table-cell office:value-type="string" calcext:value-type="string">
            <text:p>Dead-end</text:p>
          </table:table-cell>
          <table:table-cell office:value-type="string" calcext:value-type="string">
            <text:p>DEADEND</text:p>
          </table:table-cell>
          <table:table-cell table:formula="of:=LEFT(INDIRECT(&quot;A&quot;&amp;ROW());3)" office:value-type="string" office:string-value="672" calcext:value-type="string">
            <text:p>672</text:p>
          </table:table-cell>
          <table:table-cell table:formula="of:=RIGHT(INDIRECT(&quot;A&quot; &amp; ROW());2)" office:value-type="string" office:string-value="31" calcext:value-type="string">
            <text:p>31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233" calcext:value-type="float">
            <text:p>67233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1x1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672" calcext:value-type="string">
            <text:p>672</text:p>
          </table:table-cell>
          <table:table-cell table:formula="of:=RIGHT(INDIRECT(&quot;A&quot; &amp; ROW());2)" office:value-type="string" office:string-value="33" calcext:value-type="string">
            <text:p>33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300" calcext:value-type="float">
            <text:p>67300</text:p>
          </table:table-cell>
          <table:table-cell office:value-type="string" calcext:value-type="string">
            <text:p>N01</text:p>
          </table:table-cell>
          <table:table-cell office:value-type="string" calcext:value-type="string">
            <text:p>Corner – shute down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73" calcext:value-type="string">
            <text:p>673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301" calcext:value-type="float">
            <text:p>67301</text:p>
          </table:table-cell>
          <table:table-cell office:value-type="string" calcext:value-type="string">
            <text:p>N02</text:p>
          </table:table-cell>
          <table:table-cell office:value-type="string" calcext:value-type="string">
            <text:p>Dead-end chute down</text:p>
          </table:table-cell>
          <table:table-cell office:value-type="string" calcext:value-type="string">
            <text:p>DEADEND</text:p>
          </table:table-cell>
          <table:table-cell table:formula="of:=LEFT(INDIRECT(&quot;A&quot;&amp;ROW());3)" office:value-type="string" office:string-value="673" calcext:value-type="string">
            <text:p>673</text:p>
          </table:table-cell>
          <table:table-cell table:formula="of:=RIGHT(INDIRECT(&quot;A&quot; &amp; ROW());2)" office:value-type="string" office:string-value="01" calcext:value-type="string">
            <text:p>01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302" calcext:value-type="float">
            <text:p>67302</text:p>
          </table:table-cell>
          <table:table-cell office:value-type="string" calcext:value-type="string">
            <text:p>N03</text:p>
          </table:table-cell>
          <table:table-cell office:value-type="string" calcext:value-type="string">
            <text:p>Passage chute down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73" calcext:value-type="string">
            <text:p>673</text:p>
          </table:table-cell>
          <table:table-cell table:formula="of:=RIGHT(INDIRECT(&quot;A&quot; &amp; ROW());2)" office:value-type="string" office:string-value="02" calcext:value-type="string">
            <text:p>02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303" calcext:value-type="float">
            <text:p>67303</text:p>
          </table:table-cell>
          <table:table-cell office:value-type="string" calcext:value-type="string">
            <text:p>O1A</text:p>
          </table:table-cell>
          <table:table-cell table:number-columns-repeated="2"/>
          <table:table-cell table:formula="of:=LEFT(INDIRECT(&quot;A&quot;&amp;ROW());3)" office:value-type="string" office:string-value="673" calcext:value-type="string">
            <text:p>673</text:p>
          </table:table-cell>
          <table:table-cell table:formula="of:=RIGHT(INDIRECT(&quot;A&quot; &amp; ROW());2)" office:value-type="string" office:string-value="03" calcext:value-type="string">
            <text:p>03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304" calcext:value-type="float">
            <text:p>67304</text:p>
          </table:table-cell>
          <table:table-cell office:value-type="string" calcext:value-type="string">
            <text:p>O1E</text:p>
          </table:table-cell>
          <table:table-cell table:number-columns-repeated="2"/>
          <table:table-cell table:formula="of:=LEFT(INDIRECT(&quot;A&quot;&amp;ROW());3)" office:value-type="string" office:string-value="673" calcext:value-type="string">
            <text:p>673</text:p>
          </table:table-cell>
          <table:table-cell table:formula="of:=RIGHT(INDIRECT(&quot;A&quot; &amp; ROW());2)" office:value-type="string" office:string-value="04" calcext:value-type="string">
            <text:p>04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305" calcext:value-type="float">
            <text:p>67305</text:p>
          </table:table-cell>
          <table:table-cell office:value-type="string" calcext:value-type="string">
            <text:p>O1F</text:p>
          </table:table-cell>
          <table:table-cell table:number-columns-repeated="2"/>
          <table:table-cell table:formula="of:=LEFT(INDIRECT(&quot;A&quot;&amp;ROW());3)" office:value-type="string" office:string-value="673" calcext:value-type="string">
            <text:p>673</text:p>
          </table:table-cell>
          <table:table-cell table:formula="of:=RIGHT(INDIRECT(&quot;A&quot; &amp; ROW());2)" office:value-type="string" office:string-value="05" calcext:value-type="string">
            <text:p>05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313" calcext:value-type="float">
            <text:p>67313</text:p>
          </table:table-cell>
          <table:table-cell office:value-type="string" calcext:value-type="string">
            <text:p>O4J</text:p>
          </table:table-cell>
          <table:table-cell office:value-type="string" calcext:value-type="string">
            <text:p>Corner room entrance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73" calcext:value-type="string">
            <text:p>673</text:p>
          </table:table-cell>
          <table:table-cell table:formula="of:=RIGHT(INDIRECT(&quot;A&quot; &amp; ROW());2)" office:value-type="string" office:string-value="13" calcext:value-type="string">
            <text:p>13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317" calcext:value-type="float">
            <text:p>67317</text:p>
          </table:table-cell>
          <table:table-cell office:value-type="string" calcext:value-type="string">
            <text:p>O10</text:p>
          </table:table-cell>
          <table:table-cell table:number-columns-repeated="2"/>
          <table:table-cell table:formula="of:=LEFT(INDIRECT(&quot;A&quot;&amp;ROW());3)" office:value-type="string" office:string-value="673" calcext:value-type="string">
            <text:p>673</text:p>
          </table:table-cell>
          <table:table-cell table:formula="of:=RIGHT(INDIRECT(&quot;A&quot; &amp; ROW());2)" office:value-type="string" office:string-value="17" calcext:value-type="string">
            <text:p>17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319" calcext:value-type="float">
            <text:p>67319</text:p>
          </table:table-cell>
          <table:table-cell office:value-type="string" calcext:value-type="string">
            <text:p>O18</text:p>
          </table:table-cell>
          <table:table-cell table:number-columns-repeated="2"/>
          <table:table-cell table:formula="of:=LEFT(INDIRECT(&quot;A&quot;&amp;ROW());3)" office:value-type="string" office:string-value="673" calcext:value-type="string">
            <text:p>673</text:p>
          </table:table-cell>
          <table:table-cell table:formula="of:=RIGHT(INDIRECT(&quot;A&quot; &amp; ROW());2)" office:value-type="string" office:string-value="19" calcext:value-type="string">
            <text:p>19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320" calcext:value-type="float">
            <text:p>67320</text:p>
          </table:table-cell>
          <table:table-cell office:value-type="string" calcext:value-type="string">
            <text:p>O19</text:p>
          </table:table-cell>
          <table:table-cell table:number-columns-repeated="2"/>
          <table:table-cell table:formula="of:=LEFT(INDIRECT(&quot;A&quot;&amp;ROW());3)" office:value-type="string" office:string-value="673" calcext:value-type="string">
            <text:p>673</text:p>
          </table:table-cell>
          <table:table-cell table:formula="of:=RIGHT(INDIRECT(&quot;A&quot; &amp; ROW());2)" office:value-type="string" office:string-value="20" calcext:value-type="string">
            <text:p>20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321" calcext:value-type="float">
            <text:p>67321</text:p>
          </table:table-cell>
          <table:table-cell office:value-type="string" calcext:value-type="string">
            <text:p>O41</text:p>
          </table:table-cell>
          <table:table-cell office:value-type="string" calcext:value-type="string">
            <text:p>Outside room corner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673" calcext:value-type="string">
            <text:p>673</text:p>
          </table:table-cell>
          <table:table-cell table:formula="of:=RIGHT(INDIRECT(&quot;A&quot; &amp; ROW());2)" office:value-type="string" office:string-value="21" calcext:value-type="string">
            <text:p>21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325" calcext:value-type="float">
            <text:p>67325</text:p>
          </table:table-cell>
          <table:table-cell office:value-type="string" calcext:value-type="string">
            <text:p>N0A</text:p>
          </table:table-cell>
          <table:table-cell office:value-type="string" calcext:value-type="string">
            <text:p>Passage – chute up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73" calcext:value-type="string">
            <text:p>673</text:p>
          </table:table-cell>
          <table:table-cell table:formula="of:=RIGHT(INDIRECT(&quot;A&quot; &amp; ROW());2)" office:value-type="string" office:string-value="25" calcext:value-type="string">
            <text:p>25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326" calcext:value-type="float">
            <text:p>67326</text:p>
          </table:table-cell>
          <table:table-cell office:value-type="string" calcext:value-type="string">
            <text:p>N0C</text:p>
          </table:table-cell>
          <table:table-cell office:value-type="string" calcext:value-type="string">
            <text:p>Dead-end – chute up – doorway north</text:p>
          </table:table-cell>
          <table:table-cell office:value-type="string" calcext:value-type="string">
            <text:p>DEADEND</text:p>
          </table:table-cell>
          <table:table-cell table:formula="of:=LEFT(INDIRECT(&quot;A&quot;&amp;ROW());3)" office:value-type="string" office:string-value="673" calcext:value-type="string">
            <text:p>673</text:p>
          </table:table-cell>
          <table:table-cell table:formula="of:=RIGHT(INDIRECT(&quot;A&quot; &amp; ROW());2)" office:value-type="string" office:string-value="26" calcext:value-type="string">
            <text:p>26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327" calcext:value-type="float">
            <text:p>67327</text:p>
          </table:table-cell>
          <table:table-cell office:value-type="string" calcext:value-type="string">
            <text:p>N0B</text:p>
          </table:table-cell>
          <table:table-cell office:value-type="string" calcext:value-type="string">
            <text:p>Dead-end – chute up</text:p>
          </table:table-cell>
          <table:table-cell office:value-type="string" calcext:value-type="string">
            <text:p>DEADEND</text:p>
          </table:table-cell>
          <table:table-cell table:formula="of:=LEFT(INDIRECT(&quot;A&quot;&amp;ROW());3)" office:value-type="string" office:string-value="673" calcext:value-type="string">
            <text:p>673</text:p>
          </table:table-cell>
          <table:table-cell table:formula="of:=RIGHT(INDIRECT(&quot;A&quot; &amp; ROW());2)" office:value-type="string" office:string-value="27" calcext:value-type="string">
            <text:p>27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328" calcext:value-type="float">
            <text:p>67328</text:p>
          </table:table-cell>
          <table:table-cell office:value-type="string" calcext:value-type="string">
            <text:p>N0D</text:p>
          </table:table-cell>
          <table:table-cell office:value-type="string" calcext:value-type="string">
            <text:p>Corner passage – chute up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73" calcext:value-type="string">
            <text:p>673</text:p>
          </table:table-cell>
          <table:table-cell table:formula="of:=RIGHT(INDIRECT(&quot;A&quot; &amp; ROW());2)" office:value-type="string" office:string-value="28" calcext:value-type="string">
            <text:p>28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329" calcext:value-type="float">
            <text:p>67329</text:p>
          </table:table-cell>
          <table:table-cell office:value-type="string" calcext:value-type="string">
            <text:p>N0Q</text:p>
          </table:table-cell>
          <table:table-cell office:value-type="string" calcext:value-type="string">
            <text:p>Dead-end chute up down</text:p>
          </table:table-cell>
          <table:table-cell office:value-type="string" calcext:value-type="string">
            <text:p>DEADEND</text:p>
          </table:table-cell>
          <table:table-cell table:formula="of:=LEFT(INDIRECT(&quot;A&quot;&amp;ROW());3)" office:value-type="string" office:string-value="673" calcext:value-type="string">
            <text:p>673</text:p>
          </table:table-cell>
          <table:table-cell table:formula="of:=RIGHT(INDIRECT(&quot;A&quot; &amp; ROW());2)" office:value-type="string" office:string-value="29" calcext:value-type="string">
            <text:p>29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330" calcext:value-type="float">
            <text:p>67330</text:p>
          </table:table-cell>
          <table:table-cell office:value-type="string" calcext:value-type="string">
            <text:p>N0F</text:p>
          </table:table-cell>
          <table:table-cell office:value-type="string" calcext:value-type="string">
            <text:p>Corner passage – chute up down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73" calcext:value-type="string">
            <text:p>673</text:p>
          </table:table-cell>
          <table:table-cell table:formula="of:=RIGHT(INDIRECT(&quot;A&quot; &amp; ROW());2)" office:value-type="string" office:string-value="30" calcext:value-type="string">
            <text:p>30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331" calcext:value-type="float">
            <text:p>67331</text:p>
          </table:table-cell>
          <table:table-cell office:value-type="string" calcext:value-type="string">
            <text:p>O18</text:p>
          </table:table-cell>
          <table:table-cell table:number-columns-repeated="2"/>
          <table:table-cell table:formula="of:=LEFT(INDIRECT(&quot;A&quot;&amp;ROW());3)" office:value-type="string" office:string-value="673" calcext:value-type="string">
            <text:p>673</text:p>
          </table:table-cell>
          <table:table-cell table:formula="of:=RIGHT(INDIRECT(&quot;A&quot; &amp; ROW());2)" office:value-type="string" office:string-value="31" calcext:value-type="string">
            <text:p>31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333" calcext:value-type="float">
            <text:p>67333</text:p>
          </table:table-cell>
          <table:table-cell office:value-type="string" calcext:value-type="string">
            <text:p>O0C</text:p>
          </table:table-cell>
          <table:table-cell table:number-columns-repeated="2"/>
          <table:table-cell table:formula="of:=LEFT(INDIRECT(&quot;A&quot;&amp;ROW());3)" office:value-type="string" office:string-value="673" calcext:value-type="string">
            <text:p>673</text:p>
          </table:table-cell>
          <table:table-cell table:formula="of:=RIGHT(INDIRECT(&quot;A&quot; &amp; ROW());2)" office:value-type="string" office:string-value="33" calcext:value-type="string">
            <text:p>33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334" calcext:value-type="float">
            <text:p>67334</text:p>
          </table:table-cell>
          <table:table-cell office:value-type="string" calcext:value-type="string">
            <text:p>O0C</text:p>
          </table:table-cell>
          <table:table-cell table:number-columns-repeated="2"/>
          <table:table-cell table:formula="of:=LEFT(INDIRECT(&quot;A&quot;&amp;ROW());3)" office:value-type="string" office:string-value="673" calcext:value-type="string">
            <text:p>673</text:p>
          </table:table-cell>
          <table:table-cell table:formula="of:=RIGHT(INDIRECT(&quot;A&quot; &amp; ROW());2)" office:value-type="string" office:string-value="34" calcext:value-type="string">
            <text:p>34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335" calcext:value-type="float">
            <text:p>67335</text:p>
          </table:table-cell>
          <table:table-cell office:value-type="string" calcext:value-type="string">
            <text:p>N0G</text:p>
          </table:table-cell>
          <table:table-cell office:value-type="string" calcext:value-type="string">
            <text:p>Passage chute up down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73" calcext:value-type="string">
            <text:p>673</text:p>
          </table:table-cell>
          <table:table-cell table:formula="of:=RIGHT(INDIRECT(&quot;A&quot; &amp; ROW());2)" office:value-type="string" office:string-value="35" calcext:value-type="string">
            <text:p>35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336" calcext:value-type="float">
            <text:p>67336</text:p>
          </table:table-cell>
          <table:table-cell office:value-type="string" calcext:value-type="string">
            <text:p>O0C</text:p>
          </table:table-cell>
          <table:table-cell table:number-columns-repeated="2"/>
          <table:table-cell table:formula="of:=LEFT(INDIRECT(&quot;A&quot;&amp;ROW());3)" office:value-type="string" office:string-value="673" calcext:value-type="string">
            <text:p>673</text:p>
          </table:table-cell>
          <table:table-cell table:formula="of:=RIGHT(INDIRECT(&quot;A&quot; &amp; ROW());2)" office:value-type="string" office:string-value="36" calcext:value-type="string">
            <text:p>36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337" calcext:value-type="float">
            <text:p>67337</text:p>
          </table:table-cell>
          <table:table-cell office:value-type="string" calcext:value-type="string">
            <text:p>O0C</text:p>
          </table:table-cell>
          <table:table-cell table:number-columns-repeated="2"/>
          <table:table-cell table:formula="of:=LEFT(INDIRECT(&quot;A&quot;&amp;ROW());3)" office:value-type="string" office:string-value="673" calcext:value-type="string">
            <text:p>673</text:p>
          </table:table-cell>
          <table:table-cell table:formula="of:=RIGHT(INDIRECT(&quot;A&quot; &amp; ROW());2)" office:value-type="string" office:string-value="37" calcext:value-type="string">
            <text:p>37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400" calcext:value-type="float">
            <text:p>67400</text:p>
          </table:table-cell>
          <table:table-cell office:value-type="string" calcext:value-type="string">
            <text:p>N01</text:p>
          </table:table-cell>
          <table:table-cell office:value-type="string" calcext:value-type="string">
            <text:p>Corner – shute down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74" calcext:value-type="string">
            <text:p>674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401" calcext:value-type="float">
            <text:p>67401</text:p>
          </table:table-cell>
          <table:table-cell office:value-type="string" calcext:value-type="string">
            <text:p>N02</text:p>
          </table:table-cell>
          <table:table-cell office:value-type="string" calcext:value-type="string">
            <text:p>Dead-end chute down</text:p>
          </table:table-cell>
          <table:table-cell office:value-type="string" calcext:value-type="string">
            <text:p>DEADEND</text:p>
          </table:table-cell>
          <table:table-cell table:formula="of:=LEFT(INDIRECT(&quot;A&quot;&amp;ROW());3)" office:value-type="string" office:string-value="674" calcext:value-type="string">
            <text:p>674</text:p>
          </table:table-cell>
          <table:table-cell table:formula="of:=RIGHT(INDIRECT(&quot;A&quot; &amp; ROW());2)" office:value-type="string" office:string-value="01" calcext:value-type="string">
            <text:p>01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402" calcext:value-type="float">
            <text:p>67402</text:p>
          </table:table-cell>
          <table:table-cell office:value-type="string" calcext:value-type="string">
            <text:p>N03</text:p>
          </table:table-cell>
          <table:table-cell office:value-type="string" calcext:value-type="string">
            <text:p>Passage chute down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74" calcext:value-type="string">
            <text:p>674</text:p>
          </table:table-cell>
          <table:table-cell table:formula="of:=RIGHT(INDIRECT(&quot;A&quot; &amp; ROW());2)" office:value-type="string" office:string-value="02" calcext:value-type="string">
            <text:p>02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403" calcext:value-type="float">
            <text:p>67403</text:p>
          </table:table-cell>
          <table:table-cell office:value-type="string" calcext:value-type="string">
            <text:p>O1A</text:p>
          </table:table-cell>
          <table:table-cell table:number-columns-repeated="2"/>
          <table:table-cell table:formula="of:=LEFT(INDIRECT(&quot;A&quot;&amp;ROW());3)" office:value-type="string" office:string-value="674" calcext:value-type="string">
            <text:p>674</text:p>
          </table:table-cell>
          <table:table-cell table:formula="of:=RIGHT(INDIRECT(&quot;A&quot; &amp; ROW());2)" office:value-type="string" office:string-value="03" calcext:value-type="string">
            <text:p>03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410" calcext:value-type="float">
            <text:p>67410</text:p>
          </table:table-cell>
          <table:table-cell office:value-type="string" calcext:value-type="string">
            <text:p>O03</text:p>
          </table:table-cell>
          <table:table-cell table:number-columns-repeated="2"/>
          <table:table-cell table:formula="of:=LEFT(INDIRECT(&quot;A&quot;&amp;ROW());3)" office:value-type="string" office:string-value="674" calcext:value-type="string">
            <text:p>674</text:p>
          </table:table-cell>
          <table:table-cell table:formula="of:=RIGHT(INDIRECT(&quot;A&quot; &amp; ROW());2)" office:value-type="string" office:string-value="10" calcext:value-type="string">
            <text:p>10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419" calcext:value-type="float">
            <text:p>67419</text:p>
          </table:table-cell>
          <table:table-cell office:value-type="string" calcext:value-type="string">
            <text:p>O18</text:p>
          </table:table-cell>
          <table:table-cell table:number-columns-repeated="2"/>
          <table:table-cell table:formula="of:=LEFT(INDIRECT(&quot;A&quot;&amp;ROW());3)" office:value-type="string" office:string-value="674" calcext:value-type="string">
            <text:p>674</text:p>
          </table:table-cell>
          <table:table-cell table:formula="of:=RIGHT(INDIRECT(&quot;A&quot; &amp; ROW());2)" office:value-type="string" office:string-value="19" calcext:value-type="string">
            <text:p>19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421" calcext:value-type="float">
            <text:p>67421</text:p>
          </table:table-cell>
          <table:table-cell office:value-type="string" calcext:value-type="string">
            <text:p>O41</text:p>
          </table:table-cell>
          <table:table-cell office:value-type="string" calcext:value-type="string">
            <text:p>Outside room corner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674" calcext:value-type="string">
            <text:p>674</text:p>
          </table:table-cell>
          <table:table-cell table:formula="of:=RIGHT(INDIRECT(&quot;A&quot; &amp; ROW());2)" office:value-type="string" office:string-value="21" calcext:value-type="string">
            <text:p>21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422" calcext:value-type="float">
            <text:p>67422</text:p>
          </table:table-cell>
          <table:table-cell office:value-type="string" calcext:value-type="string">
            <text:p>O42</text:p>
          </table:table-cell>
          <table:table-cell office:value-type="string" calcext:value-type="string">
            <text:p>Inside room corner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674" calcext:value-type="string">
            <text:p>674</text:p>
          </table:table-cell>
          <table:table-cell table:formula="of:=RIGHT(INDIRECT(&quot;A&quot; &amp; ROW());2)" office:value-type="string" office:string-value="22" calcext:value-type="string">
            <text:p>22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423" calcext:value-type="float">
            <text:p>67423</text:p>
          </table:table-cell>
          <table:table-cell office:value-type="string" calcext:value-type="string">
            <text:p>O04</text:p>
          </table:table-cell>
          <table:table-cell table:number-columns-repeated="2"/>
          <table:table-cell table:formula="of:=LEFT(INDIRECT(&quot;A&quot;&amp;ROW());3)" office:value-type="string" office:string-value="674" calcext:value-type="string">
            <text:p>674</text:p>
          </table:table-cell>
          <table:table-cell table:formula="of:=RIGHT(INDIRECT(&quot;A&quot; &amp; ROW());2)" office:value-type="string" office:string-value="23" calcext:value-type="string">
            <text:p>23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425" calcext:value-type="float">
            <text:p>67425</text:p>
          </table:table-cell>
          <table:table-cell office:value-type="string" calcext:value-type="string">
            <text:p>N0A</text:p>
          </table:table-cell>
          <table:table-cell office:value-type="string" calcext:value-type="string">
            <text:p>Passage – chute up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74" calcext:value-type="string">
            <text:p>674</text:p>
          </table:table-cell>
          <table:table-cell table:formula="of:=RIGHT(INDIRECT(&quot;A&quot; &amp; ROW());2)" office:value-type="string" office:string-value="25" calcext:value-type="string">
            <text:p>25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426" calcext:value-type="float">
            <text:p>67426</text:p>
          </table:table-cell>
          <table:table-cell office:value-type="string" calcext:value-type="string">
            <text:p>N0C</text:p>
          </table:table-cell>
          <table:table-cell office:value-type="string" calcext:value-type="string">
            <text:p>Dead-end – chute up – doorway north</text:p>
          </table:table-cell>
          <table:table-cell office:value-type="string" calcext:value-type="string">
            <text:p>DEADEND</text:p>
          </table:table-cell>
          <table:table-cell table:formula="of:=LEFT(INDIRECT(&quot;A&quot;&amp;ROW());3)" office:value-type="string" office:string-value="674" calcext:value-type="string">
            <text:p>674</text:p>
          </table:table-cell>
          <table:table-cell table:formula="of:=RIGHT(INDIRECT(&quot;A&quot; &amp; ROW());2)" office:value-type="string" office:string-value="26" calcext:value-type="string">
            <text:p>26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427" calcext:value-type="float">
            <text:p>67427</text:p>
          </table:table-cell>
          <table:table-cell office:value-type="string" calcext:value-type="string">
            <text:p>N0B</text:p>
          </table:table-cell>
          <table:table-cell office:value-type="string" calcext:value-type="string">
            <text:p>Dead-end – chute up</text:p>
          </table:table-cell>
          <table:table-cell office:value-type="string" calcext:value-type="string">
            <text:p>DEADEND</text:p>
          </table:table-cell>
          <table:table-cell table:formula="of:=LEFT(INDIRECT(&quot;A&quot;&amp;ROW());3)" office:value-type="string" office:string-value="674" calcext:value-type="string">
            <text:p>674</text:p>
          </table:table-cell>
          <table:table-cell table:formula="of:=RIGHT(INDIRECT(&quot;A&quot; &amp; ROW());2)" office:value-type="string" office:string-value="27" calcext:value-type="string">
            <text:p>27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428" calcext:value-type="float">
            <text:p>67428</text:p>
          </table:table-cell>
          <table:table-cell office:value-type="string" calcext:value-type="string">
            <text:p>N0D</text:p>
          </table:table-cell>
          <table:table-cell office:value-type="string" calcext:value-type="string">
            <text:p>Corner passage – chute up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74" calcext:value-type="string">
            <text:p>674</text:p>
          </table:table-cell>
          <table:table-cell table:formula="of:=RIGHT(INDIRECT(&quot;A&quot; &amp; ROW());2)" office:value-type="string" office:string-value="28" calcext:value-type="string">
            <text:p>28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433" calcext:value-type="float">
            <text:p>67433</text:p>
          </table:table-cell>
          <table:table-cell office:value-type="string" calcext:value-type="string">
            <text:p>O0C</text:p>
          </table:table-cell>
          <table:table-cell table:number-columns-repeated="2"/>
          <table:table-cell table:formula="of:=LEFT(INDIRECT(&quot;A&quot;&amp;ROW());3)" office:value-type="string" office:string-value="674" calcext:value-type="string">
            <text:p>674</text:p>
          </table:table-cell>
          <table:table-cell table:formula="of:=RIGHT(INDIRECT(&quot;A&quot; &amp; ROW());2)" office:value-type="string" office:string-value="33" calcext:value-type="string">
            <text:p>33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434" calcext:value-type="float">
            <text:p>67434</text:p>
          </table:table-cell>
          <table:table-cell office:value-type="string" calcext:value-type="string">
            <text:p>O0C</text:p>
          </table:table-cell>
          <table:table-cell table:number-columns-repeated="2"/>
          <table:table-cell table:formula="of:=LEFT(INDIRECT(&quot;A&quot;&amp;ROW());3)" office:value-type="string" office:string-value="674" calcext:value-type="string">
            <text:p>674</text:p>
          </table:table-cell>
          <table:table-cell table:formula="of:=RIGHT(INDIRECT(&quot;A&quot; &amp; ROW());2)" office:value-type="string" office:string-value="34" calcext:value-type="string">
            <text:p>34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500" calcext:value-type="float">
            <text:p>67500</text:p>
          </table:table-cell>
          <table:table-cell office:value-type="string" calcext:value-type="string">
            <text:p>N01</text:p>
          </table:table-cell>
          <table:table-cell office:value-type="string" calcext:value-type="string">
            <text:p>Corner – shute down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75" calcext:value-type="string">
            <text:p>675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501" calcext:value-type="float">
            <text:p>67501</text:p>
          </table:table-cell>
          <table:table-cell office:value-type="string" calcext:value-type="string">
            <text:p>N02</text:p>
          </table:table-cell>
          <table:table-cell office:value-type="string" calcext:value-type="string">
            <text:p>Dead-end chute down</text:p>
          </table:table-cell>
          <table:table-cell office:value-type="string" calcext:value-type="string">
            <text:p>DEADEND</text:p>
          </table:table-cell>
          <table:table-cell table:formula="of:=LEFT(INDIRECT(&quot;A&quot;&amp;ROW());3)" office:value-type="string" office:string-value="675" calcext:value-type="string">
            <text:p>675</text:p>
          </table:table-cell>
          <table:table-cell table:formula="of:=RIGHT(INDIRECT(&quot;A&quot; &amp; ROW());2)" office:value-type="string" office:string-value="01" calcext:value-type="string">
            <text:p>01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502" calcext:value-type="float">
            <text:p>67502</text:p>
          </table:table-cell>
          <table:table-cell office:value-type="string" calcext:value-type="string">
            <text:p>N03</text:p>
          </table:table-cell>
          <table:table-cell office:value-type="string" calcext:value-type="string">
            <text:p>Passage chute down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75" calcext:value-type="string">
            <text:p>675</text:p>
          </table:table-cell>
          <table:table-cell table:formula="of:=RIGHT(INDIRECT(&quot;A&quot; &amp; ROW());2)" office:value-type="string" office:string-value="02" calcext:value-type="string">
            <text:p>02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514" calcext:value-type="float">
            <text:p>67514</text:p>
          </table:table-cell>
          <table:table-cell office:value-type="string" calcext:value-type="string">
            <text:p>O4K</text:p>
          </table:table-cell>
          <table:table-cell office:value-type="string" calcext:value-type="string">
            <text:p>Corner room entrance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75" calcext:value-type="string">
            <text:p>675</text:p>
          </table:table-cell>
          <table:table-cell table:formula="of:=RIGHT(INDIRECT(&quot;A&quot; &amp; ROW());2)" office:value-type="string" office:string-value="14" calcext:value-type="string">
            <text:p>14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525" calcext:value-type="float">
            <text:p>67525</text:p>
          </table:table-cell>
          <table:table-cell office:value-type="string" calcext:value-type="string">
            <text:p>N0A</text:p>
          </table:table-cell>
          <table:table-cell office:value-type="string" calcext:value-type="string">
            <text:p>Passage – chute up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75" calcext:value-type="string">
            <text:p>675</text:p>
          </table:table-cell>
          <table:table-cell table:formula="of:=RIGHT(INDIRECT(&quot;A&quot; &amp; ROW());2)" office:value-type="string" office:string-value="25" calcext:value-type="string">
            <text:p>25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527" calcext:value-type="float">
            <text:p>67527</text:p>
          </table:table-cell>
          <table:table-cell office:value-type="string" calcext:value-type="string">
            <text:p>N0B</text:p>
          </table:table-cell>
          <table:table-cell office:value-type="string" calcext:value-type="string">
            <text:p>Dead-end – chute up</text:p>
          </table:table-cell>
          <table:table-cell office:value-type="string" calcext:value-type="string">
            <text:p>DEADEND</text:p>
          </table:table-cell>
          <table:table-cell table:formula="of:=LEFT(INDIRECT(&quot;A&quot;&amp;ROW());3)" office:value-type="string" office:string-value="675" calcext:value-type="string">
            <text:p>675</text:p>
          </table:table-cell>
          <table:table-cell table:formula="of:=RIGHT(INDIRECT(&quot;A&quot; &amp; ROW());2)" office:value-type="string" office:string-value="27" calcext:value-type="string">
            <text:p>27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529" calcext:value-type="float">
            <text:p>67529</text:p>
          </table:table-cell>
          <table:table-cell office:value-type="string" calcext:value-type="string">
            <text:p>N0Q</text:p>
          </table:table-cell>
          <table:table-cell office:value-type="string" calcext:value-type="string">
            <text:p>Dead-end chute up down</text:p>
          </table:table-cell>
          <table:table-cell office:value-type="string" calcext:value-type="string">
            <text:p>DEADEND</text:p>
          </table:table-cell>
          <table:table-cell table:formula="of:=LEFT(INDIRECT(&quot;A&quot;&amp;ROW());3)" office:value-type="string" office:string-value="675" calcext:value-type="string">
            <text:p>675</text:p>
          </table:table-cell>
          <table:table-cell table:formula="of:=RIGHT(INDIRECT(&quot;A&quot; &amp; ROW());2)" office:value-type="string" office:string-value="29" calcext:value-type="string">
            <text:p>29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7530" calcext:value-type="float">
            <text:p>67530</text:p>
          </table:table-cell>
          <table:table-cell office:value-type="string" calcext:value-type="string">
            <text:p>N0F</text:p>
          </table:table-cell>
          <table:table-cell office:value-type="string" calcext:value-type="string">
            <text:p>Corner passage – chute up down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75" calcext:value-type="string">
            <text:p>675</text:p>
          </table:table-cell>
          <table:table-cell table:formula="of:=RIGHT(INDIRECT(&quot;A&quot; &amp; ROW());2)" office:value-type="string" office:string-value="30" calcext:value-type="string">
            <text:p>30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8000" calcext:value-type="float">
            <text:p>68000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2x2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680" calcext:value-type="string">
            <text:p>680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8002" calcext:value-type="float">
            <text:p>68002</text:p>
          </table:table-cell>
          <table:table-cell office:value-type="string" calcext:value-type="string">
            <text:p>R0C</text:p>
          </table:table-cell>
          <table:table-cell office:value-type="string" calcext:value-type="string">
            <text:p>2x2 room – large entrance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680" calcext:value-type="string">
            <text:p>680</text:p>
          </table:table-cell>
          <table:table-cell table:formula="of:=RIGHT(INDIRECT(&quot;A&quot; &amp; ROW());2)" office:value-type="string" office:string-value="02" calcext:value-type="string">
            <text:p>02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8003" calcext:value-type="float">
            <text:p>68003</text:p>
          </table:table-cell>
          <table:table-cell office:value-type="string" calcext:value-type="string">
            <text:p>R0E</text:p>
          </table:table-cell>
          <table:table-cell office:value-type="string" calcext:value-type="string">
            <text:p>2x2 room – 2 exits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680" calcext:value-type="string">
            <text:p>680</text:p>
          </table:table-cell>
          <table:table-cell table:formula="of:=RIGHT(INDIRECT(&quot;A&quot; &amp; ROW());2)" office:value-type="string" office:string-value="03" calcext:value-type="string">
            <text:p>03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8004" calcext:value-type="float">
            <text:p>68004</text:p>
          </table:table-cell>
          <table:table-cell office:value-type="string" calcext:value-type="string">
            <text:p>R0G</text:p>
          </table:table-cell>
          <table:table-cell office:value-type="string" calcext:value-type="string">
            <text:p>T-section</text:p>
          </table:table-cell>
          <table:table-cell office:value-type="string" calcext:value-type="string">
            <text:p>TSECTION</text:p>
          </table:table-cell>
          <table:table-cell table:formula="of:=LEFT(INDIRECT(&quot;A&quot;&amp;ROW());3)" office:value-type="string" office:string-value="680" calcext:value-type="string">
            <text:p>680</text:p>
          </table:table-cell>
          <table:table-cell table:formula="of:=RIGHT(INDIRECT(&quot;A&quot; &amp; ROW());2)" office:value-type="string" office:string-value="04" calcext:value-type="string">
            <text:p>04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8100" calcext:value-type="float">
            <text:p>68100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2x2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681" calcext:value-type="string">
            <text:p>681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8200" calcext:value-type="float">
            <text:p>68200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2x2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682" calcext:value-type="string">
            <text:p>682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69001" calcext:value-type="float">
            <text:p>69001</text:p>
          </table:table-cell>
          <table:table-cell office:value-type="string" calcext:value-type="string">
            <text:p>22D</text:p>
          </table:table-cell>
          <table:table-cell office:value-type="string" calcext:value-type="string">
            <text:p>Stairs</text:p>
          </table:table-cell>
          <table:table-cell office:value-type="string" calcext:value-type="string">
            <text:p>STAIRS</text:p>
          </table:table-cell>
          <table:table-cell table:formula="of:=LEFT(INDIRECT(&quot;A&quot;&amp;ROW());3)" office:value-type="string" office:string-value="690" calcext:value-type="string">
            <text:p>690</text:p>
          </table:table-cell>
          <table:table-cell table:formula="of:=RIGHT(INDIRECT(&quot;A&quot; &amp; ROW());2)" office:value-type="string" office:string-value="01" calcext:value-type="string">
            <text:p>01</text:p>
          </table:table-cell>
          <table:table-cell office:value-type="string" calcext:value-type="string">
            <text:p>HEXAGONAL_NARROW</text:p>
          </table:table-cell>
        </table:table-row>
        <table:table-row table:style-name="ro1" table:visibility="filter">
          <table:table-cell office:value-type="float" office:value="69004" calcext:value-type="float">
            <text:p>69004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Corner 3-way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90" calcext:value-type="string">
            <text:p>690</text:p>
          </table:table-cell>
          <table:table-cell table:formula="of:=RIGHT(INDIRECT(&quot;A&quot; &amp; ROW());2)" office:value-type="string" office:string-value="04" calcext:value-type="string">
            <text:p>04</text:p>
          </table:table-cell>
          <table:table-cell office:value-type="string" calcext:value-type="string">
            <text:p>HEXAGONAL_NARROW</text:p>
          </table:table-cell>
        </table:table-row>
        <table:table-row table:style-name="ro1" table:visibility="filter">
          <table:table-cell office:value-type="float" office:value="69006" calcext:value-type="float">
            <text:p>69006</text:p>
          </table:table-cell>
          <table:table-cell office:value-type="string" calcext:value-type="string">
            <text:p>22J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690" calcext:value-type="string">
            <text:p>690</text:p>
          </table:table-cell>
          <table:table-cell table:formula="of:=RIGHT(INDIRECT(&quot;A&quot; &amp; ROW());2)" office:value-type="string" office:string-value="06" calcext:value-type="string">
            <text:p>06</text:p>
          </table:table-cell>
          <table:table-cell office:value-type="string" calcext:value-type="string">
            <text:p>HEXAGONAL_NARROW</text:p>
          </table:table-cell>
        </table:table-row>
        <table:table-row table:style-name="ro1" table:visibility="filter">
          <table:table-cell office:value-type="float" office:value="69008" calcext:value-type="float">
            <text:p>69008</text:p>
          </table:table-cell>
          <table:table-cell office:value-type="string" calcext:value-type="string">
            <text:p>22L</text:p>
          </table:table-cell>
          <table:table-cell office:value-type="string" calcext:value-type="string">
            <text:p>Passage + doorway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90" calcext:value-type="string">
            <text:p>690</text:p>
          </table:table-cell>
          <table:table-cell table:formula="of:=RIGHT(INDIRECT(&quot;A&quot; &amp; ROW());2)" office:value-type="string" office:string-value="08" calcext:value-type="string">
            <text:p>08</text:p>
          </table:table-cell>
          <table:table-cell office:value-type="string" calcext:value-type="string">
            <text:p>HEXAGONAL_NARROW</text:p>
          </table:table-cell>
        </table:table-row>
        <table:table-row table:style-name="ro1" table:visibility="filter">
          <table:table-cell office:value-type="float" office:value="69010" calcext:value-type="float">
            <text:p>6901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assage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90" calcext:value-type="string">
            <text:p>690</text:p>
          </table:table-cell>
          <table:table-cell table:formula="of:=RIGHT(INDIRECT(&quot;A&quot; &amp; ROW());2)" office:value-type="string" office:string-value="10" calcext:value-type="string">
            <text:p>10</text:p>
          </table:table-cell>
          <table:table-cell office:value-type="string" calcext:value-type="string">
            <text:p>HEXAGONAL_NARROW</text:p>
          </table:table-cell>
        </table:table-row>
        <table:table-row table:style-name="ro1" table:visibility="filter">
          <table:table-cell office:value-type="float" office:value="69011" calcext:value-type="float">
            <text:p>69011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Passage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90" calcext:value-type="string">
            <text:p>690</text:p>
          </table:table-cell>
          <table:table-cell table:formula="of:=RIGHT(INDIRECT(&quot;A&quot; &amp; ROW());2)" office:value-type="string" office:string-value="11" calcext:value-type="string">
            <text:p>11</text:p>
          </table:table-cell>
          <table:table-cell office:value-type="string" calcext:value-type="string">
            <text:p>HEXAGONAL_NARROW</text:p>
          </table:table-cell>
        </table:table-row>
        <table:table-row table:style-name="ro1" table:visibility="filter">
          <table:table-cell office:value-type="float" office:value="69012" calcext:value-type="float">
            <text:p>69012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Passage + doorway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690" calcext:value-type="string">
            <text:p>690</text:p>
          </table:table-cell>
          <table:table-cell table:formula="of:=RIGHT(INDIRECT(&quot;A&quot; &amp; ROW());2)" office:value-type="string" office:string-value="12" calcext:value-type="string">
            <text:p>12</text:p>
          </table:table-cell>
          <table:table-cell office:value-type="string" calcext:value-type="string">
            <text:p>HEXAGONAL_NARROW</text:p>
          </table:table-cell>
        </table:table-row>
        <table:table-row table:style-name="ro1" table:visibility="filter">
          <table:table-cell office:value-type="float" office:value="70000" calcext:value-type="float">
            <text:p>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x1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0" calcext:value-type="string">
            <text:p>700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001" calcext:value-type="float">
            <text:p>7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1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0" calcext:value-type="string">
            <text:p>700</text:p>
          </table:table-cell>
          <table:table-cell table:formula="of:=RIGHT(INDIRECT(&quot;A&quot; &amp; ROW());2)" office:value-type="string" office:string-value="01" calcext:value-type="string">
            <text:p>01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007" calcext:value-type="float">
            <text:p>700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x2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0" calcext:value-type="string">
            <text:p>700</text:p>
          </table:table-cell>
          <table:table-cell table:formula="of:=RIGHT(INDIRECT(&quot;A&quot; &amp; ROW());2)" office:value-type="string" office:string-value="07" calcext:value-type="string">
            <text:p>07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008" calcext:value-type="float">
            <text:p>700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x2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0" calcext:value-type="string">
            <text:p>700</text:p>
          </table:table-cell>
          <table:table-cell table:formula="of:=RIGHT(INDIRECT(&quot;A&quot; &amp; ROW());2)" office:value-type="string" office:string-value="08" calcext:value-type="string">
            <text:p>08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010" calcext:value-type="float">
            <text:p>700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x2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0" calcext:value-type="string">
            <text:p>700</text:p>
          </table:table-cell>
          <table:table-cell table:formula="of:=RIGHT(INDIRECT(&quot;A&quot; &amp; ROW());2)" office:value-type="string" office:string-value="10" calcext:value-type="string">
            <text:p>10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013" calcext:value-type="float">
            <text:p>700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x3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0" calcext:value-type="string">
            <text:p>700</text:p>
          </table:table-cell>
          <table:table-cell table:formula="of:=RIGHT(INDIRECT(&quot;A&quot; &amp; ROW());2)" office:value-type="string" office:string-value="13" calcext:value-type="string">
            <text:p>13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014" calcext:value-type="float">
            <text:p>700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x3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0" calcext:value-type="string">
            <text:p>700</text:p>
          </table:table-cell>
          <table:table-cell table:formula="of:=RIGHT(INDIRECT(&quot;A&quot; &amp; ROW());2)" office:value-type="string" office:string-value="14" calcext:value-type="string">
            <text:p>14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021" calcext:value-type="float">
            <text:p>700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x4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0" calcext:value-type="string">
            <text:p>700</text:p>
          </table:table-cell>
          <table:table-cell table:formula="of:=RIGHT(INDIRECT(&quot;A&quot; &amp; ROW());2)" office:value-type="string" office:string-value="21" calcext:value-type="string">
            <text:p>21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036" calcext:value-type="float">
            <text:p>700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x1 room – high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0" calcext:value-type="string">
            <text:p>700</text:p>
          </table:table-cell>
          <table:table-cell table:formula="of:=RIGHT(INDIRECT(&quot;A&quot; &amp; ROW());2)" office:value-type="string" office:string-value="36" calcext:value-type="string">
            <text:p>36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037" calcext:value-type="float">
            <text:p>7003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x1 room – high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0" calcext:value-type="string">
            <text:p>700</text:p>
          </table:table-cell>
          <table:table-cell table:formula="of:=RIGHT(INDIRECT(&quot;A&quot; &amp; ROW());2)" office:value-type="string" office:string-value="37" calcext:value-type="string">
            <text:p>37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043" calcext:value-type="float">
            <text:p>7004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2x2 room – high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0" calcext:value-type="string">
            <text:p>700</text:p>
          </table:table-cell>
          <table:table-cell table:formula="of:=RIGHT(INDIRECT(&quot;A&quot; &amp; ROW());2)" office:value-type="string" office:string-value="43" calcext:value-type="string">
            <text:p>43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044" calcext:value-type="float">
            <text:p>7004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x3 room – high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0" calcext:value-type="string">
            <text:p>700</text:p>
          </table:table-cell>
          <table:table-cell table:formula="of:=RIGHT(INDIRECT(&quot;A&quot; &amp; ROW());2)" office:value-type="string" office:string-value="44" calcext:value-type="string">
            <text:p>44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071" calcext:value-type="float">
            <text:p>7007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4x4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0" calcext:value-type="string">
            <text:p>700</text:p>
          </table:table-cell>
          <table:table-cell table:formula="of:=RIGHT(INDIRECT(&quot;A&quot; &amp; ROW());2)" office:value-type="string" office:string-value="71" calcext:value-type="string">
            <text:p>71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100" calcext:value-type="float">
            <text:p>70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x1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1" calcext:value-type="string">
            <text:p>701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101" calcext:value-type="float">
            <text:p>7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1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1" calcext:value-type="string">
            <text:p>701</text:p>
          </table:table-cell>
          <table:table-cell table:formula="of:=RIGHT(INDIRECT(&quot;A&quot; &amp; ROW());2)" office:value-type="string" office:string-value="01" calcext:value-type="string">
            <text:p>01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102" calcext:value-type="float">
            <text:p>70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x1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1" calcext:value-type="string">
            <text:p>701</text:p>
          </table:table-cell>
          <table:table-cell table:formula="of:=RIGHT(INDIRECT(&quot;A&quot; &amp; ROW());2)" office:value-type="string" office:string-value="02" calcext:value-type="string">
            <text:p>02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106" calcext:value-type="float">
            <text:p>701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x2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1" calcext:value-type="string">
            <text:p>701</text:p>
          </table:table-cell>
          <table:table-cell table:formula="of:=RIGHT(INDIRECT(&quot;A&quot; &amp; ROW());2)" office:value-type="string" office:string-value="06" calcext:value-type="string">
            <text:p>06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107" calcext:value-type="float">
            <text:p>701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x2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1" calcext:value-type="string">
            <text:p>701</text:p>
          </table:table-cell>
          <table:table-cell table:formula="of:=RIGHT(INDIRECT(&quot;A&quot; &amp; ROW());2)" office:value-type="string" office:string-value="07" calcext:value-type="string">
            <text:p>07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108" calcext:value-type="float">
            <text:p>701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x2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1" calcext:value-type="string">
            <text:p>701</text:p>
          </table:table-cell>
          <table:table-cell table:formula="of:=RIGHT(INDIRECT(&quot;A&quot; &amp; ROW());2)" office:value-type="string" office:string-value="08" calcext:value-type="string">
            <text:p>08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113" calcext:value-type="float">
            <text:p>701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x3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1" calcext:value-type="string">
            <text:p>701</text:p>
          </table:table-cell>
          <table:table-cell table:formula="of:=RIGHT(INDIRECT(&quot;A&quot; &amp; ROW());2)" office:value-type="string" office:string-value="13" calcext:value-type="string">
            <text:p>13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114" calcext:value-type="float">
            <text:p>701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x3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1" calcext:value-type="string">
            <text:p>701</text:p>
          </table:table-cell>
          <table:table-cell table:formula="of:=RIGHT(INDIRECT(&quot;A&quot; &amp; ROW());2)" office:value-type="string" office:string-value="14" calcext:value-type="string">
            <text:p>14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115" calcext:value-type="float">
            <text:p>701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x4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1" calcext:value-type="string">
            <text:p>701</text:p>
          </table:table-cell>
          <table:table-cell table:formula="of:=RIGHT(INDIRECT(&quot;A&quot; &amp; ROW());2)" office:value-type="string" office:string-value="15" calcext:value-type="string">
            <text:p>15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121" calcext:value-type="float">
            <text:p>701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x4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1" calcext:value-type="string">
            <text:p>701</text:p>
          </table:table-cell>
          <table:table-cell table:formula="of:=RIGHT(INDIRECT(&quot;A&quot; &amp; ROW());2)" office:value-type="string" office:string-value="21" calcext:value-type="string">
            <text:p>21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122" calcext:value-type="float">
            <text:p>701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x5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1" calcext:value-type="string">
            <text:p>701</text:p>
          </table:table-cell>
          <table:table-cell table:formula="of:=RIGHT(INDIRECT(&quot;A&quot; &amp; ROW());2)" office:value-type="string" office:string-value="22" calcext:value-type="string">
            <text:p>22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144" calcext:value-type="float">
            <text:p>7014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x3 room – high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1" calcext:value-type="string">
            <text:p>701</text:p>
          </table:table-cell>
          <table:table-cell table:formula="of:=RIGHT(INDIRECT(&quot;A&quot; &amp; ROW());2)" office:value-type="string" office:string-value="44" calcext:value-type="string">
            <text:p>44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300" calcext:value-type="float">
            <text:p>70300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Exit door</text:p>
          </table:table-cell>
          <table:table-cell office:value-type="string" calcext:value-type="string">
            <text:p>SPECIAL</text:p>
          </table:table-cell>
          <table:table-cell table:formula="of:=LEFT(INDIRECT(&quot;A&quot;&amp;ROW());3)" office:value-type="string" office:string-value="703" calcext:value-type="string">
            <text:p>703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/>
        </table:table-row>
        <table:table-row table:style-name="ro1" table:visibility="filter">
          <table:table-cell office:value-type="float" office:value="70500" calcext:value-type="float">
            <text:p>705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oob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5" calcext:value-type="string">
            <text:p>705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501" calcext:value-type="float">
            <text:p>705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x3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5" calcext:value-type="string">
            <text:p>705</text:p>
          </table:table-cell>
          <table:table-cell table:formula="of:=RIGHT(INDIRECT(&quot;A&quot; &amp; ROW());2)" office:value-type="string" office:string-value="01" calcext:value-type="string">
            <text:p>01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503" calcext:value-type="float">
            <text:p>705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x3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5" calcext:value-type="string">
            <text:p>705</text:p>
          </table:table-cell>
          <table:table-cell table:formula="of:=RIGHT(INDIRECT(&quot;A&quot; &amp; ROW());2)" office:value-type="string" office:string-value="03" calcext:value-type="string">
            <text:p>03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504" calcext:value-type="float">
            <text:p>705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x3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5" calcext:value-type="string">
            <text:p>705</text:p>
          </table:table-cell>
          <table:table-cell table:formula="of:=RIGHT(INDIRECT(&quot;A&quot; &amp; ROW());2)" office:value-type="string" office:string-value="04" calcext:value-type="string">
            <text:p>04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505" calcext:value-type="float">
            <text:p>705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x3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5" calcext:value-type="string">
            <text:p>705</text:p>
          </table:table-cell>
          <table:table-cell table:formula="of:=RIGHT(INDIRECT(&quot;A&quot; &amp; ROW());2)" office:value-type="string" office:string-value="05" calcext:value-type="string">
            <text:p>05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506" calcext:value-type="float">
            <text:p>705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x2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5" calcext:value-type="string">
            <text:p>705</text:p>
          </table:table-cell>
          <table:table-cell table:formula="of:=RIGHT(INDIRECT(&quot;A&quot; &amp; ROW());2)" office:value-type="string" office:string-value="06" calcext:value-type="string">
            <text:p>06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508" calcext:value-type="float">
            <text:p>705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x3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5" calcext:value-type="string">
            <text:p>705</text:p>
          </table:table-cell>
          <table:table-cell table:formula="of:=RIGHT(INDIRECT(&quot;A&quot; &amp; ROW());2)" office:value-type="string" office:string-value="08" calcext:value-type="string">
            <text:p>08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509" calcext:value-type="float">
            <text:p>7050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x3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5" calcext:value-type="string">
            <text:p>705</text:p>
          </table:table-cell>
          <table:table-cell table:formula="of:=RIGHT(INDIRECT(&quot;A&quot; &amp; ROW());2)" office:value-type="string" office:string-value="09" calcext:value-type="string">
            <text:p>09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600" calcext:value-type="float">
            <text:p>706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oob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6" calcext:value-type="string">
            <text:p>706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601" calcext:value-type="float">
            <text:p>706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x3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6" calcext:value-type="string">
            <text:p>706</text:p>
          </table:table-cell>
          <table:table-cell table:formula="of:=RIGHT(INDIRECT(&quot;A&quot; &amp; ROW());2)" office:value-type="string" office:string-value="01" calcext:value-type="string">
            <text:p>01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603" calcext:value-type="float">
            <text:p>706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x3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6" calcext:value-type="string">
            <text:p>706</text:p>
          </table:table-cell>
          <table:table-cell table:formula="of:=RIGHT(INDIRECT(&quot;A&quot; &amp; ROW());2)" office:value-type="string" office:string-value="03" calcext:value-type="string">
            <text:p>03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605" calcext:value-type="float">
            <text:p>706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x3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6" calcext:value-type="string">
            <text:p>706</text:p>
          </table:table-cell>
          <table:table-cell table:formula="of:=RIGHT(INDIRECT(&quot;A&quot; &amp; ROW());2)" office:value-type="string" office:string-value="05" calcext:value-type="string">
            <text:p>05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606" calcext:value-type="float">
            <text:p>706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x2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6" calcext:value-type="string">
            <text:p>706</text:p>
          </table:table-cell>
          <table:table-cell table:formula="of:=RIGHT(INDIRECT(&quot;A&quot; &amp; ROW());2)" office:value-type="string" office:string-value="06" calcext:value-type="string">
            <text:p>06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607" calcext:value-type="float">
            <text:p>7060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x3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6" calcext:value-type="string">
            <text:p>706</text:p>
          </table:table-cell>
          <table:table-cell table:formula="of:=RIGHT(INDIRECT(&quot;A&quot; &amp; ROW());2)" office:value-type="string" office:string-value="07" calcext:value-type="string">
            <text:p>07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608" calcext:value-type="float">
            <text:p>706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x3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6" calcext:value-type="string">
            <text:p>706</text:p>
          </table:table-cell>
          <table:table-cell table:formula="of:=RIGHT(INDIRECT(&quot;A&quot; &amp; ROW());2)" office:value-type="string" office:string-value="08" calcext:value-type="string">
            <text:p>08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609" calcext:value-type="float">
            <text:p>7060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x3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6" calcext:value-type="string">
            <text:p>706</text:p>
          </table:table-cell>
          <table:table-cell table:formula="of:=RIGHT(INDIRECT(&quot;A&quot; &amp; ROW());2)" office:value-type="string" office:string-value="09" calcext:value-type="string">
            <text:p>09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700" calcext:value-type="float">
            <text:p>707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oob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7" calcext:value-type="string">
            <text:p>707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701" calcext:value-type="float">
            <text:p>707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x3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7" calcext:value-type="string">
            <text:p>707</text:p>
          </table:table-cell>
          <table:table-cell table:formula="of:=RIGHT(INDIRECT(&quot;A&quot; &amp; ROW());2)" office:value-type="string" office:string-value="01" calcext:value-type="string">
            <text:p>01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702" calcext:value-type="float">
            <text:p>7070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ngle boob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7" calcext:value-type="string">
            <text:p>707</text:p>
          </table:table-cell>
          <table:table-cell table:formula="of:=RIGHT(INDIRECT(&quot;A&quot; &amp; ROW());2)" office:value-type="string" office:string-value="02" calcext:value-type="string">
            <text:p>02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703" calcext:value-type="float">
            <text:p>707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x3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7" calcext:value-type="string">
            <text:p>707</text:p>
          </table:table-cell>
          <table:table-cell table:formula="of:=RIGHT(INDIRECT(&quot;A&quot; &amp; ROW());2)" office:value-type="string" office:string-value="03" calcext:value-type="string">
            <text:p>03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704" calcext:value-type="float">
            <text:p>707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x3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7" calcext:value-type="string">
            <text:p>707</text:p>
          </table:table-cell>
          <table:table-cell table:formula="of:=RIGHT(INDIRECT(&quot;A&quot; &amp; ROW());2)" office:value-type="string" office:string-value="04" calcext:value-type="string">
            <text:p>04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705" calcext:value-type="float">
            <text:p>707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x3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7" calcext:value-type="string">
            <text:p>707</text:p>
          </table:table-cell>
          <table:table-cell table:formula="of:=RIGHT(INDIRECT(&quot;A&quot; &amp; ROW());2)" office:value-type="string" office:string-value="05" calcext:value-type="string">
            <text:p>05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706" calcext:value-type="float">
            <text:p>707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x2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7" calcext:value-type="string">
            <text:p>707</text:p>
          </table:table-cell>
          <table:table-cell table:formula="of:=RIGHT(INDIRECT(&quot;A&quot; &amp; ROW());2)" office:value-type="string" office:string-value="06" calcext:value-type="string">
            <text:p>06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707" calcext:value-type="float">
            <text:p>7070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x3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7" calcext:value-type="string">
            <text:p>707</text:p>
          </table:table-cell>
          <table:table-cell table:formula="of:=RIGHT(INDIRECT(&quot;A&quot; &amp; ROW());2)" office:value-type="string" office:string-value="07" calcext:value-type="string">
            <text:p>07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708" calcext:value-type="float">
            <text:p>707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x3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7" calcext:value-type="string">
            <text:p>707</text:p>
          </table:table-cell>
          <table:table-cell table:formula="of:=RIGHT(INDIRECT(&quot;A&quot; &amp; ROW());2)" office:value-type="string" office:string-value="08" calcext:value-type="string">
            <text:p>08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709" calcext:value-type="float">
            <text:p>7070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x3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7" calcext:value-type="string">
            <text:p>707</text:p>
          </table:table-cell>
          <table:table-cell table:formula="of:=RIGHT(INDIRECT(&quot;A&quot; &amp; ROW());2)" office:value-type="string" office:string-value="09" calcext:value-type="string">
            <text:p>09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800" calcext:value-type="float">
            <text:p>708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x3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8" calcext:value-type="string">
            <text:p>708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801" calcext:value-type="float">
            <text:p>7080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x5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8" calcext:value-type="string">
            <text:p>708</text:p>
          </table:table-cell>
          <table:table-cell table:formula="of:=RIGHT(INDIRECT(&quot;A&quot; &amp; ROW());2)" office:value-type="string" office:string-value="01" calcext:value-type="string">
            <text:p>01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802" calcext:value-type="float">
            <text:p>7080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x3 room – high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8" calcext:value-type="string">
            <text:p>708</text:p>
          </table:table-cell>
          <table:table-cell table:formula="of:=RIGHT(INDIRECT(&quot;A&quot; &amp; ROW());2)" office:value-type="string" office:string-value="02" calcext:value-type="string">
            <text:p>02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803" calcext:value-type="float">
            <text:p>7080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3x3 room – slanted roof + beams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8" calcext:value-type="string">
            <text:p>708</text:p>
          </table:table-cell>
          <table:table-cell table:formula="of:=RIGHT(INDIRECT(&quot;A&quot; &amp; ROW());2)" office:value-type="string" office:string-value="03" calcext:value-type="string">
            <text:p>03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804" calcext:value-type="float">
            <text:p>7080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4x3 room – slanted roof + beams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8" calcext:value-type="string">
            <text:p>708</text:p>
          </table:table-cell>
          <table:table-cell table:formula="of:=RIGHT(INDIRECT(&quot;A&quot; &amp; ROW());2)" office:value-type="string" office:string-value="04" calcext:value-type="string">
            <text:p>04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806" calcext:value-type="float">
            <text:p>7080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4x3 room – slanted roof + beams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8" calcext:value-type="string">
            <text:p>708</text:p>
          </table:table-cell>
          <table:table-cell table:formula="of:=RIGHT(INDIRECT(&quot;A&quot; &amp; ROW());2)" office:value-type="string" office:string-value="06" calcext:value-type="string">
            <text:p>06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809" calcext:value-type="float">
            <text:p>70809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Passage + 4x3 room – slanted roof + beams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8" calcext:value-type="string">
            <text:p>708</text:p>
          </table:table-cell>
          <table:table-cell table:formula="of:=RIGHT(INDIRECT(&quot;A&quot; &amp; ROW());2)" office:value-type="string" office:string-value="09" calcext:value-type="string">
            <text:p>09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900" calcext:value-type="float">
            <text:p>709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x3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9" calcext:value-type="string">
            <text:p>709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902" calcext:value-type="float">
            <text:p>7090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x3 room – high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9" calcext:value-type="string">
            <text:p>709</text:p>
          </table:table-cell>
          <table:table-cell table:formula="of:=RIGHT(INDIRECT(&quot;A&quot; &amp; ROW());2)" office:value-type="string" office:string-value="02" calcext:value-type="string">
            <text:p>02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0907" calcext:value-type="float">
            <text:p>70907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Passage + 2x3 room – slanted roof + beams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09" calcext:value-type="string">
            <text:p>709</text:p>
          </table:table-cell>
          <table:table-cell table:formula="of:=RIGHT(INDIRECT(&quot;A&quot; &amp; ROW());2)" office:value-type="string" office:string-value="07" calcext:value-type="string">
            <text:p>07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1000" calcext:value-type="float">
            <text:p>710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x3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10" calcext:value-type="string">
            <text:p>710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1001" calcext:value-type="float">
            <text:p>7100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x5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10" calcext:value-type="string">
            <text:p>710</text:p>
          </table:table-cell>
          <table:table-cell table:formula="of:=RIGHT(INDIRECT(&quot;A&quot; &amp; ROW());2)" office:value-type="string" office:string-value="01" calcext:value-type="string">
            <text:p>01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1002" calcext:value-type="float">
            <text:p>7100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x3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10" calcext:value-type="string">
            <text:p>710</text:p>
          </table:table-cell>
          <table:table-cell table:formula="of:=RIGHT(INDIRECT(&quot;A&quot; &amp; ROW());2)" office:value-type="string" office:string-value="02" calcext:value-type="string">
            <text:p>02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1004" calcext:value-type="float">
            <text:p>7100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4x3 room – slanted roof + beams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10" calcext:value-type="string">
            <text:p>710</text:p>
          </table:table-cell>
          <table:table-cell table:formula="of:=RIGHT(INDIRECT(&quot;A&quot; &amp; ROW());2)" office:value-type="string" office:string-value="04" calcext:value-type="string">
            <text:p>04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1007" calcext:value-type="float">
            <text:p>71007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Passage + 2x3 room – slanted roof + beams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10" calcext:value-type="string">
            <text:p>710</text:p>
          </table:table-cell>
          <table:table-cell table:formula="of:=RIGHT(INDIRECT(&quot;A&quot; &amp; ROW());2)" office:value-type="string" office:string-value="07" calcext:value-type="string">
            <text:p>07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1010" calcext:value-type="float">
            <text:p>710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x5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10" calcext:value-type="string">
            <text:p>710</text:p>
          </table:table-cell>
          <table:table-cell table:formula="of:=RIGHT(INDIRECT(&quot;A&quot; &amp; ROW());2)" office:value-type="string" office:string-value="10" calcext:value-type="string">
            <text:p>10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1011" calcext:value-type="float">
            <text:p>710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x3 room – high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10" calcext:value-type="string">
            <text:p>710</text:p>
          </table:table-cell>
          <table:table-cell table:formula="of:=RIGHT(INDIRECT(&quot;A&quot; &amp; ROW());2)" office:value-type="string" office:string-value="11" calcext:value-type="string">
            <text:p>11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1012" calcext:value-type="float">
            <text:p>710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x3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10" calcext:value-type="string">
            <text:p>710</text:p>
          </table:table-cell>
          <table:table-cell table:formula="of:=RIGHT(INDIRECT(&quot;A&quot; &amp; ROW());2)" office:value-type="string" office:string-value="12" calcext:value-type="string">
            <text:p>12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1101" calcext:value-type="float">
            <text:p>711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x2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11" calcext:value-type="string">
            <text:p>711</text:p>
          </table:table-cell>
          <table:table-cell table:formula="of:=RIGHT(INDIRECT(&quot;A&quot; &amp; ROW());2)" office:value-type="string" office:string-value="01" calcext:value-type="string">
            <text:p>01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1103" calcext:value-type="float">
            <text:p>711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x3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11" calcext:value-type="string">
            <text:p>711</text:p>
          </table:table-cell>
          <table:table-cell table:formula="of:=RIGHT(INDIRECT(&quot;A&quot; &amp; ROW());2)" office:value-type="string" office:string-value="03" calcext:value-type="string">
            <text:p>03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1104" calcext:value-type="float">
            <text:p>711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x3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11" calcext:value-type="string">
            <text:p>711</text:p>
          </table:table-cell>
          <table:table-cell table:formula="of:=RIGHT(INDIRECT(&quot;A&quot; &amp; ROW());2)" office:value-type="string" office:string-value="04" calcext:value-type="string">
            <text:p>04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1106" calcext:value-type="float">
            <text:p>711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x2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11" calcext:value-type="string">
            <text:p>711</text:p>
          </table:table-cell>
          <table:table-cell table:formula="of:=RIGHT(INDIRECT(&quot;A&quot; &amp; ROW());2)" office:value-type="string" office:string-value="06" calcext:value-type="string">
            <text:p>06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1108" calcext:value-type="float">
            <text:p>7110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x3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11" calcext:value-type="string">
            <text:p>711</text:p>
          </table:table-cell>
          <table:table-cell table:formula="of:=RIGHT(INDIRECT(&quot;A&quot; &amp; ROW());2)" office:value-type="string" office:string-value="08" calcext:value-type="string">
            <text:p>08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1201" calcext:value-type="float">
            <text:p>712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x2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12" calcext:value-type="string">
            <text:p>712</text:p>
          </table:table-cell>
          <table:table-cell table:formula="of:=RIGHT(INDIRECT(&quot;A&quot; &amp; ROW());2)" office:value-type="string" office:string-value="01" calcext:value-type="string">
            <text:p>01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1203" calcext:value-type="float">
            <text:p>712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x3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12" calcext:value-type="string">
            <text:p>712</text:p>
          </table:table-cell>
          <table:table-cell table:formula="of:=RIGHT(INDIRECT(&quot;A&quot; &amp; ROW());2)" office:value-type="string" office:string-value="03" calcext:value-type="string">
            <text:p>03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1301" calcext:value-type="float">
            <text:p>713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x2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13" calcext:value-type="string">
            <text:p>713</text:p>
          </table:table-cell>
          <table:table-cell table:formula="of:=RIGHT(INDIRECT(&quot;A&quot; &amp; ROW());2)" office:value-type="string" office:string-value="01" calcext:value-type="string">
            <text:p>01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1303" calcext:value-type="float">
            <text:p>713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x3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13" calcext:value-type="string">
            <text:p>713</text:p>
          </table:table-cell>
          <table:table-cell table:formula="of:=RIGHT(INDIRECT(&quot;A&quot; &amp; ROW());2)" office:value-type="string" office:string-value="03" calcext:value-type="string">
            <text:p>03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1307" calcext:value-type="float">
            <text:p>7130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x2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13" calcext:value-type="string">
            <text:p>713</text:p>
          </table:table-cell>
          <table:table-cell table:formula="of:=RIGHT(INDIRECT(&quot;A&quot; &amp; ROW());2)" office:value-type="string" office:string-value="07" calcext:value-type="string">
            <text:p>07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1402" calcext:value-type="float">
            <text:p>7140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2x2 room – high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14" calcext:value-type="string">
            <text:p>714</text:p>
          </table:table-cell>
          <table:table-cell table:formula="of:=RIGHT(INDIRECT(&quot;A&quot; &amp; ROW());2)" office:value-type="string" office:string-value="02" calcext:value-type="string">
            <text:p>02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1407" calcext:value-type="float">
            <text:p>714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x2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14" calcext:value-type="string">
            <text:p>714</text:p>
          </table:table-cell>
          <table:table-cell table:formula="of:=RIGHT(INDIRECT(&quot;A&quot; &amp; ROW());2)" office:value-type="string" office:string-value="07" calcext:value-type="string">
            <text:p>07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1408" calcext:value-type="float">
            <text:p>7140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x3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14" calcext:value-type="string">
            <text:p>714</text:p>
          </table:table-cell>
          <table:table-cell table:formula="of:=RIGHT(INDIRECT(&quot;A&quot; &amp; ROW());2)" office:value-type="string" office:string-value="08" calcext:value-type="string">
            <text:p>08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1502" calcext:value-type="float">
            <text:p>7150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2x2 room – high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15" calcext:value-type="string">
            <text:p>715</text:p>
          </table:table-cell>
          <table:table-cell table:formula="of:=RIGHT(INDIRECT(&quot;A&quot; &amp; ROW());2)" office:value-type="string" office:string-value="02" calcext:value-type="string">
            <text:p>02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1507" calcext:value-type="float">
            <text:p>715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x2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15" calcext:value-type="string">
            <text:p>715</text:p>
          </table:table-cell>
          <table:table-cell table:formula="of:=RIGHT(INDIRECT(&quot;A&quot; &amp; ROW());2)" office:value-type="string" office:string-value="07" calcext:value-type="string">
            <text:p>07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1508" calcext:value-type="float">
            <text:p>7150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x3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15" calcext:value-type="string">
            <text:p>715</text:p>
          </table:table-cell>
          <table:table-cell table:formula="of:=RIGHT(INDIRECT(&quot;A&quot; &amp; ROW());2)" office:value-type="string" office:string-value="08" calcext:value-type="string">
            <text:p>08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1602" calcext:value-type="float">
            <text:p>7160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2x2 room – high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16" calcext:value-type="string">
            <text:p>716</text:p>
          </table:table-cell>
          <table:table-cell table:formula="of:=RIGHT(INDIRECT(&quot;A&quot; &amp; ROW());2)" office:value-type="string" office:string-value="02" calcext:value-type="string">
            <text:p>02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1608" calcext:value-type="float">
            <text:p>7160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x3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16" calcext:value-type="string">
            <text:p>716</text:p>
          </table:table-cell>
          <table:table-cell table:formula="of:=RIGHT(INDIRECT(&quot;A&quot; &amp; ROW());2)" office:value-type="string" office:string-value="08" calcext:value-type="string">
            <text:p>08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1704" calcext:value-type="float">
            <text:p>7170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x3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17" calcext:value-type="string">
            <text:p>717</text:p>
          </table:table-cell>
          <table:table-cell table:formula="of:=RIGHT(INDIRECT(&quot;A&quot; &amp; ROW());2)" office:value-type="string" office:string-value="04" calcext:value-type="string">
            <text:p>04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1706" calcext:value-type="float">
            <text:p>7170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x3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17" calcext:value-type="string">
            <text:p>717</text:p>
          </table:table-cell>
          <table:table-cell table:formula="of:=RIGHT(INDIRECT(&quot;A&quot; &amp; ROW());2)" office:value-type="string" office:string-value="06" calcext:value-type="string">
            <text:p>06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1708" calcext:value-type="float">
            <text:p>717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x2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17" calcext:value-type="string">
            <text:p>717</text:p>
          </table:table-cell>
          <table:table-cell table:formula="of:=RIGHT(INDIRECT(&quot;A&quot; &amp; ROW());2)" office:value-type="string" office:string-value="08" calcext:value-type="string">
            <text:p>08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1709" calcext:value-type="float">
            <text:p>717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x3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17" calcext:value-type="string">
            <text:p>717</text:p>
          </table:table-cell>
          <table:table-cell table:formula="of:=RIGHT(INDIRECT(&quot;A&quot; &amp; ROW());2)" office:value-type="string" office:string-value="09" calcext:value-type="string">
            <text:p>09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1710" calcext:value-type="float">
            <text:p>717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x3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17" calcext:value-type="string">
            <text:p>717</text:p>
          </table:table-cell>
          <table:table-cell table:formula="of:=RIGHT(INDIRECT(&quot;A&quot; &amp; ROW());2)" office:value-type="string" office:string-value="10" calcext:value-type="string">
            <text:p>10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1806" calcext:value-type="float">
            <text:p>7180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x3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18" calcext:value-type="string">
            <text:p>718</text:p>
          </table:table-cell>
          <table:table-cell table:formula="of:=RIGHT(INDIRECT(&quot;A&quot; &amp; ROW());2)" office:value-type="string" office:string-value="06" calcext:value-type="string">
            <text:p>06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1903" calcext:value-type="float">
            <text:p>719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x3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19" calcext:value-type="string">
            <text:p>719</text:p>
          </table:table-cell>
          <table:table-cell table:formula="of:=RIGHT(INDIRECT(&quot;A&quot; &amp; ROW());2)" office:value-type="string" office:string-value="03" calcext:value-type="string">
            <text:p>03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1904" calcext:value-type="float">
            <text:p>7190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x3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19" calcext:value-type="string">
            <text:p>719</text:p>
          </table:table-cell>
          <table:table-cell table:formula="of:=RIGHT(INDIRECT(&quot;A&quot; &amp; ROW());2)" office:value-type="string" office:string-value="04" calcext:value-type="string">
            <text:p>04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1908" calcext:value-type="float">
            <text:p>719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x2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19" calcext:value-type="string">
            <text:p>719</text:p>
          </table:table-cell>
          <table:table-cell table:formula="of:=RIGHT(INDIRECT(&quot;A&quot; &amp; ROW());2)" office:value-type="string" office:string-value="08" calcext:value-type="string">
            <text:p>08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1909" calcext:value-type="float">
            <text:p>719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x3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19" calcext:value-type="string">
            <text:p>719</text:p>
          </table:table-cell>
          <table:table-cell table:formula="of:=RIGHT(INDIRECT(&quot;A&quot; &amp; ROW());2)" office:value-type="string" office:string-value="09" calcext:value-type="string">
            <text:p>09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2000" calcext:value-type="float">
            <text:p>72000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4x4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20" calcext:value-type="string">
            <text:p>720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2001" calcext:value-type="float">
            <text:p>72001</text:p>
          </table:table-cell>
          <table:table-cell office:value-type="string" calcext:value-type="string">
            <text:p>R53</text:p>
          </table:table-cell>
          <table:table-cell office:value-type="string" calcext:value-type="string">
            <text:p>6x4 room – doorway east – doorway south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20" calcext:value-type="string">
            <text:p>720</text:p>
          </table:table-cell>
          <table:table-cell table:formula="of:=RIGHT(INDIRECT(&quot;A&quot; &amp; ROW());2)" office:value-type="string" office:string-value="01" calcext:value-type="string">
            <text:p>01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2002" calcext:value-type="float">
            <text:p>72002</text:p>
          </table:table-cell>
          <table:table-cell office:value-type="string" calcext:value-type="string">
            <text:p>R53</text:p>
          </table:table-cell>
          <table:table-cell office:value-type="string" calcext:value-type="string">
            <text:p>6x4 room – doorway north – doorway east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20" calcext:value-type="string">
            <text:p>720</text:p>
          </table:table-cell>
          <table:table-cell table:formula="of:=RIGHT(INDIRECT(&quot;A&quot; &amp; ROW());2)" office:value-type="string" office:string-value="02" calcext:value-type="string">
            <text:p>02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2003" calcext:value-type="float">
            <text:p>72003</text:p>
          </table:table-cell>
          <table:table-cell office:value-type="string" calcext:value-type="string">
            <text:p>R73</text:p>
          </table:table-cell>
          <table:table-cell office:value-type="string" calcext:value-type="string">
            <text:p>6x6 room – doorway north – doorway east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20" calcext:value-type="string">
            <text:p>720</text:p>
          </table:table-cell>
          <table:table-cell table:formula="of:=RIGHT(INDIRECT(&quot;A&quot; &amp; ROW());2)" office:value-type="string" office:string-value="03" calcext:value-type="string">
            <text:p>03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2004" calcext:value-type="float">
            <text:p>72004</text:p>
          </table:table-cell>
          <table:table-cell office:value-type="string" calcext:value-type="string">
            <text:p>R73</text:p>
          </table:table-cell>
          <table:table-cell office:value-type="string" calcext:value-type="string">
            <text:p>6x6 room – doorway north – doorway east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20" calcext:value-type="string">
            <text:p>720</text:p>
          </table:table-cell>
          <table:table-cell table:formula="of:=RIGHT(INDIRECT(&quot;A&quot; &amp; ROW());2)" office:value-type="string" office:string-value="04" calcext:value-type="string">
            <text:p>04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2005" calcext:value-type="float">
            <text:p>72005</text:p>
          </table:table-cell>
          <table:table-cell office:value-type="string" calcext:value-type="string">
            <text:p>R75</text:p>
          </table:table-cell>
          <table:table-cell office:value-type="string" calcext:value-type="string">
            <text:p>6x6 room – doorway north – doorway east – doorway south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20" calcext:value-type="string">
            <text:p>720</text:p>
          </table:table-cell>
          <table:table-cell table:formula="of:=RIGHT(INDIRECT(&quot;A&quot; &amp; ROW());2)" office:value-type="string" office:string-value="05" calcext:value-type="string">
            <text:p>05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2006" calcext:value-type="float">
            <text:p>72006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4x6 room – doorway north – doorway east – doorway south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20" calcext:value-type="string">
            <text:p>720</text:p>
          </table:table-cell>
          <table:table-cell table:formula="of:=RIGHT(INDIRECT(&quot;A&quot; &amp; ROW());2)" office:value-type="string" office:string-value="06" calcext:value-type="string">
            <text:p>06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2007" calcext:value-type="float">
            <text:p>72007</text:p>
          </table:table-cell>
          <table:table-cell office:value-type="string" calcext:value-type="string">
            <text:p>R5A</text:p>
          </table:table-cell>
          <table:table-cell office:value-type="string" calcext:value-type="string">
            <text:p>4x6 room – doorway north – doorway west – doorway south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20" calcext:value-type="string">
            <text:p>720</text:p>
          </table:table-cell>
          <table:table-cell table:formula="of:=RIGHT(INDIRECT(&quot;A&quot; &amp; ROW());2)" office:value-type="string" office:string-value="07" calcext:value-type="string">
            <text:p>07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2008" calcext:value-type="float">
            <text:p>72008</text:p>
          </table:table-cell>
          <table:table-cell office:value-type="string" calcext:value-type="string">
            <text:p>R5A</text:p>
          </table:table-cell>
          <table:table-cell office:value-type="string" calcext:value-type="string">
            <text:p>6x4 room – doorway north – doorway west – doorway east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20" calcext:value-type="string">
            <text:p>720</text:p>
          </table:table-cell>
          <table:table-cell table:formula="of:=RIGHT(INDIRECT(&quot;A&quot; &amp; ROW());2)" office:value-type="string" office:string-value="08" calcext:value-type="string">
            <text:p>08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2009" calcext:value-type="float">
            <text:p>72009</text:p>
          </table:table-cell>
          <table:table-cell office:value-type="string" calcext:value-type="string">
            <text:p>R71</text:p>
          </table:table-cell>
          <table:table-cell office:value-type="string" calcext:value-type="string">
            <text:p>6x6 room – doorway north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20" calcext:value-type="string">
            <text:p>720</text:p>
          </table:table-cell>
          <table:table-cell table:formula="of:=RIGHT(INDIRECT(&quot;A&quot; &amp; ROW());2)" office:value-type="string" office:string-value="09" calcext:value-type="string">
            <text:p>09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2010" calcext:value-type="float">
            <text:p>72010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4x4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20" calcext:value-type="string">
            <text:p>720</text:p>
          </table:table-cell>
          <table:table-cell table:formula="of:=RIGHT(INDIRECT(&quot;A&quot; &amp; ROW());2)" office:value-type="string" office:string-value="10" calcext:value-type="string">
            <text:p>10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2011" calcext:value-type="float">
            <text:p>72011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4x6 room – doorway north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20" calcext:value-type="string">
            <text:p>720</text:p>
          </table:table-cell>
          <table:table-cell table:formula="of:=RIGHT(INDIRECT(&quot;A&quot; &amp; ROW());2)" office:value-type="string" office:string-value="11" calcext:value-type="string">
            <text:p>11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2012" calcext:value-type="float">
            <text:p>72012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6x4 room – doorway north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20" calcext:value-type="string">
            <text:p>720</text:p>
          </table:table-cell>
          <table:table-cell table:formula="of:=RIGHT(INDIRECT(&quot;A&quot; &amp; ROW());2)" office:value-type="string" office:string-value="12" calcext:value-type="string">
            <text:p>12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2013" calcext:value-type="float">
            <text:p>72013</text:p>
          </table:table-cell>
          <table:table-cell office:value-type="string" calcext:value-type="string">
            <text:p>L58</text:p>
          </table:table-cell>
          <table:table-cell office:value-type="string" calcext:value-type="string">
            <text:p>6x4 room – ceiling hole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20" calcext:value-type="string">
            <text:p>720</text:p>
          </table:table-cell>
          <table:table-cell table:formula="of:=RIGHT(INDIRECT(&quot;A&quot; &amp; ROW());2)" office:value-type="string" office:string-value="13" calcext:value-type="string">
            <text:p>13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2014" calcext:value-type="float">
            <text:p>72014</text:p>
          </table:table-cell>
          <table:table-cell office:value-type="string" calcext:value-type="string">
            <text:p>L59</text:p>
          </table:table-cell>
          <table:table-cell office:value-type="string" calcext:value-type="string">
            <text:p>6x4 room – ceiling + floor hole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20" calcext:value-type="string">
            <text:p>720</text:p>
          </table:table-cell>
          <table:table-cell table:formula="of:=RIGHT(INDIRECT(&quot;A&quot; &amp; ROW());2)" office:value-type="string" office:string-value="14" calcext:value-type="string">
            <text:p>14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2015" calcext:value-type="float">
            <text:p>72015</text:p>
          </table:table-cell>
          <table:table-cell office:value-type="string" calcext:value-type="string">
            <text:p>L5A</text:p>
          </table:table-cell>
          <table:table-cell office:value-type="string" calcext:value-type="string">
            <text:p>6x4 room – floor hole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20" calcext:value-type="string">
            <text:p>720</text:p>
          </table:table-cell>
          <table:table-cell table:formula="of:=RIGHT(INDIRECT(&quot;A&quot; &amp; ROW());2)" office:value-type="string" office:string-value="15" calcext:value-type="string">
            <text:p>15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2016" calcext:value-type="float">
            <text:p>72016</text:p>
          </table:table-cell>
          <table:table-cell office:value-type="string" calcext:value-type="string">
            <text:p>R4X</text:p>
          </table:table-cell>
          <table:table-cell office:value-type="string" calcext:value-type="string">
            <text:p>4x4 room – doorway north – doorway east – doorway south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20" calcext:value-type="string">
            <text:p>720</text:p>
          </table:table-cell>
          <table:table-cell table:formula="of:=RIGHT(INDIRECT(&quot;A&quot; &amp; ROW());2)" office:value-type="string" office:string-value="16" calcext:value-type="string">
            <text:p>16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2017" calcext:value-type="float">
            <text:p>72017</text:p>
          </table:table-cell>
          <table:table-cell office:value-type="string" calcext:value-type="string">
            <text:p>L7Z</text:p>
          </table:table-cell>
          <table:table-cell/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20" calcext:value-type="string">
            <text:p>720</text:p>
          </table:table-cell>
          <table:table-cell table:formula="of:=RIGHT(INDIRECT(&quot;A&quot; &amp; ROW());2)" office:value-type="string" office:string-value="17" calcext:value-type="string">
            <text:p>17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2018" calcext:value-type="float">
            <text:p>72018</text:p>
          </table:table-cell>
          <table:table-cell office:value-type="string" calcext:value-type="string">
            <text:p>LXX</text:p>
          </table:table-cell>
          <table:table-cell/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20" calcext:value-type="string">
            <text:p>720</text:p>
          </table:table-cell>
          <table:table-cell table:formula="of:=RIGHT(INDIRECT(&quot;A&quot; &amp; ROW());2)" office:value-type="string" office:string-value="18" calcext:value-type="string">
            <text:p>18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2019" calcext:value-type="float">
            <text:p>72019</text:p>
          </table:table-cell>
          <table:table-cell office:value-type="string" calcext:value-type="string">
            <text:p>LXG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ACTIVATOR</text:p>
          </table:table-cell>
          <table:table-cell table:formula="of:=LEFT(INDIRECT(&quot;A&quot;&amp;ROW());3)" office:value-type="string" office:string-value="720" calcext:value-type="string">
            <text:p>720</text:p>
          </table:table-cell>
          <table:table-cell table:formula="of:=RIGHT(INDIRECT(&quot;A&quot; &amp; ROW());2)" office:value-type="string" office:string-value="19" calcext:value-type="string">
            <text:p>19</text:p>
          </table:table-cell>
          <table:table-cell office:value-type="string" calcext:value-type="string">
            <text:p>REGULAR</text:p>
          </table:table-cell>
        </table:table-row>
        <table:table-row table:style-name="ro1" table:visibility="filter">
          <table:table-cell office:value-type="float" office:value="72100" calcext:value-type="float">
            <text:p>72100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DOOR</text:p>
          </table:table-cell>
          <table:table-cell table:formula="of:=LEFT(INDIRECT(&quot;A&quot;&amp;ROW());3)" office:value-type="string" office:string-value="721" calcext:value-type="string">
            <text:p>721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/>
        </table:table-row>
        <table:table-row table:style-name="ro1" table:visibility="filter">
          <table:table-cell office:value-type="float" office:value="74001" calcext:value-type="float">
            <text:p>74001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Wayrest throne roo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01" calcext:value-type="string">
            <text:p>01</text:p>
          </table:table-cell>
          <table:table-cell/>
        </table:table-row>
        <table:table-row table:style-name="ro1" table:visibility="filter">
          <table:table-cell office:value-type="float" office:value="74002" calcext:value-type="float">
            <text:p>74002</text:p>
          </table:table-cell>
          <table:table-cell office:value-type="string" calcext:value-type="string">
            <text:p>DAG</text:p>
          </table:table-cell>
          <table:table-cell office:value-type="string" calcext:value-type="string">
            <text:p>Daggerfall throne room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02" calcext:value-type="string">
            <text:p>02</text:p>
          </table:table-cell>
          <table:table-cell/>
        </table:table-row>
        <table:table-row table:style-name="ro1" table:visibility="filter">
          <table:table-cell office:value-type="float" office:value="74003" calcext:value-type="float">
            <text:p>74003</text:p>
          </table:table-cell>
          <table:table-cell office:value-type="string" calcext:value-type="string">
            <text:p>DAG</text:p>
          </table:table-cell>
          <table:table-cell office:value-type="string" calcext:value-type="string">
            <text:p>Daggerfall throne room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03" calcext:value-type="string">
            <text:p>03</text:p>
          </table:table-cell>
          <table:table-cell/>
        </table:table-row>
        <table:table-row table:style-name="ro1" table:visibility="filter">
          <table:table-cell office:value-type="float" office:value="74006" calcext:value-type="float">
            <text:p>74006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Lysandus room corner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06" calcext:value-type="string">
            <text:p>06</text:p>
          </table:table-cell>
          <table:table-cell/>
        </table:table-row>
        <table:table-row table:style-name="ro1" table:visibility="filter">
          <table:table-cell office:value-type="float" office:value="74007" calcext:value-type="float">
            <text:p>74007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Lysandus room corner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07" calcext:value-type="string">
            <text:p>07</text:p>
          </table:table-cell>
          <table:table-cell/>
        </table:table-row>
        <table:table-row table:style-name="ro1" table:visibility="filter">
          <table:table-cell office:value-type="float" office:value="74008" calcext:value-type="float">
            <text:p>74008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Lysandus room corner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08" calcext:value-type="string">
            <text:p>08</text:p>
          </table:table-cell>
          <table:table-cell/>
        </table:table-row>
        <table:table-row table:style-name="ro1" table:visibility="filter">
          <table:table-cell office:value-type="float" office:value="74009" calcext:value-type="float">
            <text:p>74009</text:p>
          </table:table-cell>
          <table:table-cell office:value-type="string" calcext:value-type="string">
            <text:p>CLM</text:p>
          </table:table-cell>
          <table:table-cell office:value-type="string" calcext:value-type="string">
            <text:p>Large pillar</text:p>
          </table:table-cell>
          <table:table-cell office:value-type="string" calcext:value-type="string">
            <text:p>PROP</text:p>
          </table:table-cell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09" calcext:value-type="string">
            <text:p>09</text:p>
          </table:table-cell>
          <table:table-cell/>
        </table:table-row>
        <table:table-row table:style-name="ro1" table:visibility="filter">
          <table:table-cell office:value-type="float" office:value="74010" calcext:value-type="float">
            <text:p>74010</text:p>
          </table:table-cell>
          <table:table-cell office:value-type="string" calcext:value-type="string">
            <text:p>LYS</text:p>
          </table:table-cell>
          <table:table-cell table:number-columns-repeated="2"/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10" calcext:value-type="string">
            <text:p>10</text:p>
          </table:table-cell>
          <table:table-cell/>
        </table:table-row>
        <table:table-row table:style-name="ro1" table:visibility="filter">
          <table:table-cell office:value-type="float" office:value="74011" calcext:value-type="float">
            <text:p>74011</text:p>
          </table:table-cell>
          <table:table-cell office:value-type="string" calcext:value-type="string">
            <text:p>LYS</text:p>
          </table:table-cell>
          <table:table-cell table:number-columns-repeated="2"/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11" calcext:value-type="string">
            <text:p>11</text:p>
          </table:table-cell>
          <table:table-cell/>
        </table:table-row>
        <table:table-row table:style-name="ro1" table:visibility="filter">
          <table:table-cell office:value-type="float" office:value="74012" calcext:value-type="float">
            <text:p>74012</text:p>
          </table:table-cell>
          <table:table-cell office:value-type="string" calcext:value-type="string">
            <text:p>LYS</text:p>
          </table:table-cell>
          <table:table-cell table:number-columns-repeated="2"/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12" calcext:value-type="string">
            <text:p>12</text:p>
          </table:table-cell>
          <table:table-cell/>
        </table:table-row>
        <table:table-row table:style-name="ro1" table:visibility="filter">
          <table:table-cell office:value-type="float" office:value="74013" calcext:value-type="float">
            <text:p>74013</text:p>
          </table:table-cell>
          <table:table-cell office:value-type="string" calcext:value-type="string">
            <text:p>ELV</text:p>
          </table:table-cell>
          <table:table-cell office:value-type="string" calcext:value-type="string">
            <text:p>Elevator</text:p>
          </table:table-cell>
          <table:table-cell/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13" calcext:value-type="string">
            <text:p>13</text:p>
          </table:table-cell>
          <table:table-cell/>
        </table:table-row>
        <table:table-row table:style-name="ro1" table:visibility="filter">
          <table:table-cell office:value-type="float" office:value="74014" calcext:value-type="float">
            <text:p>74014</text:p>
          </table:table-cell>
          <table:table-cell office:value-type="string" calcext:value-type="string">
            <text:p>ORS</text:p>
          </table:table-cell>
          <table:table-cell office:value-type="string" calcext:value-type="string">
            <text:p>Orsinium room entrance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14" calcext:value-type="string">
            <text:p>14</text:p>
          </table:table-cell>
          <table:table-cell/>
        </table:table-row>
        <table:table-row table:style-name="ro1" table:visibility="filter">
          <table:table-cell office:value-type="float" office:value="74015" calcext:value-type="float">
            <text:p>74015</text:p>
          </table:table-cell>
          <table:table-cell office:value-type="string" calcext:value-type="string">
            <text:p>ORS</text:p>
          </table:table-cell>
          <table:table-cell office:value-type="string" calcext:value-type="string">
            <text:p>Orsinium room end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15" calcext:value-type="string">
            <text:p>15</text:p>
          </table:table-cell>
          <table:table-cell/>
        </table:table-row>
        <table:table-row table:style-name="ro1" table:visibility="filter">
          <table:table-cell office:value-type="float" office:value="74016" calcext:value-type="float">
            <text:p>74016</text:p>
          </table:table-cell>
          <table:table-cell office:value-type="string" calcext:value-type="string">
            <text:p>WDB</text:p>
          </table:table-cell>
          <table:table-cell office:value-type="string" calcext:value-type="string">
            <text:p>Room large with slope platform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16" calcext:value-type="string">
            <text:p>16</text:p>
          </table:table-cell>
          <table:table-cell/>
        </table:table-row>
        <table:table-row table:style-name="ro1" table:visibility="filter">
          <table:table-cell office:value-type="float" office:value="74017" calcext:value-type="float">
            <text:p>74017</text:p>
          </table:table-cell>
          <table:table-cell office:value-type="string" calcext:value-type="string">
            <text:p>W01</text:p>
          </table:table-cell>
          <table:table-cell office:value-type="string" calcext:value-type="string">
            <text:p>Platform</text:p>
          </table:table-cell>
          <table:table-cell/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17" calcext:value-type="string">
            <text:p>17</text:p>
          </table:table-cell>
          <table:table-cell/>
        </table:table-row>
        <table:table-row table:style-name="ro1" table:visibility="filter">
          <table:table-cell office:value-type="float" office:value="74018" calcext:value-type="float">
            <text:p>74018</text:p>
          </table:table-cell>
          <table:table-cell office:value-type="string" calcext:value-type="string">
            <text:p>W02</text:p>
          </table:table-cell>
          <table:table-cell office:value-type="string" calcext:value-type="string">
            <text:p>Platform slope</text:p>
          </table:table-cell>
          <table:table-cell/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18" calcext:value-type="string">
            <text:p>18</text:p>
          </table:table-cell>
          <table:table-cell/>
        </table:table-row>
        <table:table-row table:style-name="ro1" table:visibility="filter">
          <table:table-cell office:value-type="float" office:value="74019" calcext:value-type="float">
            <text:p>74019</text:p>
          </table:table-cell>
          <table:table-cell office:value-type="string" calcext:value-type="string">
            <text:p>W03</text:p>
          </table:table-cell>
          <table:table-cell office:value-type="string" calcext:value-type="string">
            <text:p>Platform square</text:p>
          </table:table-cell>
          <table:table-cell/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19" calcext:value-type="string">
            <text:p>19</text:p>
          </table:table-cell>
          <table:table-cell/>
        </table:table-row>
        <table:table-row table:style-name="ro1" table:visibility="filter">
          <table:table-cell office:value-type="float" office:value="74020" calcext:value-type="float">
            <text:p>74020</text:p>
          </table:table-cell>
          <table:table-cell office:value-type="string" calcext:value-type="string">
            <text:p>W04</text:p>
          </table:table-cell>
          <table:table-cell office:value-type="string" calcext:value-type="string">
            <text:p>Platform slope</text:p>
          </table:table-cell>
          <table:table-cell/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20" calcext:value-type="string">
            <text:p>20</text:p>
          </table:table-cell>
          <table:table-cell/>
        </table:table-row>
        <table:table-row table:style-name="ro1" table:visibility="filter">
          <table:table-cell office:value-type="float" office:value="74021" calcext:value-type="float">
            <text:p>74021</text:p>
          </table:table-cell>
          <table:table-cell office:value-type="string" calcext:value-type="string">
            <text:p>SHD</text:p>
          </table:table-cell>
          <table:table-cell office:value-type="string" calcext:value-type="string">
            <text:p>Shedungent room part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21" calcext:value-type="string">
            <text:p>21</text:p>
          </table:table-cell>
          <table:table-cell/>
        </table:table-row>
        <table:table-row table:style-name="ro1" table:visibility="filter">
          <table:table-cell office:value-type="float" office:value="74022" calcext:value-type="float">
            <text:p>74022</text:p>
          </table:table-cell>
          <table:table-cell office:value-type="string" calcext:value-type="string">
            <text:p>SHD</text:p>
          </table:table-cell>
          <table:table-cell office:value-type="string" calcext:value-type="string">
            <text:p>Shedungent room part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22" calcext:value-type="string">
            <text:p>22</text:p>
          </table:table-cell>
          <table:table-cell/>
        </table:table-row>
        <table:table-row table:style-name="ro1" table:visibility="filter">
          <table:table-cell office:value-type="float" office:value="74023" calcext:value-type="float">
            <text:p>74023</text:p>
          </table:table-cell>
          <table:table-cell office:value-type="string" calcext:value-type="string">
            <text:p>SHD</text:p>
          </table:table-cell>
          <table:table-cell office:value-type="string" calcext:value-type="string">
            <text:p>Shedungent room part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23" calcext:value-type="string">
            <text:p>23</text:p>
          </table:table-cell>
          <table:table-cell/>
        </table:table-row>
        <table:table-row table:style-name="ro1" table:visibility="filter">
          <table:table-cell office:value-type="float" office:value="74024" calcext:value-type="float">
            <text:p>74024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Sentinel room part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24" calcext:value-type="string">
            <text:p>24</text:p>
          </table:table-cell>
          <table:table-cell/>
        </table:table-row>
        <table:table-row table:style-name="ro1" table:visibility="filter">
          <table:table-cell office:value-type="float" office:value="74025" calcext:value-type="float">
            <text:p>74025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Sentinel room part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25" calcext:value-type="string">
            <text:p>25</text:p>
          </table:table-cell>
          <table:table-cell/>
        </table:table-row>
        <table:table-row table:style-name="ro1" table:visibility="filter">
          <table:table-cell office:value-type="float" office:value="74026" calcext:value-type="float">
            <text:p>74026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Sentinel room part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26" calcext:value-type="string">
            <text:p>26</text:p>
          </table:table-cell>
          <table:table-cell/>
        </table:table-row>
        <table:table-row table:style-name="ro1" table:visibility="filter">
          <table:table-cell office:value-type="float" office:value="74027" calcext:value-type="float">
            <text:p>74027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Sentinel room part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27" calcext:value-type="string">
            <text:p>27</text:p>
          </table:table-cell>
          <table:table-cell/>
        </table:table-row>
        <table:table-row table:style-name="ro1" table:visibility="filter">
          <table:table-cell office:value-type="float" office:value="74028" calcext:value-type="float">
            <text:p>74028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Sentinel room part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28" calcext:value-type="string">
            <text:p>28</text:p>
          </table:table-cell>
          <table:table-cell/>
        </table:table-row>
        <table:table-row table:style-name="ro1" table:visibility="filter">
          <table:table-cell office:value-type="float" office:value="74029" calcext:value-type="float">
            <text:p>74029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Sentinel room part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29" calcext:value-type="string">
            <text:p>29</text:p>
          </table:table-cell>
          <table:table-cell/>
        </table:table-row>
        <table:table-row table:style-name="ro1" table:visibility="filter">
          <table:table-cell office:value-type="float" office:value="74030" calcext:value-type="float">
            <text:p>74030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Sentinel room part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30" calcext:value-type="string">
            <text:p>30</text:p>
          </table:table-cell>
          <table:table-cell/>
        </table:table-row>
        <table:table-row table:style-name="ro1" table:visibility="filter">
          <table:table-cell office:value-type="float" office:value="74031" calcext:value-type="float">
            <text:p>74031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Sentinel room part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31" calcext:value-type="string">
            <text:p>31</text:p>
          </table:table-cell>
          <table:table-cell/>
        </table:table-row>
        <table:table-row table:style-name="ro1" table:visibility="filter">
          <table:table-cell office:value-type="float" office:value="74032" calcext:value-type="float">
            <text:p>74032</text:p>
          </table:table-cell>
          <table:table-cell office:value-type="string" calcext:value-type="string">
            <text:p>DP1</text:p>
          </table:table-cell>
          <table:table-cell office:value-type="string" calcext:value-type="string">
            <text:p>Room multilevel corner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32" calcext:value-type="string">
            <text:p>32</text:p>
          </table:table-cell>
          <table:table-cell/>
        </table:table-row>
        <table:table-row table:style-name="ro1" table:visibility="filter">
          <table:table-cell office:value-type="float" office:value="74033" calcext:value-type="float">
            <text:p>74033</text:p>
          </table:table-cell>
          <table:table-cell office:value-type="string" calcext:value-type="string">
            <text:p>DP2</text:p>
          </table:table-cell>
          <table:table-cell office:value-type="string" calcext:value-type="string">
            <text:p>Room multilevel corner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33" calcext:value-type="string">
            <text:p>33</text:p>
          </table:table-cell>
          <table:table-cell/>
        </table:table-row>
        <table:table-row table:style-name="ro1" table:visibility="filter">
          <table:table-cell office:value-type="float" office:value="74034" calcext:value-type="float">
            <text:p>74034</text:p>
          </table:table-cell>
          <table:table-cell office:value-type="string" calcext:value-type="string">
            <text:p>DP3</text:p>
          </table:table-cell>
          <table:table-cell office:value-type="string" calcext:value-type="string">
            <text:p>Room multilevel corner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34" calcext:value-type="string">
            <text:p>34</text:p>
          </table:table-cell>
          <table:table-cell/>
        </table:table-row>
        <table:table-row table:style-name="ro1" table:visibility="filter">
          <table:table-cell office:value-type="float" office:value="74035" calcext:value-type="float">
            <text:p>74035</text:p>
          </table:table-cell>
          <table:table-cell office:value-type="string" calcext:value-type="string">
            <text:p>DP4</text:p>
          </table:table-cell>
          <table:table-cell office:value-type="string" calcext:value-type="string">
            <text:p>Room multilevel corner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35" calcext:value-type="string">
            <text:p>35</text:p>
          </table:table-cell>
          <table:table-cell/>
        </table:table-row>
        <table:table-row table:style-name="ro1" table:visibility="filter">
          <table:table-cell office:value-type="float" office:value="74036" calcext:value-type="float">
            <text:p>74036</text:p>
          </table:table-cell>
          <table:table-cell office:value-type="string" calcext:value-type="string">
            <text:p>DP5</text:p>
          </table:table-cell>
          <table:table-cell office:value-type="string" calcext:value-type="string">
            <text:p>Room multilevel floor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36" calcext:value-type="string">
            <text:p>36</text:p>
          </table:table-cell>
          <table:table-cell/>
        </table:table-row>
        <table:table-row table:style-name="ro1" table:visibility="filter">
          <table:table-cell office:value-type="float" office:value="74037" calcext:value-type="float">
            <text:p>74037</text:p>
          </table:table-cell>
          <table:table-cell office:value-type="string" calcext:value-type="string">
            <text:p>DCE</text:p>
          </table:table-cell>
          <table:table-cell office:value-type="string" calcext:value-type="string">
            <text:p>Room block exterior – 6 entrances per side</text:p>
          </table:table-cell>
          <table:table-cell/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37" calcext:value-type="string">
            <text:p>37</text:p>
          </table:table-cell>
          <table:table-cell/>
        </table:table-row>
        <table:table-row table:style-name="ro1" table:visibility="filter">
          <table:table-cell office:value-type="float" office:value="74038" calcext:value-type="float">
            <text:p>74038</text:p>
          </table:table-cell>
          <table:table-cell office:value-type="string" calcext:value-type="string">
            <text:p>DCE</text:p>
          </table:table-cell>
          <table:table-cell office:value-type="string" calcext:value-type="string">
            <text:p>Room block interior – 4 per side</text:p>
          </table:table-cell>
          <table:table-cell/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38" calcext:value-type="string">
            <text:p>38</text:p>
          </table:table-cell>
          <table:table-cell/>
        </table:table-row>
        <table:table-row table:style-name="ro1" table:visibility="filter">
          <table:table-cell office:value-type="float" office:value="74039" calcext:value-type="float">
            <text:p>7403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Bars horizontal</text:p>
          </table:table-cell>
          <table:table-cell office:value-type="string" calcext:value-type="string">
            <text:p>ACTIVATOR</text:p>
          </table:table-cell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39" calcext:value-type="string">
            <text:p>39</text:p>
          </table:table-cell>
          <table:table-cell/>
        </table:table-row>
        <table:table-row table:style-name="ro1" table:visibility="filter">
          <table:table-cell office:value-type="float" office:value="74040" calcext:value-type="float">
            <text:p>74040</text:p>
          </table:table-cell>
          <table:table-cell office:value-type="string" calcext:value-type="string">
            <text:p>WAT</text:p>
          </table:table-cell>
          <table:table-cell office:value-type="string" calcext:value-type="string">
            <text:p>Room corner</text:p>
          </table:table-cell>
          <table:table-cell/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40" calcext:value-type="string">
            <text:p>40</text:p>
          </table:table-cell>
          <table:table-cell/>
        </table:table-row>
        <table:table-row table:style-name="ro1" table:visibility="filter">
          <table:table-cell office:value-type="float" office:value="74041" calcext:value-type="float">
            <text:p>74041</text:p>
          </table:table-cell>
          <table:table-cell office:value-type="string" calcext:value-type="string">
            <text:p>WAT</text:p>
          </table:table-cell>
          <table:table-cell office:value-type="string" calcext:value-type="string">
            <text:p>Pyramid altar</text:p>
          </table:table-cell>
          <table:table-cell/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41" calcext:value-type="string">
            <text:p>41</text:p>
          </table:table-cell>
          <table:table-cell/>
        </table:table-row>
        <table:table-row table:style-name="ro1" table:visibility="filter">
          <table:table-cell office:value-type="float" office:value="74044" calcext:value-type="float">
            <text:p>74044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Small island</text:p>
          </table:table-cell>
          <table:table-cell/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44" calcext:value-type="string">
            <text:p>44</text:p>
          </table:table-cell>
          <table:table-cell/>
        </table:table-row>
        <table:table-row table:style-name="ro1" table:visibility="filter">
          <table:table-cell office:value-type="float" office:value="74045" calcext:value-type="float">
            <text:p>74045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Small island</text:p>
          </table:table-cell>
          <table:table-cell/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45" calcext:value-type="string">
            <text:p>45</text:p>
          </table:table-cell>
          <table:table-cell/>
        </table:table-row>
        <table:table-row table:style-name="ro1" table:visibility="filter">
          <table:table-cell office:value-type="float" office:value="74046" calcext:value-type="float">
            <text:p>74046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Small island</text:p>
          </table:table-cell>
          <table:table-cell/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46" calcext:value-type="string">
            <text:p>46</text:p>
          </table:table-cell>
          <table:table-cell/>
        </table:table-row>
        <table:table-row table:style-name="ro1" table:visibility="filter">
          <table:table-cell office:value-type="float" office:value="74052" calcext:value-type="float">
            <text:p>74052</text:p>
          </table:table-cell>
          <table:table-cell office:value-type="string" calcext:value-type="string">
            <text:p>DI1</text:p>
          </table:table-cell>
          <table:table-cell office:value-type="string" calcext:value-type="string">
            <text:p>4x4 room corner ceiling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52" calcext:value-type="string">
            <text:p>52</text:p>
          </table:table-cell>
          <table:table-cell/>
        </table:table-row>
        <table:table-row table:style-name="ro1" table:visibility="filter">
          <table:table-cell office:value-type="float" office:value="74053" calcext:value-type="float">
            <text:p>74053</text:p>
          </table:table-cell>
          <table:table-cell office:value-type="string" calcext:value-type="string">
            <text:p>DI2</text:p>
          </table:table-cell>
          <table:table-cell office:value-type="string" calcext:value-type="string">
            <text:p>4x4 room corner ceiling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53" calcext:value-type="string">
            <text:p>53</text:p>
          </table:table-cell>
          <table:table-cell/>
        </table:table-row>
        <table:table-row table:style-name="ro1" table:visibility="filter">
          <table:table-cell office:value-type="float" office:value="74054" calcext:value-type="float">
            <text:p>74054</text:p>
          </table:table-cell>
          <table:table-cell office:value-type="string" calcext:value-type="string">
            <text:p>DI3</text:p>
          </table:table-cell>
          <table:table-cell office:value-type="string" calcext:value-type="string">
            <text:p>4x4 room corner ceiling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54" calcext:value-type="string">
            <text:p>54</text:p>
          </table:table-cell>
          <table:table-cell/>
        </table:table-row>
        <table:table-row table:style-name="ro1" table:visibility="filter">
          <table:table-cell office:value-type="float" office:value="74055" calcext:value-type="float">
            <text:p>74055</text:p>
          </table:table-cell>
          <table:table-cell office:value-type="string" calcext:value-type="string">
            <text:p>DI4</text:p>
          </table:table-cell>
          <table:table-cell office:value-type="string" calcext:value-type="string">
            <text:p>4x4 room corner – no ceiling / floor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55" calcext:value-type="string">
            <text:p>55</text:p>
          </table:table-cell>
          <table:table-cell/>
        </table:table-row>
        <table:table-row table:style-name="ro1" table:visibility="filter">
          <table:table-cell office:value-type="float" office:value="74056" calcext:value-type="float">
            <text:p>74056</text:p>
          </table:table-cell>
          <table:table-cell office:value-type="string" calcext:value-type="string">
            <text:p>DI5</text:p>
          </table:table-cell>
          <table:table-cell office:value-type="string" calcext:value-type="string">
            <text:p>4x4 room corner – no ceiling / floor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56" calcext:value-type="string">
            <text:p>56</text:p>
          </table:table-cell>
          <table:table-cell/>
        </table:table-row>
        <table:table-row table:style-name="ro1" table:visibility="filter">
          <table:table-cell office:value-type="float" office:value="74057" calcext:value-type="float">
            <text:p>74057</text:p>
          </table:table-cell>
          <table:table-cell office:value-type="string" calcext:value-type="string">
            <text:p>DI6</text:p>
          </table:table-cell>
          <table:table-cell office:value-type="string" calcext:value-type="string">
            <text:p>4x4 room corner – no ceiling / floor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57" calcext:value-type="string">
            <text:p>57</text:p>
          </table:table-cell>
          <table:table-cell/>
        </table:table-row>
        <table:table-row table:style-name="ro1" table:visibility="filter">
          <table:table-cell office:value-type="float" office:value="74058" calcext:value-type="float">
            <text:p>74058</text:p>
          </table:table-cell>
          <table:table-cell office:value-type="string" calcext:value-type="string">
            <text:p>DI7</text:p>
          </table:table-cell>
          <table:table-cell office:value-type="string" calcext:value-type="string">
            <text:p>4x4 room corner – no ceiling / floor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58" calcext:value-type="string">
            <text:p>58</text:p>
          </table:table-cell>
          <table:table-cell/>
        </table:table-row>
        <table:table-row table:style-name="ro1" table:visibility="filter">
          <table:table-cell office:value-type="float" office:value="74059" calcext:value-type="float">
            <text:p>74059</text:p>
          </table:table-cell>
          <table:table-cell office:value-type="string" calcext:value-type="string">
            <text:p>DI8</text:p>
          </table:table-cell>
          <table:table-cell office:value-type="string" calcext:value-type="string">
            <text:p>4x4 room corner floor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59" calcext:value-type="string">
            <text:p>59</text:p>
          </table:table-cell>
          <table:table-cell/>
        </table:table-row>
        <table:table-row table:style-name="ro1" table:visibility="filter">
          <table:table-cell office:value-type="float" office:value="74060" calcext:value-type="float">
            <text:p>74060</text:p>
          </table:table-cell>
          <table:table-cell office:value-type="string" calcext:value-type="string">
            <text:p>DI9</text:p>
          </table:table-cell>
          <table:table-cell office:value-type="string" calcext:value-type="string">
            <text:p>4x4 room corner floor – chute floor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60" calcext:value-type="string">
            <text:p>60</text:p>
          </table:table-cell>
          <table:table-cell/>
        </table:table-row>
        <table:table-row table:style-name="ro1" table:visibility="filter">
          <table:table-cell office:value-type="float" office:value="74061" calcext:value-type="float">
            <text:p>74061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4x4 room corner floor – chute floor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61" calcext:value-type="string">
            <text:p>61</text:p>
          </table:table-cell>
          <table:table-cell/>
        </table:table-row>
        <table:table-row table:style-name="ro1" table:visibility="filter">
          <table:table-cell office:value-type="float" office:value="74062" calcext:value-type="float">
            <text:p>74062</text:p>
          </table:table-cell>
          <table:table-cell office:value-type="string" calcext:value-type="string">
            <text:p>DIX</text:p>
          </table:table-cell>
          <table:table-cell office:value-type="string" calcext:value-type="string">
            <text:p>Platform</text:p>
          </table:table-cell>
          <table:table-cell/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62" calcext:value-type="string">
            <text:p>62</text:p>
          </table:table-cell>
          <table:table-cell/>
        </table:table-row>
        <table:table-row table:style-name="ro1" table:visibility="filter">
          <table:table-cell office:value-type="float" office:value="74063" calcext:value-type="float">
            <text:p>74063</text:p>
          </table:table-cell>
          <table:table-cell office:value-type="string" calcext:value-type="string">
            <text:p>DIX</text:p>
          </table:table-cell>
          <table:table-cell office:value-type="string" calcext:value-type="string">
            <text:p>Platform?</text:p>
          </table:table-cell>
          <table:table-cell/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63" calcext:value-type="string">
            <text:p>63</text:p>
          </table:table-cell>
          <table:table-cell/>
        </table:table-row>
        <table:table-row table:style-name="ro1" table:visibility="filter">
          <table:table-cell office:value-type="float" office:value="74064" calcext:value-type="float">
            <text:p>74064</text:p>
          </table:table-cell>
          <table:table-cell office:value-type="string" calcext:value-type="string">
            <text:p>DIB</text:p>
          </table:table-cell>
          <table:table-cell office:value-type="string" calcext:value-type="string">
            <text:p>4x4 room corner – no ceiling / floor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64" calcext:value-type="string">
            <text:p>64</text:p>
          </table:table-cell>
          <table:table-cell/>
        </table:table-row>
        <table:table-row table:style-name="ro1" table:visibility="filter">
          <table:table-cell office:value-type="float" office:value="74065" calcext:value-type="float">
            <text:p>74065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Stairs platform stairs</text:p>
          </table:table-cell>
          <table:table-cell/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65" calcext:value-type="string">
            <text:p>65</text:p>
          </table:table-cell>
          <table:table-cell/>
        </table:table-row>
        <table:table-row table:style-name="ro1" table:visibility="filter">
          <table:table-cell office:value-type="float" office:value="74066" calcext:value-type="float">
            <text:p>74066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Lysandus room entrance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66" calcext:value-type="string">
            <text:p>66</text:p>
          </table:table-cell>
          <table:table-cell/>
        </table:table-row>
        <table:table-row table:style-name="ro1" table:visibility="filter">
          <table:table-cell office:value-type="float" office:value="74067" calcext:value-type="float">
            <text:p>74067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Lysandus hall</text:p>
          </table:table-cell>
          <table:table-cell/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67" calcext:value-type="string">
            <text:p>67</text:p>
          </table:table-cell>
          <table:table-cell/>
        </table:table-row>
        <table:table-row table:style-name="ro1" table:visibility="filter">
          <table:table-cell office:value-type="float" office:value="74068" calcext:value-type="float">
            <text:p>74068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Lysandus room end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68" calcext:value-type="string">
            <text:p>68</text:p>
          </table:table-cell>
          <table:table-cell/>
        </table:table-row>
        <table:table-row table:style-name="ro1" table:visibility="filter">
          <table:table-cell office:value-type="float" office:value="74069" calcext:value-type="float">
            <text:p>74069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Casket</text:p>
          </table:table-cell>
          <table:table-cell/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69" calcext:value-type="string">
            <text:p>69</text:p>
          </table:table-cell>
          <table:table-cell/>
        </table:table-row>
        <table:table-row table:style-name="ro1" table:visibility="filter">
          <table:table-cell office:value-type="float" office:value="74070" calcext:value-type="float">
            <text:p>74070</text:p>
          </table:table-cell>
          <table:table-cell office:value-type="string" calcext:value-type="string">
            <text:p>BTB</text:p>
          </table:table-cell>
          <table:table-cell office:value-type="string" calcext:value-type="string">
            <text:p>Coffin room</text:p>
          </table:table-cell>
          <table:table-cell/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70" calcext:value-type="string">
            <text:p>70</text:p>
          </table:table-cell>
          <table:table-cell/>
        </table:table-row>
        <table:table-row table:style-name="ro1" table:visibility="filter">
          <table:table-cell office:value-type="float" office:value="74071" calcext:value-type="float">
            <text:p>74071</text:p>
          </table:table-cell>
          <table:table-cell office:value-type="string" calcext:value-type="string">
            <text:p>BCH</text:p>
          </table:table-cell>
          <table:table-cell office:value-type="string" calcext:value-type="string">
            <text:p>Big Coffin Open Bottom</text:p>
          </table:table-cell>
          <table:table-cell/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71" calcext:value-type="string">
            <text:p>71</text:p>
          </table:table-cell>
          <table:table-cell/>
        </table:table-row>
        <table:table-row table:style-name="ro1" table:visibility="filter">
          <table:table-cell office:value-type="float" office:value="74072" calcext:value-type="float">
            <text:p>74072</text:p>
          </table:table-cell>
          <table:table-cell office:value-type="string" calcext:value-type="string">
            <text:p>BCX</text:p>
          </table:table-cell>
          <table:table-cell office:value-type="string" calcext:value-type="string">
            <text:p>Big Coffin</text:p>
          </table:table-cell>
          <table:table-cell/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72" calcext:value-type="string">
            <text:p>72</text:p>
          </table:table-cell>
          <table:table-cell/>
        </table:table-row>
        <table:table-row table:style-name="ro1" table:visibility="filter">
          <table:table-cell office:value-type="float" office:value="74073" calcext:value-type="float">
            <text:p>74073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Big Coffin Lid</text:p>
          </table:table-cell>
          <table:table-cell/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73" calcext:value-type="string">
            <text:p>73</text:p>
          </table:table-cell>
          <table:table-cell/>
        </table:table-row>
        <table:table-row table:style-name="ro1" table:visibility="filter">
          <table:table-cell office:value-type="float" office:value="74074" calcext:value-type="float">
            <text:p>74074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Pit top</text:p>
          </table:table-cell>
          <table:table-cell/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74" calcext:value-type="string">
            <text:p>74</text:p>
          </table:table-cell>
          <table:table-cell/>
        </table:table-row>
        <table:table-row table:style-name="ro1" table:visibility="filter">
          <table:table-cell office:value-type="float" office:value="74075" calcext:value-type="float">
            <text:p>74075</text:p>
          </table:table-cell>
          <table:table-cell office:value-type="string" calcext:value-type="string">
            <text:p>WAL</text:p>
          </table:table-cell>
          <table:table-cell office:value-type="string" calcext:value-type="string">
            <text:p>Wall?</text:p>
          </table:table-cell>
          <table:table-cell/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75" calcext:value-type="string">
            <text:p>75</text:p>
          </table:table-cell>
          <table:table-cell/>
        </table:table-row>
        <table:table-row table:style-name="ro1" table:visibility="filter">
          <table:table-cell office:value-type="float" office:value="74076" calcext:value-type="float">
            <text:p>74076</text:p>
          </table:table-cell>
          <table:table-cell office:value-type="string" calcext:value-type="string">
            <text:p>LL1</text:p>
          </table:table-cell>
          <table:table-cell table:number-columns-repeated="2"/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76" calcext:value-type="string">
            <text:p>76</text:p>
          </table:table-cell>
          <table:table-cell/>
        </table:table-row>
        <table:table-row table:style-name="ro1" table:visibility="filter">
          <table:table-cell office:value-type="float" office:value="74077" calcext:value-type="float">
            <text:p>74077</text:p>
          </table:table-cell>
          <table:table-cell office:value-type="string" calcext:value-type="string">
            <text:p>LL2</text:p>
          </table:table-cell>
          <table:table-cell table:number-columns-repeated="2"/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77" calcext:value-type="string">
            <text:p>77</text:p>
          </table:table-cell>
          <table:table-cell/>
        </table:table-row>
        <table:table-row table:style-name="ro1" table:visibility="filter">
          <table:table-cell office:value-type="float" office:value="74078" calcext:value-type="float">
            <text:p>74078</text:p>
          </table:table-cell>
          <table:table-cell office:value-type="string" calcext:value-type="string">
            <text:p>LL3</text:p>
          </table:table-cell>
          <table:table-cell table:number-columns-repeated="2"/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78" calcext:value-type="string">
            <text:p>78</text:p>
          </table:table-cell>
          <table:table-cell/>
        </table:table-row>
        <table:table-row table:style-name="ro1" table:visibility="filter">
          <table:table-cell office:value-type="float" office:value="74079" calcext:value-type="float">
            <text:p>74079</text:p>
          </table:table-cell>
          <table:table-cell office:value-type="string" calcext:value-type="string">
            <text:p>LL4</text:p>
          </table:table-cell>
          <table:table-cell table:number-columns-repeated="2"/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79" calcext:value-type="string">
            <text:p>79</text:p>
          </table:table-cell>
          <table:table-cell/>
        </table:table-row>
        <table:table-row table:style-name="ro1" table:visibility="filter">
          <table:table-cell office:value-type="float" office:value="74080" calcext:value-type="float">
            <text:p>74080</text:p>
          </table:table-cell>
          <table:table-cell office:value-type="string" calcext:value-type="string">
            <text:p>PO1</text:p>
          </table:table-cell>
          <table:table-cell office:value-type="string" calcext:value-type="string">
            <text:p>Bars</text:p>
          </table:table-cell>
          <table:table-cell/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80" calcext:value-type="string">
            <text:p>80</text:p>
          </table:table-cell>
          <table:table-cell/>
        </table:table-row>
        <table:table-row table:style-name="ro1" table:visibility="filter">
          <table:table-cell office:value-type="float" office:value="74081" calcext:value-type="float">
            <text:p>74081</text:p>
          </table:table-cell>
          <table:table-cell office:value-type="string" calcext:value-type="string">
            <text:p>PO2</text:p>
          </table:table-cell>
          <table:table-cell office:value-type="string" calcext:value-type="string">
            <text:p>Bars</text:p>
          </table:table-cell>
          <table:table-cell/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81" calcext:value-type="string">
            <text:p>81</text:p>
          </table:table-cell>
          <table:table-cell/>
        </table:table-row>
        <table:table-row table:style-name="ro1" table:visibility="filter">
          <table:table-cell office:value-type="float" office:value="74082" calcext:value-type="float">
            <text:p>74082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Totem pedestal</text:p>
          </table:table-cell>
          <table:table-cell/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82" calcext:value-type="string">
            <text:p>82</text:p>
          </table:table-cell>
          <table:table-cell/>
        </table:table-row>
        <table:table-row table:style-name="ro1" table:visibility="filter">
          <table:table-cell office:value-type="float" office:value="74083" calcext:value-type="float">
            <text:p>74083</text:p>
          </table:table-cell>
          <table:table-cell office:value-type="string" calcext:value-type="string">
            <text:p>TR1</text:p>
          </table:table-cell>
          <table:table-cell office:value-type="string" calcext:value-type="string">
            <text:p>Totem room</text:p>
          </table:table-cell>
          <table:table-cell/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83" calcext:value-type="string">
            <text:p>83</text:p>
          </table:table-cell>
          <table:table-cell/>
        </table:table-row>
        <table:table-row table:style-name="ro1" table:visibility="filter">
          <table:table-cell office:value-type="float" office:value="74084" calcext:value-type="float">
            <text:p>74084</text:p>
          </table:table-cell>
          <table:table-cell office:value-type="string" calcext:value-type="string">
            <text:p>TS1</text:p>
          </table:table-cell>
          <table:table-cell office:value-type="string" calcext:value-type="string">
            <text:p>Totem room corner</text:p>
          </table:table-cell>
          <table:table-cell/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84" calcext:value-type="string">
            <text:p>84</text:p>
          </table:table-cell>
          <table:table-cell/>
        </table:table-row>
        <table:table-row table:style-name="ro1" table:visibility="filter">
          <table:table-cell office:value-type="float" office:value="74085" calcext:value-type="float">
            <text:p>74085</text:p>
          </table:table-cell>
          <table:table-cell office:value-type="string" calcext:value-type="string">
            <text:p>TS2</text:p>
          </table:table-cell>
          <table:table-cell office:value-type="string" calcext:value-type="string">
            <text:p>Totem room corner</text:p>
          </table:table-cell>
          <table:table-cell/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85" calcext:value-type="string">
            <text:p>85</text:p>
          </table:table-cell>
          <table:table-cell/>
        </table:table-row>
        <table:table-row table:style-name="ro1" table:visibility="filter">
          <table:table-cell office:value-type="float" office:value="74086" calcext:value-type="float">
            <text:p>74086</text:p>
          </table:table-cell>
          <table:table-cell office:value-type="string" calcext:value-type="string">
            <text:p>TSP</text:p>
          </table:table-cell>
          <table:table-cell office:value-type="string" calcext:value-type="string">
            <text:p>Totem pedestal</text:p>
          </table:table-cell>
          <table:table-cell/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86" calcext:value-type="string">
            <text:p>86</text:p>
          </table:table-cell>
          <table:table-cell/>
        </table:table-row>
        <table:table-row table:style-name="ro1" table:visibility="filter">
          <table:table-cell office:value-type="float" office:value="74087" calcext:value-type="float">
            <text:p>74087</text:p>
          </table:table-cell>
          <table:table-cell office:value-type="string" calcext:value-type="string">
            <text:p>TSB</text:p>
          </table:table-cell>
          <table:table-cell office:value-type="string" calcext:value-type="string">
            <text:p>Totem floor with hole</text:p>
          </table:table-cell>
          <table:table-cell/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87" calcext:value-type="string">
            <text:p>87</text:p>
          </table:table-cell>
          <table:table-cell/>
        </table:table-row>
        <table:table-row table:style-name="ro1" table:visibility="filter">
          <table:table-cell office:value-type="float" office:value="74088" calcext:value-type="float">
            <text:p>74088</text:p>
          </table:table-cell>
          <table:table-cell office:value-type="string" calcext:value-type="string">
            <text:p>HT1</text:p>
          </table:table-cell>
          <table:table-cell office:value-type="string" calcext:value-type="string">
            <text:p>Pavillion</text:p>
          </table:table-cell>
          <table:table-cell/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88" calcext:value-type="string">
            <text:p>88</text:p>
          </table:table-cell>
          <table:table-cell/>
        </table:table-row>
        <table:table-row table:style-name="ro1" table:visibility="filter">
          <table:table-cell office:value-type="float" office:value="74091" calcext:value-type="float">
            <text:p>74091</text:p>
          </table:table-cell>
          <table:table-cell office:value-type="string" calcext:value-type="string">
            <text:p>HT3</text:p>
          </table:table-cell>
          <table:table-cell office:value-type="string" calcext:value-type="string">
            <text:p>Altar</text:p>
          </table:table-cell>
          <table:table-cell/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91" calcext:value-type="string">
            <text:p>91</text:p>
          </table:table-cell>
          <table:table-cell/>
        </table:table-row>
        <table:table-row table:style-name="ro1" table:visibility="filter">
          <table:table-cell office:value-type="float" office:value="74092" calcext:value-type="float">
            <text:p>74092</text:p>
          </table:table-cell>
          <table:table-cell office:value-type="string" calcext:value-type="string">
            <text:p>MR1</text:p>
          </table:table-cell>
          <table:table-cell table:number-columns-repeated="2"/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92" calcext:value-type="string">
            <text:p>92</text:p>
          </table:table-cell>
          <table:table-cell/>
        </table:table-row>
        <table:table-row table:style-name="ro1" table:visibility="filter">
          <table:table-cell office:value-type="float" office:value="74094" calcext:value-type="float">
            <text:p>74094</text:p>
          </table:table-cell>
          <table:table-cell office:value-type="string" calcext:value-type="string">
            <text:p>MAN</text:p>
          </table:table-cell>
          <table:table-cell table:number-columns-repeated="2"/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94" calcext:value-type="string">
            <text:p>94</text:p>
          </table:table-cell>
          <table:table-cell/>
        </table:table-row>
        <table:table-row table:style-name="ro1" table:visibility="filter">
          <table:table-cell office:value-type="float" office:value="74095" calcext:value-type="float">
            <text:p>74095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Sword</text:p>
          </table:table-cell>
          <table:table-cell/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95" calcext:value-type="string">
            <text:p>95</text:p>
          </table:table-cell>
          <table:table-cell/>
        </table:table-row>
        <table:table-row table:style-name="ro1" table:visibility="filter">
          <table:table-cell office:value-type="float" office:value="74096" calcext:value-type="float">
            <text:p>74096</text:p>
          </table:table-cell>
          <table:table-cell office:value-type="string" calcext:value-type="string">
            <text:p>MR4</text:p>
          </table:table-cell>
          <table:table-cell table:number-columns-repeated="2"/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96" calcext:value-type="string">
            <text:p>96</text:p>
          </table:table-cell>
          <table:table-cell/>
        </table:table-row>
        <table:table-row table:style-name="ro1" table:visibility="filter">
          <table:table-cell office:value-type="float" office:value="74097" calcext:value-type="float">
            <text:p>74097</text:p>
          </table:table-cell>
          <table:table-cell office:value-type="string" calcext:value-type="string">
            <text:p>MR5</text:p>
          </table:table-cell>
          <table:table-cell table:number-columns-repeated="2"/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97" calcext:value-type="string">
            <text:p>97</text:p>
          </table:table-cell>
          <table:table-cell/>
        </table:table-row>
        <table:table-row table:style-name="ro1" table:visibility="filter">
          <table:table-cell office:value-type="float" office:value="74098" calcext:value-type="float">
            <text:p>74098</text:p>
          </table:table-cell>
          <table:table-cell office:value-type="string" calcext:value-type="string">
            <text:p>MR6</text:p>
          </table:table-cell>
          <table:table-cell table:number-columns-repeated="2"/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98" calcext:value-type="string">
            <text:p>98</text:p>
          </table:table-cell>
          <table:table-cell/>
        </table:table-row>
        <table:table-row table:style-name="ro1" table:visibility="filter">
          <table:table-cell office:value-type="float" office:value="74099" calcext:value-type="float">
            <text:p>74099</text:p>
          </table:table-cell>
          <table:table-cell office:value-type="string" calcext:value-type="string">
            <text:p>MR7</text:p>
          </table:table-cell>
          <table:table-cell table:number-columns-repeated="2"/>
          <table:table-cell table:formula="of:=LEFT(INDIRECT(&quot;A&quot;&amp;ROW());3)" office:value-type="string" office:string-value="740" calcext:value-type="string">
            <text:p>740</text:p>
          </table:table-cell>
          <table:table-cell table:formula="of:=RIGHT(INDIRECT(&quot;A&quot; &amp; ROW());2)" office:value-type="string" office:string-value="99" calcext:value-type="string">
            <text:p>99</text:p>
          </table:table-cell>
          <table:table-cell/>
        </table:table-row>
        <table:table-row table:style-name="ro1" table:visibility="filter">
          <table:table-cell office:value-type="float" office:value="74100" calcext:value-type="float">
            <text:p>74100</text:p>
          </table:table-cell>
          <table:table-cell office:value-type="string" calcext:value-type="string">
            <text:p>CX9</text:p>
          </table:table-cell>
          <table:table-cell office:value-type="string" calcext:value-type="string">
            <text:p>Room with large entrance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/>
        </table:table-row>
        <table:table-row table:style-name="ro1" table:visibility="filter">
          <table:table-cell office:value-type="float" office:value="74101" calcext:value-type="float">
            <text:p>74101</text:p>
          </table:table-cell>
          <table:table-cell office:value-type="string" calcext:value-type="string">
            <text:p>CX9</text:p>
          </table:table-cell>
          <table:table-cell office:value-type="string" calcext:value-type="string">
            <text:p>4x4 room – doorway east – doorway west</text:p>
          </table:table-cell>
          <table:table-cell office:value-type="string" calcext:value-type="string">
            <text:p>ROOM</text:p>
          </table:table-cell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01" calcext:value-type="string">
            <text:p>01</text:p>
          </table:table-cell>
          <table:table-cell/>
        </table:table-row>
        <table:table-row table:style-name="ro1" table:visibility="filter">
          <table:table-cell office:value-type="float" office:value="74103" calcext:value-type="float">
            <text:p>74103</text:p>
          </table:table-cell>
          <table:table-cell office:value-type="string" calcext:value-type="string">
            <text:p>CD9</text:p>
          </table:table-cell>
          <table:table-cell office:value-type="string" calcext:value-type="string">
            <text:p>Passage big entrances</text:p>
          </table:table-cell>
          <table:table-cell/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03" calcext:value-type="string">
            <text:p>03</text:p>
          </table:table-cell>
          <table:table-cell/>
        </table:table-row>
        <table:table-row table:style-name="ro1" table:visibility="filter">
          <table:table-cell office:value-type="float" office:value="74105" calcext:value-type="float">
            <text:p>74105</text:p>
          </table:table-cell>
          <table:table-cell office:value-type="string" calcext:value-type="string">
            <text:p>CX9</text:p>
          </table:table-cell>
          <table:table-cell office:value-type="string" calcext:value-type="string">
            <text:p>Dead-end – doorway east</text:p>
          </table:table-cell>
          <table:table-cell/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05" calcext:value-type="string">
            <text:p>05</text:p>
          </table:table-cell>
          <table:table-cell/>
        </table:table-row>
        <table:table-row table:style-name="ro1" table:visibility="filter">
          <table:table-cell office:value-type="float" office:value="74106" calcext:value-type="float">
            <text:p>74106</text:p>
          </table:table-cell>
          <table:table-cell office:value-type="string" calcext:value-type="string">
            <text:p>CX9</text:p>
          </table:table-cell>
          <table:table-cell office:value-type="string" calcext:value-type="string">
            <text:p>4x2 room half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06" calcext:value-type="string">
            <text:p>06</text:p>
          </table:table-cell>
          <table:table-cell/>
        </table:table-row>
        <table:table-row table:style-name="ro1" table:visibility="filter">
          <table:table-cell office:value-type="float" office:value="74107" calcext:value-type="float">
            <text:p>74107</text:p>
          </table:table-cell>
          <table:table-cell office:value-type="string" calcext:value-type="string">
            <text:p>XXO</text:p>
          </table:table-cell>
          <table:table-cell office:value-type="string" calcext:value-type="string">
            <text:p>4x4 ramp</text:p>
          </table:table-cell>
          <table:table-cell/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07" calcext:value-type="string">
            <text:p>07</text:p>
          </table:table-cell>
          <table:table-cell/>
        </table:table-row>
        <table:table-row table:style-name="ro1" table:visibility="filter">
          <table:table-cell office:value-type="float" office:value="74108" calcext:value-type="float">
            <text:p>74108</text:p>
          </table:table-cell>
          <table:table-cell office:value-type="string" calcext:value-type="string">
            <text:p>CX9</text:p>
          </table:table-cell>
          <table:table-cell office:value-type="string" calcext:value-type="string">
            <text:p>4x3 room half – doorway west – doorway east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08" calcext:value-type="string">
            <text:p>08</text:p>
          </table:table-cell>
          <table:table-cell/>
        </table:table-row>
        <table:table-row table:style-name="ro1" table:visibility="filter">
          <table:table-cell office:value-type="float" office:value="74109" calcext:value-type="float">
            <text:p>74109</text:p>
          </table:table-cell>
          <table:table-cell office:value-type="string" calcext:value-type="string">
            <text:p>SLP</text:p>
          </table:table-cell>
          <table:table-cell office:value-type="string" calcext:value-type="string">
            <text:p>Slope passage</text:p>
          </table:table-cell>
          <table:table-cell/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09" calcext:value-type="string">
            <text:p>09</text:p>
          </table:table-cell>
          <table:table-cell/>
        </table:table-row>
        <table:table-row table:style-name="ro1" table:visibility="filter">
          <table:table-cell office:value-type="float" office:value="74110" calcext:value-type="float">
            <text:p>74110</text:p>
          </table:table-cell>
          <table:table-cell office:value-type="string" calcext:value-type="string">
            <text:p>CRP</text:p>
          </table:table-cell>
          <table:table-cell office:value-type="string" calcext:value-type="string">
            <text:p>Cave slope</text:p>
          </table:table-cell>
          <table:table-cell/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10" calcext:value-type="string">
            <text:p>10</text:p>
          </table:table-cell>
          <table:table-cell/>
        </table:table-row>
        <table:table-row table:style-name="ro1" table:visibility="filter">
          <table:table-cell office:value-type="float" office:value="74111" calcext:value-type="float">
            <text:p>74111</text:p>
          </table:table-cell>
          <table:table-cell office:value-type="string" calcext:value-type="string">
            <text:p>CRP</text:p>
          </table:table-cell>
          <table:table-cell office:value-type="string" calcext:value-type="string">
            <text:p>Cave ceiling</text:p>
          </table:table-cell>
          <table:table-cell/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11" calcext:value-type="string">
            <text:p>11</text:p>
          </table:table-cell>
          <table:table-cell/>
        </table:table-row>
        <table:table-row table:style-name="ro1" table:visibility="filter">
          <table:table-cell office:value-type="float" office:value="74112" calcext:value-type="float">
            <text:p>74112</text:p>
          </table:table-cell>
          <table:table-cell office:value-type="string" calcext:value-type="string">
            <text:p>CXX</text:p>
          </table:table-cell>
          <table:table-cell office:value-type="string" calcext:value-type="string">
            <text:p>Cave path upwards</text:p>
          </table:table-cell>
          <table:table-cell/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12" calcext:value-type="string">
            <text:p>12</text:p>
          </table:table-cell>
          <table:table-cell/>
        </table:table-row>
        <table:table-row table:style-name="ro1" table:visibility="filter">
          <table:table-cell office:value-type="float" office:value="74113" calcext:value-type="float">
            <text:p>74113</text:p>
          </table:table-cell>
          <table:table-cell office:value-type="string" calcext:value-type="string">
            <text:p>MM1</text:p>
          </table:table-cell>
          <table:table-cell table:number-columns-repeated="2"/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13" calcext:value-type="string">
            <text:p>13</text:p>
          </table:table-cell>
          <table:table-cell/>
        </table:table-row>
        <table:table-row table:style-name="ro1" table:visibility="filter">
          <table:table-cell office:value-type="float" office:value="74114" calcext:value-type="float">
            <text:p>74114</text:p>
          </table:table-cell>
          <table:table-cell office:value-type="string" calcext:value-type="string">
            <text:p>MMB</text:p>
          </table:table-cell>
          <table:table-cell table:number-columns-repeated="2"/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14" calcext:value-type="string">
            <text:p>14</text:p>
          </table:table-cell>
          <table:table-cell/>
        </table:table-row>
        <table:table-row table:style-name="ro1" table:visibility="filter">
          <table:table-cell office:value-type="float" office:value="74115" calcext:value-type="float">
            <text:p>74115</text:p>
          </table:table-cell>
          <table:table-cell office:value-type="string" calcext:value-type="string">
            <text:p>MMT</text:p>
          </table:table-cell>
          <table:table-cell table:number-columns-repeated="2"/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15" calcext:value-type="string">
            <text:p>15</text:p>
          </table:table-cell>
          <table:table-cell/>
        </table:table-row>
        <table:table-row table:style-name="ro1" table:visibility="filter">
          <table:table-cell office:value-type="float" office:value="74116" calcext:value-type="float">
            <text:p>74116</text:p>
          </table:table-cell>
          <table:table-cell office:value-type="string" calcext:value-type="string">
            <text:p>MM2</text:p>
          </table:table-cell>
          <table:table-cell table:number-columns-repeated="2"/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16" calcext:value-type="string">
            <text:p>16</text:p>
          </table:table-cell>
          <table:table-cell/>
        </table:table-row>
        <table:table-row table:style-name="ro1" table:visibility="filter">
          <table:table-cell office:value-type="float" office:value="74117" calcext:value-type="float">
            <text:p>74117</text:p>
          </table:table-cell>
          <table:table-cell office:value-type="string" calcext:value-type="string">
            <text:p>MCR</text:p>
          </table:table-cell>
          <table:table-cell table:number-columns-repeated="2"/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17" calcext:value-type="string">
            <text:p>17</text:p>
          </table:table-cell>
          <table:table-cell/>
        </table:table-row>
        <table:table-row table:style-name="ro1" table:visibility="filter">
          <table:table-cell office:value-type="float" office:value="74118" calcext:value-type="float">
            <text:p>74118</text:p>
          </table:table-cell>
          <table:table-cell office:value-type="string" calcext:value-type="string">
            <text:p>MMP</text:p>
          </table:table-cell>
          <table:table-cell table:number-columns-repeated="2"/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18" calcext:value-type="string">
            <text:p>18</text:p>
          </table:table-cell>
          <table:table-cell/>
        </table:table-row>
        <table:table-row table:style-name="ro1" table:visibility="filter">
          <table:table-cell office:value-type="float" office:value="74119" calcext:value-type="float">
            <text:p>74119</text:p>
          </table:table-cell>
          <table:table-cell office:value-type="string" calcext:value-type="string">
            <text:p>MTT</text:p>
          </table:table-cell>
          <table:table-cell table:number-columns-repeated="2"/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19" calcext:value-type="string">
            <text:p>19</text:p>
          </table:table-cell>
          <table:table-cell/>
        </table:table-row>
        <table:table-row table:style-name="ro1" table:visibility="filter">
          <table:table-cell office:value-type="float" office:value="74120" calcext:value-type="float">
            <text:p>74120</text:p>
          </table:table-cell>
          <table:table-cell office:value-type="string" calcext:value-type="string">
            <text:p>MBB</text:p>
          </table:table-cell>
          <table:table-cell table:number-columns-repeated="2"/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20" calcext:value-type="string">
            <text:p>20</text:p>
          </table:table-cell>
          <table:table-cell/>
        </table:table-row>
        <table:table-row table:style-name="ro1" table:visibility="filter">
          <table:table-cell office:value-type="float" office:value="74121" calcext:value-type="float">
            <text:p>74121</text:p>
          </table:table-cell>
          <table:table-cell office:value-type="string" calcext:value-type="string">
            <text:p>PYR</text:p>
          </table:table-cell>
          <table:table-cell office:value-type="string" calcext:value-type="string">
            <text:p>Pyre</text:p>
          </table:table-cell>
          <table:table-cell/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21" calcext:value-type="string">
            <text:p>21</text:p>
          </table:table-cell>
          <table:table-cell/>
        </table:table-row>
        <table:table-row table:style-name="ro1" table:visibility="filter">
          <table:table-cell office:value-type="float" office:value="74122" calcext:value-type="float">
            <text:p>74122</text:p>
          </table:table-cell>
          <table:table-cell office:value-type="string" calcext:value-type="string">
            <text:p>PR1</text:p>
          </table:table-cell>
          <table:table-cell office:value-type="string" calcext:value-type="string">
            <text:p>Chute room middle</text:p>
          </table:table-cell>
          <table:table-cell/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22" calcext:value-type="string">
            <text:p>22</text:p>
          </table:table-cell>
          <table:table-cell/>
        </table:table-row>
        <table:table-row table:style-name="ro1" table:visibility="filter">
          <table:table-cell office:value-type="float" office:value="74123" calcext:value-type="float">
            <text:p>74123</text:p>
          </table:table-cell>
          <table:table-cell office:value-type="string" calcext:value-type="string">
            <text:p>PR2</text:p>
          </table:table-cell>
          <table:table-cell office:value-type="string" calcext:value-type="string">
            <text:p>Chute room middle</text:p>
          </table:table-cell>
          <table:table-cell/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23" calcext:value-type="string">
            <text:p>23</text:p>
          </table:table-cell>
          <table:table-cell/>
        </table:table-row>
        <table:table-row table:style-name="ro1" table:visibility="filter">
          <table:table-cell office:value-type="float" office:value="74124" calcext:value-type="float">
            <text:p>74124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Platform – hole</text:p>
          </table:table-cell>
          <table:table-cell/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24" calcext:value-type="string">
            <text:p>24</text:p>
          </table:table-cell>
          <table:table-cell/>
        </table:table-row>
        <table:table-row table:style-name="ro1" table:visibility="filter">
          <table:table-cell office:value-type="float" office:value="74125" calcext:value-type="float">
            <text:p>74125</text:p>
          </table:table-cell>
          <table:table-cell office:value-type="string" calcext:value-type="string">
            <text:p>MR7</text:p>
          </table:table-cell>
          <table:table-cell table:number-columns-repeated="2"/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25" calcext:value-type="string">
            <text:p>25</text:p>
          </table:table-cell>
          <table:table-cell/>
        </table:table-row>
        <table:table-row table:style-name="ro1" table:visibility="filter">
          <table:table-cell office:value-type="float" office:value="74126" calcext:value-type="float">
            <text:p>74126</text:p>
          </table:table-cell>
          <table:table-cell office:value-type="string" calcext:value-type="string">
            <text:p>MR8</text:p>
          </table:table-cell>
          <table:table-cell table:number-columns-repeated="2"/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26" calcext:value-type="string">
            <text:p>26</text:p>
          </table:table-cell>
          <table:table-cell/>
        </table:table-row>
        <table:table-row table:style-name="ro1" table:visibility="filter">
          <table:table-cell office:value-type="float" office:value="74127" calcext:value-type="float">
            <text:p>74127</text:p>
          </table:table-cell>
          <table:table-cell office:value-type="string" calcext:value-type="string">
            <text:p>HD1</text:p>
          </table:table-cell>
          <table:table-cell office:value-type="string" calcext:value-type="string">
            <text:p>Head</text:p>
          </table:table-cell>
          <table:table-cell/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27" calcext:value-type="string">
            <text:p>27</text:p>
          </table:table-cell>
          <table:table-cell/>
        </table:table-row>
        <table:table-row table:style-name="ro1" table:visibility="filter">
          <table:table-cell office:value-type="float" office:value="74128" calcext:value-type="float">
            <text:p>74128</text:p>
          </table:table-cell>
          <table:table-cell office:value-type="string" calcext:value-type="string">
            <text:p>HD2</text:p>
          </table:table-cell>
          <table:table-cell office:value-type="string" calcext:value-type="string">
            <text:p>Head</text:p>
          </table:table-cell>
          <table:table-cell/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28" calcext:value-type="string">
            <text:p>28</text:p>
          </table:table-cell>
          <table:table-cell/>
        </table:table-row>
        <table:table-row table:style-name="ro1" table:visibility="filter">
          <table:table-cell office:value-type="float" office:value="74129" calcext:value-type="float">
            <text:p>74129</text:p>
          </table:table-cell>
          <table:table-cell office:value-type="string" calcext:value-type="string">
            <text:p>HD3</text:p>
          </table:table-cell>
          <table:table-cell office:value-type="string" calcext:value-type="string">
            <text:p>Head</text:p>
          </table:table-cell>
          <table:table-cell/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29" calcext:value-type="string">
            <text:p>29</text:p>
          </table:table-cell>
          <table:table-cell/>
        </table:table-row>
        <table:table-row table:style-name="ro1" table:visibility="filter">
          <table:table-cell office:value-type="float" office:value="74130" calcext:value-type="float">
            <text:p>74130</text:p>
          </table:table-cell>
          <table:table-cell office:value-type="string" calcext:value-type="string">
            <text:p>HD4</text:p>
          </table:table-cell>
          <table:table-cell office:value-type="string" calcext:value-type="string">
            <text:p>Head</text:p>
          </table:table-cell>
          <table:table-cell/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30" calcext:value-type="string">
            <text:p>30</text:p>
          </table:table-cell>
          <table:table-cell/>
        </table:table-row>
        <table:table-row table:style-name="ro1" table:visibility="filter">
          <table:table-cell office:value-type="float" office:value="74131" calcext:value-type="float">
            <text:p>74131</text:p>
          </table:table-cell>
          <table:table-cell office:value-type="string" calcext:value-type="string">
            <text:p>HD5</text:p>
          </table:table-cell>
          <table:table-cell office:value-type="string" calcext:value-type="string">
            <text:p>Head</text:p>
          </table:table-cell>
          <table:table-cell/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31" calcext:value-type="string">
            <text:p>31</text:p>
          </table:table-cell>
          <table:table-cell/>
        </table:table-row>
        <table:table-row table:style-name="ro1" table:visibility="filter">
          <table:table-cell office:value-type="float" office:value="74132" calcext:value-type="float">
            <text:p>74132</text:p>
          </table:table-cell>
          <table:table-cell office:value-type="string" calcext:value-type="string">
            <text:p>CR1</text:p>
          </table:table-cell>
          <table:table-cell office:value-type="string" calcext:value-type="string">
            <text:p>Platform – entrance side</text:p>
          </table:table-cell>
          <table:table-cell/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32" calcext:value-type="string">
            <text:p>32</text:p>
          </table:table-cell>
          <table:table-cell/>
        </table:table-row>
        <table:table-row table:style-name="ro1" table:visibility="filter">
          <table:table-cell office:value-type="float" office:value="74133" calcext:value-type="float">
            <text:p>74133</text:p>
          </table:table-cell>
          <table:table-cell office:value-type="string" calcext:value-type="string">
            <text:p>CR2</text:p>
          </table:table-cell>
          <table:table-cell office:value-type="string" calcext:value-type="string">
            <text:p>Room stair entrance</text:p>
          </table:table-cell>
          <table:table-cell/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33" calcext:value-type="string">
            <text:p>33</text:p>
          </table:table-cell>
          <table:table-cell/>
        </table:table-row>
        <table:table-row table:style-name="ro1" table:visibility="filter">
          <table:table-cell office:value-type="float" office:value="74134" calcext:value-type="float">
            <text:p>74134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Small island</text:p>
          </table:table-cell>
          <table:table-cell/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34" calcext:value-type="string">
            <text:p>34</text:p>
          </table:table-cell>
          <table:table-cell/>
        </table:table-row>
        <table:table-row table:style-name="ro1" table:visibility="filter">
          <table:table-cell office:value-type="float" office:value="74135" calcext:value-type="float">
            <text:p>74135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Small island</text:p>
          </table:table-cell>
          <table:table-cell/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35" calcext:value-type="string">
            <text:p>35</text:p>
          </table:table-cell>
          <table:table-cell/>
        </table:table-row>
        <table:table-row table:style-name="ro1" table:visibility="filter">
          <table:table-cell office:value-type="float" office:value="74136" calcext:value-type="float">
            <text:p>74136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Small island</text:p>
          </table:table-cell>
          <table:table-cell/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36" calcext:value-type="string">
            <text:p>36</text:p>
          </table:table-cell>
          <table:table-cell/>
        </table:table-row>
        <table:table-row table:style-name="ro1" table:visibility="filter">
          <table:table-cell office:value-type="float" office:value="74137" calcext:value-type="float">
            <text:p>74137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Dead-end chute up</text:p>
          </table:table-cell>
          <table:table-cell/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37" calcext:value-type="string">
            <text:p>37</text:p>
          </table:table-cell>
          <table:table-cell/>
        </table:table-row>
        <table:table-row table:style-name="ro1" table:visibility="filter">
          <table:table-cell office:value-type="float" office:value="74138" calcext:value-type="float">
            <text:p>74138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T-section</text:p>
          </table:table-cell>
          <table:table-cell/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38" calcext:value-type="string">
            <text:p>38</text:p>
          </table:table-cell>
          <table:table-cell/>
        </table:table-row>
        <table:table-row table:style-name="ro1" table:visibility="filter">
          <table:table-cell office:value-type="float" office:value="74139" calcext:value-type="float">
            <text:p>74139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Dead-end chute down</text:p>
          </table:table-cell>
          <table:table-cell/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39" calcext:value-type="string">
            <text:p>39</text:p>
          </table:table-cell>
          <table:table-cell/>
        </table:table-row>
        <table:table-row table:style-name="ro1" table:visibility="filter">
          <table:table-cell office:value-type="float" office:value="74140" calcext:value-type="float">
            <text:p>74140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Dead-end – doorway west</text:p>
          </table:table-cell>
          <table:table-cell/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40" calcext:value-type="string">
            <text:p>40</text:p>
          </table:table-cell>
          <table:table-cell/>
        </table:table-row>
        <table:table-row table:style-name="ro1" table:visibility="filter">
          <table:table-cell office:value-type="float" office:value="74141" calcext:value-type="float">
            <text:p>74141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2x4 room – doorway north</text:p>
          </table:table-cell>
          <table:table-cell/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41" calcext:value-type="string">
            <text:p>41</text:p>
          </table:table-cell>
          <table:table-cell/>
        </table:table-row>
        <table:table-row table:style-name="ro1" table:visibility="filter">
          <table:table-cell office:value-type="float" office:value="74142" calcext:value-type="float">
            <text:p>74142</text:p>
          </table:table-cell>
          <table:table-cell office:value-type="string" calcext:value-type="string">
            <text:p>MNT</text:p>
          </table:table-cell>
          <table:table-cell table:number-columns-repeated="2"/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42" calcext:value-type="string">
            <text:p>42</text:p>
          </table:table-cell>
          <table:table-cell/>
        </table:table-row>
        <table:table-row table:style-name="ro1" table:visibility="filter">
          <table:table-cell office:value-type="float" office:value="74143" calcext:value-type="float">
            <text:p>74143</text:p>
          </table:table-cell>
          <table:table-cell office:value-type="string" calcext:value-type="string">
            <text:p>MTL</text:p>
          </table:table-cell>
          <table:table-cell table:number-columns-repeated="2"/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43" calcext:value-type="string">
            <text:p>43</text:p>
          </table:table-cell>
          <table:table-cell/>
        </table:table-row>
        <table:table-row table:style-name="ro1" table:visibility="filter">
          <table:table-cell office:value-type="float" office:value="74144" calcext:value-type="float">
            <text:p>74144</text:p>
          </table:table-cell>
          <table:table-cell office:value-type="string" calcext:value-type="string">
            <text:p>MR9</text:p>
          </table:table-cell>
          <table:table-cell table:number-columns-repeated="2"/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44" calcext:value-type="string">
            <text:p>44</text:p>
          </table:table-cell>
          <table:table-cell/>
        </table:table-row>
        <table:table-row table:style-name="ro1" table:visibility="filter">
          <table:table-cell office:value-type="float" office:value="74145" calcext:value-type="float">
            <text:p>74145</text:p>
          </table:table-cell>
          <table:table-cell office:value-type="string" calcext:value-type="string">
            <text:p>M10</text:p>
          </table:table-cell>
          <table:table-cell table:number-columns-repeated="2"/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45" calcext:value-type="string">
            <text:p>45</text:p>
          </table:table-cell>
          <table:table-cell/>
        </table:table-row>
        <table:table-row table:style-name="ro1" table:visibility="filter">
          <table:table-cell office:value-type="float" office:value="74146" calcext:value-type="float">
            <text:p>74146</text:p>
          </table:table-cell>
          <table:table-cell office:value-type="string" calcext:value-type="string">
            <text:p>M11</text:p>
          </table:table-cell>
          <table:table-cell table:number-columns-repeated="2"/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46" calcext:value-type="string">
            <text:p>46</text:p>
          </table:table-cell>
          <table:table-cell/>
        </table:table-row>
        <table:table-row table:style-name="ro1" table:visibility="filter">
          <table:table-cell office:value-type="float" office:value="74147" calcext:value-type="float">
            <text:p>74147</text:p>
          </table:table-cell>
          <table:table-cell office:value-type="string" calcext:value-type="string">
            <text:p>M12</text:p>
          </table:table-cell>
          <table:table-cell table:number-columns-repeated="2"/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47" calcext:value-type="string">
            <text:p>47</text:p>
          </table:table-cell>
          <table:table-cell/>
        </table:table-row>
        <table:table-row table:style-name="ro1" table:visibility="filter">
          <table:table-cell office:value-type="float" office:value="74148" calcext:value-type="float">
            <text:p>74148</text:p>
          </table:table-cell>
          <table:table-cell office:value-type="string" calcext:value-type="string">
            <text:p>HTR</text:p>
          </table:table-cell>
          <table:table-cell office:value-type="string" calcext:value-type="string">
            <text:p>Pavillion room</text:p>
          </table:table-cell>
          <table:table-cell/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48" calcext:value-type="string">
            <text:p>48</text:p>
          </table:table-cell>
          <table:table-cell/>
        </table:table-row>
        <table:table-row table:style-name="ro1" table:visibility="filter">
          <table:table-cell office:value-type="float" office:value="74149" calcext:value-type="float">
            <text:p>74149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Stairs</text:p>
          </table:table-cell>
          <table:table-cell/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49" calcext:value-type="string">
            <text:p>49</text:p>
          </table:table-cell>
          <table:table-cell/>
        </table:table-row>
        <table:table-row table:style-name="ro1" table:visibility="filter">
          <table:table-cell office:value-type="float" office:value="74150" calcext:value-type="float">
            <text:p>7415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Room ceiling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50" calcext:value-type="string">
            <text:p>50</text:p>
          </table:table-cell>
          <table:table-cell/>
        </table:table-row>
        <table:table-row table:style-name="ro1" table:visibility="filter">
          <table:table-cell office:value-type="float" office:value="74151" calcext:value-type="float">
            <text:p>7415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Room ceiling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51" calcext:value-type="string">
            <text:p>51</text:p>
          </table:table-cell>
          <table:table-cell/>
        </table:table-row>
        <table:table-row table:style-name="ro1" table:visibility="filter">
          <table:table-cell office:value-type="float" office:value="74153" calcext:value-type="float">
            <text:p>74153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Room floor entrance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53" calcext:value-type="string">
            <text:p>53</text:p>
          </table:table-cell>
          <table:table-cell/>
        </table:table-row>
        <table:table-row table:style-name="ro1" table:visibility="filter">
          <table:table-cell office:value-type="float" office:value="74154" calcext:value-type="float">
            <text:p>74154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Room corner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54" calcext:value-type="string">
            <text:p>54</text:p>
          </table:table-cell>
          <table:table-cell/>
        </table:table-row>
        <table:table-row table:style-name="ro1" table:visibility="filter">
          <table:table-cell office:value-type="float" office:value="74155" calcext:value-type="float">
            <text:p>74155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Room corner – doorway west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55" calcext:value-type="string">
            <text:p>55</text:p>
          </table:table-cell>
          <table:table-cell/>
        </table:table-row>
        <table:table-row table:style-name="ro1" table:visibility="filter">
          <table:table-cell office:value-type="float" office:value="74156" calcext:value-type="float">
            <text:p>74156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Room corner – large doorway north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56" calcext:value-type="string">
            <text:p>56</text:p>
          </table:table-cell>
          <table:table-cell/>
        </table:table-row>
        <table:table-row table:style-name="ro1" table:visibility="filter">
          <table:table-cell office:value-type="float" office:value="74157" calcext:value-type="float">
            <text:p>74157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Room corner – large doorway north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57" calcext:value-type="string">
            <text:p>57</text:p>
          </table:table-cell>
          <table:table-cell/>
        </table:table-row>
        <table:table-row table:style-name="ro1" table:visibility="filter">
          <table:table-cell office:value-type="float" office:value="74158" calcext:value-type="float">
            <text:p>74158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Room corner floor – platform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58" calcext:value-type="string">
            <text:p>58</text:p>
          </table:table-cell>
          <table:table-cell/>
        </table:table-row>
        <table:table-row table:style-name="ro1" table:visibility="filter">
          <table:table-cell office:value-type="float" office:value="74159" calcext:value-type="float">
            <text:p>74159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Room corner floor – platform</text:p>
          </table:table-cell>
          <table:table-cell office:value-type="string" calcext:value-type="string">
            <text:p>ROOMPART</text:p>
          </table:table-cell>
          <table:table-cell table:formula="of:=LEFT(INDIRECT(&quot;A&quot;&amp;ROW());3)" office:value-type="string" office:string-value="741" calcext:value-type="string">
            <text:p>741</text:p>
          </table:table-cell>
          <table:table-cell table:formula="of:=RIGHT(INDIRECT(&quot;A&quot; &amp; ROW());2)" office:value-type="string" office:string-value="59" calcext:value-type="string">
            <text:p>59</text:p>
          </table:table-cell>
          <table:table-cell/>
        </table:table-row>
        <table:table-row table:style-name="ro1" table:visibility="filter">
          <table:table-cell office:value-type="float" office:value="74200" calcext:value-type="float">
            <text:p>74200</text:p>
          </table:table-cell>
          <table:table-cell office:value-type="string" calcext:value-type="string">
            <text:p>UTP</text:p>
          </table:table-cell>
          <table:table-cell office:value-type="string" calcext:value-type="string">
            <text:p>Mausoleum</text:p>
          </table:table-cell>
          <table:table-cell/>
          <table:table-cell table:formula="of:=LEFT(INDIRECT(&quot;A&quot;&amp;ROW());3)" office:value-type="string" office:string-value="742" calcext:value-type="string">
            <text:p>742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/>
        </table:table-row>
        <table:table-row table:style-name="ro1" table:visibility="filter">
          <table:table-cell office:value-type="float" office:value="74201" calcext:value-type="float">
            <text:p>74201</text:p>
          </table:table-cell>
          <table:table-cell office:value-type="string" calcext:value-type="string">
            <text:p>CLM</text:p>
          </table:table-cell>
          <table:table-cell office:value-type="string" calcext:value-type="string">
            <text:p>Pillar</text:p>
          </table:table-cell>
          <table:table-cell/>
          <table:table-cell table:formula="of:=LEFT(INDIRECT(&quot;A&quot;&amp;ROW());3)" office:value-type="string" office:string-value="742" calcext:value-type="string">
            <text:p>742</text:p>
          </table:table-cell>
          <table:table-cell table:formula="of:=RIGHT(INDIRECT(&quot;A&quot; &amp; ROW());2)" office:value-type="string" office:string-value="01" calcext:value-type="string">
            <text:p>01</text:p>
          </table:table-cell>
          <table:table-cell/>
        </table:table-row>
        <table:table-row table:style-name="ro1" table:visibility="filter">
          <table:table-cell office:value-type="float" office:value="74202" calcext:value-type="float">
            <text:p>74202</text:p>
          </table:table-cell>
          <table:table-cell office:value-type="string" calcext:value-type="string">
            <text:p>BAS</text:p>
          </table:table-cell>
          <table:table-cell office:value-type="string" calcext:value-type="string">
            <text:p>MC Platform</text:p>
          </table:table-cell>
          <table:table-cell/>
          <table:table-cell table:formula="of:=LEFT(INDIRECT(&quot;A&quot;&amp;ROW());3)" office:value-type="string" office:string-value="742" calcext:value-type="string">
            <text:p>742</text:p>
          </table:table-cell>
          <table:table-cell table:formula="of:=RIGHT(INDIRECT(&quot;A&quot; &amp; ROW());2)" office:value-type="string" office:string-value="02" calcext:value-type="string">
            <text:p>02</text:p>
          </table:table-cell>
          <table:table-cell/>
        </table:table-row>
        <table:table-row table:style-name="ro1" table:visibility="filter">
          <table:table-cell office:value-type="float" office:value="74204" calcext:value-type="float">
            <text:p>74204</text:p>
          </table:table-cell>
          <table:table-cell office:value-type="string" calcext:value-type="string">
            <text:p>SM2</text:p>
          </table:table-cell>
          <table:table-cell office:value-type="string" calcext:value-type="string">
            <text:p>MC small platform</text:p>
          </table:table-cell>
          <table:table-cell/>
          <table:table-cell table:formula="of:=LEFT(INDIRECT(&quot;A&quot;&amp;ROW());3)" office:value-type="string" office:string-value="742" calcext:value-type="string">
            <text:p>742</text:p>
          </table:table-cell>
          <table:table-cell table:formula="of:=RIGHT(INDIRECT(&quot;A&quot; &amp; ROW());2)" office:value-type="string" office:string-value="04" calcext:value-type="string">
            <text:p>04</text:p>
          </table:table-cell>
          <table:table-cell/>
        </table:table-row>
        <table:table-row table:style-name="ro1" table:visibility="filter">
          <table:table-cell office:value-type="float" office:value="74207" calcext:value-type="float">
            <text:p>74207</text:p>
          </table:table-cell>
          <table:table-cell office:value-type="string" calcext:value-type="string">
            <text:p>MNX</text:p>
          </table:table-cell>
          <table:table-cell office:value-type="string" calcext:value-type="string">
            <text:p>Bridge t-section</text:p>
          </table:table-cell>
          <table:table-cell/>
          <table:table-cell table:formula="of:=LEFT(INDIRECT(&quot;A&quot;&amp;ROW());3)" office:value-type="string" office:string-value="742" calcext:value-type="string">
            <text:p>742</text:p>
          </table:table-cell>
          <table:table-cell table:formula="of:=RIGHT(INDIRECT(&quot;A&quot; &amp; ROW());2)" office:value-type="string" office:string-value="07" calcext:value-type="string">
            <text:p>07</text:p>
          </table:table-cell>
          <table:table-cell/>
        </table:table-row>
        <table:table-row table:style-name="ro1" table:visibility="filter">
          <table:table-cell office:value-type="float" office:value="74210" calcext:value-type="float">
            <text:p>74210</text:p>
          </table:table-cell>
          <table:table-cell office:value-type="string" calcext:value-type="string">
            <text:p>ILS</text:p>
          </table:table-cell>
          <table:table-cell office:value-type="string" calcext:value-type="string">
            <text:p>Small island</text:p>
          </table:table-cell>
          <table:table-cell/>
          <table:table-cell table:formula="of:=LEFT(INDIRECT(&quot;A&quot;&amp;ROW());3)" office:value-type="string" office:string-value="742" calcext:value-type="string">
            <text:p>742</text:p>
          </table:table-cell>
          <table:table-cell table:formula="of:=RIGHT(INDIRECT(&quot;A&quot; &amp; ROW());2)" office:value-type="string" office:string-value="10" calcext:value-type="string">
            <text:p>10</text:p>
          </table:table-cell>
          <table:table-cell/>
        </table:table-row>
        <table:table-row table:style-name="ro1" table:visibility="filter">
          <table:table-cell office:value-type="float" office:value="74213" calcext:value-type="float">
            <text:p>74213</text:p>
          </table:table-cell>
          <table:table-cell office:value-type="string" calcext:value-type="string">
            <text:p>IS2</text:p>
          </table:table-cell>
          <table:table-cell office:value-type="string" calcext:value-type="string">
            <text:p>Small island with ruin</text:p>
          </table:table-cell>
          <table:table-cell/>
          <table:table-cell table:formula="of:=LEFT(INDIRECT(&quot;A&quot;&amp;ROW());3)" office:value-type="string" office:string-value="742" calcext:value-type="string">
            <text:p>742</text:p>
          </table:table-cell>
          <table:table-cell table:formula="of:=RIGHT(INDIRECT(&quot;A&quot; &amp; ROW());2)" office:value-type="string" office:string-value="13" calcext:value-type="string">
            <text:p>13</text:p>
          </table:table-cell>
          <table:table-cell/>
        </table:table-row>
        <table:table-row table:style-name="ro1" table:visibility="filter">
          <table:table-cell office:value-type="float" office:value="74215" calcext:value-type="float">
            <text:p>74215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Obelisk</text:p>
          </table:table-cell>
          <table:table-cell/>
          <table:table-cell table:formula="of:=LEFT(INDIRECT(&quot;A&quot;&amp;ROW());3)" office:value-type="string" office:string-value="742" calcext:value-type="string">
            <text:p>742</text:p>
          </table:table-cell>
          <table:table-cell table:formula="of:=RIGHT(INDIRECT(&quot;A&quot; &amp; ROW());2)" office:value-type="string" office:string-value="15" calcext:value-type="string">
            <text:p>15</text:p>
          </table:table-cell>
          <table:table-cell/>
        </table:table-row>
        <table:table-row table:style-name="ro1" table:visibility="filter">
          <table:table-cell office:value-type="float" office:value="74216" calcext:value-type="float">
            <text:p>74216</text:p>
          </table:table-cell>
          <table:table-cell office:value-type="string" calcext:value-type="string">
            <text:p>NBR</text:p>
          </table:table-cell>
          <table:table-cell office:value-type="string" calcext:value-type="string">
            <text:p>Broken steps</text:p>
          </table:table-cell>
          <table:table-cell/>
          <table:table-cell table:formula="of:=LEFT(INDIRECT(&quot;A&quot;&amp;ROW());3)" office:value-type="string" office:string-value="742" calcext:value-type="string">
            <text:p>742</text:p>
          </table:table-cell>
          <table:table-cell table:formula="of:=RIGHT(INDIRECT(&quot;A&quot; &amp; ROW());2)" office:value-type="string" office:string-value="16" calcext:value-type="string">
            <text:p>16</text:p>
          </table:table-cell>
          <table:table-cell/>
        </table:table-row>
        <table:table-row table:style-name="ro1" table:visibility="filter">
          <table:table-cell office:value-type="float" office:value="74217" calcext:value-type="float">
            <text:p>74217</text:p>
          </table:table-cell>
          <table:table-cell office:value-type="string" calcext:value-type="string">
            <text:p>SM3</text:p>
          </table:table-cell>
          <table:table-cell office:value-type="string" calcext:value-type="string">
            <text:p>MC small platform</text:p>
          </table:table-cell>
          <table:table-cell/>
          <table:table-cell table:formula="of:=LEFT(INDIRECT(&quot;A&quot;&amp;ROW());3)" office:value-type="string" office:string-value="742" calcext:value-type="string">
            <text:p>742</text:p>
          </table:table-cell>
          <table:table-cell table:formula="of:=RIGHT(INDIRECT(&quot;A&quot; &amp; ROW());2)" office:value-type="string" office:string-value="17" calcext:value-type="string">
            <text:p>17</text:p>
          </table:table-cell>
          <table:table-cell/>
        </table:table-row>
        <table:table-row table:style-name="ro1" table:visibility="filter">
          <table:table-cell office:value-type="float" office:value="74218" calcext:value-type="float">
            <text:p>74218</text:p>
          </table:table-cell>
          <table:table-cell office:value-type="string" calcext:value-type="string">
            <text:p>FR1</text:p>
          </table:table-cell>
          <table:table-cell office:value-type="string" calcext:value-type="string">
            <text:p>Door / slab?</text:p>
          </table:table-cell>
          <table:table-cell/>
          <table:table-cell table:formula="of:=LEFT(INDIRECT(&quot;A&quot;&amp;ROW());3)" office:value-type="string" office:string-value="742" calcext:value-type="string">
            <text:p>742</text:p>
          </table:table-cell>
          <table:table-cell table:formula="of:=RIGHT(INDIRECT(&quot;A&quot; &amp; ROW());2)" office:value-type="string" office:string-value="18" calcext:value-type="string">
            <text:p>18</text:p>
          </table:table-cell>
          <table:table-cell/>
        </table:table-row>
        <table:table-row table:style-name="ro1" table:visibility="filter">
          <table:table-cell office:value-type="float" office:value="74221" calcext:value-type="float">
            <text:p>74221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MC Crossbow</text:p>
          </table:table-cell>
          <table:table-cell/>
          <table:table-cell table:formula="of:=LEFT(INDIRECT(&quot;A&quot;&amp;ROW());3)" office:value-type="string" office:string-value="742" calcext:value-type="string">
            <text:p>742</text:p>
          </table:table-cell>
          <table:table-cell table:formula="of:=RIGHT(INDIRECT(&quot;A&quot; &amp; ROW());2)" office:value-type="string" office:string-value="21" calcext:value-type="string">
            <text:p>21</text:p>
          </table:table-cell>
          <table:table-cell/>
        </table:table-row>
        <table:table-row table:style-name="ro1" table:visibility="filter">
          <table:table-cell office:value-type="float" office:value="74222" calcext:value-type="float">
            <text:p>74222</text:p>
          </table:table-cell>
          <table:table-cell office:value-type="string" calcext:value-type="string">
            <text:p>BLT</text:p>
          </table:table-cell>
          <table:table-cell office:value-type="string" calcext:value-type="string">
            <text:p>It’s a thing?</text:p>
          </table:table-cell>
          <table:table-cell/>
          <table:table-cell table:formula="of:=LEFT(INDIRECT(&quot;A&quot;&amp;ROW());3)" office:value-type="string" office:string-value="742" calcext:value-type="string">
            <text:p>742</text:p>
          </table:table-cell>
          <table:table-cell table:formula="of:=RIGHT(INDIRECT(&quot;A&quot; &amp; ROW());2)" office:value-type="string" office:string-value="22" calcext:value-type="string">
            <text:p>22</text:p>
          </table:table-cell>
          <table:table-cell/>
        </table:table-row>
        <table:table-row table:style-name="ro1" table:visibility="filter">
          <table:table-cell office:value-type="float" office:value="74223" calcext:value-type="float">
            <text:p>74223</text:p>
          </table:table-cell>
          <table:table-cell office:value-type="string" calcext:value-type="string">
            <text:p>TGT</text:p>
          </table:table-cell>
          <table:table-cell office:value-type="string" calcext:value-type="string">
            <text:p>Wheel?</text:p>
          </table:table-cell>
          <table:table-cell/>
          <table:table-cell table:formula="of:=LEFT(INDIRECT(&quot;A&quot;&amp;ROW());3)" office:value-type="string" office:string-value="742" calcext:value-type="string">
            <text:p>742</text:p>
          </table:table-cell>
          <table:table-cell table:formula="of:=RIGHT(INDIRECT(&quot;A&quot; &amp; ROW());2)" office:value-type="string" office:string-value="23" calcext:value-type="string">
            <text:p>23</text:p>
          </table:table-cell>
          <table:table-cell/>
        </table:table-row>
        <table:table-row table:style-name="ro1" table:visibility="filter">
          <table:table-cell office:value-type="float" office:value="74224" calcext:value-type="float">
            <text:p>74224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Sword</text:p>
          </table:table-cell>
          <table:table-cell/>
          <table:table-cell table:formula="of:=LEFT(INDIRECT(&quot;A&quot;&amp;ROW());3)" office:value-type="string" office:string-value="742" calcext:value-type="string">
            <text:p>742</text:p>
          </table:table-cell>
          <table:table-cell table:formula="of:=RIGHT(INDIRECT(&quot;A&quot; &amp; ROW());2)" office:value-type="string" office:string-value="24" calcext:value-type="string">
            <text:p>24</text:p>
          </table:table-cell>
          <table:table-cell/>
        </table:table-row>
        <table:table-row table:style-name="ro1" table:visibility="filter">
          <table:table-cell office:value-type="float" office:value="74225" calcext:value-type="float">
            <text:p>74225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Axe</text:p>
          </table:table-cell>
          <table:table-cell/>
          <table:table-cell table:formula="of:=LEFT(INDIRECT(&quot;A&quot;&amp;ROW());3)" office:value-type="string" office:string-value="742" calcext:value-type="string">
            <text:p>742</text:p>
          </table:table-cell>
          <table:table-cell table:formula="of:=RIGHT(INDIRECT(&quot;A&quot; &amp; ROW());2)" office:value-type="string" office:string-value="25" calcext:value-type="string">
            <text:p>25</text:p>
          </table:table-cell>
          <table:table-cell/>
        </table:table-row>
        <table:table-row table:style-name="ro1" table:visibility="filter">
          <table:table-cell office:value-type="float" office:value="74226" calcext:value-type="float">
            <text:p>74226</text:p>
          </table:table-cell>
          <table:table-cell office:value-type="string" calcext:value-type="string">
            <text:p>AMR</text:p>
          </table:table-cell>
          <table:table-cell office:value-type="string" calcext:value-type="string">
            <text:p>Suit of armor</text:p>
          </table:table-cell>
          <table:table-cell/>
          <table:table-cell table:formula="of:=LEFT(INDIRECT(&quot;A&quot;&amp;ROW());3)" office:value-type="string" office:string-value="742" calcext:value-type="string">
            <text:p>742</text:p>
          </table:table-cell>
          <table:table-cell table:formula="of:=RIGHT(INDIRECT(&quot;A&quot; &amp; ROW());2)" office:value-type="string" office:string-value="26" calcext:value-type="string">
            <text:p>26</text:p>
          </table:table-cell>
          <table:table-cell/>
        </table:table-row>
        <table:table-row table:style-name="ro1" table:visibility="filter">
          <table:table-cell office:value-type="float" office:value="74227" calcext:value-type="float">
            <text:p>74227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Sword</text:p>
          </table:table-cell>
          <table:table-cell/>
          <table:table-cell table:formula="of:=LEFT(INDIRECT(&quot;A&quot;&amp;ROW());3)" office:value-type="string" office:string-value="742" calcext:value-type="string">
            <text:p>742</text:p>
          </table:table-cell>
          <table:table-cell table:formula="of:=RIGHT(INDIRECT(&quot;A&quot; &amp; ROW());2)" office:value-type="string" office:string-value="27" calcext:value-type="string">
            <text:p>27</text:p>
          </table:table-cell>
          <table:table-cell/>
        </table:table-row>
        <table:table-row table:style-name="ro1" table:visibility="filter">
          <table:table-cell office:value-type="float" office:value="74228" calcext:value-type="float">
            <text:p>74228</text:p>
          </table:table-cell>
          <table:table-cell office:value-type="string" calcext:value-type="string">
            <text:p>BW2</text:p>
          </table:table-cell>
          <table:table-cell office:value-type="string" calcext:value-type="string">
            <text:p>Crossbow</text:p>
          </table:table-cell>
          <table:table-cell/>
          <table:table-cell table:formula="of:=LEFT(INDIRECT(&quot;A&quot;&amp;ROW());3)" office:value-type="string" office:string-value="742" calcext:value-type="string">
            <text:p>742</text:p>
          </table:table-cell>
          <table:table-cell table:formula="of:=RIGHT(INDIRECT(&quot;A&quot; &amp; ROW());2)" office:value-type="string" office:string-value="28" calcext:value-type="string">
            <text:p>28</text:p>
          </table:table-cell>
          <table:table-cell/>
        </table:table-row>
        <table:table-row table:style-name="ro1" table:visibility="filter">
          <table:table-cell office:value-type="float" office:value="74229" calcext:value-type="float">
            <text:p>74229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MC Arch</text:p>
          </table:table-cell>
          <table:table-cell/>
          <table:table-cell table:formula="of:=LEFT(INDIRECT(&quot;A&quot;&amp;ROW());3)" office:value-type="string" office:string-value="742" calcext:value-type="string">
            <text:p>742</text:p>
          </table:table-cell>
          <table:table-cell table:formula="of:=RIGHT(INDIRECT(&quot;A&quot; &amp; ROW());2)" office:value-type="string" office:string-value="29" calcext:value-type="string">
            <text:p>29</text:p>
          </table:table-cell>
          <table:table-cell/>
        </table:table-row>
        <table:table-row table:style-name="ro1" table:visibility="filter">
          <table:table-cell office:value-type="float" office:value="74230" calcext:value-type="float">
            <text:p>74230</text:p>
          </table:table-cell>
          <table:table-cell office:value-type="string" calcext:value-type="string">
            <text:p>LGT</text:p>
          </table:table-cell>
          <table:table-cell table:number-columns-repeated="2"/>
          <table:table-cell table:formula="of:=LEFT(INDIRECT(&quot;A&quot;&amp;ROW());3)" office:value-type="string" office:string-value="742" calcext:value-type="string">
            <text:p>742</text:p>
          </table:table-cell>
          <table:table-cell table:formula="of:=RIGHT(INDIRECT(&quot;A&quot; &amp; ROW());2)" office:value-type="string" office:string-value="30" calcext:value-type="string">
            <text:p>30</text:p>
          </table:table-cell>
          <table:table-cell/>
        </table:table-row>
        <table:table-row table:style-name="ro1" table:visibility="filter">
          <table:table-cell office:value-type="float" office:value="74231" calcext:value-type="float">
            <text:p>74231</text:p>
          </table:table-cell>
          <table:table-cell office:value-type="string" calcext:value-type="string">
            <text:p>LHT</text:p>
          </table:table-cell>
          <table:table-cell table:number-columns-repeated="2"/>
          <table:table-cell table:formula="of:=LEFT(INDIRECT(&quot;A&quot;&amp;ROW());3)" office:value-type="string" office:string-value="742" calcext:value-type="string">
            <text:p>742</text:p>
          </table:table-cell>
          <table:table-cell table:formula="of:=RIGHT(INDIRECT(&quot;A&quot; &amp; ROW());2)" office:value-type="string" office:string-value="31" calcext:value-type="string">
            <text:p>31</text:p>
          </table:table-cell>
          <table:table-cell/>
        </table:table-row>
        <table:table-row table:style-name="ro1" table:visibility="filter">
          <table:table-cell office:value-type="float" office:value="74232" calcext:value-type="float">
            <text:p>74232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Door</text:p>
          </table:table-cell>
          <table:table-cell/>
          <table:table-cell table:formula="of:=LEFT(INDIRECT(&quot;A&quot;&amp;ROW());3)" office:value-type="string" office:string-value="742" calcext:value-type="string">
            <text:p>742</text:p>
          </table:table-cell>
          <table:table-cell table:formula="of:=RIGHT(INDIRECT(&quot;A&quot; &amp; ROW());2)" office:value-type="string" office:string-value="32" calcext:value-type="string">
            <text:p>32</text:p>
          </table:table-cell>
          <table:table-cell/>
        </table:table-row>
        <table:table-row table:style-name="ro1" table:visibility="filter">
          <table:table-cell office:value-type="float" office:value="74233" calcext:value-type="float">
            <text:p>74233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ox room</text:p>
          </table:table-cell>
          <table:table-cell/>
          <table:table-cell table:formula="of:=LEFT(INDIRECT(&quot;A&quot;&amp;ROW());3)" office:value-type="string" office:string-value="742" calcext:value-type="string">
            <text:p>742</text:p>
          </table:table-cell>
          <table:table-cell table:formula="of:=RIGHT(INDIRECT(&quot;A&quot; &amp; ROW());2)" office:value-type="string" office:string-value="33" calcext:value-type="string">
            <text:p>33</text:p>
          </table:table-cell>
          <table:table-cell/>
        </table:table-row>
        <table:table-row table:style-name="ro1" table:visibility="filter">
          <table:table-cell office:value-type="float" office:value="74234" calcext:value-type="float">
            <text:p>74234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ox room</text:p>
          </table:table-cell>
          <table:table-cell/>
          <table:table-cell table:formula="of:=LEFT(INDIRECT(&quot;A&quot;&amp;ROW());3)" office:value-type="string" office:string-value="742" calcext:value-type="string">
            <text:p>742</text:p>
          </table:table-cell>
          <table:table-cell table:formula="of:=RIGHT(INDIRECT(&quot;A&quot; &amp; ROW());2)" office:value-type="string" office:string-value="34" calcext:value-type="string">
            <text:p>34</text:p>
          </table:table-cell>
          <table:table-cell/>
        </table:table-row>
        <table:table-row table:style-name="ro1" table:visibility="filter">
          <table:table-cell office:value-type="float" office:value="74235" calcext:value-type="float">
            <text:p>74235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Diamond</text:p>
          </table:table-cell>
          <table:table-cell/>
          <table:table-cell table:formula="of:=LEFT(INDIRECT(&quot;A&quot;&amp;ROW());3)" office:value-type="string" office:string-value="742" calcext:value-type="string">
            <text:p>742</text:p>
          </table:table-cell>
          <table:table-cell table:formula="of:=RIGHT(INDIRECT(&quot;A&quot; &amp; ROW());2)" office:value-type="string" office:string-value="35" calcext:value-type="string">
            <text:p>35</text:p>
          </table:table-cell>
          <table:table-cell/>
        </table:table-row>
        <table:table-row table:style-name="ro1" table:visibility="filter">
          <table:table-cell office:value-type="float" office:value="74236" calcext:value-type="float">
            <text:p>74236</text:p>
          </table:table-cell>
          <table:table-cell office:value-type="string" calcext:value-type="string">
            <text:p>OB2</text:p>
          </table:table-cell>
          <table:table-cell office:value-type="string" calcext:value-type="string">
            <text:p>Diagonal diamond</text:p>
          </table:table-cell>
          <table:table-cell/>
          <table:table-cell table:formula="of:=LEFT(INDIRECT(&quot;A&quot;&amp;ROW());3)" office:value-type="string" office:string-value="742" calcext:value-type="string">
            <text:p>742</text:p>
          </table:table-cell>
          <table:table-cell table:formula="of:=RIGHT(INDIRECT(&quot;A&quot; &amp; ROW());2)" office:value-type="string" office:string-value="36" calcext:value-type="string">
            <text:p>36</text:p>
          </table:table-cell>
          <table:table-cell/>
        </table:table-row>
        <table:table-row table:style-name="ro1" table:visibility="filter">
          <table:table-cell office:value-type="float" office:value="74237" calcext:value-type="float">
            <text:p>74237</text:p>
          </table:table-cell>
          <table:table-cell office:value-type="string" calcext:value-type="string">
            <text:p>PED</text:p>
          </table:table-cell>
          <table:table-cell office:value-type="string" calcext:value-type="string">
            <text:p>Platform block</text:p>
          </table:table-cell>
          <table:table-cell/>
          <table:table-cell table:formula="of:=LEFT(INDIRECT(&quot;A&quot;&amp;ROW());3)" office:value-type="string" office:string-value="742" calcext:value-type="string">
            <text:p>742</text:p>
          </table:table-cell>
          <table:table-cell table:formula="of:=RIGHT(INDIRECT(&quot;A&quot; &amp; ROW());2)" office:value-type="string" office:string-value="37" calcext:value-type="string">
            <text:p>37</text:p>
          </table:table-cell>
          <table:table-cell/>
        </table:table-row>
        <table:table-row table:style-name="ro1" table:visibility="filter">
          <table:table-cell office:value-type="float" office:value="74238" calcext:value-type="float">
            <text:p>74238</text:p>
          </table:table-cell>
          <table:table-cell office:value-type="string" calcext:value-type="string">
            <text:p>CVR</text:p>
          </table:table-cell>
          <table:table-cell office:value-type="string" calcext:value-type="string">
            <text:p>Star block</text:p>
          </table:table-cell>
          <table:table-cell/>
          <table:table-cell table:formula="of:=LEFT(INDIRECT(&quot;A&quot;&amp;ROW());3)" office:value-type="string" office:string-value="742" calcext:value-type="string">
            <text:p>742</text:p>
          </table:table-cell>
          <table:table-cell table:formula="of:=RIGHT(INDIRECT(&quot;A&quot; &amp; ROW());2)" office:value-type="string" office:string-value="38" calcext:value-type="string">
            <text:p>38</text:p>
          </table:table-cell>
          <table:table-cell/>
        </table:table-row>
        <table:table-row table:style-name="ro1" table:visibility="filter">
          <table:table-cell office:value-type="float" office:value="74500" calcext:value-type="float">
            <text:p>74500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Sewer ramp</text:p>
          </table:table-cell>
          <table:table-cell/>
          <table:table-cell table:formula="of:=LEFT(INDIRECT(&quot;A&quot;&amp;ROW());3)" office:value-type="string" office:string-value="745" calcext:value-type="string">
            <text:p>745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/>
        </table:table-row>
        <table:table-row table:style-name="ro1" table:visibility="filter">
          <table:table-cell office:value-type="float" office:value="74501" calcext:value-type="float">
            <text:p>74501</text:p>
          </table:table-cell>
          <table:table-cell office:value-type="string" calcext:value-type="string">
            <text:p>C01</text:p>
          </table:table-cell>
          <table:table-cell office:value-type="string" calcext:value-type="string">
            <text:p>Sewer passage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745" calcext:value-type="string">
            <text:p>745</text:p>
          </table:table-cell>
          <table:table-cell table:formula="of:=RIGHT(INDIRECT(&quot;A&quot; &amp; ROW());2)" office:value-type="string" office:string-value="01" calcext:value-type="string">
            <text:p>01</text:p>
          </table:table-cell>
          <table:table-cell/>
        </table:table-row>
        <table:table-row table:style-name="ro1" table:visibility="filter">
          <table:table-cell office:value-type="float" office:value="74502" calcext:value-type="float">
            <text:p>74502</text:p>
          </table:table-cell>
          <table:table-cell office:value-type="string" calcext:value-type="string">
            <text:p>C02</text:p>
          </table:table-cell>
          <table:table-cell office:value-type="string" calcext:value-type="string">
            <text:p>Sewer passage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745" calcext:value-type="string">
            <text:p>745</text:p>
          </table:table-cell>
          <table:table-cell table:formula="of:=RIGHT(INDIRECT(&quot;A&quot; &amp; ROW());2)" office:value-type="string" office:string-value="02" calcext:value-type="string">
            <text:p>02</text:p>
          </table:table-cell>
          <table:table-cell/>
        </table:table-row>
        <table:table-row table:style-name="ro1" table:visibility="filter">
          <table:table-cell office:value-type="float" office:value="74513" calcext:value-type="float">
            <text:p>74513</text:p>
          </table:table-cell>
          <table:table-cell office:value-type="string" calcext:value-type="string">
            <text:p>C61</text:p>
          </table:table-cell>
          <table:table-cell office:value-type="string" calcext:value-type="string">
            <text:p>Sewer passage – doorway east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745" calcext:value-type="string">
            <text:p>745</text:p>
          </table:table-cell>
          <table:table-cell table:formula="of:=RIGHT(INDIRECT(&quot;A&quot; &amp; ROW());2)" office:value-type="string" office:string-value="13" calcext:value-type="string">
            <text:p>13</text:p>
          </table:table-cell>
          <table:table-cell/>
        </table:table-row>
        <table:table-row table:style-name="ro1" table:visibility="filter">
          <table:table-cell office:value-type="float" office:value="74514" calcext:value-type="float">
            <text:p>74514</text:p>
          </table:table-cell>
          <table:table-cell office:value-type="string" calcext:value-type="string">
            <text:p>C61</text:p>
          </table:table-cell>
          <table:table-cell office:value-type="string" calcext:value-type="string">
            <text:p>Sewer passage – high passage east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745" calcext:value-type="string">
            <text:p>745</text:p>
          </table:table-cell>
          <table:table-cell table:formula="of:=RIGHT(INDIRECT(&quot;A&quot; &amp; ROW());2)" office:value-type="string" office:string-value="14" calcext:value-type="string">
            <text:p>14</text:p>
          </table:table-cell>
          <table:table-cell/>
        </table:table-row>
        <table:table-row table:style-name="ro1" table:visibility="filter">
          <table:table-cell office:value-type="float" office:value="74515" calcext:value-type="float">
            <text:p>74515</text:p>
          </table:table-cell>
          <table:table-cell office:value-type="string" calcext:value-type="string">
            <text:p>C71</text:p>
          </table:table-cell>
          <table:table-cell office:value-type="string" calcext:value-type="string">
            <text:p>Sewer passage – lower passage east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745" calcext:value-type="string">
            <text:p>745</text:p>
          </table:table-cell>
          <table:table-cell table:formula="of:=RIGHT(INDIRECT(&quot;A&quot; &amp; ROW());2)" office:value-type="string" office:string-value="15" calcext:value-type="string">
            <text:p>15</text:p>
          </table:table-cell>
          <table:table-cell/>
        </table:table-row>
        <table:table-row table:style-name="ro1" table:visibility="filter">
          <table:table-cell office:value-type="float" office:value="74517" calcext:value-type="float">
            <text:p>74517</text:p>
          </table:table-cell>
          <table:table-cell office:value-type="string" calcext:value-type="string">
            <text:p>C82</text:p>
          </table:table-cell>
          <table:table-cell office:value-type="string" calcext:value-type="string">
            <text:p>Sewer corner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745" calcext:value-type="string">
            <text:p>745</text:p>
          </table:table-cell>
          <table:table-cell table:formula="of:=RIGHT(INDIRECT(&quot;A&quot; &amp; ROW());2)" office:value-type="string" office:string-value="17" calcext:value-type="string">
            <text:p>17</text:p>
          </table:table-cell>
          <table:table-cell/>
        </table:table-row>
        <table:table-row table:style-name="ro1" table:visibility="filter">
          <table:table-cell office:value-type="float" office:value="74518" calcext:value-type="float">
            <text:p>74518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Sewer round corner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745" calcext:value-type="string">
            <text:p>745</text:p>
          </table:table-cell>
          <table:table-cell table:formula="of:=RIGHT(INDIRECT(&quot;A&quot; &amp; ROW());2)" office:value-type="string" office:string-value="18" calcext:value-type="string">
            <text:p>18</text:p>
          </table:table-cell>
          <table:table-cell/>
        </table:table-row>
        <table:table-row table:style-name="ro1" table:visibility="filter">
          <table:table-cell office:value-type="float" office:value="74523" calcext:value-type="float">
            <text:p>74523</text:p>
          </table:table-cell>
          <table:table-cell office:value-type="string" calcext:value-type="string">
            <text:p>D01</text:p>
          </table:table-cell>
          <table:table-cell office:value-type="string" calcext:value-type="string">
            <text:p>Sewer passage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745" calcext:value-type="string">
            <text:p>745</text:p>
          </table:table-cell>
          <table:table-cell table:formula="of:=RIGHT(INDIRECT(&quot;A&quot; &amp; ROW());2)" office:value-type="string" office:string-value="23" calcext:value-type="string">
            <text:p>23</text:p>
          </table:table-cell>
          <table:table-cell/>
        </table:table-row>
        <table:table-row table:style-name="ro1" table:visibility="filter">
          <table:table-cell office:value-type="float" office:value="74527" calcext:value-type="float">
            <text:p>74527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Sewer dead-end</text:p>
          </table:table-cell>
          <table:table-cell office:value-type="string" calcext:value-type="string">
            <text:p>DEADEND</text:p>
          </table:table-cell>
          <table:table-cell table:formula="of:=LEFT(INDIRECT(&quot;A&quot;&amp;ROW());3)" office:value-type="string" office:string-value="745" calcext:value-type="string">
            <text:p>745</text:p>
          </table:table-cell>
          <table:table-cell table:formula="of:=RIGHT(INDIRECT(&quot;A&quot; &amp; ROW());2)" office:value-type="string" office:string-value="27" calcext:value-type="string">
            <text:p>27</text:p>
          </table:table-cell>
          <table:table-cell/>
        </table:table-row>
        <table:table-row table:style-name="ro1" table:visibility="filter">
          <table:table-cell office:value-type="float" office:value="74532" calcext:value-type="float">
            <text:p>74532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Sewer diagonal corner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745" calcext:value-type="string">
            <text:p>745</text:p>
          </table:table-cell>
          <table:table-cell table:formula="of:=RIGHT(INDIRECT(&quot;A&quot; &amp; ROW());2)" office:value-type="string" office:string-value="32" calcext:value-type="string">
            <text:p>32</text:p>
          </table:table-cell>
          <table:table-cell/>
        </table:table-row>
        <table:table-row table:style-name="ro1" table:visibility="filter">
          <table:table-cell office:value-type="float" office:value="74535" calcext:value-type="float">
            <text:p>74535</text:p>
          </table:table-cell>
          <table:table-cell office:value-type="string" calcext:value-type="string">
            <text:p>D61</text:p>
          </table:table-cell>
          <table:table-cell office:value-type="string" calcext:value-type="string">
            <text:p>Sewer passage – doorway east</text:p>
          </table:table-cell>
          <table:table-cell office:value-type="string" calcext:value-type="string">
            <text:p>PASSAGE</text:p>
          </table:table-cell>
          <table:table-cell table:formula="of:=LEFT(INDIRECT(&quot;A&quot;&amp;ROW());3)" office:value-type="string" office:string-value="745" calcext:value-type="string">
            <text:p>745</text:p>
          </table:table-cell>
          <table:table-cell table:formula="of:=RIGHT(INDIRECT(&quot;A&quot; &amp; ROW());2)" office:value-type="string" office:string-value="35" calcext:value-type="string">
            <text:p>35</text:p>
          </table:table-cell>
          <table:table-cell/>
        </table:table-row>
        <table:table-row table:style-name="ro1" table:visibility="filter">
          <table:table-cell office:value-type="float" office:value="74538" calcext:value-type="float">
            <text:p>74538</text:p>
          </table:table-cell>
          <table:table-cell office:value-type="string" calcext:value-type="string">
            <text:p>D82</text:p>
          </table:table-cell>
          <table:table-cell office:value-type="string" calcext:value-type="string">
            <text:p>Sewer corner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745" calcext:value-type="string">
            <text:p>745</text:p>
          </table:table-cell>
          <table:table-cell table:formula="of:=RIGHT(INDIRECT(&quot;A&quot; &amp; ROW());2)" office:value-type="string" office:string-value="38" calcext:value-type="string">
            <text:p>38</text:p>
          </table:table-cell>
          <table:table-cell/>
        </table:table-row>
        <table:table-row table:style-name="ro1" table:visibility="filter">
          <table:table-cell office:value-type="float" office:value="74539" calcext:value-type="float">
            <text:p>74539</text:p>
          </table:table-cell>
          <table:table-cell office:value-type="string" calcext:value-type="string">
            <text:p>D92</text:p>
          </table:table-cell>
          <table:table-cell office:value-type="string" calcext:value-type="string">
            <text:p>Sewer round corner</text:p>
          </table:table-cell>
          <table:table-cell office:value-type="string" calcext:value-type="string">
            <text:p>CORNER</text:p>
          </table:table-cell>
          <table:table-cell table:formula="of:=LEFT(INDIRECT(&quot;A&quot;&amp;ROW());3)" office:value-type="string" office:string-value="745" calcext:value-type="string">
            <text:p>745</text:p>
          </table:table-cell>
          <table:table-cell table:formula="of:=RIGHT(INDIRECT(&quot;A&quot; &amp; ROW());2)" office:value-type="string" office:string-value="39" calcext:value-type="string">
            <text:p>39</text:p>
          </table:table-cell>
          <table:table-cell/>
        </table:table-row>
        <table:table-row table:style-name="ro1" table:visibility="filter">
          <table:table-cell office:value-type="float" office:value="74800" calcext:value-type="float">
            <text:p>74800</text:p>
          </table:table-cell>
          <table:table-cell office:value-type="string" calcext:value-type="string">
            <text:p>LRG</text:p>
          </table:table-cell>
          <table:table-cell office:value-type="string" calcext:value-type="string">
            <text:p>Large banner / tapestry</text:p>
          </table:table-cell>
          <table:table-cell office:value-type="string" calcext:value-type="string">
            <text:p>BANNER</text:p>
          </table:table-cell>
          <table:table-cell table:formula="of:=LEFT(INDIRECT(&quot;A&quot;&amp;ROW());3)" office:value-type="string" office:string-value="748" calcext:value-type="string">
            <text:p>748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/>
        </table:table-row>
        <table:table-row table:style-name="ro1" table:visibility="filter">
          <table:table-cell office:value-type="float" office:value="74804" calcext:value-type="float">
            <text:p>74804</text:p>
          </table:table-cell>
          <table:table-cell office:value-type="string" calcext:value-type="string">
            <text:p>LRG</text:p>
          </table:table-cell>
          <table:table-cell office:value-type="string" calcext:value-type="string">
            <text:p>Large banner / tapestry</text:p>
          </table:table-cell>
          <table:table-cell office:value-type="string" calcext:value-type="string">
            <text:p>BANNER</text:p>
          </table:table-cell>
          <table:table-cell table:formula="of:=LEFT(INDIRECT(&quot;A&quot;&amp;ROW());3)" office:value-type="string" office:string-value="748" calcext:value-type="string">
            <text:p>748</text:p>
          </table:table-cell>
          <table:table-cell table:formula="of:=RIGHT(INDIRECT(&quot;A&quot; &amp; ROW());2)" office:value-type="string" office:string-value="04" calcext:value-type="string">
            <text:p>04</text:p>
          </table:table-cell>
          <table:table-cell/>
        </table:table-row>
        <table:table-row table:style-name="ro1" table:visibility="filter">
          <table:table-cell office:value-type="float" office:value="74806" calcext:value-type="float">
            <text:p>74806</text:p>
          </table:table-cell>
          <table:table-cell office:value-type="string" calcext:value-type="string">
            <text:p>LRG</text:p>
          </table:table-cell>
          <table:table-cell office:value-type="string" calcext:value-type="string">
            <text:p>Large banner / tapestry</text:p>
          </table:table-cell>
          <table:table-cell office:value-type="string" calcext:value-type="string">
            <text:p>BANNER</text:p>
          </table:table-cell>
          <table:table-cell table:formula="of:=LEFT(INDIRECT(&quot;A&quot;&amp;ROW());3)" office:value-type="string" office:string-value="748" calcext:value-type="string">
            <text:p>748</text:p>
          </table:table-cell>
          <table:table-cell table:formula="of:=RIGHT(INDIRECT(&quot;A&quot; &amp; ROW());2)" office:value-type="string" office:string-value="06" calcext:value-type="string">
            <text:p>06</text:p>
          </table:table-cell>
          <table:table-cell/>
        </table:table-row>
        <table:table-row table:style-name="ro1" table:visibility="filter">
          <table:table-cell office:value-type="float" office:value="74900" calcext:value-type="float">
            <text:p>74900</text:p>
          </table:table-cell>
          <table:table-cell office:value-type="string" calcext:value-type="string">
            <text:p>BRG</text:p>
          </table:table-cell>
          <table:table-cell office:value-type="string" calcext:value-type="string">
            <text:p>MC Bridge</text:p>
          </table:table-cell>
          <table:table-cell office:value-type="string" calcext:value-type="string">
            <text:p>BRIDGE</text:p>
          </table:table-cell>
          <table:table-cell table:formula="of:=LEFT(INDIRECT(&quot;A&quot;&amp;ROW());3)" office:value-type="string" office:string-value="749" calcext:value-type="string">
            <text:p>749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/>
        </table:table-row>
        <table:table-row table:style-name="ro1" table:visibility="filter">
          <table:table-cell office:value-type="float" office:value="74901" calcext:value-type="float">
            <text:p>74901</text:p>
          </table:table-cell>
          <table:table-cell office:value-type="string" calcext:value-type="string">
            <text:p>CRN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BRIDGE</text:p>
          </table:table-cell>
          <table:table-cell table:formula="of:=LEFT(INDIRECT(&quot;A&quot;&amp;ROW());3)" office:value-type="string" office:string-value="749" calcext:value-type="string">
            <text:p>749</text:p>
          </table:table-cell>
          <table:table-cell table:formula="of:=RIGHT(INDIRECT(&quot;A&quot; &amp; ROW());2)" office:value-type="string" office:string-value="01" calcext:value-type="string">
            <text:p>01</text:p>
          </table:table-cell>
          <table:table-cell/>
        </table:table-row>
        <table:table-row table:style-name="ro1" table:visibility="filter">
          <table:table-cell office:value-type="float" office:value="74902" calcext:value-type="float">
            <text:p>74902</text:p>
          </table:table-cell>
          <table:table-cell office:value-type="string" calcext:value-type="string">
            <text:p>RMP</text:p>
          </table:table-cell>
          <table:table-cell office:value-type="string" calcext:value-type="string">
            <text:p>Ramp</text:p>
          </table:table-cell>
          <table:table-cell office:value-type="string" calcext:value-type="string">
            <text:p>RAMP</text:p>
          </table:table-cell>
          <table:table-cell table:formula="of:=LEFT(INDIRECT(&quot;A&quot;&amp;ROW());3)" office:value-type="string" office:string-value="749" calcext:value-type="string">
            <text:p>749</text:p>
          </table:table-cell>
          <table:table-cell table:formula="of:=RIGHT(INDIRECT(&quot;A&quot; &amp; ROW());2)" office:value-type="string" office:string-value="02" calcext:value-type="string">
            <text:p>02</text:p>
          </table:table-cell>
          <table:table-cell/>
        </table:table-row>
        <table:table-row table:style-name="ro1" table:visibility="filter">
          <table:table-cell office:value-type="float" office:value="74905" calcext:value-type="float">
            <text:p>74905</text:p>
          </table:table-cell>
          <table:table-cell office:value-type="string" calcext:value-type="string">
            <text:p>TTR</text:p>
          </table:table-cell>
          <table:table-cell office:value-type="string" calcext:value-type="string">
            <text:p>Bridge t-section</text:p>
          </table:table-cell>
          <table:table-cell office:value-type="string" calcext:value-type="string">
            <text:p>BRIDGE</text:p>
          </table:table-cell>
          <table:table-cell table:formula="of:=LEFT(INDIRECT(&quot;A&quot;&amp;ROW());3)" office:value-type="string" office:string-value="749" calcext:value-type="string">
            <text:p>749</text:p>
          </table:table-cell>
          <table:table-cell table:formula="of:=RIGHT(INDIRECT(&quot;A&quot; &amp; ROW());2)" office:value-type="string" office:string-value="05" calcext:value-type="string">
            <text:p>05</text:p>
          </table:table-cell>
          <table:table-cell/>
        </table:table-row>
        <table:table-row table:style-name="ro1" table:visibility="filter">
          <table:table-cell office:value-type="float" office:value="74906" calcext:value-type="float">
            <text:p>74906</text:p>
          </table:table-cell>
          <table:table-cell office:value-type="string" calcext:value-type="string">
            <text:p>HD2</text:p>
          </table:table-cell>
          <table:table-cell office:value-type="string" calcext:value-type="string">
            <text:p>Head</text:p>
          </table:table-cell>
          <table:table-cell/>
          <table:table-cell table:formula="of:=LEFT(INDIRECT(&quot;A&quot;&amp;ROW());3)" office:value-type="string" office:string-value="749" calcext:value-type="string">
            <text:p>749</text:p>
          </table:table-cell>
          <table:table-cell table:formula="of:=RIGHT(INDIRECT(&quot;A&quot; &amp; ROW());2)" office:value-type="string" office:string-value="06" calcext:value-type="string">
            <text:p>06</text:p>
          </table:table-cell>
          <table:table-cell/>
        </table:table-row>
        <table:table-row table:style-name="ro1" table:visibility="filter">
          <table:table-cell office:value-type="float" office:value="74907" calcext:value-type="float">
            <text:p>74907</text:p>
          </table:table-cell>
          <table:table-cell office:value-type="string" calcext:value-type="string">
            <text:p>BG2</text:p>
          </table:table-cell>
          <table:table-cell office:value-type="string" calcext:value-type="string">
            <text:p>MC Bridge</text:p>
          </table:table-cell>
          <table:table-cell/>
          <table:table-cell table:formula="of:=LEFT(INDIRECT(&quot;A&quot;&amp;ROW());3)" office:value-type="string" office:string-value="749" calcext:value-type="string">
            <text:p>749</text:p>
          </table:table-cell>
          <table:table-cell table:formula="of:=RIGHT(INDIRECT(&quot;A&quot; &amp; ROW());2)" office:value-type="string" office:string-value="07" calcext:value-type="string">
            <text:p>07</text:p>
          </table:table-cell>
          <table:table-cell/>
        </table:table-row>
        <table:table-row table:style-name="ro1" table:visibility="filter">
          <table:table-cell office:value-type="float" office:value="74908" calcext:value-type="float">
            <text:p>74908</text:p>
          </table:table-cell>
          <table:table-cell office:value-type="string" calcext:value-type="string">
            <text:p>CR2</text:p>
          </table:table-cell>
          <table:table-cell office:value-type="string" calcext:value-type="string">
            <text:p>Bridge corner</text:p>
          </table:table-cell>
          <table:table-cell/>
          <table:table-cell table:formula="of:=LEFT(INDIRECT(&quot;A&quot;&amp;ROW());3)" office:value-type="string" office:string-value="749" calcext:value-type="string">
            <text:p>749</text:p>
          </table:table-cell>
          <table:table-cell table:formula="of:=RIGHT(INDIRECT(&quot;A&quot; &amp; ROW());2)" office:value-type="string" office:string-value="08" calcext:value-type="string">
            <text:p>08</text:p>
          </table:table-cell>
          <table:table-cell/>
        </table:table-row>
        <table:table-row table:style-name="ro1" table:visibility="filter">
          <table:table-cell office:value-type="float" office:value="74909" calcext:value-type="float">
            <text:p>74909</text:p>
          </table:table-cell>
          <table:table-cell office:value-type="string" calcext:value-type="string">
            <text:p>HD3</text:p>
          </table:table-cell>
          <table:table-cell office:value-type="string" calcext:value-type="string">
            <text:p>Head</text:p>
          </table:table-cell>
          <table:table-cell/>
          <table:table-cell table:formula="of:=LEFT(INDIRECT(&quot;A&quot;&amp;ROW());3)" office:value-type="string" office:string-value="749" calcext:value-type="string">
            <text:p>749</text:p>
          </table:table-cell>
          <table:table-cell table:formula="of:=RIGHT(INDIRECT(&quot;A&quot; &amp; ROW());2)" office:value-type="string" office:string-value="09" calcext:value-type="string">
            <text:p>09</text:p>
          </table:table-cell>
          <table:table-cell/>
        </table:table-row>
        <table:table-row table:style-name="ro1" table:visibility="filter">
          <table:table-cell office:value-type="float" office:value="75000" calcext:value-type="float">
            <text:p>75000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em holder</text:p>
          </table:table-cell>
          <table:table-cell/>
          <table:table-cell table:formula="of:=LEFT(INDIRECT(&quot;A&quot;&amp;ROW());3)" office:value-type="string" office:string-value="750" calcext:value-type="string">
            <text:p>750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/>
        </table:table-row>
        <table:table-row table:style-name="ro1" table:visibility="filter">
          <table:table-cell office:value-type="float" office:value="75001" calcext:value-type="float">
            <text:p>75001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em cap</text:p>
          </table:table-cell>
          <table:table-cell/>
          <table:table-cell table:formula="of:=LEFT(INDIRECT(&quot;A&quot;&amp;ROW());3)" office:value-type="string" office:string-value="750" calcext:value-type="string">
            <text:p>750</text:p>
          </table:table-cell>
          <table:table-cell table:formula="of:=RIGHT(INDIRECT(&quot;A&quot; &amp; ROW());2)" office:value-type="string" office:string-value="01" calcext:value-type="string">
            <text:p>01</text:p>
          </table:table-cell>
          <table:table-cell/>
        </table:table-row>
        <table:table-row table:style-name="ro1" table:visibility="filter">
          <table:table-cell office:value-type="float" office:value="75800" calcext:value-type="float">
            <text:p>75800</text:p>
          </table:table-cell>
          <table:table-cell office:value-type="string" calcext:value-type="string">
            <text:p>SRG</text:p>
          </table:table-cell>
          <table:table-cell office:value-type="string" calcext:value-type="string">
            <text:p>Small banner / tapestry</text:p>
          </table:table-cell>
          <table:table-cell/>
          <table:table-cell table:formula="of:=LEFT(INDIRECT(&quot;A&quot;&amp;ROW());3)" office:value-type="string" office:string-value="758" calcext:value-type="string">
            <text:p>758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/>
        </table:table-row>
        <table:table-row table:style-name="ro1" table:visibility="filter">
          <table:table-cell office:value-type="float" office:value="99800" calcext:value-type="float">
            <text:p>99800</text:p>
          </table:table-cell>
          <table:table-cell office:value-type="string" calcext:value-type="string">
            <text:p>ARW</text:p>
          </table:table-cell>
          <table:table-cell office:value-type="string" calcext:value-type="string">
            <text:p>MC Arrow</text:p>
          </table:table-cell>
          <table:table-cell/>
          <table:table-cell table:formula="of:=LEFT(INDIRECT(&quot;A&quot;&amp;ROW());3)" office:value-type="string" office:string-value="998" calcext:value-type="string">
            <text:p>998</text:p>
          </table:table-cell>
          <table:table-cell table:formula="of:=RIGHT(INDIRECT(&quot;A&quot; &amp; ROW());2)" office:value-type="string" office:string-value="00" calcext:value-type="string">
            <text:p>00</text:p>
          </table:table-cell>
          <table:table-cell/>
        </table:table-row>
        <table:table-row table:style-name="ro1" table:visibility="filter">
          <table:table-cell table:style-name="ce3" office:value-type="string" calcext:value-type="string">
            <text:p>REF_C</text:p>
          </table:table-cell>
          <table:table-cell office:value-type="string" calcext:value-type="string">
            <text:p>UBE</text:p>
          </table:table-cell>
          <table:table-cell table:number-columns-repeated="3"/>
          <table:table-cell table:formula="of:=RIGHT(INDIRECT(&quot;A&quot; &amp; ROW());2)" office:value-type="string" office:string-value="_C" calcext:value-type="string">
            <text:p>_C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 table:number-rows-repeated="104751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1" table:target-range-address="'Dungeon Marker Counts'.A1:'Dungeon Marker Counts'.X188" table:display-filter-buttons="true" table:orientation="column"/>
        <table:database-range table:name="__Anonymous_Sheet_DB__3" table:target-range-address="'Dungeon Model Descriptions'.A1:'Dungeon Model Descriptions'.G1063" table:display-filter-buttons="true" table:orientation="column">
          <table:filter>
            <table:filter-and>
              <table:filter-condition table:field-number="6" table:value="SLOPED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8">00/00/0000</text:date>, <text:time style:data-style-name="N2" text:time-value="21:38:17.9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7:41:12.612000000</meta:creation-date>
    <dc:date>2019-12-28T22:40:14.801000000</dc:date>
    <meta:editing-duration>PT6H46M51S</meta:editing-duration>
    <meta:editing-cycles>42</meta:editing-cycles>
    <meta:generator>LibreOffice/6.1.2.1$Windows_X86_64 LibreOffice_project/65905a128db06ba48db947242809d14d3f9a93fe</meta:generator>
    <meta:document-statistic meta:table-count="4" meta:cell-count="17040" meta:object-count="0"/>
  </office:meta>
</office:document-meta>
</file>